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28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7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0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5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8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9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9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1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4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85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6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8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8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1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3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4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9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06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0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0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7">
            <text:p>性別</text:p>
          </table:table-cell>
          <table:table-cell office:value-type="string" table:number-columns-spanned="1" table:number-rows-spanned="4" table:style-name="ce301">
            <text:p>總 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35"/>
          <table:table-cell table:number-columns-repeated="5" table:style-name="ce33"/>
          <table:table-cell table:number-columns-spanned="1" table:number-rows-spanned="3" table:style-name="ce298"/>
          <table:table-cell table:number-columns-spanned="1" table:number-rows-spanned="3" table:style-name="ce30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table:style-name="ce50"/>
          <table:table-cell table:style-name="ce48"/>
          <table:table-cell table:style-name="ce47"/>
          <table:table-cell table:number-columns-repeated="3" table:style-name="ce4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56"/>
          <table:table-cell table:style-name="ce57"/>
          <table:table-cell table:style-name="ce56"/>
          <table:table-cell table:number-columns-repeated="2" table:style-name="ce57"/>
          <table:table-cell table:style-name="ce58"/>
          <table:table-cell table:style-name="ce59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table:style-name="ce39"/>
          <table:table-cell table:style-name="ce62"/>
          <table:table-cell table:style-name="ce39"/>
          <table:table-cell table:number-columns-repeated="2" table:style-name="ce62"/>
          <table:table-cell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table:style-name="ce47"/>
          <table:table-cell table:style-name="ce64"/>
          <table:table-cell table:style-name="ce47"/>
          <table:table-cell table:number-columns-repeated="2" table:style-name="ce64"/>
          <table:table-cell table:style-name="ce48"/>
          <table:table-cell table:style-name="ce65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table:style-name="ce35"/>
          <table:table-cell table:number-columns-repeated="6" table:style-name="ce33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103年</text:p>
          </table:table-cell>
          <table:table-cell office:value-type="string" table:style-name="ce86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104年</text:p>
          </table:table-cell>
          <table:table-cell office:value-type="string" table:style-name="ce87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5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5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5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5">
            <text:p>107年</text:p>
          </table:table-cell>
          <table:table-cell office:value-type="string" table:style-name="ce86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5">
            <text:p>108年</text:p>
          </table:table-cell>
          <table:table-cell office:value-type="string" table:style-name="ce100">
            <text:p>計</text:p>
          </table:table-cell>
          <table:table-cell office:value-type="float" office:value="269048" table:style-name="ce92">
            <text:p><text:s text:c="3"/>269,048</text:p>
          </table:table-cell>
          <table:table-cell office:value-type="float" office:value="247832" table:style-name="ce92">
            <text:p><text:s text:c="3"/>247,832</text:p>
          </table:table-cell>
          <table:table-cell office:value-type="float" office:value="8329" table:style-name="ce92">
            <text:p><text:s text:c="3"/>8,329</text:p>
          </table:table-cell>
          <table:table-cell office:value-type="float" office:value="6698" table:style-name="ce92">
            <text:p><text:s text:c="3"/>6,698</text:p>
          </table:table-cell>
          <table:table-cell office:value-type="float" office:value="1631" table:style-name="ce92">
            <text:p><text:s text:c="3"/>1,631</text:p>
          </table:table-cell>
          <table:table-cell office:value-type="float" office:value="12887" table:style-name="ce92">
            <text:p><text:s text:c="3"/>12,887</text:p>
          </table:table-cell>
          <table:table-cell office:value-type="float" office:value="9007" table:style-name="ce92">
            <text:p><text:s text:c="3"/>9,007</text:p>
          </table:table-cell>
          <table:table-cell office:value-type="float" office:value="3880" table:style-name="ce92">
            <text:p><text:s text:c="3"/>3,880</text:p>
          </table:table-cell>
          <table:table-cell office:value-type="float" office:value="263170" table:style-name="ce92">
            <text:p><text:s text:c="3"/>263,170</text:p>
          </table:table-cell>
          <table:table-cell office:value-type="float" office:value="242113" table:style-name="ce92">
            <text:p><text:s text:c="3"/>242,113</text:p>
          </table:table-cell>
          <table:table-cell office:value-type="float" office:value="8317" table:style-name="ce92">
            <text:p><text:s text:c="3"/>8,317</text:p>
          </table:table-cell>
          <table:table-cell office:value-type="float" office:value="6696" table:style-name="ce92">
            <text:p><text:s text:c="3"/>6,696</text:p>
          </table:table-cell>
          <table:table-cell office:value-type="float" office:value="1621" table:style-name="ce92">
            <text:p><text:s text:c="3"/>1,621</text:p>
          </table:table-cell>
          <table:table-cell office:value-type="float" office:value="12740" table:style-name="ce92">
            <text:p><text:s text:c="3"/>12,740</text:p>
          </table:table-cell>
          <table:table-cell office:value-type="float" office:value="8998" table:style-name="ce92">
            <text:p><text:s text:c="3"/>8,998</text:p>
          </table:table-cell>
          <table:table-cell office:value-type="float" office:value="3742" table:style-name="ce92">
            <text:p><text:s text:c="3"/>3,742</text:p>
          </table:table-cell>
          <table:table-cell office:value-type="float" office:value="5878" table:style-name="ce93">
            <text:p><text:s text:c="3"/>5,878</text:p>
          </table:table-cell>
          <table:table-cell office:value-type="float" office:value="5719" table:style-name="ce92">
            <text:p><text:s text:c="3"/>5,719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47" table:style-name="ce92">
            <text:p><text:s text:c="3"/>147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38" table:style-name="ce94">
            <text:p><text:s text:c="3"/>13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749" table:style-name="ce92">
            <text:p><text:s text:c="3"/>1,749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747" table:style-name="ce92">
            <text:p><text:s text:c="3"/>1,747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8" table:style-name="ce94">
            <text:p><text:s text:c="3"/>11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6580" table:style-name="ce96">
            <text:p><text:s text:c="3"/>6,580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6570" table:style-name="ce96">
            <text:p><text:s text:c="3"/>6,570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4022" table:style-name="ce96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8">
            <text:p><text:s text:c="3"/>20</text:p>
          </table:table-cell>
          <table:table-cell table:style-name="ce101"/>
          <table:table-cell table:number-columns-repeated="16357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17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5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22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office:value-type="string" table:style-name="ce109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table:style-name="ce107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6212" table:style-name="ce104">
            <text:p><text:s text:c="3"/>26,212</text:p>
          </table:table-cell>
          <table:table-cell office:value-type="float" office:value="24421" table:style-name="ce104">
            <text:p><text:s text:c="3"/>24,421</text:p>
          </table:table-cell>
          <table:table-cell office:value-type="float" office:value="686" table:style-name="ce104">
            <text:p><text:s text:c="3"/>686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1105" table:style-name="ce104">
            <text:p><text:s text:c="3"/>1,105</text:p>
          </table:table-cell>
          <table:table-cell office:value-type="float" office:value="755" table:style-name="ce104">
            <text:p><text:s text:c="3"/>755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24664" table:style-name="ce104">
            <text:p><text:s text:c="3"/>24,664</text:p>
          </table:table-cell>
          <table:table-cell office:value-type="float" office:value="22898" table:style-name="ce104">
            <text:p><text:s text:c="3"/>22,898</text:p>
          </table:table-cell>
          <table:table-cell office:value-type="float" office:value="683" table:style-name="ce104">
            <text:p><text:s text:c="3"/>683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0" table:style-name="ce104">
            <text:p><text:s text:c="3"/>110</text:p>
          </table:table-cell>
          <table:table-cell office:value-type="float" office:value="1083" table:style-name="ce104">
            <text:p><text:s text:c="3"/>1,083</text:p>
          </table:table-cell>
          <table:table-cell office:value-type="float" office:value="753" table:style-name="ce104">
            <text:p><text:s text:c="3"/>753</text:p>
          </table:table-cell>
          <table:table-cell office:value-type="float" office:value="330" table:style-name="ce104">
            <text:p><text:s text:c="3"/>330</text:p>
          </table:table-cell>
          <table:table-cell office:value-type="float" office:value="1548" table:style-name="ce105">
            <text:p><text:s text:c="3"/>1,548</text:p>
          </table:table-cell>
          <table:table-cell office:value-type="float" office:value="1523" table:style-name="ce106">
            <text:p><text:s text:c="3"/>1,5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8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6">
            <text:p><text:s text:c="3"/>12,347</text:p>
          </table:table-cell>
          <table:table-cell office:value-type="float" office:value="139" table:style-name="ce107">
            <text:p><text:s text:c="3"/>13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76" table:style-name="ce106">
            <text:p><text:s text:c="3"/>376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77" table:style-name="ce111">
            <text:p><text:s text:c="3"/>277</text:p>
          </table:table-cell>
          <table:table-cell office:value-type="float" office:value="12332" table:style-name="ce107">
            <text:p><text:s text:c="3"/>12,332</text:p>
          </table:table-cell>
          <table:table-cell office:value-type="float" office:value="11834" table:style-name="ce106">
            <text:p><text:s text:c="3"/>11,834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360" table:style-name="ce106">
            <text:p><text:s text:c="3"/>360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61" table:style-name="ce111">
            <text:p><text:s text:c="3"/>261</text:p>
          </table:table-cell>
          <table:table-cell office:value-type="float" office:value="530" table:style-name="ce105">
            <text:p><text:s text:c="3"/>530</text:p>
          </table:table-cell>
          <table:table-cell office:value-type="float" office:value="513" table:style-name="ce106">
            <text:p><text:s text:c="3"/>5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16" table:style-name="ce108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5">
            <text:p><text:s text:c="3"/>12,074</text:p>
          </table:table-cell>
          <table:table-cell office:value-type="float" office:value="547" table:style-name="ce114">
            <text:p><text:s text:c="3"/>547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29" table:style-name="ce115">
            <text:p><text:s text:c="3"/>729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332" table:style-name="ce114">
            <text:p><text:s text:c="3"/>12,332</text:p>
          </table:table-cell>
          <table:table-cell office:value-type="float" office:value="11064" table:style-name="ce115">
            <text:p><text:s text:c="3"/>11,064</text:p>
          </table:table-cell>
          <table:table-cell office:value-type="float" office:value="545" table:style-name="ce114">
            <text:p><text:s text:c="3"/>545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723" table:style-name="ce115">
            <text:p><text:s text:c="3"/>723</text:p>
          </table:table-cell>
          <table:table-cell office:value-type="float" office:value="654" table:style-name="ce114">
            <text:p><text:s text:c="3"/>654</text:p>
          </table:table-cell>
          <table:table-cell office:value-type="float" office:value="69" table:style-name="ce116">
            <text:p><text:s text:c="3"/>69</text:p>
          </table:table-cell>
          <table:table-cell office:value-type="float" office:value="1018" table:style-name="ce114">
            <text:p><text:s text:c="3"/>1,018</text:p>
          </table:table-cell>
          <table:table-cell office:value-type="float" office:value="1010" table:style-name="ce115">
            <text:p><text:s text:c="3"/>1,01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" table:style-name="ce117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652" table:style-name="ce118">
            <text:p><text:s text:c="3"/>22,652</text:p>
          </table:table-cell>
          <table:table-cell office:value-type="float" office:value="21004" table:style-name="ce119">
            <text:p><text:s text:c="3"/>21,004</text:p>
          </table:table-cell>
          <table:table-cell office:value-type="float" office:value="609" table:style-name="ce118">
            <text:p><text:s text:c="3"/>609</text:p>
          </table:table-cell>
          <table:table-cell office:value-type="float" office:value="504" table:style-name="ce118">
            <text:p><text:s text:c="3"/>504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039" table:style-name="ce119">
            <text:p><text:s text:c="3"/>1,039</text:p>
          </table:table-cell>
          <table:table-cell office:value-type="float" office:value="719" table:style-name="ce120">
            <text:p><text:s text:c="3"/>719</text:p>
          </table:table-cell>
          <table:table-cell office:value-type="float" office:value="320" table:style-name="ce104">
            <text:p><text:s text:c="3"/>320</text:p>
          </table:table-cell>
          <table:table-cell office:value-type="float" office:value="21620" table:style-name="ce118">
            <text:p><text:s text:c="3"/>21,620</text:p>
          </table:table-cell>
          <table:table-cell office:value-type="float" office:value="19991" table:style-name="ce119">
            <text:p><text:s text:c="3"/>19,991</text:p>
          </table:table-cell>
          <table:table-cell office:value-type="float" office:value="607" table:style-name="ce118">
            <text:p><text:s text:c="3"/>607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022" table:style-name="ce119">
            <text:p><text:s text:c="3"/>1,022</text:p>
          </table:table-cell>
          <table:table-cell office:value-type="float" office:value="717" table:style-name="ce118">
            <text:p><text:s text:c="3"/>717</text:p>
          </table:table-cell>
          <table:table-cell office:value-type="float" office:value="305" table:style-name="ce104">
            <text:p><text:s text:c="3"/>305</text:p>
          </table:table-cell>
          <table:table-cell office:value-type="float" office:value="1032" table:style-name="ce118">
            <text:p><text:s text:c="3"/>1,032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6">
            <text:p><text:s text:c="3"/>10,640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6">
            <text:p><text:s text:c="3"/>351</text:p>
          </table:table-cell>
          <table:table-cell office:value-type="float" office:value="98" table:style-name="ce105">
            <text:p><text:s text:c="3"/>98</text:p>
          </table:table-cell>
          <table:table-cell office:value-type="float" office:value="253" table:style-name="ce111">
            <text:p><text:s text:c="3"/>253</text:p>
          </table:table-cell>
          <table:table-cell office:value-type="float" office:value="10810" table:style-name="ce107">
            <text:p><text:s text:c="3"/>10,810</text:p>
          </table:table-cell>
          <table:table-cell office:value-type="float" office:value="10353" table:style-name="ce106">
            <text:p><text:s text:c="3"/>10,353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41" table:style-name="ce111">
            <text:p><text:s text:c="3"/>241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287" table:style-name="ce106">
            <text:p><text:s text:c="3"/>28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2" table:style-name="ce121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542" table:style-name="ce114">
            <text:p><text:s text:c="3"/>11,542</text:p>
          </table:table-cell>
          <table:table-cell office:value-type="float" office:value="10364" table:style-name="ce115">
            <text:p><text:s text:c="3"/>10,364</text:p>
          </table:table-cell>
          <table:table-cell office:value-type="float" office:value="490" table:style-name="ce114">
            <text:p><text:s text:c="3"/>490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688" table:style-name="ce115">
            <text:p><text:s text:c="3"/>688</text:p>
          </table:table-cell>
          <table:table-cell office:value-type="float" office:value="621" table:style-name="ce122">
            <text:p><text:s text:c="3"/>621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10810" table:style-name="ce114">
            <text:p><text:s text:c="3"/>10,810</text:p>
          </table:table-cell>
          <table:table-cell office:value-type="float" office:value="9638" table:style-name="ce115">
            <text:p><text:s text:c="3"/>9,638</text:p>
          </table:table-cell>
          <table:table-cell office:value-type="float" office:value="488" table:style-name="ce114">
            <text:p><text:s text:c="3"/>488</text:p>
          </table:table-cell>
          <table:table-cell office:value-type="float" office:value="425" table:style-name="ce114">
            <text:p><text:s text:c="3"/>425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684" table:style-name="ce115">
            <text:p><text:s text:c="3"/>684</text:p>
          </table:table-cell>
          <table:table-cell office:value-type="float" office:value="620" table:style-name="ce114">
            <text:p><text:s text:c="3"/>620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32" table:style-name="ce114">
            <text:p><text:s text:c="3"/>732</text:p>
          </table:table-cell>
          <table:table-cell office:value-type="float" office:value="726" table:style-name="ce115">
            <text:p><text:s text:c="3"/>72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" table:style-name="ce12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9">
            <text:p><text:s text:c="3"/>18,989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20196" table:style-name="ce118">
            <text:p><text:s text:c="3"/>20,196</text:p>
          </table:table-cell>
          <table:table-cell office:value-type="float" office:value="18348" table:style-name="ce119">
            <text:p><text:s text:c="3"/>18,348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08" table:style-name="ce119">
            <text:p><text:s text:c="3"/>1,108</text:p>
          </table:table-cell>
          <table:table-cell office:value-type="float" office:value="800" table:style-name="ce118">
            <text:p><text:s text:c="3"/>800</text:p>
          </table:table-cell>
          <table:table-cell office:value-type="float" office:value="308" table:style-name="ce104">
            <text:p><text:s text:c="3"/>308</text:p>
          </table:table-cell>
          <table:table-cell office:value-type="float" office:value="668" table:style-name="ce118">
            <text:p><text:s text:c="3"/>668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6">
            <text:p><text:s text:c="3"/>9,847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46" table:style-name="ce106">
            <text:p><text:s text:c="3"/>34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54" table:style-name="ce111">
            <text:p><text:s text:c="3"/>254</text:p>
          </table:table-cell>
          <table:table-cell office:value-type="float" office:value="10098" table:style-name="ce107">
            <text:p><text:s text:c="3"/>10,098</text:p>
          </table:table-cell>
          <table:table-cell office:value-type="float" office:value="9615" table:style-name="ce106">
            <text:p><text:s text:c="3"/>9,615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26" table:style-name="ce106">
            <text:p><text:s text:c="3"/>32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252" table:style-name="ce107">
            <text:p><text:s text:c="3"/>252</text:p>
          </table:table-cell>
          <table:table-cell office:value-type="float" office:value="232" table:style-name="ce106">
            <text:p><text:s text:c="3"/>23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5">
            <text:p><text:s text:c="3"/>9,142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9" table:style-name="ce115">
            <text:p><text:s text:c="3"/>78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0098" table:style-name="ce114">
            <text:p><text:s text:c="3"/>10,098</text:p>
          </table:table-cell>
          <table:table-cell office:value-type="float" office:value="8733" table:style-name="ce115">
            <text:p><text:s text:c="3"/>8,733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2" table:style-name="ce115">
            <text:p><text:s text:c="3"/>782</text:p>
          </table:table-cell>
          <table:table-cell office:value-type="float" office:value="708" table:style-name="ce114">
            <text:p><text:s text:c="3"/>708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416" table:style-name="ce114">
            <text:p><text:s text:c="3"/>416</text:p>
          </table:table-cell>
          <table:table-cell office:value-type="float" office:value="409" table:style-name="ce115">
            <text:p><text:s text:c="3"/>40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5" table:style-name="ce12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602" table:style-name="ce118">
            <text:p><text:s text:c="3"/>602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9836" table:style-name="ce118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601" table:style-name="ce118">
            <text:p><text:s text:c="3"/>601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687" table:style-name="ce118">
            <text:p><text:s text:c="3"/>687</text:p>
          </table:table-cell>
          <table:table-cell office:value-type="float" office:value="278" table:style-name="ce104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6">
            <text:p><text:s text:c="3"/>4,587</text:p>
          </table:table-cell>
          <table:table-cell office:value-type="float" office:value="137" table:style-name="ce107">
            <text:p><text:s text:c="3"/>137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22" table:style-name="ce106">
            <text:p><text:s text:c="3"/>32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25" table:style-name="ce111">
            <text:p><text:s text:c="3"/>225</text:p>
          </table:table-cell>
          <table:table-cell office:value-type="float" office:value="4918" table:style-name="ce107">
            <text:p><text:s text:c="3"/>4,918</text:p>
          </table:table-cell>
          <table:table-cell office:value-type="float" office:value="4474" table:style-name="ce106">
            <text:p><text:s text:c="3"/>4,474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308" table:style-name="ce106">
            <text:p><text:s text:c="3"/>308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12" table:style-name="ce111">
            <text:p><text:s text:c="3"/>212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5">
            <text:p><text:s text:c="3"/>4,072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9" table:style-name="ce115">
            <text:p><text:s text:c="3"/>659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4918" table:style-name="ce114">
            <text:p><text:s text:c="3"/>4,918</text:p>
          </table:table-cell>
          <table:table-cell office:value-type="float" office:value="3796" table:style-name="ce115">
            <text:p><text:s text:c="3"/>3,796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7" table:style-name="ce115">
            <text:p><text:s text:c="3"/>65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278" table:style-name="ce114">
            <text:p><text:s text:c="3"/>278</text:p>
          </table:table-cell>
          <table:table-cell office:value-type="float" office:value="276" table:style-name="ce115">
            <text:p><text:s text:c="3"/>27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3312" table:style-name="ce104">
            <text:p><text:s text:c="3"/>23,312</text:p>
          </table:table-cell>
          <table:table-cell office:value-type="float" office:value="21541" table:style-name="ce104">
            <text:p><text:s text:c="3"/>21,541</text:p>
          </table:table-cell>
          <table:table-cell office:value-type="float" office:value="747" table:style-name="ce104">
            <text:p><text:s text:c="3"/>747</text:p>
          </table:table-cell>
          <table:table-cell office:value-type="float" office:value="581" table:style-name="ce104">
            <text:p><text:s text:c="3"/>581</text:p>
          </table:table-cell>
          <table:table-cell office:value-type="float" office:value="166" table:style-name="ce104">
            <text:p><text:s text:c="3"/>166</text:p>
          </table:table-cell>
          <table:table-cell office:value-type="float" office:value="1024" table:style-name="ce104">
            <text:p><text:s text:c="3"/>1,024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92" table:style-name="ce104">
            <text:p><text:s text:c="3"/>292</text:p>
          </table:table-cell>
          <table:table-cell office:value-type="float" office:value="22656" table:style-name="ce104">
            <text:p><text:s text:c="3"/>22,656</text:p>
          </table:table-cell>
          <table:table-cell office:value-type="float" office:value="20900" table:style-name="ce104">
            <text:p><text:s text:c="3"/>20,900</text:p>
          </table:table-cell>
          <table:table-cell office:value-type="float" office:value="743" table:style-name="ce104">
            <text:p><text:s text:c="3"/>743</text:p>
          </table:table-cell>
          <table:table-cell office:value-type="float" office:value="580" table:style-name="ce104">
            <text:p><text:s text:c="3"/>580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1013" table:style-name="ce104">
            <text:p><text:s text:c="3"/>1,013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656" table:style-name="ce105">
            <text:p><text:s text:c="3"/>656</text:p>
          </table:table-cell>
          <table:table-cell office:value-type="float" office:value="641" table:style-name="ce106">
            <text:p><text:s text:c="3"/>64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11" table:style-name="ce108">
            <text:p><text:s text:c="3"/>11</text:p>
          </table:table-cell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6">
            <text:p><text:s text:c="3"/>11,013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37" table:style-name="ce106">
            <text:p><text:s text:c="3"/>33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43" table:style-name="ce111">
            <text:p><text:s text:c="3"/>243</text:p>
          </table:table-cell>
          <table:table-cell office:value-type="float" office:value="11328" table:style-name="ce107">
            <text:p><text:s text:c="3"/>11,328</text:p>
          </table:table-cell>
          <table:table-cell office:value-type="float" office:value="10845" table:style-name="ce106">
            <text:p><text:s text:c="3"/>10,845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27" table:style-name="ce106">
            <text:p><text:s text:c="3"/>32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33" table:style-name="ce111">
            <text:p><text:s text:c="3"/>233</text:p>
          </table:table-cell>
          <table:table-cell office:value-type="float" office:value="178" table:style-name="ce105">
            <text:p><text:s text:c="3"/>178</text:p>
          </table:table-cell>
          <table:table-cell office:value-type="float" office:value="168" table:style-name="ce106">
            <text:p><text:s text:c="3"/>16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8">
            <text:p><text:s text:c="3"/>10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806" table:style-name="ce114">
            <text:p><text:s text:c="3"/>11,806</text:p>
          </table:table-cell>
          <table:table-cell office:value-type="float" office:value="10528" table:style-name="ce115">
            <text:p><text:s text:c="3"/>10,528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502" table:style-name="ce114">
            <text:p><text:s text:c="3"/>502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687" table:style-name="ce115">
            <text:p><text:s text:c="3"/>687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11328" table:style-name="ce114">
            <text:p><text:s text:c="3"/>11,328</text:p>
          </table:table-cell>
          <table:table-cell office:value-type="float" office:value="10055" table:style-name="ce115">
            <text:p><text:s text:c="3"/>10,055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686" table:style-name="ce115">
            <text:p><text:s text:c="3"/>686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473" table:style-name="ce115">
            <text:p><text:s text:c="3"/>47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7">
            <text:p><text:s text:c="3"/>1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24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9">
            <text:p><text:s text:c="3"/>22,103</text:p>
          </table:table-cell>
          <table:table-cell office:value-type="float" office:value="805" table:style-name="ce118">
            <text:p><text:s text:c="3"/>80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92" table:style-name="ce119">
            <text:p><text:s text:c="3"/>1,092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319" table:style-name="ce104">
            <text:p><text:s text:c="3"/>319</text:p>
          </table:table-cell>
          <table:table-cell office:value-type="float" office:value="23530" table:style-name="ce118">
            <text:p><text:s text:c="3"/>23,530</text:p>
          </table:table-cell>
          <table:table-cell office:value-type="float" office:value="21655" table:style-name="ce119">
            <text:p><text:s text:c="3"/>21,655</text:p>
          </table:table-cell>
          <table:table-cell office:value-type="float" office:value="804" table:style-name="ce118">
            <text:p><text:s text:c="3"/>804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5" table:style-name="ce118">
            <text:p><text:s text:c="3"/>175</text:p>
          </table:table-cell>
          <table:table-cell office:value-type="float" office:value="1071" table:style-name="ce119">
            <text:p><text:s text:c="3"/>1,071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1">
            <text:p><text:s text:c="3"/>21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0 月</text:p>
          </table:table-cell>
          <table:table-cell office:value-type="string" table:style-name="ce124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6">
            <text:p><text:s text:c="3"/>11,387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59" table:style-name="ce106">
            <text:p><text:s text:c="3"/>359</text:p>
          </table:table-cell>
          <table:table-cell office:value-type="float" office:value="103" table:style-name="ce105">
            <text:p><text:s text:c="3"/>103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1765" table:style-name="ce107">
            <text:p><text:s text:c="3"/>11,765</text:p>
          </table:table-cell>
          <table:table-cell office:value-type="float" office:value="11253" table:style-name="ce106">
            <text:p><text:s text:c="3"/>11,253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39" table:style-name="ce106">
            <text:p><text:s text:c="3"/>339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36" table:style-name="ce111">
            <text:p><text:s text:c="3"/>236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34" table:style-name="ce106">
            <text:p><text:s text:c="3"/>13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5">
            <text:p><text:s text:c="3"/>10,716</text:p>
          </table:table-cell>
          <table:table-cell office:value-type="float" office:value="632" table:style-name="ce114">
            <text:p><text:s text:c="3"/>63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33" table:style-name="ce115">
            <text:p><text:s text:c="3"/>733</text:p>
          </table:table-cell>
          <table:table-cell office:value-type="float" office:value="670" table:style-name="ce122">
            <text:p><text:s text:c="3"/>670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65" table:style-name="ce114">
            <text:p><text:s text:c="3"/>11,765</text:p>
          </table:table-cell>
          <table:table-cell office:value-type="float" office:value="10402" table:style-name="ce115">
            <text:p><text:s text:c="3"/>10,402</text:p>
          </table:table-cell>
          <table:table-cell office:value-type="float" office:value="631" table:style-name="ce114">
            <text:p><text:s text:c="3"/>631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32" table:style-name="ce115">
            <text:p><text:s text:c="3"/>732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316" table:style-name="ce114">
            <text:p><text:s text:c="3"/>316</text:p>
          </table:table-cell>
          <table:table-cell office:value-type="float" office:value="314" table:style-name="ce115">
            <text:p><text:s text:c="3"/>31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23">
            <text:p><text:s text:c="3"/>1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694" table:style-name="ce118">
            <text:p><text:s text:c="3"/>694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4528" table:style-name="ce118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693" table:style-name="ce118">
            <text:p><text:s text:c="3"/>69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49" table:style-name="ce104">
            <text:p><text:s text:c="3"/>349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1">
            <text:p><text:s text:c="3"/>16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6">
            <text:p><text:s text:c="3"/>11,868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72" table:style-name="ce106">
            <text:p><text:s text:c="3"/>37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82" table:style-name="ce111">
            <text:p><text:s text:c="3"/>282</text:p>
          </table:table-cell>
          <table:table-cell office:value-type="float" office:value="12264" table:style-name="ce107">
            <text:p><text:s text:c="3"/>12,264</text:p>
          </table:table-cell>
          <table:table-cell office:value-type="float" office:value="11750" table:style-name="ce106">
            <text:p><text:s text:c="3"/>11,750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58" table:style-name="ce106">
            <text:p><text:s text:c="3"/>358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68" table:style-name="ce111">
            <text:p><text:s text:c="3"/>268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18" table:style-name="ce106">
            <text:p><text:s text:c="3"/>11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0" table:style-name="ce106">
            <text:p>—</text:p>
          </table:table-cell>
          <table:table-cell office:value-type="float" office:value="14" table:style-name="ce121">
            <text:p><text:s text:c="3"/>14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5">
            <text:p><text:s text:c="3"/>11,349</text:p>
          </table:table-cell>
          <table:table-cell office:value-type="float" office:value="538" table:style-name="ce114">
            <text:p><text:s text:c="3"/>538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11" table:style-name="ce115">
            <text:p><text:s text:c="3"/>711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2264" table:style-name="ce114">
            <text:p><text:s text:c="3"/>12,264</text:p>
          </table:table-cell>
          <table:table-cell office:value-type="float" office:value="11018" table:style-name="ce115">
            <text:p><text:s text:c="3"/>11,018</text:p>
          </table:table-cell>
          <table:table-cell office:value-type="float" office:value="537" table:style-name="ce114">
            <text:p><text:s text:c="3"/>537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09" table:style-name="ce115">
            <text:p><text:s text:c="3"/>709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334" table:style-name="ce114">
            <text:p><text:s text:c="3"/>334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23">
            <text:p><text:s text:c="3"/>2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7862" table:style-name="ce118">
            <text:p><text:s text:c="3"/>27,862</text:p>
          </table:table-cell>
          <table:table-cell office:value-type="float" office:value="25870" table:style-name="ce119">
            <text:p><text:s text:c="3"/>25,870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91" table:style-name="ce119">
            <text:p><text:s text:c="3"/>1,191</text:p>
          </table:table-cell>
          <table:table-cell office:value-type="float" office:value="826" table:style-name="ce118">
            <text:p><text:s text:c="3"/>826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7230" table:style-name="ce118">
            <text:p><text:s text:c="3"/>27,230</text:p>
          </table:table-cell>
          <table:table-cell office:value-type="float" office:value="25255" table:style-name="ce119">
            <text:p><text:s text:c="3"/>25,255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24" table:style-name="ce118">
            <text:p><text:s text:c="3"/>824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2 月</text:p>
          </table:table-cell>
          <table:table-cell office:value-type="string" table:style-name="ce12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6">
            <text:p><text:s text:c="3"/>13,209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84" table:style-name="ce106">
            <text:p><text:s text:c="3"/>384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69" table:style-name="ce111">
            <text:p><text:s text:c="3"/>269</text:p>
          </table:table-cell>
          <table:table-cell office:value-type="float" office:value="13615" table:style-name="ce107">
            <text:p><text:s text:c="3"/>13,615</text:p>
          </table:table-cell>
          <table:table-cell office:value-type="float" office:value="13040" table:style-name="ce106">
            <text:p><text:s text:c="3"/>13,040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71" table:style-name="ce106">
            <text:p><text:s text:c="3"/>371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69" table:style-name="ce106">
            <text:p><text:s text:c="3"/>16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4065" table:style-name="ce114">
            <text:p><text:s text:c="3"/>14,065</text:p>
          </table:table-cell>
          <table:table-cell office:value-type="float" office:value="12661" table:style-name="ce115">
            <text:p><text:s text:c="3"/>12,661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7" table:style-name="ce115">
            <text:p><text:s text:c="3"/>807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13615" table:style-name="ce114">
            <text:p><text:s text:c="3"/>13,615</text:p>
          </table:table-cell>
          <table:table-cell office:value-type="float" office:value="12215" table:style-name="ce115">
            <text:p><text:s text:c="3"/>12,215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3" table:style-name="ce115">
            <text:p><text:s text:c="3"/>803</text:p>
          </table:table-cell>
          <table:table-cell office:value-type="float" office:value="709" table:style-name="ce114">
            <text:p><text:s text:c="3"/>709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50" table:style-name="ce114">
            <text:p><text:s text:c="3"/>450</text:p>
          </table:table-cell>
          <table:table-cell office:value-type="float" office:value="446" table:style-name="ce115">
            <text:p><text:s text:c="3"/>44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125"/>
        </table:table-row>
        <table:table-row table:style-name="ro7">
          <table:table-cell office:value-type="string" table:number-columns-spanned="1" table:number-rows-spanned="3" table:style-name="ce295">
            <text:p/>
            <text:p>109年</text:p>
            <text:p/>
          </table:table-cell>
          <table:table-cell office:value-type="string" table:style-name="ce127">
            <text:p>計</text:p>
          </table:table-cell>
          <table:table-cell office:value-type="float" office:value="243404" table:style-name="ce92">
            <text:p><text:s text:c="3"/>243,404</text:p>
          </table:table-cell>
          <table:table-cell office:value-type="float" office:value="232823" table:style-name="ce92">
            <text:p><text:s text:c="3"/>232,823</text:p>
          </table:table-cell>
          <table:table-cell office:value-type="float" office:value="3203" table:style-name="ce92">
            <text:p><text:s text:c="3"/>3,203</text:p>
          </table:table-cell>
          <table:table-cell office:value-type="float" office:value="2363" table:style-name="ce92">
            <text:p><text:s text:c="3"/>2,363</text:p>
          </table:table-cell>
          <table:table-cell office:value-type="float" office:value="840" table:style-name="ce92">
            <text:p><text:s text:c="3"/>840</text:p>
          </table:table-cell>
          <table:table-cell office:value-type="float" office:value="7378" table:style-name="ce92">
            <text:p><text:s text:c="3"/>7,378</text:p>
          </table:table-cell>
          <table:table-cell office:value-type="float" office:value="4395" table:style-name="ce92">
            <text:p><text:s text:c="3"/>4,395</text:p>
          </table:table-cell>
          <table:table-cell office:value-type="float" office:value="2983" table:style-name="ce92">
            <text:p><text:s text:c="3"/>2,983</text:p>
          </table:table-cell>
          <table:table-cell office:value-type="float" office:value="238630" table:style-name="ce92">
            <text:p><text:s text:c="3"/>238,630</text:p>
          </table:table-cell>
          <table:table-cell office:value-type="float" office:value="228177" table:style-name="ce92">
            <text:p><text:s text:c="3"/>228,177</text:p>
          </table:table-cell>
          <table:table-cell office:value-type="float" office:value="3192" table:style-name="ce92">
            <text:p><text:s text:c="3"/>3,192</text:p>
          </table:table-cell>
          <table:table-cell office:value-type="float" office:value="2360" table:style-name="ce92">
            <text:p><text:s text:c="3"/>2,360</text:p>
          </table:table-cell>
          <table:table-cell office:value-type="float" office:value="832" table:style-name="ce92">
            <text:p><text:s text:c="3"/>832</text:p>
          </table:table-cell>
          <table:table-cell office:value-type="float" office:value="7261" table:style-name="ce92">
            <text:p><text:s text:c="3"/>7,261</text:p>
          </table:table-cell>
          <table:table-cell office:value-type="float" office:value="4391" table:style-name="ce92">
            <text:p><text:s text:c="3"/>4,391</text:p>
          </table:table-cell>
          <table:table-cell office:value-type="float" office:value="2870" table:style-name="ce92">
            <text:p><text:s text:c="3"/>2,870</text:p>
          </table:table-cell>
          <table:table-cell office:value-type="float" office:value="4774" table:style-name="ce92">
            <text:p><text:s text:c="3"/>4,774</text:p>
          </table:table-cell>
          <table:table-cell office:value-type="float" office:value="4646" table:style-name="ce92">
            <text:p><text:s text:c="3"/>4,64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17" table:style-name="ce92">
            <text:p><text:s text:c="3"/>11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3" table:style-name="ce90">
            <text:p><text:s text:c="3"/>113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20663" table:style-name="ce92">
            <text:p><text:s text:c="3"/>120,663</text:p>
          </table:table-cell>
          <table:table-cell office:value-type="float" office:value="116954" table:style-name="ce92">
            <text:p><text:s text:c="3"/>116,954</text:p>
          </table:table-cell>
          <table:table-cell office:value-type="float" office:value="752" table:style-name="ce92">
            <text:p><text:s text:c="3"/>752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2957" table:style-name="ce92">
            <text:p><text:s text:c="3"/>2,957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2349" table:style-name="ce92">
            <text:p><text:s text:c="3"/>2,349</text:p>
          </table:table-cell>
          <table:table-cell office:value-type="float" office:value="119315" table:style-name="ce92">
            <text:p><text:s text:c="3"/>119,315</text:p>
          </table:table-cell>
          <table:table-cell office:value-type="float" office:value="115700" table:style-name="ce92">
            <text:p><text:s text:c="3"/>115,700</text:p>
          </table:table-cell>
          <table:table-cell office:value-type="float" office:value="748" table:style-name="ce92">
            <text:p><text:s text:c="3"/>748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1" table:style-name="ce92">
            <text:p><text:s text:c="3"/>421</text:p>
          </table:table-cell>
          <table:table-cell office:value-type="float" office:value="2867" table:style-name="ce92">
            <text:p><text:s text:c="3"/>2,867</text:p>
          </table:table-cell>
          <table:table-cell office:value-type="float" office:value="607" table:style-name="ce92">
            <text:p><text:s text:c="3"/>607</text:p>
          </table:table-cell>
          <table:table-cell office:value-type="float" office:value="2260" table:style-name="ce92">
            <text:p><text:s text:c="3"/>2,260</text:p>
          </table:table-cell>
          <table:table-cell office:value-type="float" office:value="1348" table:style-name="ce92">
            <text:p><text:s text:c="3"/>1,348</text:p>
          </table:table-cell>
          <table:table-cell office:value-type="float" office:value="1254" table:style-name="ce92">
            <text:p><text:s text:c="3"/>1,25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9" table:style-name="ce94">
            <text:p><text:s text:c="3"/>89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96">
            <text:p><text:s text:c="3"/>122,741</text:p>
          </table:table-cell>
          <table:table-cell office:value-type="float" office:value="115869" table:style-name="ce96">
            <text:p><text:s text:c="3"/>115,869</text:p>
          </table:table-cell>
          <table:table-cell office:value-type="float" office:value="2451" table:style-name="ce96">
            <text:p><text:s text:c="3"/>2,451</text:p>
          </table:table-cell>
          <table:table-cell office:value-type="float" office:value="2036" table:style-name="ce96">
            <text:p><text:s text:c="3"/>2,036</text:p>
          </table:table-cell>
          <table:table-cell office:value-type="float" office:value="415" table:style-name="ce96">
            <text:p><text:s text:c="3"/>415</text:p>
          </table:table-cell>
          <table:table-cell office:value-type="float" office:value="4421" table:style-name="ce96">
            <text:p><text:s text:c="3"/>4,421</text:p>
          </table:table-cell>
          <table:table-cell office:value-type="float" office:value="3787" table:style-name="ce96">
            <text:p><text:s text:c="3"/>3,787</text:p>
          </table:table-cell>
          <table:table-cell office:value-type="float" office:value="634" table:style-name="ce96">
            <text:p><text:s text:c="3"/>634</text:p>
          </table:table-cell>
          <table:table-cell office:value-type="float" office:value="119315" table:style-name="ce96">
            <text:p><text:s text:c="3"/>119,315</text:p>
          </table:table-cell>
          <table:table-cell office:value-type="float" office:value="112477" table:style-name="ce96">
            <text:p><text:s text:c="3"/>112,477</text:p>
          </table:table-cell>
          <table:table-cell office:value-type="float" office:value="2444" table:style-name="ce96">
            <text:p><text:s text:c="3"/>2,444</text:p>
          </table:table-cell>
          <table:table-cell office:value-type="float" office:value="2033" table:style-name="ce96">
            <text:p><text:s text:c="3"/>2,033</text:p>
          </table:table-cell>
          <table:table-cell office:value-type="float" office:value="411" table:style-name="ce96">
            <text:p><text:s text:c="3"/>411</text:p>
          </table:table-cell>
          <table:table-cell office:value-type="float" office:value="4394" table:style-name="ce96">
            <text:p><text:s text:c="3"/>4,394</text:p>
          </table:table-cell>
          <table:table-cell office:value-type="float" office:value="3784" table:style-name="ce96">
            <text:p><text:s text:c="3"/>3,784</text:p>
          </table:table-cell>
          <table:table-cell office:value-type="float" office:value="610" table:style-name="ce96">
            <text:p><text:s text:c="3"/>610</text:p>
          </table:table-cell>
          <table:table-cell office:value-type="float" office:value="3426" table:style-name="ce96">
            <text:p><text:s text:c="3"/>3,426</text:p>
          </table:table-cell>
          <table:table-cell office:value-type="float" office:value="3392" table:style-name="ce96">
            <text:p><text:s text:c="3"/>3,392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4" table:style-name="ce98">
            <text:p><text:s text:c="3"/>24</text:p>
          </table:table-cell>
          <table:table-cell table:style-name="ce128"/>
          <table:table-cell table:number-columns-repeated="16357"/>
        </table:table-row>
        <table:table-row table:style-name="ro7" table:visibility="collapse">
          <table:table-cell table:style-name="ce130"/>
          <table:table-cell office:value-type="string" table:style-name="ce131">
            <text:p>計</text:p>
          </table:table-cell>
          <table:table-cell office:value-type="float" office:value="25354" table:style-name="ce132">
            <text:p><text:s text:c="3"/>25,354</text:p>
          </table:table-cell>
          <table:table-cell office:value-type="float" office:value="23481" table:style-name="ce132">
            <text:p><text:s text:c="3"/>23,481</text:p>
          </table:table-cell>
          <table:table-cell office:value-type="float" office:value="937" table:style-name="ce132">
            <text:p><text:s text:c="3"/>937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7" table:style-name="ce132">
            <text:p><text:s text:c="3"/>167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74" table:style-name="ce132">
            <text:p><text:s text:c="3"/>374</text:p>
          </table:table-cell>
          <table:table-cell office:value-type="float" office:value="24946" table:style-name="ce132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408" table:style-name="ce132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3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2611" table:style-name="ce132">
            <text:p><text:s text:c="3"/>12,611</text:p>
          </table:table-cell>
          <table:table-cell office:value-type="float" office:value="12026" table:style-name="ce132">
            <text:p><text:s text:c="3"/>12,026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382" table:style-name="ce132">
            <text:p><text:s text:c="3"/>38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97" table:style-name="ce132">
            <text:p><text:s text:c="3"/>29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2743" table:style-name="ce132">
            <text:p><text:s text:c="3"/>12,743</text:p>
          </table:table-cell>
          <table:table-cell office:value-type="float" office:value="11455" table:style-name="ce132">
            <text:p><text:s text:c="3"/>11,455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270" table:style-name="ce132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2184" table:style-name="ce136">
            <text:p><text:s text:c="3"/>22,184</text:p>
          </table:table-cell>
          <table:table-cell office:value-type="float" office:value="20920" table:style-name="ce136">
            <text:p><text:s text:c="3"/>20,920</text:p>
          </table:table-cell>
          <table:table-cell office:value-type="float" office:value="309" table:style-name="ce136">
            <text:p><text:s text:c="3"/>309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5" table:style-name="ce136">
            <text:p><text:s text:c="3"/>85</text:p>
          </table:table-cell>
          <table:table-cell office:value-type="float" office:value="955" table:style-name="ce136">
            <text:p><text:s text:c="3"/>955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35" table:style-name="ce136">
            <text:p><text:s text:c="3"/>335</text:p>
          </table:table-cell>
          <table:table-cell office:value-type="float" office:value="21666" table:style-name="ce136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306" table:style-name="ce136">
            <text:p><text:s text:c="3"/>306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518" table:style-name="ce136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10983" table:style-name="ce132">
            <text:p><text:s text:c="3"/>10,983</text:p>
          </table:table-cell>
          <table:table-cell office:value-type="float" office:value="10545" table:style-name="ce132">
            <text:p><text:s text:c="3"/>10,545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66" table:style-name="ce132">
            <text:p><text:s text:c="3"/>366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1201" table:style-name="ce132">
            <text:p><text:s text:c="3"/>11,201</text:p>
          </table:table-cell>
          <table:table-cell office:value-type="float" office:value="10375" table:style-name="ce132">
            <text:p><text:s text:c="3"/>10,375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589" table:style-name="ce132">
            <text:p><text:s text:c="3"/>589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8756" table:style-name="ce136">
            <text:p><text:s text:c="3"/>18,756</text:p>
          </table:table-cell>
          <table:table-cell office:value-type="float" office:value="17708" table:style-name="ce136">
            <text:p><text:s text:c="3"/>17,708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82" table:style-name="ce136">
            <text:p><text:s text:c="3"/>882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8454" table:style-name="ce136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9327" table:style-name="ce132">
            <text:p><text:s text:c="3"/>9,327</text:p>
          </table:table-cell>
          <table:table-cell office:value-type="float" office:value="9015" table:style-name="ce132">
            <text:p><text:s text:c="3"/>9,015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9429" table:style-name="ce132">
            <text:p><text:s text:c="3"/>9,429</text:p>
          </table:table-cell>
          <table:table-cell office:value-type="float" office:value="8693" table:style-name="ce132">
            <text:p><text:s text:c="3"/>8,693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1" table:style-name="ce132">
            <text:p><text:s text:c="3"/>611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878" table:style-name="ce136">
            <text:p><text:s text:c="3"/>13,878</text:p>
          </table:table-cell>
          <table:table-cell office:value-type="float" office:value="13330" table:style-name="ce136">
            <text:p><text:s text:c="3"/>13,330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6" table:style-name="ce136">
            <text:p><text:s text:c="3"/>4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3614" table:style-name="ce136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136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6885" table:style-name="ce132">
            <text:p><text:s text:c="3"/>6,885</text:p>
          </table:table-cell>
          <table:table-cell office:value-type="float" office:value="6698" table:style-name="ce132">
            <text:p><text:s text:c="3"/>6,698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8" table:style-name="ce132">
            <text:p><text:s text:c="3"/>15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93" table:style-name="ce132">
            <text:p><text:s text:c="3"/>6,993</text:p>
          </table:table-cell>
          <table:table-cell office:value-type="float" office:value="6632" table:style-name="ce132">
            <text:p><text:s text:c="3"/>6,63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30740" table:style-name="ce136">
            <text:p><text:s text:c="3"/>30,740</text:p>
          </table:table-cell>
          <table:table-cell office:value-type="float" office:value="30215" table:style-name="ce136">
            <text:p><text:s text:c="3"/>30,215</text:p>
          </table:table-cell>
          <table:table-cell office:value-type="float" office:value="146" table:style-name="ce136">
            <text:p><text:s text:c="3"/>146</text:p>
          </table:table-cell>
          <table:table-cell office:value-type="float" office:value="110" table:style-name="ce136">
            <text:p><text:s text:c="3"/>110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379" table:style-name="ce136">
            <text:p><text:s text:c="3"/>379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159" table:style-name="ce136">
            <text:p><text:s text:c="3"/>159</text:p>
          </table:table-cell>
          <table:table-cell office:value-type="float" office:value="29936" table:style-name="ce136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136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5160" table:style-name="ce132">
            <text:p><text:s text:c="3"/>15,160</text:p>
          </table:table-cell>
          <table:table-cell office:value-type="float" office:value="14981" table:style-name="ce132">
            <text:p><text:s text:c="3"/>14,98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54" table:style-name="ce132">
            <text:p><text:s text:c="3"/>15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4" table:style-name="ce132">
            <text:p><text:s text:c="3"/>124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5580" table:style-name="ce132">
            <text:p><text:s text:c="3"/>15,580</text:p>
          </table:table-cell>
          <table:table-cell office:value-type="float" office:value="15234" table:style-name="ce132">
            <text:p><text:s text:c="3"/>15,234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19" table:style-name="ce132">
            <text:p><text:s text:c="3"/>119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132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778" table:style-name="ce136">
            <text:p><text:s text:c="3"/>13,778</text:p>
          </table:table-cell>
          <table:table-cell office:value-type="float" office:value="13266" table:style-name="ce136">
            <text:p><text:s text:c="3"/>13,266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80" table:style-name="ce136">
            <text:p><text:s text:c="3"/>380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67" table:style-name="ce136">
            <text:p><text:s text:c="3"/>167</text:p>
          </table:table-cell>
          <table:table-cell office:value-type="float" office:value="13490" table:style-name="ce136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136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6847" table:style-name="ce132">
            <text:p><text:s text:c="3"/>6,847</text:p>
          </table:table-cell>
          <table:table-cell office:value-type="float" office:value="6646" table:style-name="ce132">
            <text:p><text:s text:c="3"/>6,646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64" table:style-name="ce132">
            <text:p><text:s text:c="3"/>16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31" table:style-name="ce132">
            <text:p><text:s text:c="3"/>6,931</text:p>
          </table:table-cell>
          <table:table-cell office:value-type="float" office:value="6620" table:style-name="ce132">
            <text:p><text:s text:c="3"/>6,620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434" table:style-name="ce132">
            <text:p><text:s text:c="3"/>6,434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6648" table:style-name="ce136">
            <text:p><text:s text:c="3"/>16,648</text:p>
          </table:table-cell>
          <table:table-cell office:value-type="float" office:value="16089" table:style-name="ce136">
            <text:p><text:s text:c="3"/>16,089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35" table:style-name="ce136">
            <text:p><text:s text:c="3"/>435</text:p>
          </table:table-cell>
          <table:table-cell office:value-type="float" office:value="186" table:style-name="ce136">
            <text:p><text:s text:c="3"/>186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16340" table:style-name="ce136">
            <text:p><text:s text:c="3"/>16,340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21" table:style-name="ce136">
            <text:p><text:s text:c="3"/>421</text:p>
          </table:table-cell>
          <table:table-cell office:value-type="float" office:value="185" table:style-name="ce136">
            <text:p><text:s text:c="3"/>185</text:p>
          </table:table-cell>
          <table:table-cell office:value-type="float" office:value="236" table:style-name="ce136">
            <text:p><text:s text:c="3"/>236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294" table:style-name="ce136">
            <text:p><text:s text:c="3"/>294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4" table:style-name="ce136">
            <text:p><text:s text:c="3"/>1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3" table:style-name="ce137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58" table:style-name="ce132">
            <text:p><text:s text:c="3"/>8,258</text:p>
          </table:table-cell>
          <table:table-cell office:value-type="float" office:value="7993" table:style-name="ce132">
            <text:p><text:s text:c="3"/>7,99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32" table:style-name="ce132">
            <text:p><text:s text:c="3"/>232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97" table:style-name="ce132">
            <text:p><text:s text:c="3"/>197</text:p>
          </table:table-cell>
          <table:table-cell office:value-type="float" office:value="8170" table:style-name="ce132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女</text:p>
          </table:table-cell>
          <table:table-cell office:value-type="float" office:value="8390" table:style-name="ce141">
            <text:p><text:s text:c="3"/>8,390</text:p>
          </table:table-cell>
          <table:table-cell office:value-type="float" office:value="8096" table:style-name="ce141">
            <text:p><text:s text:c="3"/>8,09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51" table:style-name="ce141">
            <text:p><text:s text:c="3"/>15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8170" table:style-name="ce141">
            <text:p><text:s text:c="3"/>8,170</text:p>
          </table:table-cell>
          <table:table-cell office:value-type="float" office:value="7881" table:style-name="ce141">
            <text:p><text:s text:c="3"/>7,881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98" table:style-name="ce141">
            <text:p><text:s text:c="3"/>198</text:p>
          </table:table-cell>
          <table:table-cell office:value-type="float" office:value="150" table:style-name="ce141">
            <text:p><text:s text:c="3"/>150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215" table:style-name="ce141">
            <text:p><text:s text:c="3"/>21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2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13166" table:style-name="ce136">
            <text:p><text:s text:c="3"/>13,166</text:p>
          </table:table-cell>
          <table:table-cell office:value-type="float" office:value="12638" table:style-name="ce136">
            <text:p><text:s text:c="3"/>12,638</text:p>
          </table:table-cell>
          <table:table-cell office:value-type="float" office:value="131" table:style-name="ce136">
            <text:p><text:s text:c="3"/>131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138" table:style-name="ce136">
            <text:p><text:s text:c="3"/>138</text:p>
          </table:table-cell>
          <table:table-cell office:value-type="float" office:value="259" table:style-name="ce136">
            <text:p><text:s text:c="3"/>259</text:p>
          </table:table-cell>
          <table:table-cell office:value-type="float" office:value="12844" table:style-name="ce104">
            <text:p><text:s text:c="3"/>12,844</text:p>
          </table:table-cell>
          <table:table-cell office:value-type="float" office:value="12330" table:style-name="ce136">
            <text:p><text:s text:c="3"/>12,330</text:p>
          </table:table-cell>
          <table:table-cell office:value-type="float" office:value="130" table:style-name="ce136">
            <text:p><text:s text:c="3"/>130</text:p>
          </table:table-cell>
          <table:table-cell office:value-type="float" office:value="83" table:style-name="ce136">
            <text:p><text:s text:c="3"/>83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84" table:style-name="ce136">
            <text:p><text:s text:c="3"/>384</text:p>
          </table:table-cell>
          <table:table-cell office:value-type="float" office:value="137" table:style-name="ce136">
            <text:p><text:s text:c="3"/>137</text:p>
          </table:table-cell>
          <table:table-cell office:value-type="float" office:value="247" table:style-name="ce136">
            <text:p><text:s text:c="3"/>247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32">
            <text:p><text:s text:c="3"/>6,550</text:p>
          </table:table-cell>
          <table:table-cell office:value-type="float" office:value="6296" table:style-name="ce132">
            <text:p><text:s text:c="3"/>6,296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6616" table:style-name="ce141">
            <text:p><text:s text:c="3"/>6,616</text:p>
          </table:table-cell>
          <table:table-cell office:value-type="float" office:value="6342" table:style-name="ce141">
            <text:p><text:s text:c="3"/>6,342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59" table:style-name="ce141">
            <text:p><text:s text:c="3"/>59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51" table:style-name="ce141">
            <text:p><text:s text:c="3"/>6,151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58" table:style-name="ce141">
            <text:p><text:s text:c="3"/>58</text:p>
          </table:table-cell>
          <table:table-cell office:value-type="float" office:value="194" table:style-name="ce141">
            <text:p><text:s text:c="3"/>194</text:p>
          </table:table-cell>
          <table:table-cell office:value-type="float" office:value="191" table:style-name="ce141">
            <text:p><text:s text:c="3"/>19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14484" table:style-name="ce136">
            <text:p><text:s text:c="3"/>14,484</text:p>
          </table:table-cell>
          <table:table-cell office:value-type="float" office:value="13938" table:style-name="ce136">
            <text:p><text:s text:c="3"/>13,938</text:p>
          </table:table-cell>
          <table:table-cell office:value-type="float" office:value="148" table:style-name="ce136">
            <text:p><text:s text:c="3"/>148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398" table:style-name="ce136">
            <text:p><text:s text:c="3"/>398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14126" table:style-name="ce104">
            <text:p><text:s text:c="3"/>14,126</text:p>
          </table:table-cell>
          <table:table-cell office:value-type="float" office:value="13590" table:style-name="ce136">
            <text:p><text:s text:c="3"/>13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78" table:style-name="ce136">
            <text:p><text:s text:c="3"/>7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92" table:style-name="ce136">
            <text:p><text:s text:c="3"/>392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39" table:style-name="ce136">
            <text:p><text:s text:c="3"/>239</text:p>
          </table:table-cell>
          <table:table-cell office:value-type="float" office:value="358" table:style-name="ce136">
            <text:p><text:s text:c="3"/>358</text:p>
          </table:table-cell>
          <table:table-cell office:value-type="float" office:value="348" table:style-name="ce136">
            <text:p><text:s text:c="3"/>348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32">
            <text:p><text:s text:c="3"/>7,155</text:p>
          </table:table-cell>
          <table:table-cell office:value-type="float" office:value="6877" table:style-name="ce132">
            <text:p><text:s text:c="3"/>6,877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7329" table:style-name="ce141">
            <text:p><text:s text:c="3"/>7,329</text:p>
          </table:table-cell>
          <table:table-cell office:value-type="float" office:value="7061" table:style-name="ce141">
            <text:p><text:s text:c="3"/>7,06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8" table:style-name="ce141">
            <text:p><text:s text:c="3"/>6,798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263" table:style-name="ce141">
            <text:p><text:s text:c="3"/>26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24768" table:style-name="ce136">
            <text:p><text:s text:c="3"/>24,768</text:p>
          </table:table-cell>
          <table:table-cell office:value-type="float" office:value="23926" table:style-name="ce136">
            <text:p><text:s text:c="3"/>23,926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9" table:style-name="ce136">
            <text:p><text:s text:c="3"/>619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9" table:style-name="ce136">
            <text:p><text:s text:c="3"/>229</text:p>
          </table:table-cell>
          <table:table-cell office:value-type="float" office:value="24408" table:style-name="ce104">
            <text:p><text:s text:c="3"/>24,408</text:p>
          </table:table-cell>
          <table:table-cell office:value-type="float" office:value="23575" table:style-name="ce136">
            <text:p><text:s text:c="3"/>23,575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0" table:style-name="ce136">
            <text:p><text:s text:c="3"/>610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360" table:style-name="ce136">
            <text:p><text:s text:c="3"/>360</text:p>
          </table:table-cell>
          <table:table-cell office:value-type="float" office:value="351" table:style-name="ce136">
            <text:p><text:s text:c="3"/>35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32">
            <text:p><text:s text:c="3"/>12,304</text:p>
          </table:table-cell>
          <table:table-cell office:value-type="float" office:value="12005" table:style-name="ce132">
            <text:p><text:s text:c="3"/>12,005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42" table:style-name="ce132">
            <text:p><text:s text:c="3"/>24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04" table:style-name="ce107">
            <text:p><text:s text:c="3"/>12,204</text:p>
          </table:table-cell>
          <table:table-cell office:value-type="float" office:value="11912" table:style-name="ce132">
            <text:p><text:s text:c="3"/>11,912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2464" table:style-name="ce141">
            <text:p><text:s text:c="3"/>12,464</text:p>
          </table:table-cell>
          <table:table-cell office:value-type="float" office:value="11921" table:style-name="ce141">
            <text:p><text:s text:c="3"/>11,921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7" table:style-name="ce141">
            <text:p><text:s text:c="3"/>377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12204" table:style-name="ce114">
            <text:p><text:s text:c="3"/>12,204</text:p>
          </table:table-cell>
          <table:table-cell office:value-type="float" office:value="11663" table:style-name="ce141">
            <text:p><text:s text:c="3"/>11,663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5" table:style-name="ce141">
            <text:p><text:s text:c="3"/>375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60" table:style-name="ce141">
            <text:p><text:s text:c="3"/>260</text:p>
          </table:table-cell>
          <table:table-cell office:value-type="float" office:value="258" table:style-name="ce141">
            <text:p><text:s text:c="3"/>25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146">
            <text:p>計</text:p>
          </table:table-cell>
          <table:table-cell office:value-type="float" office:value="18372" table:style-name="ce132">
            <text:p><text:s text:c="3"/>18,372</text:p>
          </table:table-cell>
          <table:table-cell office:value-type="float" office:value="17219" table:style-name="ce132">
            <text:p><text:s text:c="3"/>17,219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3" table:style-name="ce132">
            <text:p><text:s text:c="3"/>793</text:p>
          </table:table-cell>
          <table:table-cell office:value-type="float" office:value="545" table:style-name="ce132">
            <text:p><text:s text:c="3"/>545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18046" table:style-name="ce111">
            <text:p><text:s text:c="3"/>18,046</text:p>
          </table:table-cell>
          <table:table-cell office:value-type="float" office:value="16903" table:style-name="ce132">
            <text:p><text:s text:c="3"/>16,903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83" table:style-name="ce132">
            <text:p><text:s text:c="3"/>783</text:p>
          </table:table-cell>
          <table:table-cell office:value-type="float" office:value="544" table:style-name="ce132">
            <text:p><text:s text:c="3"/>544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316" table:style-name="ce132">
            <text:p><text:s text:c="3"/>31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32">
            <text:p><text:s text:c="3"/>9,093</text:p>
          </table:table-cell>
          <table:table-cell office:value-type="float" office:value="8765" table:style-name="ce132">
            <text:p><text:s text:c="3"/>8,765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9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9279" table:style-name="ce141">
            <text:p><text:s text:c="3"/>9,279</text:p>
          </table:table-cell>
          <table:table-cell office:value-type="float" office:value="8454" table:style-name="ce141">
            <text:p><text:s text:c="3"/>8,454</text:p>
          </table:table-cell>
          <table:table-cell office:value-type="float" office:value="272" table:style-name="ce141">
            <text:p><text:s text:c="3"/>272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553" table:style-name="ce141">
            <text:p><text:s text:c="3"/>553</text:p>
          </table:table-cell>
          <table:table-cell office:value-type="float" office:value="501" table:style-name="ce141">
            <text:p><text:s text:c="3"/>50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202" table:style-name="ce132">
            <text:p><text:s text:c="3"/>8,202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218" table:style-name="ce132">
            <text:p><text:s text:c="3"/>21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549" table:style-name="ce132">
            <text:p><text:s text:c="3"/>549</text:p>
          </table:table-cell>
          <table:table-cell office:value-type="float" office:value="500" table:style-name="ce132">
            <text:p><text:s text:c="3"/>50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252" table:style-name="ce132">
            <text:p><text:s text:c="3"/>25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31276" table:style-name="ce136">
            <text:p><text:s text:c="3"/>31,276</text:p>
          </table:table-cell>
          <table:table-cell office:value-type="float" office:value="30093" table:style-name="ce136">
            <text:p><text:s text:c="3"/>30,09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8" table:style-name="ce136">
            <text:p><text:s text:c="3"/>778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92" table:style-name="ce136">
            <text:p><text:s text:c="3"/>292</text:p>
          </table:table-cell>
          <table:table-cell office:value-type="float" office:value="30760" table:style-name="ce104">
            <text:p><text:s text:c="3"/>30,760</text:p>
          </table:table-cell>
          <table:table-cell office:value-type="float" office:value="29583" table:style-name="ce136">
            <text:p><text:s text:c="3"/>29,58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2" table:style-name="ce136">
            <text:p><text:s text:c="3"/>772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86" table:style-name="ce136">
            <text:p><text:s text:c="3"/>286</text:p>
          </table:table-cell>
          <table:table-cell office:value-type="float" office:value="516" table:style-name="ce136">
            <text:p><text:s text:c="3"/>516</text:p>
          </table:table-cell>
          <table:table-cell office:value-type="float" office:value="510" table:style-name="ce136">
            <text:p><text:s text:c="3"/>51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 table:style-name="ce44"/>
        </table:table-row>
        <table:table-row table:style-name="ro7" table:visibility="collapse">
          <table:table-cell office:value-type="string" table:style-name="ce138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32">
            <text:p><text:s text:c="3"/>15,490</text:p>
          </table:table-cell>
          <table:table-cell office:value-type="float" office:value="15107" table:style-name="ce132">
            <text:p><text:s text:c="3"/>15,107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00" table:style-name="ce132">
            <text:p><text:s text:c="3"/>300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15380" table:style-name="ce107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5786" table:style-name="ce141">
            <text:p><text:s text:c="3"/>15,786</text:p>
          </table:table-cell>
          <table:table-cell office:value-type="float" office:value="14986" table:style-name="ce141">
            <text:p><text:s text:c="3"/>14,986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8" table:style-name="ce141">
            <text:p><text:s text:c="3"/>478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15380" table:style-name="ce114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1" table:style-name="ce141">
            <text:p><text:s text:c="3"/>61</text:p>
          </table:table-cell>
          <table:table-cell office:value-type="float" office:value="406" table:style-name="ce141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5">
            <text:p/>
            <text:p>110年</text:p>
            <text:p/>
          </table:table-cell>
          <table:table-cell office:value-type="string" table:style-name="ce127">
            <text:p>計</text:p>
          </table:table-cell>
          <table:table-cell office:value-type="float" office:value="229212" table:style-name="ce92">
            <text:p><text:s text:c="3"/>229,212</text:p>
          </table:table-cell>
          <table:table-cell office:value-type="float" office:value="221045" table:style-name="ce92">
            <text:p><text:s text:c="3"/>221,045</text:p>
          </table:table-cell>
          <table:table-cell office:value-type="float" office:value="2906" table:style-name="ce92">
            <text:p><text:s text:c="3"/>2,906</text:p>
          </table:table-cell>
          <table:table-cell office:value-type="float" office:value="2067" table:style-name="ce92">
            <text:p><text:s text:c="3"/>2,067</text:p>
          </table:table-cell>
          <table:table-cell office:value-type="float" office:value="839" table:style-name="ce92">
            <text:p><text:s text:c="3"/>839</text:p>
          </table:table-cell>
          <table:table-cell office:value-type="float" office:value="5261" table:style-name="ce92">
            <text:p><text:s text:c="3"/>5,261</text:p>
          </table:table-cell>
          <table:table-cell office:value-type="float" office:value="2703" table:style-name="ce92">
            <text:p><text:s text:c="3"/>2,703</text:p>
          </table:table-cell>
          <table:table-cell office:value-type="float" office:value="2558" table:style-name="ce92">
            <text:p><text:s text:c="3"/>2,558</text:p>
          </table:table-cell>
          <table:table-cell office:value-type="float" office:value="225500" table:style-name="ce92">
            <text:p><text:s text:c="3"/>225,500</text:p>
          </table:table-cell>
          <table:table-cell office:value-type="float" office:value="217412" table:style-name="ce92">
            <text:p><text:s text:c="3"/>217,412</text:p>
          </table:table-cell>
          <table:table-cell office:value-type="float" office:value="2893" table:style-name="ce92">
            <text:p><text:s text:c="3"/>2,893</text:p>
          </table:table-cell>
          <table:table-cell office:value-type="float" office:value="2064" table:style-name="ce92">
            <text:p><text:s text:c="3"/>2,064</text:p>
          </table:table-cell>
          <table:table-cell office:value-type="float" office:value="829" table:style-name="ce92">
            <text:p><text:s text:c="3"/>829</text:p>
          </table:table-cell>
          <table:table-cell office:value-type="float" office:value="5195" table:style-name="ce92">
            <text:p><text:s text:c="3"/>5,195</text:p>
          </table:table-cell>
          <table:table-cell office:value-type="float" office:value="2697" table:style-name="ce92">
            <text:p><text:s text:c="3"/>2,697</text:p>
          </table:table-cell>
          <table:table-cell office:value-type="float" office:value="2498" table:style-name="ce92">
            <text:p><text:s text:c="3"/>2,498</text:p>
          </table:table-cell>
          <table:table-cell office:value-type="float" office:value="3712" table:style-name="ce92">
            <text:p><text:s text:c="3"/>3,712</text:p>
          </table:table-cell>
          <table:table-cell office:value-type="float" office:value="3633" table:style-name="ce92">
            <text:p><text:s text:c="3"/>3,633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0" table:style-name="ce94">
            <text:p><text:s text:c="3"/>60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13820" table:style-name="ce92">
            <text:p><text:s text:c="3"/>113,820</text:p>
          </table:table-cell>
          <table:table-cell office:value-type="float" office:value="110705" table:style-name="ce92">
            <text:p><text:s text:c="3"/>110,705</text:p>
          </table:table-cell>
          <table:table-cell office:value-type="float" office:value="690" table:style-name="ce92">
            <text:p><text:s text:c="3"/>690</text:p>
          </table:table-cell>
          <table:table-cell office:value-type="float" office:value="302" table:style-name="ce92">
            <text:p><text:s text:c="3"/>302</text:p>
          </table:table-cell>
          <table:table-cell office:value-type="float" office:value="388" table:style-name="ce92">
            <text:p><text:s text:c="3"/>388</text:p>
          </table:table-cell>
          <table:table-cell office:value-type="float" office:value="2425" table:style-name="ce92">
            <text:p><text:s text:c="3"/>2,425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2000" table:style-name="ce92">
            <text:p><text:s text:c="3"/>2,000</text:p>
          </table:table-cell>
          <table:table-cell office:value-type="float" office:value="112750" table:style-name="ce92">
            <text:p><text:s text:c="3"/>112,750</text:p>
          </table:table-cell>
          <table:table-cell office:value-type="float" office:value="109688" table:style-name="ce92">
            <text:p><text:s text:c="3"/>109,688</text:p>
          </table:table-cell>
          <table:table-cell office:value-type="float" office:value="683" table:style-name="ce92">
            <text:p><text:s text:c="3"/>683</text:p>
          </table:table-cell>
          <table:table-cell office:value-type="float" office:value="301" table:style-name="ce92">
            <text:p><text:s text:c="3"/>301</text:p>
          </table:table-cell>
          <table:table-cell office:value-type="float" office:value="382" table:style-name="ce92">
            <text:p><text:s text:c="3"/>382</text:p>
          </table:table-cell>
          <table:table-cell office:value-type="float" office:value="2379" table:style-name="ce92">
            <text:p><text:s text:c="3"/>2,379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1954" table:style-name="ce92">
            <text:p><text:s text:c="3"/>1,954</text:p>
          </table:table-cell>
          <table:table-cell office:value-type="float" office:value="1070" table:style-name="ce92">
            <text:p><text:s text:c="3"/>1,070</text:p>
          </table:table-cell>
          <table:table-cell office:value-type="float" office:value="1017" table:style-name="ce92">
            <text:p><text:s text:c="3"/>1,017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46" table:style-name="ce92">
            <text:p><text:s text:c="3"/>46</text:p>
          </table:table-cell>
          <table:table-cell office:value-type="float" office:value="0" table:style-name="ce92">
            <text:p>—</text:p>
          </table:table-cell>
          <table:table-cell office:value-type="float" office:value="46" table:style-name="ce94">
            <text:p><text:s text:c="3"/>46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5392" table:style-name="ce96">
            <text:p><text:s text:c="3"/>115,392</text:p>
          </table:table-cell>
          <table:table-cell office:value-type="float" office:value="110340" table:style-name="ce96">
            <text:p><text:s text:c="3"/>110,340</text:p>
          </table:table-cell>
          <table:table-cell office:value-type="float" office:value="2216" table:style-name="ce96">
            <text:p><text:s text:c="3"/>2,216</text:p>
          </table:table-cell>
          <table:table-cell office:value-type="float" office:value="1765" table:style-name="ce96">
            <text:p><text:s text:c="3"/>1,765</text:p>
          </table:table-cell>
          <table:table-cell office:value-type="float" office:value="451" table:style-name="ce96">
            <text:p><text:s text:c="3"/>451</text:p>
          </table:table-cell>
          <table:table-cell office:value-type="float" office:value="2836" table:style-name="ce96">
            <text:p><text:s text:c="3"/>2,836</text:p>
          </table:table-cell>
          <table:table-cell office:value-type="float" office:value="2278" table:style-name="ce96">
            <text:p><text:s text:c="3"/>2,278</text:p>
          </table:table-cell>
          <table:table-cell office:value-type="float" office:value="558" table:style-name="ce96">
            <text:p><text:s text:c="3"/>558</text:p>
          </table:table-cell>
          <table:table-cell office:value-type="float" office:value="112750" table:style-name="ce96">
            <text:p><text:s text:c="3"/>112,750</text:p>
          </table:table-cell>
          <table:table-cell office:value-type="float" office:value="107724" table:style-name="ce96">
            <text:p><text:s text:c="3"/>107,724</text:p>
          </table:table-cell>
          <table:table-cell office:value-type="float" office:value="2210" table:style-name="ce96">
            <text:p><text:s text:c="3"/>2,210</text:p>
          </table:table-cell>
          <table:table-cell office:value-type="float" office:value="1763" table:style-name="ce96">
            <text:p><text:s text:c="3"/>1,763</text:p>
          </table:table-cell>
          <table:table-cell office:value-type="float" office:value="447" table:style-name="ce96">
            <text:p><text:s text:c="3"/>447</text:p>
          </table:table-cell>
          <table:table-cell office:value-type="float" office:value="2816" table:style-name="ce96">
            <text:p><text:s text:c="3"/>2,816</text:p>
          </table:table-cell>
          <table:table-cell office:value-type="float" office:value="2272" table:style-name="ce96">
            <text:p><text:s text:c="3"/>2,272</text:p>
          </table:table-cell>
          <table:table-cell office:value-type="float" office:value="544" table:style-name="ce96">
            <text:p><text:s text:c="3"/>544</text:p>
          </table:table-cell>
          <table:table-cell office:value-type="float" office:value="2642" table:style-name="ce96">
            <text:p><text:s text:c="3"/>2,642</text:p>
          </table:table-cell>
          <table:table-cell office:value-type="float" office:value="2616" table:style-name="ce96">
            <text:p><text:s text:c="3"/>2,616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14" table:style-name="ce98">
            <text:p><text:s text:c="3"/>14</text:p>
          </table:table-cell>
          <table:table-cell table:style-name="ce128"/>
          <table:table-cell table:number-columns-repeated="16357"/>
        </table:table-row>
        <table:table-row table:style-name="ro7" table:visibility="collapse">
          <table:table-cell table:style-name="ce130"/>
          <table:table-cell office:value-type="string" table:style-name="ce131">
            <text:p>計</text:p>
          </table:table-cell>
          <table:table-cell office:value-type="float" office:value="21238" table:style-name="ce132">
            <text:p><text:s text:c="3"/>21,238</text:p>
          </table:table-cell>
          <table:table-cell office:value-type="float" office:value="20421" table:style-name="ce132">
            <text:p><text:s text:c="3"/>20,421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81" table:style-name="ce132">
            <text:p><text:s text:c="3"/>481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0972" table:style-name="ce132">
            <text:p><text:s text:c="3"/>20,972</text:p>
          </table:table-cell>
          <table:table-cell office:value-type="float" office:value="20168" table:style-name="ce132">
            <text:p><text:s text:c="3"/>20,168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68" table:style-name="ce132">
            <text:p><text:s text:c="3"/>468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53" table:style-name="ce132">
            <text:p><text:s text:c="3"/>25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 table:style-name="ce44"/>
        </table:table-row>
        <table:table-row table:style-name="ro7" table:visibility="collapse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0570" table:style-name="ce132">
            <text:p><text:s text:c="3"/>10,570</text:p>
          </table:table-cell>
          <table:table-cell office:value-type="float" office:value="10301" table:style-name="ce132">
            <text:p><text:s text:c="3"/>10,301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9" table:style-name="ce132">
            <text:p><text:s text:c="3"/>159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4" table:style-name="ce13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0668" table:style-name="ce132">
            <text:p><text:s text:c="3"/>10,668</text:p>
          </table:table-cell>
          <table:table-cell office:value-type="float" office:value="10120" table:style-name="ce132">
            <text:p><text:s text:c="3"/>10,120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73" table:style-name="ce132">
            <text:p><text:s text:c="3"/>273</text:p>
          </table:table-cell>
          <table:table-cell office:value-type="float" office:value="222" table:style-name="ce132">
            <text:p><text:s text:c="3"/>222</text:p>
          </table:table-cell>
          <table:table-cell office:value-type="float" office:value="51" table:style-name="ce132">
            <text:p><text:s text:c="3"/>51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9942" table:style-name="ce132">
            <text:p><text:s text:c="3"/>9,942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178" table:style-name="ce132">
            <text:p><text:s text:c="3"/>1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5420" table:style-name="ce136">
            <text:p><text:s text:c="3"/>15,420</text:p>
          </table:table-cell>
          <table:table-cell office:value-type="float" office:value="14642" table:style-name="ce136">
            <text:p><text:s text:c="3"/>14,642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5162" table:style-name="ce136">
            <text:p><text:s text:c="3"/>15,162</text:p>
          </table:table-cell>
          <table:table-cell office:value-type="float" office:value="14390" table:style-name="ce136">
            <text:p><text:s text:c="3"/>14,39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77" table:style-name="ce136">
            <text:p><text:s text:c="3"/>477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2" table:style-name="ce136">
            <text:p><text:s text:c="3"/>25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7">
            <text:p><text:s text:c="3"/>5</text:p>
          </table:table-cell>
          <table:table-cell table:number-columns-repeated="16358" table:style-name="ce44"/>
        </table:table-row>
        <table:table-row table:style-name="ro7" table:visibility="collapse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7663" table:style-name="ce132">
            <text:p><text:s text:c="3"/>7,663</text:p>
          </table:table-cell>
          <table:table-cell office:value-type="float" office:value="7358" table:style-name="ce132">
            <text:p><text:s text:c="3"/>7,358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5" table:style-name="ce132">
            <text:p><text:s text:c="3"/>24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7757" table:style-name="ce132">
            <text:p><text:s text:c="3"/>7,757</text:p>
          </table:table-cell>
          <table:table-cell office:value-type="float" office:value="7284" table:style-name="ce132">
            <text:p><text:s text:c="3"/>7,284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110" table:style-name="ce132">
            <text:p><text:s text:c="3"/>7,110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0852" table:style-name="ce136">
            <text:p><text:s text:c="3"/>20,852</text:p>
          </table:table-cell>
          <table:table-cell office:value-type="float" office:value="19952" table:style-name="ce136">
            <text:p><text:s text:c="3"/>19,952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98" table:style-name="ce136">
            <text:p><text:s text:c="3"/>598</text:p>
          </table:table-cell>
          <table:table-cell office:value-type="float" office:value="314" table:style-name="ce136">
            <text:p><text:s text:c="3"/>314</text:p>
          </table:table-cell>
          <table:table-cell office:value-type="float" office:value="284" table:style-name="ce136">
            <text:p><text:s text:c="3"/>284</text:p>
          </table:table-cell>
          <table:table-cell office:value-type="float" office:value="20548" table:style-name="ce136">
            <text:p><text:s text:c="3"/>20,548</text:p>
          </table:table-cell>
          <table:table-cell office:value-type="float" office:value="19656" table:style-name="ce136">
            <text:p><text:s text:c="3"/>19,656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92" table:style-name="ce136">
            <text:p><text:s text:c="3"/>592</text:p>
          </table:table-cell>
          <table:table-cell office:value-type="float" office:value="313" table:style-name="ce136">
            <text:p><text:s text:c="3"/>313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304" table:style-name="ce136">
            <text:p><text:s text:c="3"/>304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10376" table:style-name="ce132">
            <text:p><text:s text:c="3"/>10,376</text:p>
          </table:table-cell>
          <table:table-cell office:value-type="float" office:value="10023" table:style-name="ce132">
            <text:p><text:s text:c="3"/>10,023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39"/>
          <table:table-cell office:value-type="string" table:style-name="ce140">
            <text:p>女</text:p>
          </table:table-cell>
          <table:table-cell office:value-type="float" office:value="10476" table:style-name="ce141">
            <text:p><text:s text:c="3"/>10,476</text:p>
          </table:table-cell>
          <table:table-cell office:value-type="float" office:value="9929" table:style-name="ce141">
            <text:p><text:s text:c="3"/>9,929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327" table:style-name="ce141">
            <text:p><text:s text:c="3"/>327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61" table:style-name="ce141">
            <text:p><text:s text:c="3"/>61</text:p>
          </table:table-cell>
          <table:table-cell office:value-type="float" office:value="10274" table:style-name="ce141">
            <text:p><text:s text:c="3"/>10,274</text:p>
          </table:table-cell>
          <table:table-cell office:value-type="float" office:value="9730" table:style-name="ce141">
            <text:p><text:s text:c="3"/>9,730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324" table:style-name="ce141">
            <text:p><text:s text:c="3"/>324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59" table:style-name="ce141">
            <text:p><text:s text:c="3"/>59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094" table:style-name="ce136">
            <text:p><text:s text:c="3"/>15,094</text:p>
          </table:table-cell>
          <table:table-cell office:value-type="float" office:value="14313" table:style-name="ce136">
            <text:p><text:s text:c="3"/>14,31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14832" table:style-name="ce136">
            <text:p><text:s text:c="3"/>14,832</text:p>
          </table:table-cell>
          <table:table-cell office:value-type="float" office:value="14058" table:style-name="ce136">
            <text:p><text:s text:c="3"/>14,05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262" table:style-name="ce136">
            <text:p><text:s text:c="3"/>262</text:p>
          </table:table-cell>
          <table:table-cell office:value-type="float" office:value="255" table:style-name="ce136">
            <text:p><text:s text:c="3"/>25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7510" table:style-name="ce132">
            <text:p><text:s text:c="3"/>7,510</text:p>
          </table:table-cell>
          <table:table-cell office:value-type="float" office:value="7236" table:style-name="ce132">
            <text:p><text:s text:c="3"/>7,23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584" table:style-name="ce132">
            <text:p><text:s text:c="3"/>7,584</text:p>
          </table:table-cell>
          <table:table-cell office:value-type="float" office:value="7077" table:style-name="ce132">
            <text:p><text:s text:c="3"/>7,077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8" table:style-name="ce132">
            <text:p><text:s text:c="3"/>298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6912" table:style-name="ce132">
            <text:p><text:s text:c="3"/>6,912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5" table:style-name="ce132">
            <text:p><text:s text:c="3"/>295</text:p>
          </table:table-cell>
          <table:table-cell office:value-type="float" office:value="247" table:style-name="ce132">
            <text:p><text:s text:c="3"/>24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165" table:style-name="ce132">
            <text:p><text:s text:c="3"/>16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5268" table:style-name="ce136">
            <text:p><text:s text:c="3"/>25,268</text:p>
          </table:table-cell>
          <table:table-cell office:value-type="float" office:value="24459" table:style-name="ce136">
            <text:p><text:s text:c="3"/>24,459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07" table:style-name="ce136">
            <text:p><text:s text:c="3"/>507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26" table:style-name="ce136">
            <text:p><text:s text:c="3"/>226</text:p>
          </table:table-cell>
          <table:table-cell office:value-type="float" office:value="24814" table:style-name="ce136">
            <text:p><text:s text:c="3"/>24,814</text:p>
          </table:table-cell>
          <table:table-cell office:value-type="float" office:value="24015" table:style-name="ce136">
            <text:p><text:s text:c="3"/>24,015</text:p>
          </table:table-cell>
          <table:table-cell office:value-type="float" office:value="301" table:style-name="ce136">
            <text:p><text:s text:c="3"/>301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1" table:style-name="ce136">
            <text:p><text:s text:c="3"/>81</text:p>
          </table:table-cell>
          <table:table-cell office:value-type="float" office:value="498" table:style-name="ce136">
            <text:p><text:s text:c="3"/>498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17" table:style-name="ce136">
            <text:p><text:s text:c="3"/>217</text:p>
          </table:table-cell>
          <table:table-cell office:value-type="float" office:value="454" table:style-name="ce136">
            <text:p><text:s text:c="3"/>454</text:p>
          </table:table-cell>
          <table:table-cell office:value-type="float" office:value="444" table:style-name="ce136">
            <text:p><text:s text:c="3"/>44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2533" table:style-name="ce132">
            <text:p><text:s text:c="3"/>12,533</text:p>
          </table:table-cell>
          <table:table-cell office:value-type="float" office:value="12247" table:style-name="ce132">
            <text:p><text:s text:c="3"/>12,247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0" table:style-name="ce132">
            <text:p><text:s text:c="3"/>180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73" table:style-name="ce132">
            <text:p><text:s text:c="3"/>173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2735" table:style-name="ce141">
            <text:p><text:s text:c="3"/>12,735</text:p>
          </table:table-cell>
          <table:table-cell office:value-type="float" office:value="12212" table:style-name="ce141">
            <text:p><text:s text:c="3"/>12,212</text:p>
          </table:table-cell>
          <table:table-cell office:value-type="float" office:value="233" table:style-name="ce141">
            <text:p><text:s text:c="3"/>233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0" table:style-name="ce141">
            <text:p><text:s text:c="3"/>29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1886" table:style-name="ce132">
            <text:p><text:s text:c="3"/>11,886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88" table:style-name="ce132">
            <text:p><text:s text:c="3"/>288</text:p>
          </table:table-cell>
          <table:table-cell office:value-type="float" office:value="244" table:style-name="ce132">
            <text:p><text:s text:c="3"/>24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28" table:style-name="ce132">
            <text:p><text:s text:c="3"/>328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954" table:style-name="ce136">
            <text:p><text:s text:c="3"/>15,954</text:p>
          </table:table-cell>
          <table:table-cell office:value-type="float" office:value="15376" table:style-name="ce136">
            <text:p><text:s text:c="3"/>15,376</text:p>
          </table:table-cell>
          <table:table-cell office:value-type="float" office:value="168" table:style-name="ce136">
            <text:p><text:s text:c="3"/>168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4" table:style-name="ce136">
            <text:p><text:s text:c="3"/>74</text:p>
          </table:table-cell>
          <table:table-cell office:value-type="float" office:value="410" table:style-name="ce136">
            <text:p><text:s text:c="3"/>410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200" table:style-name="ce136">
            <text:p><text:s text:c="3"/>200</text:p>
          </table:table-cell>
          <table:table-cell office:value-type="float" office:value="15676" table:style-name="ce136">
            <text:p><text:s text:c="3"/>15,676</text:p>
          </table:table-cell>
          <table:table-cell office:value-type="float" office:value="15102" table:style-name="ce136">
            <text:p><text:s text:c="3"/>15,102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2" table:style-name="ce136">
            <text:p><text:s text:c="3"/>72</text:p>
          </table:table-cell>
          <table:table-cell office:value-type="float" office:value="408" table:style-name="ce136">
            <text:p><text:s text:c="3"/>408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198" table:style-name="ce136">
            <text:p><text:s text:c="3"/>19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74" table:style-name="ce136">
            <text:p><text:s text:c="3"/>27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7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7694" table:style-name="ce132">
            <text:p><text:s text:c="3"/>7,694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4" table:style-name="ce132">
            <text:p><text:s text:c="3"/>144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8042" table:style-name="ce141">
            <text:p><text:s text:c="3"/>8,042</text:p>
          </table:table-cell>
          <table:table-cell office:value-type="float" office:value="7682" table:style-name="ce141">
            <text:p><text:s text:c="3"/>7,682</text:p>
          </table:table-cell>
          <table:table-cell office:value-type="float" office:value="121" table:style-name="ce141">
            <text:p><text:s text:c="3"/>12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56" table:style-name="ce141">
            <text:p><text:s text:c="3"/>56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479" table:style-name="ce132">
            <text:p><text:s text:c="3"/>7,479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04" table:style-name="ce132">
            <text:p><text:s text:c="3"/>204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6550" table:style-name="ce136">
            <text:p><text:s text:c="3"/>16,550</text:p>
          </table:table-cell>
          <table:table-cell office:value-type="float" office:value="16036" table:style-name="ce136">
            <text:p><text:s text:c="3"/>16,03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62" table:style-name="ce136">
            <text:p><text:s text:c="3"/>362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3" table:style-name="ce136">
            <text:p><text:s text:c="3"/>193</text:p>
          </table:table-cell>
          <table:table-cell office:value-type="float" office:value="16306" table:style-name="ce136">
            <text:p><text:s text:c="3"/>16,306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59" table:style-name="ce136">
            <text:p><text:s text:c="3"/>359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0" table:style-name="ce136">
            <text:p><text:s text:c="3"/>190</text:p>
          </table:table-cell>
          <table:table-cell office:value-type="float" office:value="244" table:style-name="ce136">
            <text:p><text:s text:c="3"/>244</text:p>
          </table:table-cell>
          <table:table-cell office:value-type="float" office:value="241" table:style-name="ce136">
            <text:p><text:s text:c="3"/>24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7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23" table:style-name="ce132">
            <text:p><text:s text:c="3"/>8,223</text:p>
          </table:table-cell>
          <table:table-cell office:value-type="float" office:value="7991" table:style-name="ce132">
            <text:p><text:s text:c="3"/>7,991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153" table:style-name="ce13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48" table:style-name="ce132">
            <text:p><text:s text:c="3"/>148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40">
            <text:p>女</text:p>
          </table:table-cell>
          <table:table-cell office:value-type="float" office:value="8327" table:style-name="ce141">
            <text:p><text:s text:c="3"/>8,327</text:p>
          </table:table-cell>
          <table:table-cell office:value-type="float" office:value="8045" table:style-name="ce141">
            <text:p><text:s text:c="3"/>8,045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9" table:style-name="ce141">
            <text:p><text:s text:c="3"/>179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8153" table:style-name="ce141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8546" table:style-name="ce136">
            <text:p><text:s text:c="3"/>8,546</text:p>
          </table:table-cell>
          <table:table-cell office:value-type="float" office:value="8196" table:style-name="ce136">
            <text:p><text:s text:c="3"/>8,196</text:p>
          </table:table-cell>
          <table:table-cell office:value-type="float" office:value="102" table:style-name="ce136">
            <text:p><text:s text:c="3"/>102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248" table:style-name="ce136">
            <text:p><text:s text:c="3"/>248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8324" table:style-name="ce104">
            <text:p><text:s text:c="3"/>8,324</text:p>
          </table:table-cell>
          <table:table-cell office:value-type="float" office:value="7981" table:style-name="ce136">
            <text:p><text:s text:c="3"/>7,981</text:p>
          </table:table-cell>
          <table:table-cell office:value-type="float" office:value="98" table:style-name="ce136">
            <text:p><text:s text:c="3"/>9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49" table:style-name="ce136">
            <text:p><text:s text:c="3"/>149</text:p>
          </table:table-cell>
          <table:table-cell office:value-type="float" office:value="222" table:style-name="ce136">
            <text:p><text:s text:c="3"/>222</text:p>
          </table:table-cell>
          <table:table-cell office:value-type="float" office:value="215" table:style-name="ce136">
            <text:p><text:s text:c="3"/>215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7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08" table:style-name="ce132">
            <text:p><text:s text:c="3"/>4,208</text:p>
          </table:table-cell>
          <table:table-cell office:value-type="float" office:value="4048" table:style-name="ce132">
            <text:p><text:s text:c="3"/>4,048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4162" table:style-name="ce107">
            <text:p><text:s text:c="3"/>4,162</text:p>
          </table:table-cell>
          <table:table-cell office:value-type="float" office:value="4005" table:style-name="ce132">
            <text:p><text:s text:c="3"/>4,00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4338" table:style-name="ce141">
            <text:p><text:s text:c="3"/>4,338</text:p>
          </table:table-cell>
          <table:table-cell office:value-type="float" office:value="4148" table:style-name="ce141">
            <text:p><text:s text:c="3"/>4,148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116" table:style-name="ce141">
            <text:p><text:s text:c="3"/>11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4162" table:style-name="ce107">
            <text:p><text:s text:c="3"/>4,162</text:p>
          </table:table-cell>
          <table:table-cell office:value-type="float" office:value="3976" table:style-name="ce141">
            <text:p><text:s text:c="3"/>3,976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0054" table:style-name="ce136">
            <text:p><text:s text:c="3"/>20,054</text:p>
          </table:table-cell>
          <table:table-cell office:value-type="float" office:value="19590" table:style-name="ce136">
            <text:p><text:s text:c="3"/>19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164" table:style-name="ce136">
            <text:p><text:s text:c="3"/>164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19716" table:style-name="ce104">
            <text:p><text:s text:c="3"/>19,716</text:p>
          </table:table-cell>
          <table:table-cell office:value-type="float" office:value="19252" table:style-name="ce136">
            <text:p><text:s text:c="3"/>19,252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164" table:style-name="ce136">
            <text:p><text:s text:c="3"/>164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338" table:style-name="ce136">
            <text:p><text:s text:c="3"/>338</text:p>
          </table:table-cell>
          <table:table-cell office:value-type="float" office:value="338" table:style-name="ce136">
            <text:p><text:s text:c="3"/>33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9932" table:style-name="ce132">
            <text:p><text:s text:c="3"/>9,932</text:p>
          </table:table-cell>
          <table:table-cell office:value-type="float" office:value="9744" table:style-name="ce132">
            <text:p><text:s text:c="3"/>9,744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9858" table:style-name="ce107">
            <text:p><text:s text:c="3"/>9,858</text:p>
          </table:table-cell>
          <table:table-cell office:value-type="float" office:value="9670" table:style-name="ce132">
            <text:p><text:s text:c="3"/>9,670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10122" table:style-name="ce141">
            <text:p><text:s text:c="3"/>10,122</text:p>
          </table:table-cell>
          <table:table-cell office:value-type="float" office:value="9846" table:style-name="ce141">
            <text:p><text:s text:c="3"/>9,846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9858" table:style-name="ce107">
            <text:p><text:s text:c="3"/>9,858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2612" table:style-name="ce136">
            <text:p><text:s text:c="3"/>22,612</text:p>
          </table:table-cell>
          <table:table-cell office:value-type="float" office:value="22009" table:style-name="ce136">
            <text:p><text:s text:c="3"/>22,009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54" table:style-name="ce136">
            <text:p><text:s text:c="3"/>54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215" table:style-name="ce136">
            <text:p><text:s text:c="3"/>215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22312" table:style-name="ce104">
            <text:p><text:s text:c="3"/>22,312</text:p>
          </table:table-cell>
          <table:table-cell office:value-type="float" office:value="21714" table:style-name="ce136">
            <text:p><text:s text:c="3"/>21,714</text:p>
          </table:table-cell>
          <table:table-cell office:value-type="float" office:value="205" table:style-name="ce136">
            <text:p><text:s text:c="3"/>205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393" table:style-name="ce136">
            <text:p><text:s text:c="3"/>393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80" table:style-name="ce136">
            <text:p><text:s text:c="3"/>180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7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250" table:style-name="ce132">
            <text:p><text:s text:c="3"/>11,250</text:p>
          </table:table-cell>
          <table:table-cell office:value-type="float" office:value="11020" table:style-name="ce132">
            <text:p><text:s text:c="3"/>11,02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84" table:style-name="ce132">
            <text:p><text:s text:c="3"/>18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11156" table:style-name="ce107">
            <text:p><text:s text:c="3"/>11,156</text:p>
          </table:table-cell>
          <table:table-cell office:value-type="float" office:value="10928" table:style-name="ce132">
            <text:p><text:s text:c="3"/>10,928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1362" table:style-name="ce141">
            <text:p><text:s text:c="3"/>11,362</text:p>
          </table:table-cell>
          <table:table-cell office:value-type="float" office:value="10989" table:style-name="ce141">
            <text:p><text:s text:c="3"/>10,989</text:p>
          </table:table-cell>
          <table:table-cell office:value-type="float" office:value="160" table:style-name="ce141">
            <text:p><text:s text:c="3"/>160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213" table:style-name="ce141">
            <text:p><text:s text:c="3"/>213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11156" table:style-name="ce114">
            <text:p><text:s text:c="3"/>11,15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159" table:style-name="ce141">
            <text:p><text:s text:c="3"/>159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11" table:style-name="ce141">
            <text:p><text:s text:c="3"/>211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06" table:style-name="ce141">
            <text:p><text:s text:c="3"/>206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2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45"/>
          <table:table-cell office:value-type="string" table:style-name="ce146">
            <text:p>計</text:p>
          </table:table-cell>
          <table:table-cell office:value-type="float" office:value="21362" table:style-name="ce136">
            <text:p><text:s text:c="3"/>21,362</text:p>
          </table:table-cell>
          <table:table-cell office:value-type="float" office:value="20581" table:style-name="ce136">
            <text:p><text:s text:c="3"/>20,581</text:p>
          </table:table-cell>
          <table:table-cell office:value-type="float" office:value="299" table:style-name="ce136">
            <text:p><text:s text:c="3"/>299</text:p>
          </table:table-cell>
          <table:table-cell office:value-type="float" office:value="222" table:style-name="ce136">
            <text:p><text:s text:c="3"/>2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242" table:style-name="ce136">
            <text:p><text:s text:c="3"/>242</text:p>
          </table:table-cell>
          <table:table-cell office:value-type="float" office:value="240" table:style-name="ce136">
            <text:p><text:s text:c="3"/>240</text:p>
          </table:table-cell>
          <table:table-cell office:value-type="float" office:value="21022" table:style-name="ce111">
            <text:p><text:s text:c="3"/>21,022</text:p>
          </table:table-cell>
          <table:table-cell office:value-type="float" office:value="20249" table:style-name="ce132">
            <text:p><text:s text:c="3"/>20,249</text:p>
          </table:table-cell>
          <table:table-cell office:value-type="float" office:value="298" table:style-name="ce132">
            <text:p><text:s text:c="3"/>298</text:p>
          </table:table-cell>
          <table:table-cell office:value-type="float" office:value="222" table:style-name="ce132">
            <text:p><text:s text:c="3"/>222</text:p>
          </table:table-cell>
          <table:table-cell office:value-type="float" office:value="76" table:style-name="ce132">
            <text:p><text:s text:c="3"/>76</text:p>
          </table:table-cell>
          <table:table-cell office:value-type="float" office:value="475" table:style-name="ce132">
            <text:p><text:s text:c="3"/>475</text:p>
          </table:table-cell>
          <table:table-cell office:value-type="float" office:value="242" table:style-name="ce132">
            <text:p><text:s text:c="3"/>242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340" table:style-name="ce132">
            <text:p><text:s text:c="3"/>340</text:p>
          </table:table-cell>
          <table:table-cell office:value-type="float" office:value="332" table:style-name="ce132">
            <text:p><text:s text:c="3"/>33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spanned="1" table:number-rows-spanned="3" table:style-name="ce147"/>
          <table:table-cell table:number-columns-repeated="16357"/>
        </table:table-row>
        <table:table-row table:style-name="ro7">
          <table:table-cell office:value-type="string" table:style-name="ce138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0597" table:style-name="ce132">
            <text:p><text:s text:c="3"/>10,597</text:p>
          </table:table-cell>
          <table:table-cell office:value-type="float" office:value="10306" table:style-name="ce132">
            <text:p><text:s text:c="3"/>10,306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226" table:style-name="ce132">
            <text:p><text:s text:c="3"/>22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0511" table:style-name="ce107">
            <text:p><text:s text:c="3"/>10,511</text:p>
          </table:table-cell>
          <table:table-cell office:value-type="float" office:value="10227" table:style-name="ce132">
            <text:p><text:s text:c="3"/>10,227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covered-table-cell/>
          <table:table-cell table:number-columns-repeated="16357"/>
        </table:table-row>
        <table:table-row table:style-name="ro9">
          <table:table-cell table:style-name="ce109"/>
          <table:table-cell office:value-type="string" table:style-name="ce144">
            <text:p>女</text:p>
          </table:table-cell>
          <table:table-cell office:value-type="float" office:value="10765" table:style-name="ce141">
            <text:p><text:s text:c="3"/>10,765</text:p>
          </table:table-cell>
          <table:table-cell office:value-type="float" office:value="10275" table:style-name="ce141">
            <text:p><text:s text:c="3"/>10,275</text:p>
          </table:table-cell>
          <table:table-cell office:value-type="float" office:value="234" table:style-name="ce141">
            <text:p><text:s text:c="3"/>234</text:p>
          </table:table-cell>
          <table:table-cell office:value-type="float" office:value="189" table:style-name="ce141">
            <text:p><text:s text:c="3"/>189</text:p>
          </table:table-cell>
          <table:table-cell office:value-type="float" office:value="45" table:style-name="ce141">
            <text:p><text:s text:c="3"/>45</text:p>
          </table:table-cell>
          <table:table-cell office:value-type="float" office:value="256" table:style-name="ce141">
            <text:p><text:s text:c="3"/>256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10511" table:style-name="ce107">
            <text:p><text:s text:c="3"/>10,511</text:p>
          </table:table-cell>
          <table:table-cell office:value-type="float" office:value="10022" table:style-name="ce132">
            <text:p><text:s text:c="3"/>10,022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54" table:style-name="ce132">
            <text:p><text:s text:c="3"/>254</text:p>
          </table:table-cell>
          <table:table-cell office:value-type="float" office:value="253" table:style-name="ce132">
            <text:p><text:s text:c="3"/>25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6262" table:style-name="ce136">
            <text:p><text:s text:c="3"/>26,262</text:p>
          </table:table-cell>
          <table:table-cell office:value-type="float" office:value="25470" table:style-name="ce136">
            <text:p><text:s text:c="3"/>25,470</text:p>
          </table:table-cell>
          <table:table-cell office:value-type="float" office:value="321" table:style-name="ce136">
            <text:p><text:s text:c="3"/>321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471" table:style-name="ce136">
            <text:p><text:s text:c="3"/>471</text:p>
          </table:table-cell>
          <table:table-cell office:value-type="float" office:value="231" table:style-name="ce136">
            <text:p><text:s text:c="3"/>231</text:p>
          </table:table-cell>
          <table:table-cell office:value-type="float" office:value="240" table:style-name="ce136">
            <text:p><text:s text:c="3"/>240</text:p>
          </table:table-cell>
          <table:table-cell office:value-type="float" office:value="25816" table:style-name="ce104">
            <text:p><text:s text:c="3"/>25,816</text:p>
          </table:table-cell>
          <table:table-cell office:value-type="float" office:value="25032" table:style-name="ce136">
            <text:p><text:s text:c="3"/>25,032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464" table:style-name="ce136">
            <text:p><text:s text:c="3"/>464</text:p>
          </table:table-cell>
          <table:table-cell office:value-type="float" office:value="231" table:style-name="ce136">
            <text:p><text:s text:c="3"/>231</text:p>
          </table:table-cell>
          <table:table-cell office:value-type="float" office:value="233" table:style-name="ce136">
            <text:p><text:s text:c="3"/>233</text:p>
          </table:table-cell>
          <table:table-cell office:value-type="float" office:value="446" table:style-name="ce136">
            <text:p><text:s text:c="3"/>446</text:p>
          </table:table-cell>
          <table:table-cell office:value-type="float" office:value="438" table:style-name="ce136">
            <text:p><text:s text:c="3"/>43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number-columns-spanned="1" table:number-rows-spanned="3" table:style-name="ce147"/>
          <table:table-cell table:number-columns-repeated="16357"/>
        </table:table-row>
        <table:table-row table:style-name="ro7">
          <table:table-cell office:value-type="string" table:style-name="ce138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3046" table:style-name="ce132">
            <text:p><text:s text:c="3"/>13,046</text:p>
          </table:table-cell>
          <table:table-cell office:value-type="float" office:value="12737" table:style-name="ce132">
            <text:p><text:s text:c="3"/>12,737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2908" table:style-name="ce107">
            <text:p><text:s text:c="3"/>12,908</text:p>
          </table:table-cell>
          <table:table-cell office:value-type="float" office:value="12605" table:style-name="ce132">
            <text:p><text:s text:c="3"/>12,605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covered-table-cell/>
          <table:table-cell table:number-columns-repeated="16357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3216" table:style-name="ce141">
            <text:p><text:s text:c="3"/>13,216</text:p>
          </table:table-cell>
          <table:table-cell office:value-type="float" office:value="12733" table:style-name="ce141">
            <text:p><text:s text:c="3"/>12,733</text:p>
          </table:table-cell>
          <table:table-cell office:value-type="float" office:value="250" table:style-name="ce141">
            <text:p><text:s text:c="3"/>250</text:p>
          </table:table-cell>
          <table:table-cell office:value-type="float" office:value="193" table:style-name="ce141">
            <text:p><text:s text:c="3"/>193</text:p>
          </table:table-cell>
          <table:table-cell office:value-type="float" office:value="57" table:style-name="ce141">
            <text:p><text:s text:c="3"/>57</text:p>
          </table:table-cell>
          <table:table-cell office:value-type="float" office:value="233" table:style-name="ce141">
            <text:p><text:s text:c="3"/>233</text:p>
          </table:table-cell>
          <table:table-cell office:value-type="float" office:value="187" table:style-name="ce141">
            <text:p><text:s text:c="3"/>187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12908" table:style-name="ce114">
            <text:p><text:s text:c="3"/>12,908</text:p>
          </table:table-cell>
          <table:table-cell office:value-type="float" office:value="12427" table:style-name="ce141">
            <text:p><text:s text:c="3"/>12,427</text:p>
          </table:table-cell>
          <table:table-cell office:value-type="float" office:value="250" table:style-name="ce141">
            <text:p><text:s text:c="3"/>250</text:p>
          </table:table-cell>
          <table:table-cell office:value-type="float" office:value="193" table:style-name="ce141">
            <text:p><text:s text:c="3"/>193</text:p>
          </table:table-cell>
          <table:table-cell office:value-type="float" office:value="57" table:style-name="ce141">
            <text:p><text:s text:c="3"/>57</text:p>
          </table:table-cell>
          <table:table-cell office:value-type="float" office:value="231" table:style-name="ce141">
            <text:p><text:s text:c="3"/>231</text:p>
          </table:table-cell>
          <table:table-cell office:value-type="float" office:value="187" table:style-name="ce141">
            <text:p><text:s text:c="3"/>187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08" table:style-name="ce141">
            <text:p><text:s text:c="3"/>308</text:p>
          </table:table-cell>
          <table:table-cell office:value-type="float" office:value="306" table:style-name="ce141">
            <text:p><text:s text:c="3"/>30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5">
            <text:p>111年</text:p>
            <text:p>截至3月止</text:p>
          </table:table-cell>
          <table:table-cell office:value-type="string" table:style-name="ce127">
            <text:p>計</text:p>
          </table:table-cell>
          <table:table-cell office:value-type="float" office:value="60676" table:style-name="ce92">
            <text:p><text:s text:c="3"/>60,676</text:p>
          </table:table-cell>
          <table:table-cell office:value-type="float" office:value="58255" table:style-name="ce92">
            <text:p><text:s text:c="3"/>58,255</text:p>
          </table:table-cell>
          <table:table-cell office:value-type="float" office:value="970" table:style-name="ce92">
            <text:p><text:s text:c="3"/>970</text:p>
          </table:table-cell>
          <table:table-cell office:value-type="float" office:value="713" table:style-name="ce92">
            <text:p><text:s text:c="3"/>713</text:p>
          </table:table-cell>
          <table:table-cell office:value-type="float" office:value="257" table:style-name="ce92">
            <text:p><text:s text:c="3"/>257</text:p>
          </table:table-cell>
          <table:table-cell office:value-type="float" office:value="1451" table:style-name="ce92">
            <text:p><text:s text:c="3"/>1,451</text:p>
          </table:table-cell>
          <table:table-cell office:value-type="float" office:value="711" table:style-name="ce92">
            <text:p><text:s text:c="3"/>711</text:p>
          </table:table-cell>
          <table:table-cell office:value-type="float" office:value="740" table:style-name="ce92">
            <text:p><text:s text:c="3"/>740</text:p>
          </table:table-cell>
          <table:table-cell office:value-type="float" office:value="59526" table:style-name="ce92">
            <text:p><text:s text:c="3"/>59,526</text:p>
          </table:table-cell>
          <table:table-cell office:value-type="float" office:value="57134" table:style-name="ce92">
            <text:p><text:s text:c="3"/>57,134</text:p>
          </table:table-cell>
          <table:table-cell office:value-type="float" office:value="962" table:style-name="ce92">
            <text:p><text:s text:c="3"/>962</text:p>
          </table:table-cell>
          <table:table-cell office:value-type="float" office:value="711" table:style-name="ce92">
            <text:p><text:s text:c="3"/>711</text:p>
          </table:table-cell>
          <table:table-cell office:value-type="float" office:value="251" table:style-name="ce92">
            <text:p><text:s text:c="3"/>251</text:p>
          </table:table-cell>
          <table:table-cell office:value-type="float" office:value="1430" table:style-name="ce92">
            <text:p><text:s text:c="3"/>1,430</text:p>
          </table:table-cell>
          <table:table-cell office:value-type="float" office:value="707" table:style-name="ce92">
            <text:p><text:s text:c="3"/>707</text:p>
          </table:table-cell>
          <table:table-cell office:value-type="float" office:value="723" table:style-name="ce92">
            <text:p><text:s text:c="3"/>723</text:p>
          </table:table-cell>
          <table:table-cell office:value-type="float" office:value="1150" table:style-name="ce92">
            <text:p><text:s text:c="3"/>1,150</text:p>
          </table:table-cell>
          <table:table-cell office:value-type="float" office:value="1121" table:style-name="ce92">
            <text:p><text:s text:c="3"/>1,121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7" table:style-name="ce94">
            <text:p><text:s text:c="3"/>17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30065" table:style-name="ce92">
            <text:p><text:s text:c="3"/>30,065</text:p>
          </table:table-cell>
          <table:table-cell office:value-type="float" office:value="29127" table:style-name="ce92">
            <text:p><text:s text:c="3"/>29,127</text:p>
          </table:table-cell>
          <table:table-cell office:value-type="float" office:value="207" table:style-name="ce92">
            <text:p><text:s text:c="3"/>207</text:p>
          </table:table-cell>
          <table:table-cell office:value-type="float" office:value="108" table:style-name="ce92">
            <text:p><text:s text:c="3"/>108</text:p>
          </table:table-cell>
          <table:table-cell office:value-type="float" office:value="99" table:style-name="ce92">
            <text:p><text:s text:c="3"/>99</text:p>
          </table:table-cell>
          <table:table-cell office:value-type="float" office:value="731" table:style-name="ce92">
            <text:p><text:s text:c="3"/>731</text:p>
          </table:table-cell>
          <table:table-cell office:value-type="float" office:value="134" table:style-name="ce92">
            <text:p><text:s text:c="3"/>134</text:p>
          </table:table-cell>
          <table:table-cell office:value-type="float" office:value="597" table:style-name="ce92">
            <text:p><text:s text:c="3"/>597</text:p>
          </table:table-cell>
          <table:table-cell office:value-type="float" office:value="29763" table:style-name="ce92">
            <text:p><text:s text:c="3"/>29,763</text:p>
          </table:table-cell>
          <table:table-cell office:value-type="float" office:value="28841" table:style-name="ce92">
            <text:p><text:s text:c="3"/>28,841</text:p>
          </table:table-cell>
          <table:table-cell office:value-type="float" office:value="205" table:style-name="ce92">
            <text:p><text:s text:c="3"/>205</text:p>
          </table:table-cell>
          <table:table-cell office:value-type="float" office:value="108" table:style-name="ce92">
            <text:p><text:s text:c="3"/>108</text:p>
          </table:table-cell>
          <table:table-cell office:value-type="float" office:value="97" table:style-name="ce92">
            <text:p><text:s text:c="3"/>97</text:p>
          </table:table-cell>
          <table:table-cell office:value-type="float" office:value="717" table:style-name="ce92">
            <text:p><text:s text:c="3"/>717</text:p>
          </table:table-cell>
          <table:table-cell office:value-type="float" office:value="133" table:style-name="ce92">
            <text:p><text:s text:c="3"/>133</text:p>
          </table:table-cell>
          <table:table-cell office:value-type="float" office:value="584" table:style-name="ce92">
            <text:p><text:s text:c="3"/>584</text:p>
          </table:table-cell>
          <table:table-cell office:value-type="float" office:value="302" table:style-name="ce92">
            <text:p><text:s text:c="3"/>302</text:p>
          </table:table-cell>
          <table:table-cell office:value-type="float" office:value="286" table:style-name="ce92">
            <text:p><text:s text:c="3"/>28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3" table:style-name="ce94">
            <text:p><text:s text:c="3"/>13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0611" table:style-name="ce96">
            <text:p><text:s text:c="3"/>30,611</text:p>
          </table:table-cell>
          <table:table-cell office:value-type="float" office:value="29128" table:style-name="ce96">
            <text:p><text:s text:c="3"/>29,128</text:p>
          </table:table-cell>
          <table:table-cell office:value-type="float" office:value="763" table:style-name="ce96">
            <text:p><text:s text:c="3"/>763</text:p>
          </table:table-cell>
          <table:table-cell office:value-type="float" office:value="605" table:style-name="ce96">
            <text:p><text:s text:c="3"/>605</text:p>
          </table:table-cell>
          <table:table-cell office:value-type="float" office:value="158" table:style-name="ce96">
            <text:p><text:s text:c="3"/>158</text:p>
          </table:table-cell>
          <table:table-cell office:value-type="float" office:value="720" table:style-name="ce96">
            <text:p><text:s text:c="3"/>720</text:p>
          </table:table-cell>
          <table:table-cell office:value-type="float" office:value="577" table:style-name="ce96">
            <text:p><text:s text:c="3"/>577</text:p>
          </table:table-cell>
          <table:table-cell office:value-type="float" office:value="143" table:style-name="ce96">
            <text:p><text:s text:c="3"/>143</text:p>
          </table:table-cell>
          <table:table-cell office:value-type="float" office:value="29763" table:style-name="ce96">
            <text:p><text:s text:c="3"/>29,763</text:p>
          </table:table-cell>
          <table:table-cell office:value-type="float" office:value="28293" table:style-name="ce96">
            <text:p><text:s text:c="3"/>28,293</text:p>
          </table:table-cell>
          <table:table-cell office:value-type="float" office:value="757" table:style-name="ce96">
            <text:p><text:s text:c="3"/>757</text:p>
          </table:table-cell>
          <table:table-cell office:value-type="float" office:value="603" table:style-name="ce96">
            <text:p><text:s text:c="3"/>603</text:p>
          </table:table-cell>
          <table:table-cell office:value-type="float" office:value="154" table:style-name="ce96">
            <text:p><text:s text:c="3"/>154</text:p>
          </table:table-cell>
          <table:table-cell office:value-type="float" office:value="713" table:style-name="ce96">
            <text:p><text:s text:c="3"/>713</text:p>
          </table:table-cell>
          <table:table-cell office:value-type="float" office:value="574" table:style-name="ce96">
            <text:p><text:s text:c="3"/>574</text:p>
          </table:table-cell>
          <table:table-cell office:value-type="float" office:value="139" table:style-name="ce96">
            <text:p><text:s text:c="3"/>139</text:p>
          </table:table-cell>
          <table:table-cell office:value-type="float" office:value="848" table:style-name="ce96">
            <text:p><text:s text:c="3"/>848</text:p>
          </table:table-cell>
          <table:table-cell office:value-type="float" office:value="835" table:style-name="ce96">
            <text:p><text:s text:c="3"/>835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" table:style-name="ce98">
            <text:p><text:s text:c="3"/>4</text:p>
          </table:table-cell>
          <table:table-cell table:style-name="ce128"/>
          <table:table-cell table:number-columns-repeated="16357"/>
        </table:table-row>
        <table:table-row table:style-name="ro7">
          <table:table-cell table:style-name="ce130"/>
          <table:table-cell office:value-type="string" table:style-name="ce131">
            <text:p>計</text:p>
          </table:table-cell>
          <table:table-cell office:value-type="float" office:value="22378" table:style-name="ce132">
            <text:p><text:s text:c="3"/>22,378</text:p>
          </table:table-cell>
          <table:table-cell office:value-type="float" office:value="21515" table:style-name="ce132">
            <text:p><text:s text:c="3"/>21,515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290" table:style-name="ce132">
            <text:p><text:s text:c="3"/>290</text:p>
          </table:table-cell>
          <table:table-cell office:value-type="float" office:value="99" table:style-name="ce132">
            <text:p><text:s text:c="3"/>99</text:p>
          </table:table-cell>
          <table:table-cell office:value-type="float" office:value="474" table:style-name="ce132">
            <text:p><text:s text:c="3"/>474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22054" table:style-name="ce132">
            <text:p><text:s text:c="3"/>22,054</text:p>
          </table:table-cell>
          <table:table-cell office:value-type="float" office:value="21199" table:style-name="ce132">
            <text:p><text:s text:c="3"/>21,199</text:p>
          </table:table-cell>
          <table:table-cell office:value-type="float" office:value="387" table:style-name="ce132">
            <text:p><text:s text:c="3"/>387</text:p>
          </table:table-cell>
          <table:table-cell office:value-type="float" office:value="290" table:style-name="ce132">
            <text:p><text:s text:c="3"/>290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468" table:style-name="ce132">
            <text:p><text:s text:c="3"/>468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324" table:style-name="ce132">
            <text:p><text:s text:c="3"/>324</text:p>
          </table:table-cell>
          <table:table-cell office:value-type="float" office:value="316" table:style-name="ce132">
            <text:p><text:s text:c="3"/>31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1117" table:style-name="ce132">
            <text:p><text:s text:c="3"/>11,117</text:p>
          </table:table-cell>
          <table:table-cell office:value-type="float" office:value="10799" table:style-name="ce132">
            <text:p><text:s text:c="3"/>10,799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11027" table:style-name="ce132">
            <text:p><text:s text:c="3"/>11,027</text:p>
          </table:table-cell>
          <table:table-cell office:value-type="float" office:value="10713" table:style-name="ce132">
            <text:p><text:s text:c="3"/>10,713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1261" table:style-name="ce132">
            <text:p><text:s text:c="3"/>11,261</text:p>
          </table:table-cell>
          <table:table-cell office:value-type="float" office:value="10716" table:style-name="ce132">
            <text:p><text:s text:c="3"/>10,716</text:p>
          </table:table-cell>
          <table:table-cell office:value-type="float" office:value="306" table:style-name="ce132">
            <text:p><text:s text:c="3"/>306</text:p>
          </table:table-cell>
          <table:table-cell office:value-type="float" office:value="246" table:style-name="ce132">
            <text:p><text:s text:c="3"/>246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11027" table:style-name="ce132">
            <text:p><text:s text:c="3"/>11,027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304" table:style-name="ce132">
            <text:p><text:s text:c="3"/>304</text:p>
          </table:table-cell>
          <table:table-cell office:value-type="float" office:value="246" table:style-name="ce132">
            <text:p><text:s text:c="3"/>246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230" table:style-name="ce132">
            <text:p><text:s text:c="3"/>23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7280" table:style-name="ce136">
            <text:p><text:s text:c="3"/>17,280</text:p>
          </table:table-cell>
          <table:table-cell office:value-type="float" office:value="16582" table:style-name="ce136">
            <text:p><text:s text:c="3"/>16,582</text:p>
          </table:table-cell>
          <table:table-cell office:value-type="float" office:value="280" table:style-name="ce136">
            <text:p><text:s text:c="3"/>280</text:p>
          </table:table-cell>
          <table:table-cell office:value-type="float" office:value="211" table:style-name="ce136">
            <text:p><text:s text:c="3"/>211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418" table:style-name="ce136">
            <text:p><text:s text:c="3"/>418</text:p>
          </table:table-cell>
          <table:table-cell office:value-type="float" office:value="194" table:style-name="ce136">
            <text:p><text:s text:c="3"/>194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16886" table:style-name="ce136">
            <text:p><text:s text:c="3"/>16,886</text:p>
          </table:table-cell>
          <table:table-cell office:value-type="float" office:value="16195" table:style-name="ce136">
            <text:p><text:s text:c="3"/>16,195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11" table:style-name="ce136">
            <text:p><text:s text:c="3"/>211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413" table:style-name="ce136">
            <text:p><text:s text:c="3"/>413</text:p>
          </table:table-cell>
          <table:table-cell office:value-type="float" office:value="194" table:style-name="ce136">
            <text:p><text:s text:c="3"/>194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394" table:style-name="ce136">
            <text:p><text:s text:c="3"/>394</text:p>
          </table:table-cell>
          <table:table-cell office:value-type="float" office:value="387" table:style-name="ce136">
            <text:p><text:s text:c="3"/>387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7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8541" table:style-name="ce132">
            <text:p><text:s text:c="3"/>8,541</text:p>
          </table:table-cell>
          <table:table-cell office:value-type="float" office:value="8267" table:style-name="ce132">
            <text:p><text:s text:c="3"/>8,267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218" table:style-name="ce132">
            <text:p><text:s text:c="3"/>21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8443" table:style-name="ce132">
            <text:p><text:s text:c="3"/>8,443</text:p>
          </table:table-cell>
          <table:table-cell office:value-type="float" office:value="8176" table:style-name="ce132">
            <text:p><text:s text:c="3"/>8,176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13" table:style-name="ce132">
            <text:p><text:s text:c="3"/>213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98" table:style-name="ce132">
            <text:p><text:s text:c="3"/>98</text:p>
          </table:table-cell>
          <table:table-cell office:value-type="float" office:value="91" table:style-name="ce132">
            <text:p><text:s text:c="3"/>9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8739" table:style-name="ce132">
            <text:p><text:s text:c="3"/>8,739</text:p>
          </table:table-cell>
          <table:table-cell office:value-type="float" office:value="8315" table:style-name="ce132">
            <text:p><text:s text:c="3"/>8,315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8443" table:style-name="ce132">
            <text:p><text:s text:c="3"/>8,443</text:p>
          </table:table-cell>
          <table:table-cell office:value-type="float" office:value="8019" table:style-name="ce132">
            <text:p><text:s text:c="3"/>8,019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1018" table:style-name="ce136">
            <text:p><text:s text:c="3"/>21,018</text:p>
          </table:table-cell>
          <table:table-cell office:value-type="float" office:value="20158" table:style-name="ce136">
            <text:p><text:s text:c="3"/>20,158</text:p>
          </table:table-cell>
          <table:table-cell office:value-type="float" office:value="301" table:style-name="ce136">
            <text:p><text:s text:c="3"/>301</text:p>
          </table:table-cell>
          <table:table-cell office:value-type="float" office:value="212" table:style-name="ce136">
            <text:p><text:s text:c="3"/>212</text:p>
          </table:table-cell>
          <table:table-cell office:value-type="float" office:value="89" table:style-name="ce136">
            <text:p><text:s text:c="3"/>89</text:p>
          </table:table-cell>
          <table:table-cell office:value-type="float" office:value="559" table:style-name="ce136">
            <text:p><text:s text:c="3"/>559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0586" table:style-name="ce136">
            <text:p><text:s text:c="3"/>20,586</text:p>
          </table:table-cell>
          <table:table-cell office:value-type="float" office:value="19740" table:style-name="ce136">
            <text:p><text:s text:c="3"/>19,740</text:p>
          </table:table-cell>
          <table:table-cell office:value-type="float" office:value="297" table:style-name="ce136">
            <text:p><text:s text:c="3"/>297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87" table:style-name="ce136">
            <text:p><text:s text:c="3"/>87</text:p>
          </table:table-cell>
          <table:table-cell office:value-type="float" office:value="549" table:style-name="ce136">
            <text:p><text:s text:c="3"/>549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270" table:style-name="ce136">
            <text:p><text:s text:c="3"/>270</text:p>
          </table:table-cell>
          <table:table-cell office:value-type="float" office:value="432" table:style-name="ce136">
            <text:p><text:s text:c="3"/>432</text:p>
          </table:table-cell>
          <table:table-cell office:value-type="float" office:value="418" table:style-name="ce136">
            <text:p><text:s text:c="3"/>41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" table:style-name="ce133">
            <text:p><text:s text:c="3"/>8</text:p>
          </table:table-cell>
          <table:table-cell table:number-columns-spanned="1" table:number-rows-spanned="3" table:style-name="ce147"/>
          <table:table-cell table:number-columns-repeated="16357"/>
        </table:table-row>
        <table:table-row table:style-name="ro7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10407" table:style-name="ce132">
            <text:p><text:s text:c="3"/>10,407</text:p>
          </table:table-cell>
          <table:table-cell office:value-type="float" office:value="10061" table:style-name="ce132">
            <text:p><text:s text:c="3"/>10,061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78" table:style-name="ce132">
            <text:p><text:s text:c="3"/>278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0293" table:style-name="ce132">
            <text:p><text:s text:c="3"/>10,293</text:p>
          </table:table-cell>
          <table:table-cell office:value-type="float" office:value="9952" table:style-name="ce132">
            <text:p><text:s text:c="3"/>9,952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73" table:style-name="ce132">
            <text:p><text:s text:c="3"/>273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14" table:style-name="ce132">
            <text:p><text:s text:c="3"/>114</text:p>
          </table:table-cell>
          <table:table-cell office:value-type="float" office:value="109" table:style-name="ce132">
            <text:p><text:s text:c="3"/>10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covered-table-cell/>
          <table:table-cell table:number-columns-repeated="16357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611" table:style-name="ce132">
            <text:p><text:s text:c="3"/>10,611</text:p>
          </table:table-cell>
          <table:table-cell office:value-type="float" office:value="10097" table:style-name="ce132">
            <text:p><text:s text:c="3"/>10,097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0" table:style-name="ce132">
            <text:p><text:s text:c="3"/>180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228" table:style-name="ce132">
            <text:p><text:s text:c="3"/>228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10293" table:style-name="ce132">
            <text:p><text:s text:c="3"/>10,293</text:p>
          </table:table-cell>
          <table:table-cell office:value-type="float" office:value="9788" table:style-name="ce132">
            <text:p><text:s text:c="3"/>9,788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178" table:style-name="ce132">
            <text:p><text:s text:c="3"/>178</text:p>
          </table:table-cell>
          <table:table-cell office:value-type="float" office:value="51" table:style-name="ce132">
            <text:p><text:s text:c="3"/>51</text:p>
          </table:table-cell>
          <table:table-cell office:value-type="float" office:value="276" table:style-name="ce132">
            <text:p><text:s text:c="3"/>276</text:p>
          </table:table-cell>
          <table:table-cell office:value-type="float" office:value="226" table:style-name="ce132">
            <text:p><text:s text:c="3"/>226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318" table:style-name="ce132">
            <text:p><text:s text:c="3"/>318</text:p>
          </table:table-cell>
          <table:table-cell office:value-type="float" office:value="309" table:style-name="ce132">
            <text:p><text:s text:c="3"/>30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3">
            <text:p><text:s text:c="3"/>3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3">
            <text:p>較上年同月　　増減 (%)<text:s/></text:p>
          </table:table-cell>
          <table:table-cell office:value-type="string" table:style-name="ce149">
            <text:p>計</text:p>
          </table:table-cell>
          <table:table-cell office:value-type="float" office:value="0.7960867063111452" table:style-name="ce150">
            <text:p>0.80</text:p>
          </table:table-cell>
          <table:table-cell office:value-type="float" office:value="1.032477947072975" table:style-name="ce150">
            <text:p>1.03</text:p>
          </table:table-cell>
          <table:table-cell office:value-type="float" office:value="-0.33112582781456956" table:style-name="ce150">
            <text:p>–0.33</text:p>
          </table:table-cell>
          <table:table-cell office:value-type="float" office:value="2.912621359223301" table:style-name="ce150">
            <text:p>2.91</text:p>
          </table:table-cell>
          <table:table-cell office:value-type="float" office:value="-7.291666666666667" table:style-name="ce150">
            <text:p>–7.29</text:p>
          </table:table-cell>
          <table:table-cell office:value-type="float" office:value="-6.5217391304347823" table:style-name="ce150">
            <text:p>–6.52</text:p>
          </table:table-cell>
          <table:table-cell office:value-type="float" office:value="-10.509554140127388" table:style-name="ce150">
            <text:p>–10.51</text:p>
          </table:table-cell>
          <table:table-cell office:value-type="float" office:value="-2.112676056338028" table:style-name="ce150">
            <text:p>–2.11</text:p>
          </table:table-cell>
          <table:table-cell office:value-type="float" office:value="0.18493284017909287" table:style-name="ce150">
            <text:p>0.18</text:p>
          </table:table-cell>
          <table:table-cell office:value-type="float" office:value="0.42735042735042739" table:style-name="ce150">
            <text:p>0.43</text:p>
          </table:table-cell>
          <table:table-cell office:value-type="float" office:value="-1" table:style-name="ce150">
            <text:p>–1.00</text:p>
          </table:table-cell>
          <table:table-cell office:value-type="float" office:value="1.9417475728155338" table:style-name="ce150">
            <text:p>1.94</text:p>
          </table:table-cell>
          <table:table-cell office:value-type="float" office:value="-7.4468085106382977" table:style-name="ce150">
            <text:p>–7.45</text:p>
          </table:table-cell>
          <table:table-cell office:value-type="float" office:value="-7.2635135135135132" table:style-name="ce150">
            <text:p>–7.26</text:p>
          </table:table-cell>
          <table:table-cell office:value-type="float" office:value="-10.862619808306709" table:style-name="ce150">
            <text:p>–10.86</text:p>
          </table:table-cell>
          <table:table-cell office:value-type="float" office:value="-3.225806451612903" table:style-name="ce150">
            <text:p>–3.23</text:p>
          </table:table-cell>
          <table:table-cell office:value-type="float" office:value="42.105263157894733" table:style-name="ce150">
            <text:p>42.11</text:p>
          </table:table-cell>
          <table:table-cell office:value-type="float" office:value="41.216216216216218" table:style-name="ce150">
            <text:p>41.22</text:p>
          </table:table-cell>
          <table:table-cell office:value-type="float" office:value="100" table:style-name="ce150">
            <text:p>100.00</text:p>
          </table:table-cell>
          <table:table-cell office:value-type="string" table:style-name="ce150">
            <text:p>--</text:p>
          </table:table-cell>
          <table:table-cell office:value-type="float" office:value="0" table:style-name="ce150">
            <text:p>—</text:p>
          </table:table-cell>
          <table:table-cell office:value-type="float" office:value="66.666666666666657" table:style-name="ce150">
            <text:p>66.67</text:p>
          </table:table-cell>
          <table:table-cell office:value-type="float" office:value="100" table:style-name="ce150">
            <text:p>100.00</text:p>
          </table:table-cell>
          <table:table-cell office:value-type="float" office:value="60" table:style-name="ce150">
            <text:p>60.00</text:p>
          </table:table-cell>
          <table:table-cell table:number-columns-spanned="1" table:number-rows-spanned="6" table:style-name="ce151"/>
          <table:table-cell table:number-columns-repeated="16357" table:style-name="ce152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0.29876638396299154" table:style-name="ce153">
            <text:p>0.30</text:p>
          </table:table-cell>
          <table:table-cell office:value-type="float" office:value="0.37912800558714954" table:style-name="ce153">
            <text:p>0.38</text:p>
          </table:table-cell>
          <table:table-cell office:value-type="float" office:value="-17.073170731707318" table:style-name="ce153">
            <text:p>–17.07</text:p>
          </table:table-cell>
          <table:table-cell office:value-type="float" office:value="0" table:style-name="ce153">
            <text:p>—</text:p>
          </table:table-cell>
          <table:table-cell office:value-type="float" office:value="-28.000000000000004" table:style-name="ce153">
            <text:p>–28.00</text:p>
          </table:table-cell>
          <table:table-cell office:value-type="float" office:value="2.5830258302583027" table:style-name="ce153">
            <text:p>2.58</text:p>
          </table:table-cell>
          <table:table-cell office:value-type="float" office:value="10.416666666666668" table:style-name="ce153">
            <text:p>10.42</text:p>
          </table:table-cell>
          <table:table-cell office:value-type="float" office:value="0.89686098654708524" table:style-name="ce153">
            <text:p>0.90</text:p>
          </table:table-cell>
          <table:table-cell office:value-type="float" office:value="0.18493284017909287" table:style-name="ce153">
            <text:p>0.18</text:p>
          </table:table-cell>
          <table:table-cell office:value-type="float" office:value="0.26193834374370339" table:style-name="ce153">
            <text:p>0.26</text:p>
          </table:table-cell>
          <table:table-cell office:value-type="float" office:value="-15" table:style-name="ce153">
            <text:p>–15.00</text:p>
          </table:table-cell>
          <table:table-cell office:value-type="float" office:value="0" table:style-name="ce153">
            <text:p>—</text:p>
          </table:table-cell>
          <table:table-cell office:value-type="float" office:value="-25" table:style-name="ce153">
            <text:p>–25.00</text:p>
          </table:table-cell>
          <table:table-cell office:value-type="float" office:value="1.8656716417910446" table:style-name="ce153">
            <text:p>1.87</text:p>
          </table:table-cell>
          <table:table-cell office:value-type="float" office:value="10.416666666666668" table:style-name="ce153">
            <text:p>10.42</text:p>
          </table:table-cell>
          <table:table-cell office:value-type="float" office:value="0" table:style-name="ce153">
            <text:p>—</text:p>
          </table:table-cell>
          <table:table-cell office:value-type="float" office:value="11.76470588235294" table:style-name="ce153">
            <text:p>11.76</text:p>
          </table:table-cell>
          <table:table-cell office:value-type="float" office:value="12.371134020618557" table:style-name="ce153">
            <text:p>12.37</text:p>
          </table:table-cell>
          <table:table-cell office:value-type="float" office:value="-100" table:style-name="ce153">
            <text:p>–100.00</text:p>
          </table:table-cell>
          <table:table-cell office:value-type="string" table:style-name="ce153">
            <text:p>--</text:p>
          </table:table-cell>
          <table:table-cell office:value-type="float" office:value="-100" table:style-name="ce153">
            <text:p>–100.00</text:p>
          </table:table-cell>
          <table:table-cell office:value-type="float" office:value="66.666666666666657" table:style-name="ce153">
            <text:p>66.67</text:p>
          </table:table-cell>
          <table:table-cell office:value-type="string" table:style-name="ce153">
            <text:p>--</text:p>
          </table:table-cell>
          <table:table-cell office:value-type="float" office:value="66.666666666666657" table:style-name="ce154">
            <text:p>66.67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1.2886597938144329" table:style-name="ce156">
            <text:p>1.29</text:p>
          </table:table-cell>
          <table:table-cell office:value-type="float" office:value="1.69201329439017" table:style-name="ce156">
            <text:p>1.69</text:p>
          </table:table-cell>
          <table:table-cell office:value-type="float" office:value="5.9090909090909092" table:style-name="ce156">
            <text:p>5.91</text:p>
          </table:table-cell>
          <table:table-cell office:value-type="float" office:value="3.4482758620689653" table:style-name="ce156">
            <text:p>3.45</text:p>
          </table:table-cell>
          <table:table-cell office:value-type="float" office:value="15.217391304347828" table:style-name="ce156">
            <text:p>15.22</text:p>
          </table:table-cell>
          <table:table-cell office:value-type="float" office:value="-14.067278287461773" table:style-name="ce156">
            <text:p>–14.07</text:p>
          </table:table-cell>
          <table:table-cell office:value-type="float" office:value="-14.285714285714285" table:style-name="ce156">
            <text:p>–14.29</text:p>
          </table:table-cell>
          <table:table-cell office:value-type="float" office:value="-13.114754098360656" table:style-name="ce156">
            <text:p>–13.11</text:p>
          </table:table-cell>
          <table:table-cell office:value-type="float" office:value="0.18493284017909287" table:style-name="ce156">
            <text:p>0.18</text:p>
          </table:table-cell>
          <table:table-cell office:value-type="float" office:value="0.59609455292908531" table:style-name="ce156">
            <text:p>0.60</text:p>
          </table:table-cell>
          <table:table-cell office:value-type="float" office:value="4.0909090909090908" table:style-name="ce156">
            <text:p>4.09</text:p>
          </table:table-cell>
          <table:table-cell office:value-type="float" office:value="2.2988505747126435" table:style-name="ce156">
            <text:p>2.30</text:p>
          </table:table-cell>
          <table:table-cell office:value-type="float" office:value="10.869565217391305" table:style-name="ce156">
            <text:p>10.87</text:p>
          </table:table-cell>
          <table:table-cell office:value-type="float" office:value="-14.814814814814813" table:style-name="ce156">
            <text:p>–14.81</text:p>
          </table:table-cell>
          <table:table-cell office:value-type="float" office:value="-14.716981132075471" table:style-name="ce156">
            <text:p>–14.72</text:p>
          </table:table-cell>
          <table:table-cell office:value-type="float" office:value="-15.254237288135593" table:style-name="ce156">
            <text:p>–15.25</text:p>
          </table:table-cell>
          <table:table-cell office:value-type="float" office:value="57.42574257425742" table:style-name="ce156">
            <text:p>57.43</text:p>
          </table:table-cell>
          <table:table-cell office:value-type="float" office:value="55.276381909547737" table:style-name="ce156">
            <text:p>55.28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66.666666666666657" table:style-name="ce156">
            <text:p>66.67</text:p>
          </table:table-cell>
          <table:table-cell office:value-type="float" office:value="100" table:style-name="ce156">
            <text:p>100.00</text:p>
          </table:table-cell>
          <table:table-cell office:value-type="float" office:value="50" table:style-name="ce156">
            <text:p>5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4">
            <text:p>較上月 <text:s text:c="2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21.631944444444446" table:style-name="ce159">
            <text:p>21.63</text:p>
          </table:table-cell>
          <table:table-cell office:value-type="float" office:value="21.565553009287179" table:style-name="ce159">
            <text:p>21.57</text:p>
          </table:table-cell>
          <table:table-cell office:value-type="float" office:value="7.5" table:style-name="ce159">
            <text:p>7.50</text:p>
          </table:table-cell>
          <table:table-cell office:value-type="float" office:value="0.47393364928909953" table:style-name="ce159">
            <text:p>0.47</text:p>
          </table:table-cell>
          <table:table-cell office:value-type="float" office:value="28.985507246376812" table:style-name="ce159">
            <text:p>28.99</text:p>
          </table:table-cell>
          <table:table-cell office:value-type="float" office:value="33.732057416267942" table:style-name="ce159">
            <text:p>33.73</text:p>
          </table:table-cell>
          <table:table-cell office:value-type="float" office:value="44.845360824742272" table:style-name="ce159">
            <text:p>44.85</text:p>
          </table:table-cell>
          <table:table-cell office:value-type="float" office:value="24.107142857142858" table:style-name="ce159">
            <text:p>24.11</text:p>
          </table:table-cell>
          <table:table-cell office:value-type="float" office:value="21.911642781002012" table:style-name="ce159">
            <text:p>21.91</text:p>
          </table:table-cell>
          <table:table-cell office:value-type="float" office:value="21.889472059277555" table:style-name="ce159">
            <text:p>21.89</text:p>
          </table:table-cell>
          <table:table-cell office:value-type="float" office:value="6.8345323741007196" table:style-name="ce159">
            <text:p>6.83</text:p>
          </table:table-cell>
          <table:table-cell office:value-type="float" office:value="-0.47393364928909953" table:style-name="ce159">
            <text:p>–0.47</text:p>
          </table:table-cell>
          <table:table-cell office:value-type="float" office:value="29.850746268656714" table:style-name="ce159">
            <text:p>29.85</text:p>
          </table:table-cell>
          <table:table-cell office:value-type="float" office:value="32.929782082324458" table:style-name="ce159">
            <text:p>32.93</text:p>
          </table:table-cell>
          <table:table-cell office:value-type="float" office:value="43.814432989690722" table:style-name="ce159">
            <text:p>43.81</text:p>
          </table:table-cell>
          <table:table-cell office:value-type="float" office:value="23.287671232876711" table:style-name="ce159">
            <text:p>23.29</text:p>
          </table:table-cell>
          <table:table-cell office:value-type="float" office:value="9.6446700507614214" table:style-name="ce159">
            <text:p>9.64</text:p>
          </table:table-cell>
          <table:table-cell office:value-type="float" office:value="8.0103359173126609" table:style-name="ce159">
            <text:p>8.01</text:p>
          </table:table-cell>
          <table:table-cell office:value-type="float" office:value="100" table:style-name="ce159">
            <text:p>100.00</text:p>
          </table:table-cell>
          <table:table-cell office:value-type="string" table:style-name="ce159">
            <text:p>--</text:p>
          </table:table-cell>
          <table:table-cell office:value-type="float" office:value="0" table:style-name="ce159">
            <text:p>—</text:p>
          </table:table-cell>
          <table:table-cell office:value-type="float" office:value="100" table:style-name="ce159">
            <text:p>100.00</text:p>
          </table:table-cell>
          <table:table-cell office:value-type="string" table:style-name="ce159">
            <text:p>--</text:p>
          </table:table-cell>
          <table:table-cell office:value-type="float" office:value="60" table:style-name="ce159">
            <text:p>6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21.847558833860205" table:style-name="ce160">
            <text:p>21.85</text:p>
          </table:table-cell>
          <table:table-cell office:value-type="float" office:value="21.700737873472846" table:style-name="ce160">
            <text:p>21.70</text:p>
          </table:table-cell>
          <table:table-cell office:value-type="float" office:value="21.428571428571427" table:style-name="ce160">
            <text:p>21.43</text:p>
          </table:table-cell>
          <table:table-cell office:value-type="float" office:value="0" table:style-name="ce160">
            <text:p>—</text:p>
          </table:table-cell>
          <table:table-cell office:value-type="float" office:value="50" table:style-name="ce160">
            <text:p>50.00</text:p>
          </table:table-cell>
          <table:table-cell office:value-type="float" office:value="27.522935779816514" table:style-name="ce160">
            <text:p>27.52</text:p>
          </table:table-cell>
          <table:table-cell office:value-type="float" office:value="35.897435897435898" table:style-name="ce160">
            <text:p>35.90</text:p>
          </table:table-cell>
          <table:table-cell office:value-type="float" office:value="25.69832402234637" table:style-name="ce160">
            <text:p>25.70</text:p>
          </table:table-cell>
          <table:table-cell office:value-type="float" office:value="21.911642781002012" table:style-name="ce160">
            <text:p>21.91</text:p>
          </table:table-cell>
          <table:table-cell office:value-type="float" office:value="21.722113502935418" table:style-name="ce160">
            <text:p>21.72</text:p>
          </table:table-cell>
          <table:table-cell office:value-type="float" office:value="25.925925925925924" table:style-name="ce160">
            <text:p>25.93</text:p>
          </table:table-cell>
          <table:table-cell office:value-type="float" office:value="0" table:style-name="ce160">
            <text:p>—</text:p>
          </table:table-cell>
          <table:table-cell office:value-type="float" office:value="63.636363636363633" table:style-name="ce160">
            <text:p>63.64</text:p>
          </table:table-cell>
          <table:table-cell office:value-type="float" office:value="28.169014084507044" table:style-name="ce160">
            <text:p>28.17</text:p>
          </table:table-cell>
          <table:table-cell office:value-type="float" office:value="35.897435897435898" table:style-name="ce160">
            <text:p>35.90</text:p>
          </table:table-cell>
          <table:table-cell office:value-type="float" office:value="26.436781609195403" table:style-name="ce160">
            <text:p>26.44</text:p>
          </table:table-cell>
          <table:table-cell office:value-type="float" office:value="16.326530612244898" table:style-name="ce160">
            <text:p>16.33</text:p>
          </table:table-cell>
          <table:table-cell office:value-type="float" office:value="19.780219780219781" table:style-name="ce160">
            <text:p>19.78</text:p>
          </table:table-cell>
          <table:table-cell office:value-type="float" office:value="-100" table:style-name="ce160">
            <text:p>–100.00</text:p>
          </table:table-cell>
          <table:table-cell office:value-type="string" table:style-name="ce160">
            <text:p>--</text:p>
          </table:table-cell>
          <table:table-cell office:value-type="float" office:value="-100" table:style-name="ce160">
            <text:p>–100.00</text:p>
          </table:table-cell>
          <table:table-cell office:value-type="float" office:value="0" table:style-name="ce160">
            <text:p>—</text:p>
          </table:table-cell>
          <table:table-cell office:value-type="string" table:style-name="ce160">
            <text:p>--</text:p>
          </table:table-cell>
          <table:table-cell office:value-type="float" office:value="0" table:style-name="ce161">
            <text:p>—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2">
            <text:p>女</text:p>
          </table:table-cell>
          <table:table-cell office:value-type="float" office:value="21.421215242018537" table:style-name="ce156">
            <text:p>21.42</text:p>
          </table:table-cell>
          <table:table-cell office:value-type="float" office:value="21.431148526758868" table:style-name="ce156">
            <text:p>21.43</text:p>
          </table:table-cell>
          <table:table-cell office:value-type="float" office:value="4.0178571428571432" table:style-name="ce156">
            <text:p>4.02</text:p>
          </table:table-cell>
          <table:table-cell office:value-type="float" office:value="0.55865921787709494" table:style-name="ce156">
            <text:p>0.56</text:p>
          </table:table-cell>
          <table:table-cell office:value-type="float" office:value="17.777777777777779" table:style-name="ce156">
            <text:p>17.78</text:p>
          </table:table-cell>
          <table:table-cell office:value-type="float" office:value="40.5" table:style-name="ce156">
            <text:p>40.50</text:p>
          </table:table-cell>
          <table:table-cell office:value-type="float" office:value="47.096774193548384" table:style-name="ce156">
            <text:p>47.10</text:p>
          </table:table-cell>
          <table:table-cell office:value-type="float" office:value="17.777777777777779" table:style-name="ce156">
            <text:p>17.78</text:p>
          </table:table-cell>
          <table:table-cell office:value-type="float" office:value="21.911642781002012" table:style-name="ce156">
            <text:p>21.91</text:p>
          </table:table-cell>
          <table:table-cell office:value-type="float" office:value="22.060107245292432" table:style-name="ce156">
            <text:p>22.06</text:p>
          </table:table-cell>
          <table:table-cell office:value-type="float" office:value="2.2321428571428572" table:style-name="ce156">
            <text:p>2.23</text:p>
          </table:table-cell>
          <table:table-cell office:value-type="float" office:value="-0.55865921787709494" table:style-name="ce156">
            <text:p>–0.56</text:p>
          </table:table-cell>
          <table:table-cell office:value-type="float" office:value="13.333333333333334" table:style-name="ce156">
            <text:p>13.33</text:p>
          </table:table-cell>
          <table:table-cell office:value-type="float" office:value="38" table:style-name="ce156">
            <text:p>38.00</text:p>
          </table:table-cell>
          <table:table-cell office:value-type="float" office:value="45.806451612903224" table:style-name="ce156">
            <text:p>45.81</text:p>
          </table:table-cell>
          <table:table-cell office:value-type="float" office:value="11.111111111111111" table:style-name="ce156">
            <text:p>11.11</text:p>
          </table:table-cell>
          <table:table-cell office:value-type="float" office:value="7.4324324324324325" table:style-name="ce156">
            <text:p>7.43</text:p>
          </table:table-cell>
          <table:table-cell office:value-type="float" office:value="4.3918918918918921" table:style-name="ce156">
            <text:p>4.39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65"/>
          <table:table-cell table:number-columns-repeated="2" table:style-name="ce166"/>
          <table:table-cell table:style-name="ce167"/>
          <table:table-cell table:number-columns-repeated="3" table:style-name="ce166"/>
          <table:table-cell table:number-columns-repeated="12" table:style-name="ce44"/>
          <table:table-cell office:value-type="string" table:style-name="ce167">
            <text:p>內政部戶政司編製</text:p>
          </table:table-cell>
          <table:table-cell table:number-columns-repeated="16358" table:style-name="ce44"/>
        </table:table-row>
        <table:table-row table:style-name="ro5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4.表內列有「－」者表示無數字，「0.00」表示未滿百分之0.005。</text:p>
          </table:table-cell>
          <table:table-cell table:number-columns-repeated="20" table:style-name="ce44"/>
          <table:table-cell table:style-name="ce164"/>
          <table:table-cell table:number-columns-repeated="16362"/>
        </table:table-row>
        <table:table-row table:style-name="ro5">
          <table:table-cell office:value-type="string" table:style-name="ce168">
            <text:p><text:s text:c="6"/>5.相同性別2人之結婚資料係自108年5月24日起統計。</text:p>
          </table:table-cell>
          <table:table-cell table:number-columns-repeated="16383" table:style-name="ce44"/>
        </table:table-row>
        <table:table-row table:style-name="ro10">
          <table:table-cell table:style-name="ce170"/>
          <table:table-cell table:number-columns-repeated="16383" table:style-name="ce44"/>
        </table:table-row>
        <table:table-row table:number-rows-repeated="1048365" table:style-name="ro10">
          <table:table-cell table:number-columns-repeated="16384"/>
        </table:table-row>
        <table:named-expressions>
          <table:named-range table:name="Print_Area" table:cell-range-address="08結-年月別.$A$1:08結-年月別.$Z$210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71"/>
          <table:table-cell table:number-columns-repeated="2" table:style-name="ce172"/>
          <table:table-cell table:number-columns-repeated="2"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style-name="ce2"/>
          <table:table-cell office:value-type="string" table:style-name="ce171">
            <text:p>中華民國111年3月份</text:p>
          </table:table-cell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71"/>
          <table:table-cell table:number-columns-repeated="2" table:style-name="ce172"/>
          <table:table-cell table:style-name="ce171"/>
          <table:table-cell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office:value-type="string" table:style-name="ce173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301">
            <text:p>性<text:span text:style-name="T1"><text:s/></text:span>別</text:p>
          </table:table-cell>
          <table:table-cell office:value-type="string" table:number-columns-spanned="8" table:number-rows-spanned="1" table:style-name="ce30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75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1">
            <text:p>總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合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6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21018" table:style-name="ce56">
            <text:p><text:s text:c="3"/>21,018</text:p>
          </table:table-cell>
          <table:table-cell office:value-type="float" office:value="20158" table:style-name="ce56">
            <text:p><text:s text:c="3"/>20,158</text:p>
          </table:table-cell>
          <table:table-cell office:value-type="float" office:value="301" table:style-name="ce56">
            <text:p><text:s text:c="3"/>301</text:p>
          </table:table-cell>
          <table:table-cell office:value-type="float" office:value="212" table:style-name="ce56">
            <text:p><text:s text:c="3"/>212</text:p>
          </table:table-cell>
          <table:table-cell office:value-type="float" office:value="89" table:style-name="ce56">
            <text:p><text:s text:c="3"/>89</text:p>
          </table:table-cell>
          <table:table-cell office:value-type="float" office:value="559" table:style-name="ce56">
            <text:p><text:s text:c="3"/>559</text:p>
          </table:table-cell>
          <table:table-cell office:value-type="float" office:value="281" table:style-name="ce56">
            <text:p><text:s text:c="3"/>281</text:p>
          </table:table-cell>
          <table:table-cell office:value-type="float" office:value="278" table:style-name="ce56">
            <text:p><text:s text:c="3"/>278</text:p>
          </table:table-cell>
          <table:table-cell office:value-type="float" office:value="20586" table:style-name="ce56">
            <text:p><text:s text:c="3"/>20,586</text:p>
          </table:table-cell>
          <table:table-cell office:value-type="float" office:value="19740" table:style-name="ce84">
            <text:p><text:s text:c="3"/>19,740</text:p>
          </table:table-cell>
          <table:table-cell office:value-type="float" office:value="297" table:style-name="ce84">
            <text:p><text:s text:c="3"/>297</text:p>
          </table:table-cell>
          <table:table-cell office:value-type="float" office:value="210" table:style-name="ce84">
            <text:p><text:s text:c="3"/>210</text:p>
          </table:table-cell>
          <table:table-cell office:value-type="float" office:value="87" table:style-name="ce84">
            <text:p><text:s text:c="3"/>87</text:p>
          </table:table-cell>
          <table:table-cell office:value-type="float" office:value="549" table:style-name="ce84">
            <text:p><text:s text:c="3"/>549</text:p>
          </table:table-cell>
          <table:table-cell office:value-type="float" office:value="279" table:style-name="ce84">
            <text:p><text:s text:c="3"/>279</text:p>
          </table:table-cell>
          <table:table-cell office:value-type="float" office:value="270" table:style-name="ce84">
            <text:p><text:s text:c="3"/>270</text:p>
          </table:table-cell>
          <table:table-cell office:value-type="float" office:value="432" table:style-name="ce56">
            <text:p><text:s text:c="3"/>432</text:p>
          </table:table-cell>
          <table:table-cell office:value-type="float" office:value="418" table:style-name="ce84">
            <text:p><text:s text:c="3"/>418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8" table:style-name="ce178">
            <text:p><text:s text:c="3"/>8</text:p>
          </table:table-cell>
          <table:table-cell table:number-columns-repeated="25" table:style-name="ce179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0407" table:style-name="ce39">
            <text:p><text:s text:c="3"/>10,407</text:p>
          </table:table-cell>
          <table:table-cell office:value-type="float" office:value="10061" table:style-name="ce39">
            <text:p><text:s text:c="3"/>10,061</text:p>
          </table:table-cell>
          <table:table-cell office:value-type="float" office:value="68" table:style-name="ce39">
            <text:p><text:s text:c="3"/>68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278" table:style-name="ce39">
            <text:p><text:s text:c="3"/>278</text:p>
          </table:table-cell>
          <table:table-cell office:value-type="float" office:value="53" table:style-name="ce39">
            <text:p><text:s text:c="3"/>53</text:p>
          </table:table-cell>
          <table:table-cell office:value-type="float" office:value="225" table:style-name="ce39">
            <text:p><text:s text:c="3"/>225</text:p>
          </table:table-cell>
          <table:table-cell office:value-type="float" office:value="10293" table:style-name="ce39">
            <text:p><text:s text:c="3"/>10,293</text:p>
          </table:table-cell>
          <table:table-cell office:value-type="float" office:value="9952" table:style-name="ce42">
            <text:p><text:s text:c="3"/>9,952</text:p>
          </table:table-cell>
          <table:table-cell office:value-type="float" office:value="68" table:style-name="ce42">
            <text:p><text:s text:c="3"/>68</text:p>
          </table:table-cell>
          <table:table-cell office:value-type="float" office:value="32" table:style-name="ce42">
            <text:p><text:s text:c="3"/>32</text:p>
          </table:table-cell>
          <table:table-cell office:value-type="float" office:value="36" table:style-name="ce42">
            <text:p><text:s text:c="3"/>36</text:p>
          </table:table-cell>
          <table:table-cell office:value-type="float" office:value="273" table:style-name="ce42">
            <text:p><text:s text:c="3"/>273</text:p>
          </table:table-cell>
          <table:table-cell office:value-type="float" office:value="53" table:style-name="ce42">
            <text:p><text:s text:c="3"/>53</text:p>
          </table:table-cell>
          <table:table-cell office:value-type="float" office:value="220" table:style-name="ce42">
            <text:p><text:s text:c="3"/>220</text:p>
          </table:table-cell>
          <table:table-cell office:value-type="float" office:value="114" table:style-name="ce39">
            <text:p><text:s text:c="3"/>114</text:p>
          </table:table-cell>
          <table:table-cell office:value-type="float" office:value="109" table:style-name="ce42">
            <text:p><text:s text:c="3"/>10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0" table:style-name="ce42">
            <text:p>—</text:p>
          </table:table-cell>
          <table:table-cell office:value-type="float" office:value="5" table:style-name="ce68">
            <text:p><text:s text:c="3"/>5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0611" table:style-name="ce47">
            <text:p><text:s text:c="3"/>10,611</text:p>
          </table:table-cell>
          <table:table-cell office:value-type="float" office:value="10097" table:style-name="ce47">
            <text:p><text:s text:c="3"/>10,097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0293" table:style-name="ce47">
            <text:p><text:s text:c="3"/>10,293</text:p>
          </table:table-cell>
          <table:table-cell office:value-type="float" office:value="9788" table:style-name="ce50">
            <text:p><text:s text:c="3"/>9,788</text:p>
          </table:table-cell>
          <table:table-cell office:value-type="float" office:value="229" table:style-name="ce50">
            <text:p><text:s text:c="3"/>229</text:p>
          </table:table-cell>
          <table:table-cell office:value-type="float" office:value="178" table:style-name="ce50">
            <text:p><text:s text:c="3"/>178</text:p>
          </table:table-cell>
          <table:table-cell office:value-type="float" office:value="51" table:style-name="ce50">
            <text:p><text:s text:c="3"/>51</text:p>
          </table:table-cell>
          <table:table-cell office:value-type="float" office:value="276" table:style-name="ce50">
            <text:p><text:s text:c="3"/>276</text:p>
          </table:table-cell>
          <table:table-cell office:value-type="float" office:value="226" table:style-name="ce50">
            <text:p><text:s text:c="3"/>226</text:p>
          </table:table-cell>
          <table:table-cell office:value-type="float" office:value="50" table:style-name="ce50">
            <text:p><text:s text:c="3"/>50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309" table:style-name="ce50">
            <text:p><text:s text:c="3"/>30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3" table:style-name="ce70">
            <text:p><text:s text:c="3"/>3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6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3510" table:style-name="ce39">
            <text:p><text:s text:c="3"/>3,510</text:p>
          </table:table-cell>
          <table:table-cell office:value-type="float" office:value="3332" table:style-name="ce39">
            <text:p><text:s text:c="3"/>3,332</text:p>
          </table:table-cell>
          <table:table-cell office:value-type="float" office:value="69" table:style-name="ce39">
            <text:p><text:s text:c="3"/>69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109" table:style-name="ce39">
            <text:p><text:s text:c="3"/>109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3458" table:style-name="ce39">
            <text:p><text:s text:c="3"/>3,458</text:p>
          </table:table-cell>
          <table:table-cell office:value-type="float" office:value="3282" table:style-name="ce42">
            <text:p><text:s text:c="3"/>3,282</text:p>
          </table:table-cell>
          <table:table-cell office:value-type="float" office:value="69" table:style-name="ce42">
            <text:p><text:s text:c="3"/>69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107" table:style-name="ce42">
            <text:p><text:s text:c="3"/>107</text:p>
          </table:table-cell>
          <table:table-cell office:value-type="float" office:value="47" table:style-name="ce56">
            <text:p><text:s text:c="3"/>47</text:p>
          </table:table-cell>
          <table:table-cell office:value-type="float" office:value="60" table:style-name="ce56">
            <text:p><text:s text:c="3"/>60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50" table:style-name="ce42">
            <text:p><text:s text:c="3"/>5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85">
            <text:p>—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739" table:style-name="ce39">
            <text:p><text:s text:c="3"/>1,739</text:p>
          </table:table-cell>
          <table:table-cell office:value-type="float" office:value="1671" table:style-name="ce39">
            <text:p><text:s text:c="3"/>1,671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1729" table:style-name="ce39">
            <text:p><text:s text:c="3"/>1,729</text:p>
          </table:table-cell>
          <table:table-cell office:value-type="float" office:value="1661" table:style-name="ce39">
            <text:p><text:s text:c="3"/>1,661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71" table:style-name="ce47">
            <text:p><text:s text:c="3"/>1,771</text:p>
          </table:table-cell>
          <table:table-cell office:value-type="float" office:value="1661" table:style-name="ce47">
            <text:p><text:s text:c="3"/>1,661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729" table:style-name="ce47">
            <text:p><text:s text:c="3"/>1,729</text:p>
          </table:table-cell>
          <table:table-cell office:value-type="float" office:value="1621" table:style-name="ce47">
            <text:p><text:s text:c="3"/>1,621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71">
            <text:p>—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6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2262" table:style-name="ce39">
            <text:p><text:s text:c="3"/>2,262</text:p>
          </table:table-cell>
          <table:table-cell office:value-type="float" office:value="2132" table:style-name="ce39">
            <text:p><text:s text:c="3"/>2,132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82" table:style-name="ce39">
            <text:p><text:s text:c="3"/>82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61" table:style-name="ce39">
            <text:p><text:s text:c="3"/>61</text:p>
          </table:table-cell>
          <table:table-cell office:value-type="float" office:value="2228" table:style-name="ce39">
            <text:p><text:s text:c="3"/>2,228</text:p>
          </table:table-cell>
          <table:table-cell office:value-type="float" office:value="2101" table:style-name="ce39">
            <text:p><text:s text:c="3"/>2,101</text:p>
          </table:table-cell>
          <table:table-cell office:value-type="float" office:value="48" table:style-name="ce42">
            <text:p><text:s text:c="3"/>48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79" table:style-name="ce42">
            <text:p><text:s text:c="3"/>79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3" table:style-name="ce42">
            <text:p><text:s text:c="3"/>3</text:p>
          </table:table-cell>
          <table:table-cell office:value-type="float" office:value="0" table:style-name="ce39">
            <text:p>—</text:p>
          </table:table-cell>
          <table:table-cell office:value-type="float" office:value="3" table:style-name="ce69">
            <text:p><text:s text:c="3"/>3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28" table:style-name="ce39">
            <text:p><text:s text:c="3"/>1,128</text:p>
          </table:table-cell>
          <table:table-cell office:value-type="float" office:value="1063" table:style-name="ce39">
            <text:p><text:s text:c="3"/>1,063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53" table:style-name="ce39">
            <text:p><text:s text:c="3"/>53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1114" table:style-name="ce39">
            <text:p><text:s text:c="3"/>1,114</text:p>
          </table:table-cell>
          <table:table-cell office:value-type="float" office:value="1051" table:style-name="ce39">
            <text:p><text:s text:c="3"/>1,051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51" table:style-name="ce39">
            <text:p><text:s text:c="3"/>51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34" table:style-name="ce47">
            <text:p><text:s text:c="3"/>1,134</text:p>
          </table:table-cell>
          <table:table-cell office:value-type="float" office:value="1069" table:style-name="ce47">
            <text:p><text:s text:c="3"/>1,06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114" table:style-name="ce47">
            <text:p><text:s text:c="3"/>1,114</text:p>
          </table:table-cell>
          <table:table-cell office:value-type="float" office:value="1050" table:style-name="ce47">
            <text:p><text:s text:c="3"/>1,05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2274" table:style-name="ce39">
            <text:p><text:s text:c="3"/>2,274</text:p>
          </table:table-cell>
          <table:table-cell office:value-type="float" office:value="2183" table:style-name="ce39">
            <text:p><text:s text:c="3"/>2,183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67" table:style-name="ce39">
            <text:p><text:s text:c="3"/>67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2208" table:style-name="ce39">
            <text:p><text:s text:c="3"/>2,208</text:p>
          </table:table-cell>
          <table:table-cell office:value-type="float" office:value="2118" table:style-name="ce39">
            <text:p><text:s text:c="3"/>2,118</text:p>
          </table:table-cell>
          <table:table-cell office:value-type="float" office:value="24" table:style-name="ce42">
            <text:p><text:s text:c="3"/>24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66" table:style-name="ce42">
            <text:p><text:s text:c="3"/>66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66" table:style-name="ce39">
            <text:p><text:s text:c="3"/>66</text:p>
          </table:table-cell>
          <table:table-cell office:value-type="float" office:value="65" table:style-name="ce39">
            <text:p><text:s text:c="3"/>6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桃園市</text:p>
          </table:table-cell>
          <table:table-cell office:value-type="string" table:style-name="ce100">
            <text:p>男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1082" table:style-name="ce39">
            <text:p><text:s text:c="3"/>1,082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1104" table:style-name="ce39">
            <text:p><text:s text:c="3"/>1,104</text:p>
          </table:table-cell>
          <table:table-cell office:value-type="float" office:value="1071" table:style-name="ce39">
            <text:p><text:s text:c="3"/>1,071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158" table:style-name="ce47">
            <text:p><text:s text:c="3"/>1,158</text:p>
          </table:table-cell>
          <table:table-cell office:value-type="float" office:value="1101" table:style-name="ce47">
            <text:p><text:s text:c="3"/>1,10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104" table:style-name="ce47">
            <text:p><text:s text:c="3"/>1,104</text:p>
          </table:table-cell>
          <table:table-cell office:value-type="float" office:value="1047" table:style-name="ce47">
            <text:p><text:s text:c="3"/>1,04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2748" table:style-name="ce39">
            <text:p><text:s text:c="3"/>2,748</text:p>
          </table:table-cell>
          <table:table-cell office:value-type="float" office:value="2654" table:style-name="ce39">
            <text:p><text:s text:c="3"/>2,654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64" table:style-name="ce39">
            <text:p><text:s text:c="3"/>64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2686" table:style-name="ce39">
            <text:p><text:s text:c="3"/>2,686</text:p>
          </table:table-cell>
          <table:table-cell office:value-type="float" office:value="2595" table:style-name="ce39">
            <text:p><text:s text:c="3"/>2,595</text:p>
          </table:table-cell>
          <table:table-cell office:value-type="float" office:value="28" table:style-name="ce42">
            <text:p><text:s text:c="3"/>28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63" table:style-name="ce42">
            <text:p><text:s text:c="3"/>63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59" table:style-name="ce39">
            <text:p><text:s text:c="3"/>59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中市</text:p>
          </table:table-cell>
          <table:table-cell office:value-type="string" table:style-name="ce100">
            <text:p>男</text:p>
          </table:table-cell>
          <table:table-cell office:value-type="float" office:value="1363" table:style-name="ce39">
            <text:p><text:s text:c="3"/>1,363</text:p>
          </table:table-cell>
          <table:table-cell office:value-type="float" office:value="1319" table:style-name="ce39">
            <text:p><text:s text:c="3"/>1,31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1343" table:style-name="ce39">
            <text:p><text:s text:c="3"/>1,343</text:p>
          </table:table-cell>
          <table:table-cell office:value-type="float" office:value="1299" table:style-name="ce39">
            <text:p><text:s text:c="3"/>1,29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385" table:style-name="ce47">
            <text:p><text:s text:c="3"/>1,385</text:p>
          </table:table-cell>
          <table:table-cell office:value-type="float" office:value="1335" table:style-name="ce47">
            <text:p><text:s text:c="3"/>1,335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343" table:style-name="ce47">
            <text:p><text:s text:c="3"/>1,343</text:p>
          </table:table-cell>
          <table:table-cell office:value-type="float" office:value="1296" table:style-name="ce47">
            <text:p><text:s text:c="3"/>1,29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1682" table:style-name="ce39">
            <text:p><text:s text:c="3"/>1,682</text:p>
          </table:table-cell>
          <table:table-cell office:value-type="float" office:value="1634" table:style-name="ce39">
            <text:p><text:s text:c="3"/>1,634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1656" table:style-name="ce39">
            <text:p><text:s text:c="3"/>1,656</text:p>
          </table:table-cell>
          <table:table-cell office:value-type="float" office:value="1609" table:style-name="ce39">
            <text:p><text:s text:c="3"/>1,609</text:p>
          </table:table-cell>
          <table:table-cell office:value-type="float" office:value="18" table:style-name="ce42">
            <text:p><text:s text:c="3"/>18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29" table:style-name="ce42">
            <text:p><text:s text:c="3"/>29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南市</text:p>
          </table:table-cell>
          <table:table-cell office:value-type="string" table:style-name="ce100">
            <text:p>男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815" table:style-name="ce39">
            <text:p><text:s text:c="3"/>81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828" table:style-name="ce39">
            <text:p><text:s text:c="3"/>828</text:p>
          </table:table-cell>
          <table:table-cell office:value-type="float" office:value="809" table:style-name="ce39">
            <text:p><text:s text:c="3"/>80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848" table:style-name="ce47">
            <text:p><text:s text:c="3"/>848</text:p>
          </table:table-cell>
          <table:table-cell office:value-type="float" office:value="819" table:style-name="ce47">
            <text:p><text:s text:c="3"/>819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28" table:style-name="ce47">
            <text:p><text:s text:c="3"/>828</text:p>
          </table:table-cell>
          <table:table-cell office:value-type="float" office:value="800" table:style-name="ce47">
            <text:p><text:s text:c="3"/>80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2478" table:style-name="ce39">
            <text:p><text:s text:c="3"/>2,478</text:p>
          </table:table-cell>
          <table:table-cell office:value-type="float" office:value="2390" table:style-name="ce39">
            <text:p><text:s text:c="3"/>2,390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2406" table:style-name="ce39">
            <text:p><text:s text:c="3"/>2,406</text:p>
          </table:table-cell>
          <table:table-cell office:value-type="float" office:value="2319" table:style-name="ce39">
            <text:p><text:s text:c="3"/>2,319</text:p>
          </table:table-cell>
          <table:table-cell office:value-type="float" office:value="31" table:style-name="ce42">
            <text:p><text:s text:c="3"/>31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6" table:style-name="ce42">
            <text:p><text:s text:c="3"/>56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72" table:style-name="ce39">
            <text:p><text:s text:c="3"/>72</text:p>
          </table:table-cell>
          <table:table-cell office:value-type="float" office:value="71" table:style-name="ce39">
            <text:p><text:s text:c="3"/>7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高雄市</text:p>
          </table:table-cell>
          <table:table-cell office:value-type="string" table:style-name="ce100">
            <text:p>男</text:p>
          </table:table-cell>
          <table:table-cell office:value-type="float" office:value="1225" table:style-name="ce39">
            <text:p><text:s text:c="3"/>1,225</text:p>
          </table:table-cell>
          <table:table-cell office:value-type="float" office:value="1193" table:style-name="ce39">
            <text:p><text:s text:c="3"/>1,19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1203" table:style-name="ce39">
            <text:p><text:s text:c="3"/>1,203</text:p>
          </table:table-cell>
          <table:table-cell office:value-type="float" office:value="1172" table:style-name="ce39">
            <text:p><text:s text:c="3"/>1,17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46">
            <text:p>女</text:p>
          </table:table-cell>
          <table:table-cell office:value-type="float" office:value="1253" table:style-name="ce47">
            <text:p><text:s text:c="3"/>1,253</text:p>
          </table:table-cell>
          <table:table-cell office:value-type="float" office:value="1197" table:style-name="ce47">
            <text:p><text:s text:c="3"/>1,19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203" table:style-name="ce47">
            <text:p><text:s text:c="3"/>1,203</text:p>
          </table:table-cell>
          <table:table-cell office:value-type="float" office:value="1147" table:style-name="ce47">
            <text:p><text:s text:c="3"/>1,14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03">
            <text:p>計</text:p>
          </table:table-cell>
          <table:table-cell office:value-type="float" office:value="5974" table:style-name="ce185">
            <text:p><text:s text:c="3"/>5,974</text:p>
          </table:table-cell>
          <table:table-cell office:value-type="float" office:value="5747" table:style-name="ce185">
            <text:p><text:s text:c="3"/>5,747</text:p>
          </table:table-cell>
          <table:table-cell office:value-type="float" office:value="80" table:style-name="ce185">
            <text:p><text:s text:c="3"/>80</text:p>
          </table:table-cell>
          <table:table-cell office:value-type="float" office:value="56" table:style-name="ce185">
            <text:p><text:s text:c="3"/>56</text:p>
          </table:table-cell>
          <table:table-cell office:value-type="float" office:value="24" table:style-name="ce185">
            <text:p><text:s text:c="3"/>24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95" table:style-name="ce185">
            <text:p><text:s text:c="3"/>95</text:p>
          </table:table-cell>
          <table:table-cell office:value-type="float" office:value="52" table:style-name="ce185">
            <text:p><text:s text:c="3"/>52</text:p>
          </table:table-cell>
          <table:table-cell office:value-type="float" office:value="5856" table:style-name="ce185">
            <text:p><text:s text:c="3"/>5,856</text:p>
          </table:table-cell>
          <table:table-cell office:value-type="float" office:value="5632" table:style-name="ce185">
            <text:p><text:s text:c="3"/>5,632</text:p>
          </table:table-cell>
          <table:table-cell office:value-type="float" office:value="79" table:style-name="ce185">
            <text:p><text:s text:c="3"/>79</text:p>
          </table:table-cell>
          <table:table-cell office:value-type="float" office:value="55" table:style-name="ce185">
            <text:p><text:s text:c="3"/>55</text:p>
          </table:table-cell>
          <table:table-cell office:value-type="float" office:value="24" table:style-name="ce185">
            <text:p><text:s text:c="3"/>24</text:p>
          </table:table-cell>
          <table:table-cell office:value-type="float" office:value="145" table:style-name="ce185">
            <text:p><text:s text:c="3"/>145</text:p>
          </table:table-cell>
          <table:table-cell office:value-type="float" office:value="95" table:style-name="ce185">
            <text:p><text:s text:c="3"/>95</text:p>
          </table:table-cell>
          <table:table-cell office:value-type="float" office:value="50" table:style-name="ce185">
            <text:p><text:s text:c="3"/>50</text:p>
          </table:table-cell>
          <table:table-cell office:value-type="float" office:value="118" table:style-name="ce185">
            <text:p><text:s text:c="3"/>118</text:p>
          </table:table-cell>
          <table:table-cell office:value-type="float" office:value="115" table:style-name="ce185">
            <text:p><text:s text:c="3"/>11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臺灣省</text:p>
          </table:table-cell>
          <table:table-cell office:value-type="string" table:style-name="ce144">
            <text:p>男</text:p>
          </table:table-cell>
          <table:table-cell office:value-type="float" office:value="2956" table:style-name="ce187">
            <text:p><text:s text:c="3"/>2,956</text:p>
          </table:table-cell>
          <table:table-cell office:value-type="float" office:value="2874" table:style-name="ce187">
            <text:p><text:s text:c="3"/>2,874</text:p>
          </table:table-cell>
          <table:table-cell office:value-type="float" office:value="25" table:style-name="ce187">
            <text:p><text:s text:c="3"/>25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14" table:style-name="ce187">
            <text:p><text:s text:c="3"/>14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15" table:style-name="ce187">
            <text:p><text:s text:c="3"/>15</text:p>
          </table:table-cell>
          <table:table-cell office:value-type="float" office:value="42" table:style-name="ce187">
            <text:p><text:s text:c="3"/>42</text:p>
          </table:table-cell>
          <table:table-cell office:value-type="float" office:value="2928" table:style-name="ce187">
            <text:p><text:s text:c="3"/>2,928</text:p>
          </table:table-cell>
          <table:table-cell office:value-type="float" office:value="2847" table:style-name="ce187">
            <text:p><text:s text:c="3"/>2,847</text:p>
          </table:table-cell>
          <table:table-cell office:value-type="float" office:value="25" table:style-name="ce187">
            <text:p><text:s text:c="3"/>25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14" table:style-name="ce187">
            <text:p><text:s text:c="3"/>14</text:p>
          </table:table-cell>
          <table:table-cell office:value-type="float" office:value="56" table:style-name="ce187">
            <text:p><text:s text:c="3"/>56</text:p>
          </table:table-cell>
          <table:table-cell office:value-type="float" office:value="15" table:style-name="ce187">
            <text:p><text:s text:c="3"/>15</text:p>
          </table:table-cell>
          <table:table-cell office:value-type="float" office:value="41" table:style-name="ce187">
            <text:p><text:s text:c="3"/>41</text:p>
          </table:table-cell>
          <table:table-cell office:value-type="float" office:value="28" table:style-name="ce187">
            <text:p><text:s text:c="3"/>28</text:p>
          </table:table-cell>
          <table:table-cell office:value-type="float" office:value="27" table:style-name="ce187">
            <text:p><text:s text:c="3"/>27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8">
            <text:p><text:s text:c="3"/>1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113">
            <text:p>女</text:p>
          </table:table-cell>
          <table:table-cell office:value-type="float" office:value="3018" table:style-name="ce189">
            <text:p><text:s text:c="3"/>3,018</text:p>
          </table:table-cell>
          <table:table-cell office:value-type="float" office:value="2873" table:style-name="ce189">
            <text:p><text:s text:c="3"/>2,873</text:p>
          </table:table-cell>
          <table:table-cell office:value-type="float" office:value="55" table:style-name="ce189">
            <text:p><text:s text:c="3"/>55</text:p>
          </table:table-cell>
          <table:table-cell office:value-type="float" office:value="45" table:style-name="ce189">
            <text:p><text:s text:c="3"/>45</text:p>
          </table:table-cell>
          <table:table-cell office:value-type="float" office:value="10" table:style-name="ce189">
            <text:p><text:s text:c="3"/>10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80" table:style-name="ce189">
            <text:p><text:s text:c="3"/>80</text:p>
          </table:table-cell>
          <table:table-cell office:value-type="float" office:value="10" table:style-name="ce189">
            <text:p><text:s text:c="3"/>10</text:p>
          </table:table-cell>
          <table:table-cell office:value-type="float" office:value="2928" table:style-name="ce189">
            <text:p><text:s text:c="3"/>2,928</text:p>
          </table:table-cell>
          <table:table-cell office:value-type="float" office:value="2785" table:style-name="ce189">
            <text:p><text:s text:c="3"/>2,785</text:p>
          </table:table-cell>
          <table:table-cell office:value-type="float" office:value="54" table:style-name="ce189">
            <text:p><text:s text:c="3"/>54</text:p>
          </table:table-cell>
          <table:table-cell office:value-type="float" office:value="44" table:style-name="ce189">
            <text:p><text:s text:c="3"/>44</text:p>
          </table:table-cell>
          <table:table-cell office:value-type="float" office:value="10" table:style-name="ce189">
            <text:p><text:s text:c="3"/>10</text:p>
          </table:table-cell>
          <table:table-cell office:value-type="float" office:value="89" table:style-name="ce189">
            <text:p><text:s text:c="3"/>89</text:p>
          </table:table-cell>
          <table:table-cell office:value-type="float" office:value="80" table:style-name="ce189">
            <text:p><text:s text:c="3"/>80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90" table:style-name="ce189">
            <text:p><text:s text:c="3"/>90</text:p>
          </table:table-cell>
          <table:table-cell office:value-type="float" office:value="88" table:style-name="ce189">
            <text:p><text:s text:c="3"/>88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58"/>
        </table:table-row>
        <table:table-row table:style-name="ro7">
          <table:table-cell table:style-name="ce191"/>
          <table:table-cell office:value-type="string" table:style-name="ce146">
            <text:p>計</text:p>
          </table:table-cell>
          <table:table-cell office:value-type="float" office:value="350" table:style-name="ce107">
            <text:p><text:s text:c="3"/>350</text:p>
          </table:table-cell>
          <table:table-cell office:value-type="float" office:value="340" table:style-name="ce107">
            <text:p><text:s text:c="3"/>34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46" table:style-name="ce107">
            <text:p><text:s text:c="3"/>346</text:p>
          </table:table-cell>
          <table:table-cell office:value-type="float" office:value="336" table:style-name="ce107">
            <text:p><text:s text:c="3"/>336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3">
            <text:p>宜蘭縣</text:p>
          </table:table-cell>
          <table:table-cell office:value-type="string" table:style-name="ce144">
            <text:p>男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table:style-name="ce194"/>
          <table:table-cell office:value-type="string" table:style-name="ce113">
            <text:p>女</text:p>
          </table:table-cell>
          <table:table-cell office:value-type="float" office:value="177" table:style-name="ce114">
            <text:p><text:s text:c="3"/>177</text:p>
          </table:table-cell>
          <table:table-cell office:value-type="float" office:value="171" table:style-name="ce114">
            <text:p><text:s text:c="3"/>17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173" table:style-name="ce114">
            <text:p><text:s text:c="3"/>173</text:p>
          </table:table-cell>
          <table:table-cell office:value-type="float" office:value="167" table:style-name="ce114">
            <text:p><text:s text:c="3"/>167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46">
            <text:p>計</text:p>
          </table:table-cell>
          <table:table-cell office:value-type="float" office:value="642" table:style-name="ce107">
            <text:p><text:s text:c="3"/>642</text:p>
          </table:table-cell>
          <table:table-cell office:value-type="float" office:value="617" table:style-name="ce107">
            <text:p><text:s text:c="3"/>61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630" table:style-name="ce107">
            <text:p><text:s text:c="3"/>630</text:p>
          </table:table-cell>
          <table:table-cell office:value-type="float" office:value="606" table:style-name="ce107">
            <text:p><text:s text:c="3"/>606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8" table:style-name="ce105">
            <text:p><text:s text:c="3"/>18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303" table:style-name="ce107">
            <text:p><text:s text:c="3"/>30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303" table:style-name="ce107">
            <text:p><text:s text:c="3"/>30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27" table:style-name="ce114">
            <text:p><text:s text:c="3"/>327</text:p>
          </table:table-cell>
          <table:table-cell office:value-type="float" office:value="314" table:style-name="ce114">
            <text:p><text:s text:c="3"/>31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1" table:style-name="ce114">
            <text:p><text:s text:c="3"/>1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15" table:style-name="ce114">
            <text:p><text:s text:c="3"/>315</text:p>
          </table:table-cell>
          <table:table-cell office:value-type="float" office:value="303" table:style-name="ce114">
            <text:p><text:s text:c="3"/>30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11" table:style-name="ce114">
            <text:p><text:s text:c="3"/>1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95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46">
            <text:p>計</text:p>
          </table:table-cell>
          <table:table-cell office:value-type="float" office:value="464" table:style-name="ce107">
            <text:p><text:s text:c="3"/>464</text:p>
          </table:table-cell>
          <table:table-cell office:value-type="float" office:value="446" table:style-name="ce107">
            <text:p><text:s text:c="3"/>446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52" table:style-name="ce107">
            <text:p><text:s text:c="3"/>452</text:p>
          </table:table-cell>
          <table:table-cell office:value-type="float" office:value="434" table:style-name="ce107">
            <text:p><text:s text:c="3"/>434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32" table:style-name="ce114">
            <text:p><text:s text:c="3"/>232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26" table:style-name="ce114">
            <text:p><text:s text:c="3"/>226</text:p>
          </table:table-cell>
          <table:table-cell office:value-type="float" office:value="212" table:style-name="ce114">
            <text:p><text:s text:c="3"/>212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46">
            <text:p>計</text:p>
          </table:table-cell>
          <table:table-cell office:value-type="float" office:value="1016" table:style-name="ce107">
            <text:p><text:s text:c="3"/>1,016</text:p>
          </table:table-cell>
          <table:table-cell office:value-type="float" office:value="978" table:style-name="ce107">
            <text:p><text:s text:c="3"/>978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000" table:style-name="ce107">
            <text:p><text:s text:c="3"/>1,000</text:p>
          </table:table-cell>
          <table:table-cell office:value-type="float" office:value="963" table:style-name="ce107">
            <text:p><text:s text:c="3"/>963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3" table:style-name="ce105">
            <text:p><text:s text:c="3"/>2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02" table:style-name="ce107">
            <text:p><text:s text:c="3"/>502</text:p>
          </table:table-cell>
          <table:table-cell office:value-type="float" office:value="492" table:style-name="ce107">
            <text:p><text:s text:c="3"/>49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00" table:style-name="ce107">
            <text:p><text:s text:c="3"/>500</text:p>
          </table:table-cell>
          <table:table-cell office:value-type="float" office:value="490" table:style-name="ce107">
            <text:p><text:s text:c="3"/>49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514" table:style-name="ce114">
            <text:p><text:s text:c="3"/>514</text:p>
          </table:table-cell>
          <table:table-cell office:value-type="float" office:value="486" table:style-name="ce114">
            <text:p><text:s text:c="3"/>486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00" table:style-name="ce114">
            <text:p><text:s text:c="3"/>500</text:p>
          </table:table-cell>
          <table:table-cell office:value-type="float" office:value="473" table:style-name="ce114">
            <text:p><text:s text:c="3"/>473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46">
            <text:p>計</text:p>
          </table:table-cell>
          <table:table-cell office:value-type="float" office:value="406" table:style-name="ce107">
            <text:p><text:s text:c="3"/>406</text:p>
          </table:table-cell>
          <table:table-cell office:value-type="float" office:value="383" table:style-name="ce107">
            <text:p><text:s text:c="3"/>38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98" table:style-name="ce107">
            <text:p><text:s text:c="3"/>398</text:p>
          </table:table-cell>
          <table:table-cell office:value-type="float" office:value="375" table:style-name="ce107">
            <text:p><text:s text:c="3"/>375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17" table:style-name="ce105">
            <text:p><text:s text:c="3"/>17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01" table:style-name="ce107">
            <text:p><text:s text:c="3"/>201</text:p>
          </table:table-cell>
          <table:table-cell office:value-type="float" office:value="195" table:style-name="ce107">
            <text:p><text:s text:c="3"/>19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193" table:style-name="ce107">
            <text:p><text:s text:c="3"/>19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05" table:style-name="ce114">
            <text:p><text:s text:c="3"/>205</text:p>
          </table:table-cell>
          <table:table-cell office:value-type="float" office:value="188" table:style-name="ce114">
            <text:p><text:s text:c="3"/>188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11" table:style-name="ce114">
            <text:p><text:s text:c="3"/>1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99" table:style-name="ce114">
            <text:p><text:s text:c="3"/>199</text:p>
          </table:table-cell>
          <table:table-cell office:value-type="float" office:value="182" table:style-name="ce114">
            <text:p><text:s text:c="3"/>18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11" table:style-name="ce114">
            <text:p><text:s text:c="3"/>1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03">
            <text:p>計</text:p>
          </table:table-cell>
          <table:table-cell office:value-type="float" office:value="502" table:style-name="ce118">
            <text:p><text:s text:c="3"/>502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96" table:style-name="ce118">
            <text:p><text:s text:c="3"/>496</text:p>
          </table:table-cell>
          <table:table-cell office:value-type="float" office:value="476" table:style-name="ce107">
            <text:p><text:s text:c="3"/>476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245" table:style-name="ce107">
            <text:p><text:s text:c="3"/>24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245" table:style-name="ce107">
            <text:p><text:s text:c="3"/>24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54" table:style-name="ce114">
            <text:p><text:s text:c="3"/>254</text:p>
          </table:table-cell>
          <table:table-cell office:value-type="float" office:value="237" table:style-name="ce114">
            <text:p><text:s text:c="3"/>23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1" table:style-name="ce114">
            <text:p><text:s text:c="3"/>1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48" table:style-name="ce114">
            <text:p><text:s text:c="3"/>248</text:p>
          </table:table-cell>
          <table:table-cell office:value-type="float" office:value="231" table:style-name="ce114">
            <text:p><text:s text:c="3"/>23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1" table:style-name="ce114">
            <text:p><text:s text:c="3"/>1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46">
            <text:p>計</text:p>
          </table:table-cell>
          <table:table-cell office:value-type="float" office:value="326" table:style-name="ce107">
            <text:p><text:s text:c="3"/>326</text:p>
          </table:table-cell>
          <table:table-cell office:value-type="float" office:value="317" table:style-name="ce107">
            <text:p><text:s text:c="3"/>31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20" table:style-name="ce107">
            <text:p><text:s text:c="3"/>320</text:p>
          </table:table-cell>
          <table:table-cell office:value-type="float" office:value="311" table:style-name="ce107">
            <text:p><text:s text:c="3"/>31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60" table:style-name="ce107">
            <text:p><text:s text:c="3"/>160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60" table:style-name="ce107">
            <text:p><text:s text:c="3"/>160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66" table:style-name="ce114">
            <text:p><text:s text:c="3"/>166</text:p>
          </table:table-cell>
          <table:table-cell office:value-type="float" office:value="160" table:style-name="ce114">
            <text:p><text:s text:c="3"/>16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160" table:style-name="ce114">
            <text:p><text:s text:c="3"/>160</text:p>
          </table:table-cell>
          <table:table-cell office:value-type="float" office:value="154" table:style-name="ce114">
            <text:p><text:s text:c="3"/>15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46">
            <text:p>計</text:p>
          </table:table-cell>
          <table:table-cell office:value-type="float" office:value="756" table:style-name="ce107">
            <text:p><text:s text:c="3"/>756</text:p>
          </table:table-cell>
          <table:table-cell office:value-type="float" office:value="733" table:style-name="ce107">
            <text:p><text:s text:c="3"/>733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38" table:style-name="ce107">
            <text:p><text:s text:c="3"/>738</text:p>
          </table:table-cell>
          <table:table-cell office:value-type="float" office:value="715" table:style-name="ce107">
            <text:p><text:s text:c="3"/>715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77" table:style-name="ce107">
            <text:p><text:s text:c="3"/>377</text:p>
          </table:table-cell>
          <table:table-cell office:value-type="float" office:value="364" table:style-name="ce107">
            <text:p><text:s text:c="3"/>36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69" table:style-name="ce107">
            <text:p><text:s text:c="3"/>369</text:p>
          </table:table-cell>
          <table:table-cell office:value-type="float" office:value="356" table:style-name="ce107">
            <text:p><text:s text:c="3"/>35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79" table:style-name="ce114">
            <text:p><text:s text:c="3"/>379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59" table:style-name="ce114">
            <text:p><text:s text:c="3"/>359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46">
            <text:p>計</text:p>
          </table:table-cell>
          <table:table-cell office:value-type="float" office:value="184" table:style-name="ce107">
            <text:p><text:s text:c="3"/>184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78" table:style-name="ce107">
            <text:p><text:s text:c="3"/>178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92" table:style-name="ce114">
            <text:p><text:s text:c="3"/>9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88" table:style-name="ce114">
            <text:p><text:s text:c="3"/>8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46">
            <text:p>計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285" table:style-name="ce107">
            <text:p><text:s text:c="3"/>28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43" table:style-name="ce107">
            <text:p><text:s text:c="3"/>143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49" table:style-name="ce114">
            <text:p><text:s text:c="3"/>149</text:p>
          </table:table-cell>
          <table:table-cell office:value-type="float" office:value="147" table:style-name="ce114">
            <text:p><text:s text:c="3"/>147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139" table:style-name="ce114">
            <text:p><text:s text:c="3"/>13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46">
            <text:p>計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38" table:style-name="ce114">
            <text:p><text:s text:c="3"/>3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41" table:style-name="ce114">
            <text:p><text:s text:c="3"/>41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46">
            <text:p>計</text:p>
          </table:table-cell>
          <table:table-cell office:value-type="float" office:value="312" table:style-name="ce107">
            <text:p><text:s text:c="3"/>312</text:p>
          </table:table-cell>
          <table:table-cell office:value-type="float" office:value="295" table:style-name="ce107">
            <text:p><text:s text:c="3"/>29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08" table:style-name="ce107">
            <text:p><text:s text:c="3"/>308</text:p>
          </table:table-cell>
          <table:table-cell office:value-type="float" office:value="291" table:style-name="ce107">
            <text:p><text:s text:c="3"/>291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147" table:style-name="ce107">
            <text:p><text:s text:c="3"/>147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56" table:style-name="ce114">
            <text:p><text:s text:c="3"/>156</text:p>
          </table:table-cell>
          <table:table-cell office:value-type="float" office:value="148" table:style-name="ce114">
            <text:p><text:s text:c="3"/>14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54" table:style-name="ce114">
            <text:p><text:s text:c="3"/>154</text:p>
          </table:table-cell>
          <table:table-cell office:value-type="float" office:value="146" table:style-name="ce114">
            <text:p><text:s text:c="3"/>14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46">
            <text:p>計</text:p>
          </table:table-cell>
          <table:table-cell office:value-type="float" office:value="412" table:style-name="ce107">
            <text:p><text:s text:c="3"/>412</text:p>
          </table:table-cell>
          <table:table-cell office:value-type="float" office:value="391" table:style-name="ce107">
            <text:p><text:s text:c="3"/>39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04" table:style-name="ce107">
            <text:p><text:s text:c="3"/>404</text:p>
          </table:table-cell>
          <table:table-cell office:value-type="float" office:value="383" table:style-name="ce107">
            <text:p><text:s text:c="3"/>383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" table:style-name="ce105">
            <text:p><text:s text:c="3"/>1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02" table:style-name="ce107">
            <text:p><text:s text:c="3"/>202</text:p>
          </table:table-cell>
          <table:table-cell office:value-type="float" office:value="193" table:style-name="ce107">
            <text:p><text:s text:c="3"/>19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02" table:style-name="ce107">
            <text:p><text:s text:c="3"/>202</text:p>
          </table:table-cell>
          <table:table-cell office:value-type="float" office:value="193" table:style-name="ce107">
            <text:p><text:s text:c="3"/>19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10" table:style-name="ce114">
            <text:p><text:s text:c="3"/>210</text:p>
          </table:table-cell>
          <table:table-cell office:value-type="float" office:value="198" table:style-name="ce114">
            <text:p><text:s text:c="3"/>198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190" table:style-name="ce114">
            <text:p><text:s text:c="3"/>190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46">
            <text:p>計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220" table:style-name="ce107">
            <text:p><text:s text:c="3"/>22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214" table:style-name="ce107">
            <text:p><text:s text:c="3"/>214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11" table:style-name="ce107">
            <text:p><text:s text:c="3"/>111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3" table:style-name="ce114">
            <text:p><text:s text:c="3"/>113</text:p>
          </table:table-cell>
          <table:table-cell office:value-type="float" office:value="107" table:style-name="ce114">
            <text:p><text:s text:c="3"/>107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105" table:style-name="ce114">
            <text:p><text:s text:c="3"/>10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90" table:style-name="ce39">
            <text:p><text:s text:c="3"/>90</text:p>
          </table:table-cell>
          <table:table-cell office:value-type="float" office:value="86" table:style-name="ce39">
            <text:p><text:s text:c="3"/>8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88" table:style-name="ce39">
            <text:p><text:s text:c="3"/>88</text:p>
          </table:table-cell>
          <table:table-cell office:value-type="float" office:value="84" table:style-name="ce56">
            <text:p><text:s text:c="3"/>84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—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46">
            <text:p>計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46">
            <text:p>計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96"/>
          <table:table-cell table:number-columns-repeated="2" table:style-name="ce197"/>
          <table:table-cell table:style-name="ce198"/>
          <table:table-cell table:number-columns-repeated="15" table:style-name="ce44"/>
          <table:table-cell office:value-type="string" table:style-name="ce198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7">
          <table:table-cell office:value-type="string" table:style-name="ce168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18">
          <table:table-cell table:style-name="ce168"/>
          <table:table-cell table:number-columns-repeated="16383" table:style-name="ce44"/>
        </table:table-row>
        <table:table-row table:style-name="ro10">
          <table:table-cell table:style-name="ce168"/>
          <table:table-cell table:number-columns-repeated="16383" table:style-name="ce44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row table:style-name="ro11">
          <table:table-cell office:value-type="string" table:number-columns-spanned="21" table:number-rows-spanned="1" table:style-name="ce200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2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2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30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3"/>
          <table:table-cell table:style-name="ce204"/>
          <table:table-cell office:value-type="string" table:style-name="ce205">
            <text:p><text:s text:c="46"/>不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09"/>
          <table:table-cell office:value-type="string" table:style-name="ce208">
            <text:p><text:s text:c="46"/>相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10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5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2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6">
            <text:p>總 <text:s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6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7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2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table:style-name="ce2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222">
            <text:p>計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table:style-name="ce225"/>
          <table:table-cell table:number-columns-repeated="17" table:style-name="ce224"/>
          <table:table-cell table:style-name="ce226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table:style-name="ce231"/>
          <table:table-cell table:style-name="ce229"/>
          <table:table-cell table:number-columns-repeated="8" table:style-name="ce227"/>
          <table:table-cell table:number-columns-repeated="8" table:style-name="ce229"/>
          <table:table-cell table:style-name="ce23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table:style-name="ce238"/>
          <table:table-cell table:style-name="ce235"/>
          <table:table-cell table:number-columns-repeated="8" table:style-name="ce236"/>
          <table:table-cell table:number-columns-repeated="8" table:style-name="ce235"/>
          <table:table-cell table:style-name="ce23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222">
            <text:p>計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222">
            <text:p>計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table:style-name="ce241"/>
          <table:table-cell table:number-columns-repeated="17" table:style-name="ce240"/>
          <table:table-cell table:style-name="ce24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table:style-name="ce238"/>
          <table:table-cell table:number-columns-repeated="17" table:style-name="ce234"/>
          <table:table-cell table:style-name="ce24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222">
            <text:p>計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table:style-name="ce80"/>
          <table:table-cell table:number-columns-repeated="17" table:style-name="ce79"/>
          <table:table-cell table:style-name="ce244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0年</text:p>
          </table:table-cell>
          <table:table-cell office:value-type="string" table:style-name="ce222">
            <text:p>計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1年</text:p>
          </table:table-cell>
          <table:table-cell office:value-type="string" table:style-name="ce222">
            <text:p>計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2年</text:p>
          </table:table-cell>
          <table:table-cell office:value-type="string" table:style-name="ce222">
            <text:p>計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3年</text:p>
          </table:table-cell>
          <table:table-cell office:value-type="string" table:style-name="ce222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table:style-name="ce84"/>
          <table:table-cell table:number-columns-repeated="17" table:style-name="ce56"/>
          <table:table-cell table:style-name="ce8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table:style-name="ce42"/>
          <table:table-cell table:number-columns-repeated="17" table:style-name="ce39"/>
          <table:table-cell table:style-name="ce69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table:style-name="ce50"/>
          <table:table-cell table:number-columns-repeated="17" table:style-name="ce47"/>
          <table:table-cell table:style-name="ce71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4年</text:p>
          </table:table-cell>
          <table:table-cell office:value-type="string" table:style-name="ce216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7年</text:p>
          </table:table-cell>
          <table:table-cell office:value-type="string" table:style-name="ce87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5">
            <text:p>108年</text:p>
          </table:table-cell>
          <table:table-cell office:value-type="string" table:style-name="ce87">
            <text:p>計</text:p>
          </table:table-cell>
          <table:table-cell office:value-type="float" office:value="269048" table:style-name="ce88">
            <text:p><text:s text:c="3"/>269,048</text:p>
          </table:table-cell>
          <table:table-cell office:value-type="float" office:value="247832" table:style-name="ce88">
            <text:p><text:s text:c="3"/>247,832</text:p>
          </table:table-cell>
          <table:table-cell office:value-type="float" office:value="247771" table:style-name="ce88">
            <text:p><text:s text:c="3"/>247,771</text:p>
          </table:table-cell>
          <table:table-cell office:value-type="float" office:value="61" table:style-name="ce88">
            <text:p><text:s text:c="3"/>61</text:p>
          </table:table-cell>
          <table:table-cell office:value-type="float" office:value="6698" table:style-name="ce88">
            <text:p><text:s text:c="3"/>6,698</text:p>
          </table:table-cell>
          <table:table-cell office:value-type="float" office:value="1061" table:style-name="ce88">
            <text:p><text:s text:c="3"/>1,061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31" table:style-name="ce88">
            <text:p><text:s text:c="3"/>1,631</text:p>
          </table:table-cell>
          <table:table-cell office:value-type="float" office:value="85" table:style-name="ce88">
            <text:p><text:s text:c="3"/>8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887" table:style-name="ce88">
            <text:p><text:s text:c="3"/>12,887</text:p>
          </table:table-cell>
          <table:table-cell office:value-type="float" office:value="1701" table:style-name="ce88">
            <text:p><text:s text:c="3"/>1,701</text:p>
          </table:table-cell>
          <table:table-cell office:value-type="float" office:value="11186" table:style-name="ce88">
            <text:p><text:s text:c="3"/>11,186</text:p>
          </table:table-cell>
          <table:table-cell office:value-type="float" office:value="9007" table:style-name="ce88">
            <text:p><text:s text:c="3"/>9,007</text:p>
          </table:table-cell>
          <table:table-cell office:value-type="float" office:value="1667" table:style-name="ce88">
            <text:p><text:s text:c="3"/>1,667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880" table:style-name="ce88">
            <text:p><text:s text:c="3"/>3,880</text:p>
          </table:table-cell>
          <table:table-cell office:value-type="float" office:value="34" table:style-name="ce88">
            <text:p><text:s text:c="3"/>34</text:p>
          </table:table-cell>
          <table:table-cell office:value-type="float" office:value="3846" table:style-name="ce88">
            <text:p><text:s text:c="3"/>3,846</text:p>
          </table:table-cell>
          <table:table-cell office:value-type="float" office:value="263170" table:style-name="ce88">
            <text:p><text:s text:c="3"/>263,170</text:p>
          </table:table-cell>
          <table:table-cell office:value-type="float" office:value="242113" table:style-name="ce88">
            <text:p><text:s text:c="3"/>242,113</text:p>
          </table:table-cell>
          <table:table-cell office:value-type="float" office:value="242053" table:style-name="ce88">
            <text:p><text:s text:c="3"/>242,053</text:p>
          </table:table-cell>
          <table:table-cell office:value-type="float" office:value="60" table:style-name="ce88">
            <text:p><text:s text:c="3"/>60</text:p>
          </table:table-cell>
          <table:table-cell office:value-type="float" office:value="6696" table:style-name="ce88">
            <text:p><text:s text:c="3"/>6,696</text:p>
          </table:table-cell>
          <table:table-cell office:value-type="float" office:value="1059" table:style-name="ce88">
            <text:p><text:s text:c="3"/>1,059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21" table:style-name="ce88">
            <text:p><text:s text:c="3"/>1,621</text:p>
          </table:table-cell>
          <table:table-cell office:value-type="float" office:value="75" table:style-name="ce88">
            <text:p><text:s text:c="3"/>7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740" table:style-name="ce88">
            <text:p><text:s text:c="3"/>12,740</text:p>
          </table:table-cell>
          <table:table-cell office:value-type="float" office:value="1690" table:style-name="ce88">
            <text:p><text:s text:c="3"/>1,690</text:p>
          </table:table-cell>
          <table:table-cell office:value-type="float" office:value="11050" table:style-name="ce88">
            <text:p><text:s text:c="3"/>11,050</text:p>
          </table:table-cell>
          <table:table-cell office:value-type="float" office:value="8998" table:style-name="ce88">
            <text:p><text:s text:c="3"/>8,998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742" table:style-name="ce88">
            <text:p><text:s text:c="3"/>3,742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3710" table:style-name="ce88">
            <text:p><text:s text:c="3"/>3,710</text:p>
          </table:table-cell>
          <table:table-cell office:value-type="float" office:value="5878" table:style-name="ce89">
            <text:p><text:s text:c="3"/>5,878</text:p>
          </table:table-cell>
          <table:table-cell office:value-type="float" office:value="5719" table:style-name="ce88">
            <text:p><text:s text:c="3"/>5,719</text:p>
          </table:table-cell>
          <table:table-cell office:value-type="float" office:value="5718" table:style-name="ce88">
            <text:p><text:s text:c="3"/>5,71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8">
            <text:p>—</text:p>
          </table:table-cell>
          <table:table-cell office:value-type="float" office:value="147" table:style-name="ce88">
            <text:p><text:s text:c="3"/>147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36" table:style-name="ce88">
            <text:p><text:s text:c="3"/>136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138" table:style-name="ce88">
            <text:p><text:s text:c="3"/>13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36" table:style-name="ce90">
            <text:p><text:s text:c="3"/>13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27449" table:style-name="ce92">
            <text:p><text:s text:c="3"/>127,44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4133" table:style-name="ce92">
            <text:p><text:s text:c="3"/>4,133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25716" table:style-name="ce92">
            <text:p><text:s text:c="3"/>125,716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62" table:style-name="ce92">
            <text:p><text:s text:c="3"/>62</text:p>
          </table:table-cell>
          <table:table-cell office:value-type="float" office:value="4017" table:style-name="ce92">
            <text:p><text:s text:c="3"/>4,017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2889" table:style-name="ce92">
            <text:p><text:s text:c="3"/>2,889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1733" table:style-name="ce92">
            <text:p><text:s text:c="3"/>1,73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6" table:style-name="ce92">
            <text:p><text:s text:c="3"/>11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18" table:style-name="ce92">
            <text:p><text:s text:c="3"/>11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6" table:style-name="ce94">
            <text:p><text:s text:c="3"/>11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120322" table:style-name="ce96">
            <text:p><text:s text:c="3"/>120,322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1005" table:style-name="ce96">
            <text:p><text:s text:c="3"/>1,005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52" table:style-name="ce96">
            <text:p><text:s text:c="3"/>52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1635" table:style-name="ce96">
            <text:p><text:s text:c="3"/>1,635</text:p>
          </table:table-cell>
          <table:table-cell office:value-type="float" office:value="7053" table:style-name="ce96">
            <text:p><text:s text:c="3"/>7,053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1627" table:style-name="ce96">
            <text:p><text:s text:c="3"/>1,627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41" table:style-name="ce96">
            <text:p><text:s text:c="3"/>841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116337" table:style-name="ce96">
            <text:p><text:s text:c="3"/>116,337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1003" table:style-name="ce96">
            <text:p><text:s text:c="3"/>1,003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1628" table:style-name="ce96">
            <text:p><text:s text:c="3"/>1,628</text:p>
          </table:table-cell>
          <table:table-cell office:value-type="float" office:value="7033" table:style-name="ce96">
            <text:p><text:s text:c="3"/>7,033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1620" table:style-name="ce96">
            <text:p><text:s text:c="3"/>1,620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21" table:style-name="ce96">
            <text:p><text:s text:c="3"/>821</text:p>
          </table:table-cell>
          <table:table-cell office:value-type="float" office:value="4022" table:style-name="ce97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0" table:style-name="ce96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0" table:style-name="ce96">
            <text:p>—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0" table:style-name="ce96">
            <text:p>—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8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7804" table:style-name="ce118">
            <text:p><text:s text:c="3"/>27,804</text:p>
          </table:table-cell>
          <table:table-cell office:value-type="float" office:value="25797" table:style-name="ce118">
            <text:p><text:s text:c="3"/>25,797</text:p>
          </table:table-cell>
          <table:table-cell office:value-type="float" office:value="25792" table:style-name="ce118">
            <text:p><text:s text:c="3"/>25,79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91" table:style-name="ce118">
            <text:p><text:s text:c="3"/>691</text:p>
          </table:table-cell>
          <table:table-cell office:value-type="float" office:value="108" table:style-name="ce118">
            <text:p><text:s text:c="3"/>108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211" table:style-name="ce118">
            <text:p><text:s text:c="3"/>1,211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1051" table:style-name="ce118">
            <text:p><text:s text:c="3"/>1,051</text:p>
          </table:table-cell>
          <table:table-cell office:value-type="float" office:value="870" table:style-name="ce118">
            <text:p><text:s text:c="3"/>870</text:p>
          </table:table-cell>
          <table:table-cell office:value-type="float" office:value="154" table:style-name="ce118">
            <text:p><text:s text:c="3"/>154</text:p>
          </table:table-cell>
          <table:table-cell office:value-type="float" office:value="716" table:style-name="ce118">
            <text:p><text:s text:c="3"/>716</text:p>
          </table:table-cell>
          <table:table-cell office:value-type="float" office:value="341" table:style-name="ce118">
            <text:p><text:s text:c="3"/>34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27804" table:style-name="ce249">
            <text:p><text:s text:c="3"/>27,804</text:p>
          </table:table-cell>
          <table:table-cell office:value-type="float" office:value="25797" table:style-name="ce250">
            <text:p><text:s text:c="3"/>25,797</text:p>
          </table:table-cell>
          <table:table-cell office:value-type="float" office:value="25792" table:style-name="ce250">
            <text:p><text:s text:c="3"/>25,79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91" table:style-name="ce250">
            <text:p><text:s text:c="3"/>691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583" table:style-name="ce250">
            <text:p><text:s text:c="3"/>583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1211" table:style-name="ce250">
            <text:p><text:s text:c="3"/>1,211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1051" table:style-name="ce250">
            <text:p><text:s text:c="3"/>1,051</text:p>
          </table:table-cell>
          <table:table-cell office:value-type="float" office:value="870" table:style-name="ce250">
            <text:p><text:s text:c="3"/>870</text:p>
          </table:table-cell>
          <table:table-cell office:value-type="float" office:value="154" table:style-name="ce250">
            <text:p><text:s text:c="3"/>154</text:p>
          </table:table-cell>
          <table:table-cell office:value-type="float" office:value="716" table:style-name="ce250">
            <text:p><text:s text:c="3"/>716</text:p>
          </table:table-cell>
          <table:table-cell office:value-type="float" office:value="341" table:style-name="ce250">
            <text:p><text:s text:c="3"/>34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35" table:style-name="ce250">
            <text:p><text:s text:c="3"/>33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7">
            <text:p><text:s text:c="3"/>13,387</text:p>
          </table:table-cell>
          <table:table-cell office:value-type="float" office:value="13383" table:style-name="ce107">
            <text:p><text:s text:c="3"/>13,38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7">
            <text:p><text:s text:c="3"/>3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13902" table:style-name="ce252">
            <text:p><text:s text:c="3"/>13,902</text:p>
          </table:table-cell>
          <table:table-cell office:value-type="float" office:value="13387" table:style-name="ce253">
            <text:p><text:s text:c="3"/>13,387</text:p>
          </table:table-cell>
          <table:table-cell office:value-type="float" office:value="13383" table:style-name="ce254">
            <text:p><text:s text:c="3"/>13,38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86" table:style-name="ce254">
            <text:p><text:s text:c="3"/>8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84" table:style-name="ce254">
            <text:p><text:s text:c="3"/>84</text:p>
          </table:table-cell>
          <table:table-cell office:value-type="float" office:value="40" table:style-name="ce255">
            <text:p><text:s text:c="3"/>40</text:p>
          </table:table-cell>
          <table:table-cell office:value-type="float" office:value="0" table:style-name="ce254">
            <text:p>—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389" table:style-name="ce253">
            <text:p><text:s text:c="3"/>389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82" table:style-name="ce253">
            <text:p><text:s text:c="3"/>382</text:p>
          </table:table-cell>
          <table:table-cell office:value-type="float" office:value="123" table:style-name="ce253">
            <text:p><text:s text:c="3"/>12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20" table:style-name="ce253">
            <text:p><text:s text:c="3"/>120</text:p>
          </table:table-cell>
          <table:table-cell office:value-type="float" office:value="266" table:style-name="ce253">
            <text:p><text:s text:c="3"/>266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62" table:style-name="ce253">
            <text:p><text:s text:c="3"/>26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4">
            <text:p><text:s text:c="3"/>12,410</text:p>
          </table:table-cell>
          <table:table-cell office:value-type="float" office:value="12409" table:style-name="ce114">
            <text:p><text:s text:c="3"/>12,40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99" table:style-name="ce114">
            <text:p><text:s text:c="3"/>499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822" table:style-name="ce114">
            <text:p><text:s text:c="3"/>822</text:p>
          </table:table-cell>
          <table:table-cell office:value-type="float" office:value="153" table:style-name="ce114">
            <text:p><text:s text:c="3"/>153</text:p>
          </table:table-cell>
          <table:table-cell office:value-type="float" office:value="669" table:style-name="ce114">
            <text:p><text:s text:c="3"/>669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151" table:style-name="ce114">
            <text:p><text:s text:c="3"/>151</text:p>
          </table:table-cell>
          <table:table-cell office:value-type="float" office:value="596" table:style-name="ce114">
            <text:p><text:s text:c="3"/>596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3902" table:style-name="ce258">
            <text:p><text:s text:c="3"/>13,902</text:p>
          </table:table-cell>
          <table:table-cell office:value-type="float" office:value="12410" table:style-name="ce259">
            <text:p><text:s text:c="3"/>12,410</text:p>
          </table:table-cell>
          <table:table-cell office:value-type="float" office:value="12409" table:style-name="ce260">
            <text:p><text:s text:c="3"/>12,40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605" table:style-name="ce260">
            <text:p><text:s text:c="3"/>605</text:p>
          </table:table-cell>
          <table:table-cell office:value-type="float" office:value="106" table:style-name="ce260">
            <text:p><text:s text:c="3"/>106</text:p>
          </table:table-cell>
          <table:table-cell office:value-type="float" office:value="499" table:style-name="ce260">
            <text:p><text:s text:c="3"/>499</text:p>
          </table:table-cell>
          <table:table-cell office:value-type="float" office:value="65" table:style-name="ce261">
            <text:p><text:s text:c="3"/>65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60" table:style-name="ce262">
            <text:p><text:s text:c="3"/>60</text:p>
          </table:table-cell>
          <table:table-cell office:value-type="float" office:value="822" table:style-name="ce259">
            <text:p><text:s text:c="3"/>822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669" table:style-name="ce259">
            <text:p><text:s text:c="3"/>669</text:p>
          </table:table-cell>
          <table:table-cell office:value-type="float" office:value="747" table:style-name="ce259">
            <text:p><text:s text:c="3"/>747</text:p>
          </table:table-cell>
          <table:table-cell office:value-type="float" office:value="151" table:style-name="ce259">
            <text:p><text:s text:c="3"/>151</text:p>
          </table:table-cell>
          <table:table-cell office:value-type="float" office:value="596" table:style-name="ce259">
            <text:p><text:s text:c="3"/>596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73" table:style-name="ce259">
            <text:p><text:s text:c="3"/>73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8">
            <text:p><text:s text:c="3"/>18,535</text:p>
          </table:table-cell>
          <table:table-cell office:value-type="float" office:value="18531" table:style-name="ce118">
            <text:p><text:s text:c="3"/>18,531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854" table:style-name="ce118">
            <text:p><text:s text:c="3"/>85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736" table:style-name="ce118">
            <text:p><text:s text:c="3"/>736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428" table:style-name="ce118">
            <text:p><text:s text:c="3"/>428</text:p>
          </table:table-cell>
          <table:table-cell office:value-type="float" office:value="311" table:style-name="ce118">
            <text:p><text:s text:c="3"/>31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08" table:style-name="ce118">
            <text:p><text:s text:c="3"/>308</text:p>
          </table:table-cell>
          <table:table-cell office:value-type="float" office:value="19972" table:style-name="ce249">
            <text:p><text:s text:c="3"/>19,972</text:p>
          </table:table-cell>
          <table:table-cell office:value-type="float" office:value="18535" table:style-name="ce250">
            <text:p><text:s text:c="3"/>18,535</text:p>
          </table:table-cell>
          <table:table-cell office:value-type="float" office:value="18531" table:style-name="ce250">
            <text:p><text:s text:c="3"/>18,53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83" table:style-name="ce250">
            <text:p><text:s text:c="3"/>483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406" table:style-name="ce250">
            <text:p><text:s text:c="3"/>406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854" table:style-name="ce250">
            <text:p><text:s text:c="3"/>85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736" table:style-name="ce250">
            <text:p><text:s text:c="3"/>736</text:p>
          </table:table-cell>
          <table:table-cell office:value-type="float" office:value="543" table:style-name="ce250">
            <text:p><text:s text:c="3"/>543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428" table:style-name="ce250">
            <text:p><text:s text:c="3"/>428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8" table:style-name="ce250">
            <text:p><text:s text:c="3"/>308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7">
            <text:p><text:s text:c="3"/>9,558</text:p>
          </table:table-cell>
          <table:table-cell office:value-type="float" office:value="9555" table:style-name="ce107">
            <text:p><text:s text:c="3"/>9,5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12" table:style-name="ce107">
            <text:p><text:s text:c="3"/>3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05" table:style-name="ce107">
            <text:p><text:s text:c="3"/>30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46" table:style-name="ce107">
            <text:p><text:s text:c="3"/>246</text:p>
          </table:table-cell>
          <table:table-cell office:value-type="float" office:value="9986" table:style-name="ce252">
            <text:p><text:s text:c="3"/>9,986</text:p>
          </table:table-cell>
          <table:table-cell office:value-type="float" office:value="9558" table:style-name="ce253">
            <text:p><text:s text:c="3"/>9,558</text:p>
          </table:table-cell>
          <table:table-cell office:value-type="float" office:value="9555" table:style-name="ce254">
            <text:p><text:s text:c="3"/>9,5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6" table:style-name="ce254">
            <text:p><text:s text:c="3"/>66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60" table:style-name="ce254">
            <text:p><text:s text:c="3"/>60</text:p>
          </table:table-cell>
          <table:table-cell office:value-type="float" office:value="50" table:style-name="ce255">
            <text:p><text:s text:c="3"/>50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312" table:style-name="ce253">
            <text:p><text:s text:c="3"/>3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05" table:style-name="ce253">
            <text:p><text:s text:c="3"/>305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9" table:style-name="ce253">
            <text:p><text:s text:c="3"/>59</text:p>
          </table:table-cell>
          <table:table-cell office:value-type="float" office:value="249" table:style-name="ce253">
            <text:p><text:s text:c="3"/>24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46" table:style-name="ce253">
            <text:p><text:s text:c="3"/>246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4">
            <text:p><text:s text:c="3"/>8,977</text:p>
          </table:table-cell>
          <table:table-cell office:value-type="float" office:value="8976" table:style-name="ce114">
            <text:p><text:s text:c="3"/>8,97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346" table:style-name="ce114">
            <text:p><text:s text:c="3"/>346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542" table:style-name="ce114">
            <text:p><text:s text:c="3"/>542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431" table:style-name="ce114">
            <text:p><text:s text:c="3"/>431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0" table:style-name="ce114">
            <text:p>—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9986" table:style-name="ce258">
            <text:p><text:s text:c="3"/>9,986</text:p>
          </table:table-cell>
          <table:table-cell office:value-type="float" office:value="8977" table:style-name="ce259">
            <text:p><text:s text:c="3"/>8,977</text:p>
          </table:table-cell>
          <table:table-cell office:value-type="float" office:value="8976" table:style-name="ce260">
            <text:p><text:s text:c="3"/>8,976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7" table:style-name="ce260">
            <text:p><text:s text:c="3"/>417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346" table:style-name="ce260">
            <text:p><text:s text:c="3"/>346</text:p>
          </table:table-cell>
          <table:table-cell office:value-type="float" office:value="50" table:style-name="ce261">
            <text:p><text:s text:c="3"/>5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8" table:style-name="ce262">
            <text:p><text:s text:c="3"/>48</text:p>
          </table:table-cell>
          <table:table-cell office:value-type="float" office:value="542" table:style-name="ce259">
            <text:p><text:s text:c="3"/>542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431" table:style-name="ce259">
            <text:p><text:s text:c="3"/>431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369" table:style-name="ce259">
            <text:p><text:s text:c="3"/>369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360" table:style-name="ce107">
            <text:p><text:s text:c="3"/>22,36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0" table:style-name="ce107">
            <text:p>—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93" table:style-name="ce107">
            <text:p><text:s text:c="3"/>93</text:p>
          </table:table-cell>
          <table:table-cell office:value-type="float" office:value="402" table:style-name="ce107">
            <text:p><text:s text:c="3"/>402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1107" table:style-name="ce107">
            <text:p><text:s text:c="3"/>1,107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949" table:style-name="ce107">
            <text:p><text:s text:c="3"/>949</text:p>
          </table:table-cell>
          <table:table-cell office:value-type="float" office:value="814" table:style-name="ce107">
            <text:p><text:s text:c="3"/>814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659" table:style-name="ce107">
            <text:p><text:s text:c="3"/>659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90" table:style-name="ce107">
            <text:p><text:s text:c="3"/>290</text:p>
          </table:table-cell>
          <table:table-cell office:value-type="float" office:value="22360" table:style-name="ce252">
            <text:p><text:s text:c="3"/>22,360</text:p>
          </table:table-cell>
          <table:table-cell office:value-type="float" office:value="20640" table:style-name="ce250">
            <text:p><text:s text:c="3"/>20,640</text:p>
          </table:table-cell>
          <table:table-cell office:value-type="float" office:value="20640" table:style-name="ce267">
            <text:p><text:s text:c="3"/>20,640</text:p>
          </table:table-cell>
          <table:table-cell office:value-type="float" office:value="0" table:style-name="ce267">
            <text:p>—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93" table:style-name="ce267">
            <text:p><text:s text:c="3"/>93</text:p>
          </table:table-cell>
          <table:table-cell office:value-type="float" office:value="402" table:style-name="ce267">
            <text:p><text:s text:c="3"/>402</text:p>
          </table:table-cell>
          <table:table-cell office:value-type="float" office:value="118" table:style-name="ce268">
            <text:p><text:s text:c="3"/>118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112" table:style-name="ce269">
            <text:p><text:s text:c="3"/>112</text:p>
          </table:table-cell>
          <table:table-cell office:value-type="float" office:value="1107" table:style-name="ce250">
            <text:p><text:s text:c="3"/>1,107</text:p>
          </table:table-cell>
          <table:table-cell office:value-type="float" office:value="158" table:style-name="ce250">
            <text:p><text:s text:c="3"/>158</text:p>
          </table:table-cell>
          <table:table-cell office:value-type="float" office:value="949" table:style-name="ce250">
            <text:p><text:s text:c="3"/>949</text:p>
          </table:table-cell>
          <table:table-cell office:value-type="float" office:value="814" table:style-name="ce250">
            <text:p><text:s text:c="3"/>814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659" table:style-name="ce250">
            <text:p><text:s text:c="3"/>659</text:p>
          </table:table-cell>
          <table:table-cell office:value-type="float" office:value="293" table:style-name="ce250">
            <text:p><text:s text:c="3"/>29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0" table:style-name="ce250">
            <text:p><text:s text:c="3"/>290</text:p>
          </table:table-cell>
          <table:table-cell table:style-name="ce249"/>
          <table:table-cell table:style-name="ce250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0" table:style-name="ce107">
            <text:p>—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38" table:style-name="ce107">
            <text:p><text:s text:c="3"/>33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34" table:style-name="ce107">
            <text:p><text:s text:c="3"/>33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10710" table:style-name="ce253">
            <text:p><text:s text:c="3"/>10,710</text:p>
          </table:table-cell>
          <table:table-cell office:value-type="float" office:value="10710" table:style-name="ce254">
            <text:p><text:s text:c="3"/>10,710</text:p>
          </table:table-cell>
          <table:table-cell office:value-type="float" office:value="0" table:style-name="ce254">
            <text:p>—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4" table:style-name="ce253">
            <text:p><text:s text:c="3"/>334</text:p>
          </table:table-cell>
          <table:table-cell office:value-type="float" office:value="104" table:style-name="ce253">
            <text:p><text:s text:c="3"/>10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2" table:style-name="ce253">
            <text:p><text:s text:c="3"/>10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2" table:style-name="ce253">
            <text:p><text:s text:c="3"/>23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9930" table:style-name="ce107">
            <text:p><text:s text:c="3"/>9,930</text:p>
          </table:table-cell>
          <table:table-cell office:value-type="float" office:value="9930" table:style-name="ce114">
            <text:p><text:s text:c="3"/>9,930</text:p>
          </table:table-cell>
          <table:table-cell office:value-type="float" office:value="0" table:style-name="ce107">
            <text:p>—</text:p>
          </table:table-cell>
          <table:table-cell office:value-type="float" office:value="421" table:style-name="ce107">
            <text:p><text:s text:c="3"/>421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31" table:style-name="ce107">
            <text:p><text:s text:c="3"/>33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769" table:style-name="ce107">
            <text:p><text:s text:c="3"/>769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615" table:style-name="ce107">
            <text:p><text:s text:c="3"/>615</text:p>
          </table:table-cell>
          <table:table-cell office:value-type="float" office:value="710" table:style-name="ce107">
            <text:p><text:s text:c="3"/>710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557" table:style-name="ce107">
            <text:p><text:s text:c="3"/>557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9930" table:style-name="ce259">
            <text:p><text:s text:c="3"/>9,930</text:p>
          </table:table-cell>
          <table:table-cell office:value-type="float" office:value="9930" table:style-name="ce260">
            <text:p><text:s text:c="3"/>9,930</text:p>
          </table:table-cell>
          <table:table-cell office:value-type="float" office:value="0" table:style-name="ce260">
            <text:p>—</text:p>
          </table:table-cell>
          <table:table-cell office:value-type="float" office:value="421" table:style-name="ce260">
            <text:p><text:s text:c="3"/>421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56" table:style-name="ce262">
            <text:p><text:s text:c="3"/>56</text:p>
          </table:table-cell>
          <table:table-cell office:value-type="float" office:value="769" table:style-name="ce259">
            <text:p><text:s text:c="3"/>769</text:p>
          </table:table-cell>
          <table:table-cell office:value-type="float" office:value="154" table:style-name="ce259">
            <text:p><text:s text:c="3"/>154</text:p>
          </table:table-cell>
          <table:table-cell office:value-type="float" office:value="615" table:style-name="ce259">
            <text:p><text:s text:c="3"/>615</text:p>
          </table:table-cell>
          <table:table-cell office:value-type="float" office:value="710" table:style-name="ce259">
            <text:p><text:s text:c="3"/>710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557" table:style-name="ce259">
            <text:p><text:s text:c="3"/>557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58" table:style-name="ce259">
            <text:p><text:s text:c="3"/>58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8">
            <text:p><text:s text:c="3"/>17,056</text:p>
          </table:table-cell>
          <table:table-cell office:value-type="float" office:value="17051" table:style-name="ce118">
            <text:p><text:s text:c="3"/>17,05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450" table:style-name="ce118">
            <text:p><text:s text:c="3"/>450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065" table:style-name="ce118">
            <text:p><text:s text:c="3"/>1,065</text:p>
          </table:table-cell>
          <table:table-cell office:value-type="float" office:value="144" table:style-name="ce118">
            <text:p><text:s text:c="3"/>144</text:p>
          </table:table-cell>
          <table:table-cell office:value-type="float" office:value="921" table:style-name="ce118">
            <text:p><text:s text:c="3"/>921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142" table:style-name="ce118">
            <text:p><text:s text:c="3"/>142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298" table:style-name="ce118">
            <text:p><text:s text:c="3"/>29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96" table:style-name="ce118">
            <text:p><text:s text:c="3"/>296</text:p>
          </table:table-cell>
          <table:table-cell office:value-type="float" office:value="18774" table:style-name="ce249">
            <text:p><text:s text:c="3"/>18,774</text:p>
          </table:table-cell>
          <table:table-cell office:value-type="float" office:value="17056" table:style-name="ce250">
            <text:p><text:s text:c="3"/>17,056</text:p>
          </table:table-cell>
          <table:table-cell office:value-type="float" office:value="17051" table:style-name="ce250">
            <text:p><text:s text:c="3"/>17,0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1" table:style-name="ce250">
            <text:p><text:s text:c="3"/>531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450" table:style-name="ce250">
            <text:p><text:s text:c="3"/>450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1065" table:style-name="ce250">
            <text:p><text:s text:c="3"/>1,065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921" table:style-name="ce250">
            <text:p><text:s text:c="3"/>921</text:p>
          </table:table-cell>
          <table:table-cell office:value-type="float" office:value="767" table:style-name="ce250">
            <text:p><text:s text:c="3"/>76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7">
            <text:p><text:s text:c="3"/>8,940</text:p>
          </table:table-cell>
          <table:table-cell office:value-type="float" office:value="8938" table:style-name="ce107">
            <text:p><text:s text:c="3"/>8,9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13" table:style-name="ce107">
            <text:p><text:s text:c="3"/>31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7" table:style-name="ce107">
            <text:p><text:s text:c="3"/>30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9387" table:style-name="ce252">
            <text:p><text:s text:c="3"/>9,387</text:p>
          </table:table-cell>
          <table:table-cell office:value-type="float" office:value="8940" table:style-name="ce253">
            <text:p><text:s text:c="3"/>8,940</text:p>
          </table:table-cell>
          <table:table-cell office:value-type="float" office:value="8938" table:style-name="ce254">
            <text:p><text:s text:c="3"/>8,93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13" table:style-name="ce253">
            <text:p><text:s text:c="3"/>313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7" table:style-name="ce253">
            <text:p><text:s text:c="3"/>307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86" table:style-name="ce253">
            <text:p><text:s text:c="3"/>86</text:p>
          </table:table-cell>
          <table:table-cell office:value-type="float" office:value="223" table:style-name="ce253">
            <text:p><text:s text:c="3"/>22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21" table:style-name="ce253">
            <text:p><text:s text:c="3"/>221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4">
            <text:p><text:s text:c="3"/>8,116</text:p>
          </table:table-cell>
          <table:table-cell office:value-type="float" office:value="8113" table:style-name="ce114">
            <text:p><text:s text:c="3"/>8,11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78" table:style-name="ce114">
            <text:p><text:s text:c="3"/>378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752" table:style-name="ce114">
            <text:p><text:s text:c="3"/>752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614" table:style-name="ce114">
            <text:p><text:s text:c="3"/>614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539" table:style-name="ce114">
            <text:p><text:s text:c="3"/>5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0" table:style-name="ce114">
            <text:p>—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9387" table:style-name="ce258">
            <text:p><text:s text:c="3"/>9,387</text:p>
          </table:table-cell>
          <table:table-cell office:value-type="float" office:value="8116" table:style-name="ce259">
            <text:p><text:s text:c="3"/>8,116</text:p>
          </table:table-cell>
          <table:table-cell office:value-type="float" office:value="8113" table:style-name="ce260">
            <text:p><text:s text:c="3"/>8,11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455" table:style-name="ce260">
            <text:p><text:s text:c="3"/>455</text:p>
          </table:table-cell>
          <table:table-cell office:value-type="float" office:value="77" table:style-name="ce260">
            <text:p><text:s text:c="3"/>77</text:p>
          </table:table-cell>
          <table:table-cell office:value-type="float" office:value="378" table:style-name="ce260">
            <text:p><text:s text:c="3"/>378</text:p>
          </table:table-cell>
          <table:table-cell office:value-type="float" office:value="64" table:style-name="ce261">
            <text:p><text:s text:c="3"/>6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2" table:style-name="ce262">
            <text:p><text:s text:c="3"/>62</text:p>
          </table:table-cell>
          <table:table-cell office:value-type="float" office:value="752" table:style-name="ce259">
            <text:p><text:s text:c="3"/>752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614" table:style-name="ce259">
            <text:p><text:s text:c="3"/>614</text:p>
          </table:table-cell>
          <table:table-cell office:value-type="float" office:value="677" table:style-name="ce259">
            <text:p><text:s text:c="3"/>677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539" table:style-name="ce259">
            <text:p><text:s text:c="3"/>539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0" table:style-name="ce259">
            <text:p>—</text:p>
          </table:table-cell>
          <table:table-cell office:value-type="float" office:value="75" table:style-name="ce259">
            <text:p><text:s text:c="3"/>75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6212" table:style-name="ce118">
            <text:p><text:s text:c="3"/>26,212</text:p>
          </table:table-cell>
          <table:table-cell office:value-type="float" office:value="24421" table:style-name="ce118">
            <text:p><text:s text:c="3"/>24,421</text:p>
          </table:table-cell>
          <table:table-cell office:value-type="float" office:value="24411" table:style-name="ce118">
            <text:p><text:s text:c="3"/>24,411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73" table:style-name="ce118">
            <text:p><text:s text:c="3"/>573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455" table:style-name="ce118">
            <text:p><text:s text:c="3"/>45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105" table:style-name="ce118">
            <text:p><text:s text:c="3"/>1,105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936" table:style-name="ce118">
            <text:p><text:s text:c="3"/>936</text:p>
          </table:table-cell>
          <table:table-cell office:value-type="float" office:value="755" table:style-name="ce118">
            <text:p><text:s text:c="3"/>755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588" table:style-name="ce118">
            <text:p><text:s text:c="3"/>588</text:p>
          </table:table-cell>
          <table:table-cell office:value-type="float" office:value="350" table:style-name="ce118">
            <text:p><text:s text:c="3"/>35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48" table:style-name="ce118">
            <text:p><text:s text:c="3"/>348</text:p>
          </table:table-cell>
          <table:table-cell office:value-type="float" office:value="24664" table:style-name="ce249">
            <text:p><text:s text:c="3"/>24,664</text:p>
          </table:table-cell>
          <table:table-cell office:value-type="float" office:value="22898" table:style-name="ce250">
            <text:p><text:s text:c="3"/>22,898</text:p>
          </table:table-cell>
          <table:table-cell office:value-type="float" office:value="22889" table:style-name="ce250">
            <text:p><text:s text:c="3"/>22,88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73" table:style-name="ce250">
            <text:p><text:s text:c="3"/>573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455" table:style-name="ce250">
            <text:p><text:s text:c="3"/>455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1083" table:style-name="ce250">
            <text:p><text:s text:c="3"/>1,083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916" table:style-name="ce250">
            <text:p><text:s text:c="3"/>916</text:p>
          </table:table-cell>
          <table:table-cell office:value-type="float" office:value="753" table:style-name="ce250">
            <text:p><text:s text:c="3"/>753</text:p>
          </table:table-cell>
          <table:table-cell office:value-type="float" office:value="165" table:style-name="ce250">
            <text:p><text:s text:c="3"/>165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8" table:style-name="ce250">
            <text:p><text:s text:c="3"/>328</text:p>
          </table:table-cell>
          <table:table-cell office:value-type="float" office:value="1548" table:style-name="ce249">
            <text:p><text:s text:c="3"/>1,548</text:p>
          </table:table-cell>
          <table:table-cell office:value-type="float" office:value="1523" table:style-name="ce250">
            <text:p><text:s text:c="3"/>1,523</text:p>
          </table:table-cell>
          <table:table-cell office:value-type="float" office:value="1522" table:style-name="ce250">
            <text:p><text:s text:c="3"/>1,52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7">
            <text:p><text:s text:c="3"/>12,347</text:p>
          </table:table-cell>
          <table:table-cell office:value-type="float" office:value="12338" table:style-name="ce107">
            <text:p><text:s text:c="3"/>12,338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76" table:style-name="ce107">
            <text:p><text:s text:c="3"/>37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1" table:style-name="ce107">
            <text:p><text:s text:c="3"/>371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77" table:style-name="ce107">
            <text:p><text:s text:c="3"/>27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12332" table:style-name="ce252">
            <text:p><text:s text:c="3"/>12,332</text:p>
          </table:table-cell>
          <table:table-cell office:value-type="float" office:value="11834" table:style-name="ce253">
            <text:p><text:s text:c="3"/>11,834</text:p>
          </table:table-cell>
          <table:table-cell office:value-type="float" office:value="11826" table:style-name="ce254">
            <text:p><text:s text:c="3"/>11,826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9" table:style-name="ce255">
            <text:p><text:s text:c="3"/>5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55" table:style-name="ce256">
            <text:p><text:s text:c="3"/>55</text:p>
          </table:table-cell>
          <table:table-cell office:value-type="float" office:value="360" table:style-name="ce253">
            <text:p><text:s text:c="3"/>360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55" table:style-name="ce253">
            <text:p><text:s text:c="3"/>355</text:p>
          </table:table-cell>
          <table:table-cell office:value-type="float" office:value="99" table:style-name="ce253">
            <text:p><text:s text:c="3"/>9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261" table:style-name="ce253">
            <text:p><text:s text:c="3"/>26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9" table:style-name="ce253">
            <text:p><text:s text:c="3"/>259</text:p>
          </table:table-cell>
          <table:table-cell office:value-type="float" office:value="530" table:style-name="ce252">
            <text:p><text:s text:c="3"/>530</text:p>
          </table:table-cell>
          <table:table-cell office:value-type="float" office:value="513" table:style-name="ce253">
            <text:p><text:s text:c="3"/>513</text:p>
          </table:table-cell>
          <table:table-cell office:value-type="float" office:value="512" table:style-name="ce254">
            <text:p><text:s text:c="3"/>512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7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4">
            <text:p><text:s text:c="3"/>12,074</text:p>
          </table:table-cell>
          <table:table-cell office:value-type="float" office:value="12073" table:style-name="ce114">
            <text:p><text:s text:c="3"/>12,07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384" table:style-name="ce114">
            <text:p><text:s text:c="3"/>38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29" table:style-name="ce114">
            <text:p><text:s text:c="3"/>729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565" table:style-name="ce114">
            <text:p><text:s text:c="3"/>565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492" table:style-name="ce114">
            <text:p><text:s text:c="3"/>49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0" table:style-name="ce114">
            <text:p>—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2332" table:style-name="ce258">
            <text:p><text:s text:c="3"/>12,332</text:p>
          </table:table-cell>
          <table:table-cell office:value-type="float" office:value="11064" table:style-name="ce259">
            <text:p><text:s text:c="3"/>11,064</text:p>
          </table:table-cell>
          <table:table-cell office:value-type="float" office:value="11063" table:style-name="ce260">
            <text:p><text:s text:c="3"/>11,06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94" table:style-name="ce260">
            <text:p><text:s text:c="3"/>494</text:p>
          </table:table-cell>
          <table:table-cell office:value-type="float" office:value="110" table:style-name="ce260">
            <text:p><text:s text:c="3"/>110</text:p>
          </table:table-cell>
          <table:table-cell office:value-type="float" office:value="384" table:style-name="ce260">
            <text:p><text:s text:c="3"/>384</text:p>
          </table:table-cell>
          <table:table-cell office:value-type="float" office:value="51" table:style-name="ce261">
            <text:p><text:s text:c="3"/>5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9" table:style-name="ce262">
            <text:p><text:s text:c="3"/>49</text:p>
          </table:table-cell>
          <table:table-cell office:value-type="float" office:value="723" table:style-name="ce259">
            <text:p><text:s text:c="3"/>723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561" table:style-name="ce259">
            <text:p><text:s text:c="3"/>561</text:p>
          </table:table-cell>
          <table:table-cell office:value-type="float" office:value="654" table:style-name="ce259">
            <text:p><text:s text:c="3"/>654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492" table:style-name="ce259">
            <text:p><text:s text:c="3"/>492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0" table:style-name="ce259">
            <text:p>—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1018" table:style-name="ce258">
            <text:p><text:s text:c="3"/>1,018</text:p>
          </table:table-cell>
          <table:table-cell office:value-type="float" office:value="1010" table:style-name="ce259">
            <text:p><text:s text:c="3"/>1,010</text:p>
          </table:table-cell>
          <table:table-cell office:value-type="float" office:value="1010" table:style-name="ce260">
            <text:p><text:s text:c="3"/>1,01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2">
            <text:p>—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6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652" table:style-name="ce107">
            <text:p><text:s text:c="3"/>22,652</text:p>
          </table:table-cell>
          <table:table-cell office:value-type="float" office:value="21004" table:style-name="ce107">
            <text:p><text:s text:c="3"/>21,004</text:p>
          </table:table-cell>
          <table:table-cell office:value-type="float" office:value="20999" table:style-name="ce107">
            <text:p><text:s text:c="3"/>20,99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04" table:style-name="ce107">
            <text:p><text:s text:c="3"/>504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429" table:style-name="ce107">
            <text:p><text:s text:c="3"/>429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1039" table:style-name="ce107">
            <text:p><text:s text:c="3"/>1,039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91" table:style-name="ce107">
            <text:p><text:s text:c="3"/>891</text:p>
          </table:table-cell>
          <table:table-cell office:value-type="float" office:value="719" table:style-name="ce107">
            <text:p><text:s text:c="3"/>719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75" table:style-name="ce107">
            <text:p><text:s text:c="3"/>575</text:p>
          </table:table-cell>
          <table:table-cell office:value-type="float" office:value="320" table:style-name="ce107">
            <text:p><text:s text:c="3"/>32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16" table:style-name="ce107">
            <text:p><text:s text:c="3"/>316</text:p>
          </table:table-cell>
          <table:table-cell office:value-type="float" office:value="21620" table:style-name="ce252">
            <text:p><text:s text:c="3"/>21,620</text:p>
          </table:table-cell>
          <table:table-cell office:value-type="float" office:value="19991" table:style-name="ce250">
            <text:p><text:s text:c="3"/>19,991</text:p>
          </table:table-cell>
          <table:table-cell office:value-type="float" office:value="19986" table:style-name="ce267">
            <text:p><text:s text:c="3"/>19,986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503" table:style-name="ce267">
            <text:p><text:s text:c="3"/>503</text:p>
          </table:table-cell>
          <table:table-cell office:value-type="float" office:value="74" table:style-name="ce267">
            <text:p><text:s text:c="3"/>74</text:p>
          </table:table-cell>
          <table:table-cell office:value-type="float" office:value="429" table:style-name="ce267">
            <text:p><text:s text:c="3"/>429</text:p>
          </table:table-cell>
          <table:table-cell office:value-type="float" office:value="104" table:style-name="ce268">
            <text:p><text:s text:c="3"/>104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102" table:style-name="ce269">
            <text:p><text:s text:c="3"/>102</text:p>
          </table:table-cell>
          <table:table-cell office:value-type="float" office:value="1022" table:style-name="ce250">
            <text:p><text:s text:c="3"/>1,022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876" table:style-name="ce250">
            <text:p><text:s text:c="3"/>876</text:p>
          </table:table-cell>
          <table:table-cell office:value-type="float" office:value="717" table:style-name="ce250">
            <text:p><text:s text:c="3"/>71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575" table:style-name="ce250">
            <text:p><text:s text:c="3"/>575</text:p>
          </table:table-cell>
          <table:table-cell office:value-type="float" office:value="305" table:style-name="ce250">
            <text:p><text:s text:c="3"/>30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1032" table:style-name="ce249">
            <text:p><text:s text:c="3"/>1,032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013" table:style-name="ce267">
            <text:p><text:s text:c="3"/>1,013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7">
            <text:p><text:s text:c="3"/>10,640</text:p>
          </table:table-cell>
          <table:table-cell office:value-type="float" office:value="10636" table:style-name="ce107">
            <text:p><text:s text:c="3"/>10,63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7">
            <text:p><text:s text:c="3"/>35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45" table:style-name="ce107">
            <text:p><text:s text:c="3"/>345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0" table:style-name="ce107">
            <text:p><text:s text:c="3"/>250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10353" table:style-name="ce253">
            <text:p><text:s text:c="3"/>10,353</text:p>
          </table:table-cell>
          <table:table-cell office:value-type="float" office:value="10349" table:style-name="ce254">
            <text:p><text:s text:c="3"/>10,34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8" table:style-name="ce254">
            <text:p><text:s text:c="3"/>78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41" table:style-name="ce255">
            <text:p><text:s text:c="3"/>41</text:p>
          </table:table-cell>
          <table:table-cell office:value-type="float" office:value="0" table:style-name="ce254">
            <text:p>—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33" table:style-name="ce253">
            <text:p><text:s text:c="3"/>333</text:p>
          </table:table-cell>
          <table:table-cell office:value-type="float" office:value="97" table:style-name="ce253">
            <text:p><text:s text:c="3"/>9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95" table:style-name="ce253">
            <text:p><text:s text:c="3"/>95</text:p>
          </table:table-cell>
          <table:table-cell office:value-type="float" office:value="241" table:style-name="ce253">
            <text:p><text:s text:c="3"/>24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38" table:style-name="ce253">
            <text:p><text:s text:c="3"/>238</text:p>
          </table:table-cell>
          <table:table-cell office:value-type="float" office:value="300" table:style-name="ce252">
            <text:p><text:s text:c="3"/>300</text:p>
          </table:table-cell>
          <table:table-cell office:value-type="float" office:value="287" table:style-name="ce253">
            <text:p><text:s text:c="3"/>287</text:p>
          </table:table-cell>
          <table:table-cell office:value-type="float" office:value="287" table:style-name="ce254">
            <text:p><text:s text:c="3"/>287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542" table:style-name="ce107">
            <text:p><text:s text:c="3"/>11,542</text:p>
          </table:table-cell>
          <table:table-cell office:value-type="float" office:value="10364" table:style-name="ce107">
            <text:p><text:s text:c="3"/>10,364</text:p>
          </table:table-cell>
          <table:table-cell office:value-type="float" office:value="10363" table:style-name="ce114">
            <text:p><text:s text:c="3"/>10,3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55" table:style-name="ce107">
            <text:p><text:s text:c="3"/>355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546" table:style-name="ce107">
            <text:p><text:s text:c="3"/>546</text:p>
          </table:table-cell>
          <table:table-cell office:value-type="float" office:value="621" table:style-name="ce107">
            <text:p><text:s text:c="3"/>621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480" table:style-name="ce107">
            <text:p><text:s text:c="3"/>480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9638" table:style-name="ce259">
            <text:p><text:s text:c="3"/>9,638</text:p>
          </table:table-cell>
          <table:table-cell office:value-type="float" office:value="9637" table:style-name="ce260">
            <text:p><text:s text:c="3"/>9,637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25" table:style-name="ce260">
            <text:p><text:s text:c="3"/>425</text:p>
          </table:table-cell>
          <table:table-cell office:value-type="float" office:value="70" table:style-name="ce260">
            <text:p><text:s text:c="3"/>70</text:p>
          </table:table-cell>
          <table:table-cell office:value-type="float" office:value="355" table:style-name="ce260">
            <text:p><text:s text:c="3"/>355</text:p>
          </table:table-cell>
          <table:table-cell office:value-type="float" office:value="63" table:style-name="ce261">
            <text:p><text:s text:c="3"/>6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1" table:style-name="ce262">
            <text:p><text:s text:c="3"/>61</text:p>
          </table:table-cell>
          <table:table-cell office:value-type="float" office:value="684" table:style-name="ce259">
            <text:p><text:s text:c="3"/>684</text:p>
          </table:table-cell>
          <table:table-cell office:value-type="float" office:value="141" table:style-name="ce259">
            <text:p><text:s text:c="3"/>141</text:p>
          </table:table-cell>
          <table:table-cell office:value-type="float" office:value="543" table:style-name="ce259">
            <text:p><text:s text:c="3"/>543</text:p>
          </table:table-cell>
          <table:table-cell office:value-type="float" office:value="620" table:style-name="ce259">
            <text:p><text:s text:c="3"/>620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64" table:style-name="ce259">
            <text:p><text:s text:c="3"/>6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3" table:style-name="ce259">
            <text:p><text:s text:c="3"/>63</text:p>
          </table:table-cell>
          <table:table-cell office:value-type="float" office:value="732" table:style-name="ce252">
            <text:p><text:s text:c="3"/>732</text:p>
          </table:table-cell>
          <table:table-cell office:value-type="float" office:value="726" table:style-name="ce253">
            <text:p><text:s text:c="3"/>726</text:p>
          </table:table-cell>
          <table:table-cell office:value-type="float" office:value="726" table:style-name="ce254">
            <text:p><text:s text:c="3"/>726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8">
            <text:p><text:s text:c="3"/>18,989</text:p>
          </table:table-cell>
          <table:table-cell office:value-type="float" office:value="18981" table:style-name="ce118">
            <text:p><text:s text:c="3"/>18,981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525" table:style-name="ce118">
            <text:p><text:s text:c="3"/>5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1135" table:style-name="ce118">
            <text:p><text:s text:c="3"/>1,135</text:p>
          </table:table-cell>
          <table:table-cell office:value-type="float" office:value="140" table:style-name="ce118">
            <text:p><text:s text:c="3"/>140</text:p>
          </table:table-cell>
          <table:table-cell office:value-type="float" office:value="995" table:style-name="ce118">
            <text:p><text:s text:c="3"/>99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664" table:style-name="ce118">
            <text:p><text:s text:c="3"/>664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31" table:style-name="ce118">
            <text:p><text:s text:c="3"/>331</text:p>
          </table:table-cell>
          <table:table-cell office:value-type="float" office:value="20196" table:style-name="ce249">
            <text:p><text:s text:c="3"/>20,196</text:p>
          </table:table-cell>
          <table:table-cell office:value-type="float" office:value="18348" table:style-name="ce250">
            <text:p><text:s text:c="3"/>18,348</text:p>
          </table:table-cell>
          <table:table-cell office:value-type="float" office:value="18340" table:style-name="ce250">
            <text:p><text:s text:c="3"/>18,340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525" table:style-name="ce250">
            <text:p><text:s text:c="3"/>52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9" table:style-name="ce250">
            <text:p><text:s text:c="3"/>109</text:p>
          </table:table-cell>
          <table:table-cell office:value-type="float" office:value="1108" table:style-name="ce250">
            <text:p><text:s text:c="3"/>1,108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971" table:style-name="ce250">
            <text:p><text:s text:c="3"/>971</text:p>
          </table:table-cell>
          <table:table-cell office:value-type="float" office:value="800" table:style-name="ce250">
            <text:p><text:s text:c="3"/>800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664" table:style-name="ce250">
            <text:p><text:s text:c="3"/>664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668" table:style-name="ce249">
            <text:p><text:s text:c="3"/>668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7">
            <text:p><text:s text:c="3"/>9,847</text:p>
          </table:table-cell>
          <table:table-cell office:value-type="float" office:value="9842" table:style-name="ce107">
            <text:p><text:s text:c="3"/>9,8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6" table:style-name="ce107">
            <text:p><text:s text:c="3"/>34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42" table:style-name="ce107">
            <text:p><text:s text:c="3"/>342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254" table:style-name="ce107">
            <text:p><text:s text:c="3"/>2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0098" table:style-name="ce252">
            <text:p><text:s text:c="3"/>10,098</text:p>
          </table:table-cell>
          <table:table-cell office:value-type="float" office:value="9615" table:style-name="ce253">
            <text:p><text:s text:c="3"/>9,615</text:p>
          </table:table-cell>
          <table:table-cell office:value-type="float" office:value="9610" table:style-name="ce254">
            <text:p><text:s text:c="3"/>9,61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02" table:style-name="ce254">
            <text:p><text:s text:c="3"/>102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5" table:style-name="ce254">
            <text:p><text:s text:c="3"/>95</text:p>
          </table:table-cell>
          <table:table-cell office:value-type="float" office:value="55" table:style-name="ce255">
            <text:p><text:s text:c="3"/>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326" table:style-name="ce253">
            <text:p><text:s text:c="3"/>326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323" table:style-name="ce253">
            <text:p><text:s text:c="3"/>323</text:p>
          </table:table-cell>
          <table:table-cell office:value-type="float" office:value="92" table:style-name="ce253">
            <text:p><text:s text:c="3"/>92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89" table:style-name="ce253">
            <text:p><text:s text:c="3"/>89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0" table:style-name="ce253">
            <text:p>—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52" table:style-name="ce252">
            <text:p><text:s text:c="3"/>252</text:p>
          </table:table-cell>
          <table:table-cell office:value-type="float" office:value="232" table:style-name="ce253">
            <text:p><text:s text:c="3"/>232</text:p>
          </table:table-cell>
          <table:table-cell office:value-type="float" office:value="232" table:style-name="ce254">
            <text:p><text:s text:c="3"/>23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4">
            <text:p><text:s text:c="3"/>9,142</text:p>
          </table:table-cell>
          <table:table-cell office:value-type="float" office:value="9139" table:style-name="ce114">
            <text:p><text:s text:c="3"/>9,13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30" table:style-name="ce114">
            <text:p><text:s text:c="3"/>430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789" table:style-name="ce114">
            <text:p><text:s text:c="3"/>789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653" table:style-name="ce114">
            <text:p><text:s text:c="3"/>653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135" table:style-name="ce114">
            <text:p><text:s text:c="3"/>135</text:p>
          </table:table-cell>
          <table:table-cell office:value-type="float" office:value="575" table:style-name="ce114">
            <text:p><text:s text:c="3"/>575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10098" table:style-name="ce258">
            <text:p><text:s text:c="3"/>10,098</text:p>
          </table:table-cell>
          <table:table-cell office:value-type="float" office:value="8733" table:style-name="ce259">
            <text:p><text:s text:c="3"/>8,733</text:p>
          </table:table-cell>
          <table:table-cell office:value-type="float" office:value="8730" table:style-name="ce260">
            <text:p><text:s text:c="3"/>8,73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23" table:style-name="ce260">
            <text:p><text:s text:c="3"/>523</text:p>
          </table:table-cell>
          <table:table-cell office:value-type="float" office:value="93" table:style-name="ce260">
            <text:p><text:s text:c="3"/>93</text:p>
          </table:table-cell>
          <table:table-cell office:value-type="float" office:value="430" table:style-name="ce260">
            <text:p><text:s text:c="3"/>430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7" table:style-name="ce262">
            <text:p><text:s text:c="3"/>57</text:p>
          </table:table-cell>
          <table:table-cell office:value-type="float" office:value="782" table:style-name="ce259">
            <text:p><text:s text:c="3"/>782</text:p>
          </table:table-cell>
          <table:table-cell office:value-type="float" office:value="134" table:style-name="ce259">
            <text:p><text:s text:c="3"/>134</text:p>
          </table:table-cell>
          <table:table-cell office:value-type="float" office:value="648" table:style-name="ce259">
            <text:p><text:s text:c="3"/>648</text:p>
          </table:table-cell>
          <table:table-cell office:value-type="float" office:value="708" table:style-name="ce259">
            <text:p><text:s text:c="3"/>708</text:p>
          </table:table-cell>
          <table:table-cell office:value-type="float" office:value="133" table:style-name="ce259">
            <text:p><text:s text:c="3"/>133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73" table:style-name="ce259">
            <text:p><text:s text:c="3"/>73</text:p>
          </table:table-cell>
          <table:table-cell office:value-type="float" office:value="416" table:style-name="ce258">
            <text:p><text:s text:c="3"/>416</text:p>
          </table:table-cell>
          <table:table-cell office:value-type="float" office:value="409" table:style-name="ce259">
            <text:p><text:s text:c="3"/>409</text:p>
          </table:table-cell>
          <table:table-cell office:value-type="float" office:value="409" table:style-name="ce260">
            <text:p><text:s text:c="3"/>40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7" table:style-name="ce259">
            <text:p><text:s text:c="3"/>7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6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8">
            <text:p><text:s text:c="3"/>8,659</text:p>
          </table:table-cell>
          <table:table-cell office:value-type="float" office:value="8656" table:style-name="ce118">
            <text:p><text:s text:c="3"/>8,65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442" table:style-name="ce118">
            <text:p><text:s text:c="3"/>442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981" table:style-name="ce118">
            <text:p><text:s text:c="3"/>981</text:p>
          </table:table-cell>
          <table:table-cell office:value-type="float" office:value="89" table:style-name="ce118">
            <text:p><text:s text:c="3"/>89</text:p>
          </table:table-cell>
          <table:table-cell office:value-type="float" office:value="892" table:style-name="ce118">
            <text:p><text:s text:c="3"/>892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00" table:style-name="ce118">
            <text:p><text:s text:c="3"/>600</text:p>
          </table:table-cell>
          <table:table-cell office:value-type="float" office:value="293" table:style-name="ce118">
            <text:p><text:s text:c="3"/>2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9836" table:style-name="ce249">
            <text:p><text:s text:c="3"/>9,836</text:p>
          </table:table-cell>
          <table:table-cell office:value-type="float" office:value="8270" table:style-name="ce250">
            <text:p><text:s text:c="3"/>8,270</text:p>
          </table:table-cell>
          <table:table-cell office:value-type="float" office:value="8267" table:style-name="ce250">
            <text:p><text:s text:c="3"/>8,26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91" table:style-name="ce250">
            <text:p><text:s text:c="3"/>491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442" table:style-name="ce250">
            <text:p><text:s text:c="3"/>442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965" table:style-name="ce250">
            <text:p><text:s text:c="3"/>965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877" table:style-name="ce250">
            <text:p><text:s text:c="3"/>877</text:p>
          </table:table-cell>
          <table:table-cell office:value-type="float" office:value="687" table:style-name="ce250">
            <text:p><text:s text:c="3"/>687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600" table:style-name="ce250">
            <text:p><text:s text:c="3"/>600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406" table:style-name="ce249">
            <text:p><text:s text:c="3"/>406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7">
            <text:p><text:s text:c="3"/>4,587</text:p>
          </table:table-cell>
          <table:table-cell office:value-type="float" office:value="4585" table:style-name="ce107">
            <text:p><text:s text:c="3"/>4,58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22" table:style-name="ce107">
            <text:p><text:s text:c="3"/>32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0" table:style-name="ce107">
            <text:p>—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4918" table:style-name="ce252">
            <text:p><text:s text:c="3"/>4,918</text:p>
          </table:table-cell>
          <table:table-cell office:value-type="float" office:value="4474" table:style-name="ce253">
            <text:p><text:s text:c="3"/>4,474</text:p>
          </table:table-cell>
          <table:table-cell office:value-type="float" office:value="4472" table:style-name="ce254">
            <text:p><text:s text:c="3"/>4,47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0" table:style-name="ce254">
            <text:p><text:s text:c="3"/>70</text:p>
          </table:table-cell>
          <table:table-cell office:value-type="float" office:value="63" table:style-name="ce255">
            <text:p><text:s text:c="3"/>6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0" table:style-name="ce256">
            <text:p><text:s text:c="3"/>60</text:p>
          </table:table-cell>
          <table:table-cell office:value-type="float" office:value="308" table:style-name="ce253">
            <text:p><text:s text:c="3"/>30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2" table:style-name="ce253">
            <text:p><text:s text:c="3"/>302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0" table:style-name="ce253">
            <text:p>—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113" table:style-name="ce253">
            <text:p><text:s text:c="3"/>113</text:p>
          </table:table-cell>
          <table:table-cell office:value-type="float" office:value="113" table:style-name="ce254">
            <text:p><text:s text:c="3"/>11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4">
            <text:p><text:s text:c="3"/>4,072</text:p>
          </table:table-cell>
          <table:table-cell office:value-type="float" office:value="4071" table:style-name="ce114">
            <text:p><text:s text:c="3"/>4,07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372" table:style-name="ce114">
            <text:p><text:s text:c="3"/>37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659" table:style-name="ce114">
            <text:p><text:s text:c="3"/>659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577" table:style-name="ce114">
            <text:p><text:s text:c="3"/>57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10" table:style-name="ce114">
            <text:p><text:s text:c="3"/>510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7" table:style-name="ce114">
            <text:p><text:s text:c="3"/>67</text:p>
          </table:table-cell>
          <table:table-cell office:value-type="float" office:value="4918" table:style-name="ce258">
            <text:p><text:s text:c="3"/>4,918</text:p>
          </table:table-cell>
          <table:table-cell office:value-type="float" office:value="3796" table:style-name="ce259">
            <text:p><text:s text:c="3"/>3,796</text:p>
          </table:table-cell>
          <table:table-cell office:value-type="float" office:value="3795" table:style-name="ce260">
            <text:p><text:s text:c="3"/>3,795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8" table:style-name="ce260">
            <text:p><text:s text:c="3"/>418</text:p>
          </table:table-cell>
          <table:table-cell office:value-type="float" office:value="46" table:style-name="ce260">
            <text:p><text:s text:c="3"/>46</text:p>
          </table:table-cell>
          <table:table-cell office:value-type="float" office:value="372" table:style-name="ce260">
            <text:p><text:s text:c="3"/>372</text:p>
          </table:table-cell>
          <table:table-cell office:value-type="float" office:value="47" table:style-name="ce261">
            <text:p><text:s text:c="3"/>4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5" table:style-name="ce262">
            <text:p><text:s text:c="3"/>45</text:p>
          </table:table-cell>
          <table:table-cell office:value-type="float" office:value="657" table:style-name="ce259">
            <text:p><text:s text:c="3"/>657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591" table:style-name="ce259">
            <text:p><text:s text:c="3"/>591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510" table:style-name="ce259">
            <text:p><text:s text:c="3"/>510</text:p>
          </table:table-cell>
          <table:table-cell office:value-type="float" office:value="66" table:style-name="ce259">
            <text:p><text:s text:c="3"/>66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5" table:style-name="ce259">
            <text:p><text:s text:c="3"/>65</text:p>
          </table:table-cell>
          <table:table-cell office:value-type="float" office:value="278" table:style-name="ce258">
            <text:p><text:s text:c="3"/>278</text:p>
          </table:table-cell>
          <table:table-cell office:value-type="float" office:value="276" table:style-name="ce259">
            <text:p><text:s text:c="3"/>276</text:p>
          </table:table-cell>
          <table:table-cell office:value-type="float" office:value="276" table:style-name="ce260">
            <text:p><text:s text:c="3"/>27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3312" table:style-name="ce107">
            <text:p><text:s text:c="3"/>23,312</text:p>
          </table:table-cell>
          <table:table-cell office:value-type="float" office:value="21541" table:style-name="ce107">
            <text:p><text:s text:c="3"/>21,541</text:p>
          </table:table-cell>
          <table:table-cell office:value-type="float" office:value="21535" table:style-name="ce107">
            <text:p><text:s text:c="3"/>21,5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81" table:style-name="ce107">
            <text:p><text:s text:c="3"/>581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485" table:style-name="ce107">
            <text:p><text:s text:c="3"/>485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1024" table:style-name="ce107">
            <text:p><text:s text:c="3"/>1,024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76" table:style-name="ce107">
            <text:p><text:s text:c="3"/>876</text:p>
          </table:table-cell>
          <table:table-cell office:value-type="float" office:value="732" table:style-name="ce107">
            <text:p><text:s text:c="3"/>732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88" table:style-name="ce107">
            <text:p><text:s text:c="3"/>588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22656" table:style-name="ce252">
            <text:p><text:s text:c="3"/>22,656</text:p>
          </table:table-cell>
          <table:table-cell office:value-type="float" office:value="20900" table:style-name="ce250">
            <text:p><text:s text:c="3"/>20,900</text:p>
          </table:table-cell>
          <table:table-cell office:value-type="float" office:value="20894" table:style-name="ce267">
            <text:p><text:s text:c="3"/>20,894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580" table:style-name="ce267">
            <text:p><text:s text:c="3"/>580</text:p>
          </table:table-cell>
          <table:table-cell office:value-type="float" office:value="95" table:style-name="ce267">
            <text:p><text:s text:c="3"/>95</text:p>
          </table:table-cell>
          <table:table-cell office:value-type="float" office:value="485" table:style-name="ce267">
            <text:p><text:s text:c="3"/>485</text:p>
          </table:table-cell>
          <table:table-cell office:value-type="float" office:value="163" table:style-name="ce268">
            <text:p><text:s text:c="3"/>163</text:p>
          </table:table-cell>
          <table:table-cell office:value-type="float" office:value="10" table:style-name="ce267">
            <text:p><text:s text:c="3"/>10</text:p>
          </table:table-cell>
          <table:table-cell office:value-type="float" office:value="153" table:style-name="ce269">
            <text:p><text:s text:c="3"/>153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865" table:style-name="ce250">
            <text:p><text:s text:c="3"/>865</text:p>
          </table:table-cell>
          <table:table-cell office:value-type="float" office:value="732" table:style-name="ce250">
            <text:p><text:s text:c="3"/>732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656" table:style-name="ce249">
            <text:p><text:s text:c="3"/>656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67">
            <text:p><text:s text:c="3"/>64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0" table:style-name="ce269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7">
            <text:p><text:s text:c="3"/>11,013</text:p>
          </table:table-cell>
          <table:table-cell office:value-type="float" office:value="11010" table:style-name="ce107">
            <text:p><text:s text:c="3"/>11,01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37" table:style-name="ce107">
            <text:p><text:s text:c="3"/>33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29" table:style-name="ce107">
            <text:p><text:s text:c="3"/>329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43" table:style-name="ce107">
            <text:p><text:s text:c="3"/>24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9" table:style-name="ce107">
            <text:p><text:s text:c="3"/>23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845" table:style-name="ce253">
            <text:p><text:s text:c="3"/>10,845</text:p>
          </table:table-cell>
          <table:table-cell office:value-type="float" office:value="10842" table:style-name="ce254">
            <text:p><text:s text:c="3"/>10,842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77" table:style-name="ce255">
            <text:p><text:s text:c="3"/>77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1" table:style-name="ce256">
            <text:p><text:s text:c="3"/>71</text:p>
          </table:table-cell>
          <table:table-cell office:value-type="float" office:value="327" table:style-name="ce253">
            <text:p><text:s text:c="3"/>327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19" table:style-name="ce253">
            <text:p><text:s text:c="3"/>319</text:p>
          </table:table-cell>
          <table:table-cell office:value-type="float" office:value="94" table:style-name="ce253">
            <text:p><text:s text:c="3"/>9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168" table:style-name="ce253">
            <text:p><text:s text:c="3"/>168</text:p>
          </table:table-cell>
          <table:table-cell office:value-type="float" office:value="168" table:style-name="ce254">
            <text:p><text:s text:c="3"/>16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7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806" table:style-name="ce107">
            <text:p><text:s text:c="3"/>11,806</text:p>
          </table:table-cell>
          <table:table-cell office:value-type="float" office:value="10528" table:style-name="ce107">
            <text:p><text:s text:c="3"/>10,528</text:p>
          </table:table-cell>
          <table:table-cell office:value-type="float" office:value="10525" table:style-name="ce114">
            <text:p><text:s text:c="3"/>10,52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02" table:style-name="ce107">
            <text:p><text:s text:c="3"/>50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12" table:style-name="ce107">
            <text:p><text:s text:c="3"/>412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687" table:style-name="ce107">
            <text:p><text:s text:c="3"/>687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547" table:style-name="ce107">
            <text:p><text:s text:c="3"/>547</text:p>
          </table:table-cell>
          <table:table-cell office:value-type="float" office:value="638" table:style-name="ce107">
            <text:p><text:s text:c="3"/>638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498" table:style-name="ce107">
            <text:p><text:s text:c="3"/>498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0" table:style-name="ce107">
            <text:p>—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055" table:style-name="ce259">
            <text:p><text:s text:c="3"/>10,055</text:p>
          </table:table-cell>
          <table:table-cell office:value-type="float" office:value="10052" table:style-name="ce260">
            <text:p><text:s text:c="3"/>10,052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01" table:style-name="ce260">
            <text:p><text:s text:c="3"/>501</text:p>
          </table:table-cell>
          <table:table-cell office:value-type="float" office:value="89" table:style-name="ce260">
            <text:p><text:s text:c="3"/>89</text:p>
          </table:table-cell>
          <table:table-cell office:value-type="float" office:value="412" table:style-name="ce260">
            <text:p><text:s text:c="3"/>412</text:p>
          </table:table-cell>
          <table:table-cell office:value-type="float" office:value="86" table:style-name="ce261">
            <text:p><text:s text:c="3"/>86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82" table:style-name="ce262">
            <text:p><text:s text:c="3"/>82</text:p>
          </table:table-cell>
          <table:table-cell office:value-type="float" office:value="686" table:style-name="ce259">
            <text:p><text:s text:c="3"/>686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98" table:style-name="ce259">
            <text:p><text:s text:c="3"/>498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0" table:style-name="ce259">
            <text:p>—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478" table:style-name="ce252">
            <text:p><text:s text:c="3"/>478</text:p>
          </table:table-cell>
          <table:table-cell office:value-type="float" office:value="473" table:style-name="ce253">
            <text:p><text:s text:c="3"/>473</text:p>
          </table:table-cell>
          <table:table-cell office:value-type="float" office:value="473" table:style-name="ce254">
            <text:p><text:s text:c="3"/>473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3" table:style-name="ce255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8">
            <text:p><text:s text:c="3"/>22,103</text:p>
          </table:table-cell>
          <table:table-cell office:value-type="float" office:value="22098" table:style-name="ce118">
            <text:p><text:s text:c="3"/>22,09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541" table:style-name="ce118">
            <text:p><text:s text:c="3"/>541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66" table:style-name="ce118">
            <text:p><text:s text:c="3"/>166</text:p>
          </table:table-cell>
          <table:table-cell office:value-type="float" office:value="1092" table:style-name="ce118">
            <text:p><text:s text:c="3"/>1,092</text:p>
          </table:table-cell>
          <table:table-cell office:value-type="float" office:value="129" table:style-name="ce118">
            <text:p><text:s text:c="3"/>129</text:p>
          </table:table-cell>
          <table:table-cell office:value-type="float" office:value="963" table:style-name="ce118">
            <text:p><text:s text:c="3"/>963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647" table:style-name="ce118">
            <text:p><text:s text:c="3"/>647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16" table:style-name="ce118">
            <text:p><text:s text:c="3"/>316</text:p>
          </table:table-cell>
          <table:table-cell office:value-type="float" office:value="23530" table:style-name="ce249">
            <text:p><text:s text:c="3"/>23,530</text:p>
          </table:table-cell>
          <table:table-cell office:value-type="float" office:value="21655" table:style-name="ce250">
            <text:p><text:s text:c="3"/>21,655</text:p>
          </table:table-cell>
          <table:table-cell office:value-type="float" office:value="21650" table:style-name="ce250">
            <text:p><text:s text:c="3"/>21,65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29" table:style-name="ce250">
            <text:p><text:s text:c="3"/>629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541" table:style-name="ce250">
            <text:p><text:s text:c="3"/>541</text:p>
          </table:table-cell>
          <table:table-cell office:value-type="float" office:value="175" table:style-name="ce250">
            <text:p><text:s text:c="3"/>175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1071" table:style-name="ce250">
            <text:p><text:s text:c="3"/>1,071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943" table:style-name="ce250">
            <text:p><text:s text:c="3"/>943</text:p>
          </table:table-cell>
          <table:table-cell office:value-type="float" office:value="773" table:style-name="ce250">
            <text:p><text:s text:c="3"/>773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647" table:style-name="ce250">
            <text:p><text:s text:c="3"/>647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470" table:style-name="ce249">
            <text:p><text:s text:c="3"/>470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7">
            <text:p><text:s text:c="3"/>11,387</text:p>
          </table:table-cell>
          <table:table-cell office:value-type="float" office:value="11384" table:style-name="ce107">
            <text:p><text:s text:c="3"/>11,38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359" table:style-name="ce107">
            <text:p><text:s text:c="3"/>35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256" table:style-name="ce107">
            <text:p><text:s text:c="3"/>25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1765" table:style-name="ce252">
            <text:p><text:s text:c="3"/>11,765</text:p>
          </table:table-cell>
          <table:table-cell office:value-type="float" office:value="11253" table:style-name="ce253">
            <text:p><text:s text:c="3"/>11,253</text:p>
          </table:table-cell>
          <table:table-cell office:value-type="float" office:value="11250" table:style-name="ce254">
            <text:p><text:s text:c="3"/>11,250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97" table:style-name="ce254">
            <text:p><text:s text:c="3"/>97</text:p>
          </table:table-cell>
          <table:table-cell office:value-type="float" office:value="74" table:style-name="ce255">
            <text:p><text:s text:c="3"/>7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0" table:style-name="ce256">
            <text:p><text:s text:c="3"/>70</text:p>
          </table:table-cell>
          <table:table-cell office:value-type="float" office:value="339" table:style-name="ce253">
            <text:p><text:s text:c="3"/>339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5" table:style-name="ce253">
            <text:p><text:s text:c="3"/>335</text:p>
          </table:table-cell>
          <table:table-cell office:value-type="float" office:value="103" table:style-name="ce253">
            <text:p><text:s text:c="3"/>10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1" table:style-name="ce253">
            <text:p><text:s text:c="3"/>101</text:p>
          </table:table-cell>
          <table:table-cell office:value-type="float" office:value="236" table:style-name="ce253">
            <text:p><text:s text:c="3"/>23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154" table:style-name="ce252">
            <text:p><text:s text:c="3"/>154</text:p>
          </table:table-cell>
          <table:table-cell office:value-type="float" office:value="134" table:style-name="ce253">
            <text:p><text:s text:c="3"/>134</text:p>
          </table:table-cell>
          <table:table-cell office:value-type="float" office:value="134" table:style-name="ce254">
            <text:p><text:s text:c="3"/>13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10714" table:style-name="ce114">
            <text:p><text:s text:c="3"/>10,71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444" table:style-name="ce114">
            <text:p><text:s text:c="3"/>444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96" table:style-name="ce114">
            <text:p><text:s text:c="3"/>96</text:p>
          </table:table-cell>
          <table:table-cell office:value-type="float" office:value="733" table:style-name="ce114">
            <text:p><text:s text:c="3"/>733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609" table:style-name="ce114">
            <text:p><text:s text:c="3"/>609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46" table:style-name="ce114">
            <text:p><text:s text:c="3"/>546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1765" table:style-name="ce258">
            <text:p><text:s text:c="3"/>11,765</text:p>
          </table:table-cell>
          <table:table-cell office:value-type="float" office:value="10402" table:style-name="ce259">
            <text:p><text:s text:c="3"/>10,402</text:p>
          </table:table-cell>
          <table:table-cell office:value-type="float" office:value="10400" table:style-name="ce260">
            <text:p><text:s text:c="3"/>10,40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530" table:style-name="ce260">
            <text:p><text:s text:c="3"/>530</text:p>
          </table:table-cell>
          <table:table-cell office:value-type="float" office:value="86" table:style-name="ce260">
            <text:p><text:s text:c="3"/>86</text:p>
          </table:table-cell>
          <table:table-cell office:value-type="float" office:value="444" table:style-name="ce260">
            <text:p><text:s text:c="3"/>444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96" table:style-name="ce262">
            <text:p><text:s text:c="3"/>96</text:p>
          </table:table-cell>
          <table:table-cell office:value-type="float" office:value="732" table:style-name="ce259">
            <text:p><text:s text:c="3"/>732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608" table:style-name="ce259">
            <text:p><text:s text:c="3"/>608</text:p>
          </table:table-cell>
          <table:table-cell office:value-type="float" office:value="670" table:style-name="ce259">
            <text:p><text:s text:c="3"/>670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316" table:style-name="ce258">
            <text:p><text:s text:c="3"/>316</text:p>
          </table:table-cell>
          <table:table-cell office:value-type="float" office:value="314" table:style-name="ce259">
            <text:p><text:s text:c="3"/>314</text:p>
          </table:table-cell>
          <table:table-cell office:value-type="float" office:value="314" table:style-name="ce260">
            <text:p><text:s text:c="3"/>31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8">
            <text:p><text:s text:c="3"/>23,217</text:p>
          </table:table-cell>
          <table:table-cell office:value-type="float" office:value="23211" table:style-name="ce118">
            <text:p><text:s text:c="3"/>23,2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424" table:style-name="ce118">
            <text:p><text:s text:c="3"/>424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70" table:style-name="ce118">
            <text:p><text:s text:c="3"/>170</text:p>
          </table:table-cell>
          <table:table-cell office:value-type="float" office:value="1083" table:style-name="ce118">
            <text:p><text:s text:c="3"/>1,08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957" table:style-name="ce118">
            <text:p><text:s text:c="3"/>95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593" table:style-name="ce118">
            <text:p><text:s text:c="3"/>593</text:p>
          </table:table-cell>
          <table:table-cell office:value-type="float" office:value="365" table:style-name="ce118">
            <text:p><text:s text:c="3"/>36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64" table:style-name="ce118">
            <text:p><text:s text:c="3"/>364</text:p>
          </table:table-cell>
          <table:table-cell office:value-type="float" office:value="24528" table:style-name="ce249">
            <text:p><text:s text:c="3"/>24,528</text:p>
          </table:table-cell>
          <table:table-cell office:value-type="float" office:value="22768" table:style-name="ce250">
            <text:p><text:s text:c="3"/>22,768</text:p>
          </table:table-cell>
          <table:table-cell office:value-type="float" office:value="22762" table:style-name="ce250">
            <text:p><text:s text:c="3"/>22,76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512" table:style-name="ce250">
            <text:p><text:s text:c="3"/>512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424" table:style-name="ce250">
            <text:p><text:s text:c="3"/>42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67" table:style-name="ce250">
            <text:p><text:s text:c="3"/>1,067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941" table:style-name="ce250">
            <text:p><text:s text:c="3"/>941</text:p>
          </table:table-cell>
          <table:table-cell office:value-type="float" office:value="718" table:style-name="ce250">
            <text:p><text:s text:c="3"/>718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593" table:style-name="ce250">
            <text:p><text:s text:c="3"/>593</text:p>
          </table:table-cell>
          <table:table-cell office:value-type="float" office:value="349" table:style-name="ce250">
            <text:p><text:s text:c="3"/>3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466" table:style-name="ce249">
            <text:p><text:s text:c="3"/>466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1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7">
            <text:p><text:s text:c="3"/>11,868</text:p>
          </table:table-cell>
          <table:table-cell office:value-type="float" office:value="11862" table:style-name="ce107">
            <text:p><text:s text:c="3"/>11,86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0" table:style-name="ce107">
            <text:p><text:s text:c="3"/>370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0" table:style-name="ce107">
            <text:p>—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12264" table:style-name="ce252">
            <text:p><text:s text:c="3"/>12,264</text:p>
          </table:table-cell>
          <table:table-cell office:value-type="float" office:value="11750" table:style-name="ce253">
            <text:p><text:s text:c="3"/>11,750</text:p>
          </table:table-cell>
          <table:table-cell office:value-type="float" office:value="11744" table:style-name="ce254">
            <text:p><text:s text:c="3"/>11,744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80" table:style-name="ce255">
            <text:p><text:s text:c="3"/>8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358" table:style-name="ce253">
            <text:p><text:s text:c="3"/>35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56" table:style-name="ce253">
            <text:p><text:s text:c="3"/>35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88" table:style-name="ce253">
            <text:p><text:s text:c="3"/>88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0" table:style-name="ce253">
            <text:p>—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132" table:style-name="ce252">
            <text:p><text:s text:c="3"/>132</text:p>
          </table:table-cell>
          <table:table-cell office:value-type="float" office:value="118" table:style-name="ce253">
            <text:p><text:s text:c="3"/>118</text:p>
          </table:table-cell>
          <table:table-cell office:value-type="float" office:value="118" table:style-name="ce254">
            <text:p><text:s text:c="3"/>11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7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0" table:style-name="ce114">
            <text:p>—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352" table:style-name="ce114">
            <text:p><text:s text:c="3"/>352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123" table:style-name="ce114">
            <text:p><text:s text:c="3"/>123</text:p>
          </table:table-cell>
          <table:table-cell office:value-type="float" office:value="505" table:style-name="ce114">
            <text:p><text:s text:c="3"/>505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2264" table:style-name="ce258">
            <text:p><text:s text:c="3"/>12,264</text:p>
          </table:table-cell>
          <table:table-cell office:value-type="float" office:value="11018" table:style-name="ce259">
            <text:p><text:s text:c="3"/>11,018</text:p>
          </table:table-cell>
          <table:table-cell office:value-type="float" office:value="11018" table:style-name="ce260">
            <text:p><text:s text:c="3"/>11,018</text:p>
          </table:table-cell>
          <table:table-cell office:value-type="float" office:value="0" table:style-name="ce260">
            <text:p>—</text:p>
          </table:table-cell>
          <table:table-cell office:value-type="float" office:value="436" table:style-name="ce260">
            <text:p><text:s text:c="3"/>436</text:p>
          </table:table-cell>
          <table:table-cell office:value-type="float" office:value="84" table:style-name="ce260">
            <text:p><text:s text:c="3"/>84</text:p>
          </table:table-cell>
          <table:table-cell office:value-type="float" office:value="352" table:style-name="ce260">
            <text:p><text:s text:c="3"/>352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95" table:style-name="ce262">
            <text:p><text:s text:c="3"/>95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85" table:style-name="ce259">
            <text:p><text:s text:c="3"/>585</text:p>
          </table:table-cell>
          <table:table-cell office:value-type="float" office:value="628" table:style-name="ce259">
            <text:p><text:s text:c="3"/>628</text:p>
          </table:table-cell>
          <table:table-cell office:value-type="float" office:value="123" table:style-name="ce259">
            <text:p><text:s text:c="3"/>123</text:p>
          </table:table-cell>
          <table:table-cell office:value-type="float" office:value="505" table:style-name="ce259">
            <text:p><text:s text:c="3"/>505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80" table:style-name="ce259">
            <text:p><text:s text:c="3"/>80</text:p>
          </table:table-cell>
          <table:table-cell office:value-type="float" office:value="334" table:style-name="ce258">
            <text:p><text:s text:c="3"/>334</text:p>
          </table:table-cell>
          <table:table-cell office:value-type="float" office:value="331" table:style-name="ce259">
            <text:p><text:s text:c="3"/>331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7862" table:style-name="ce107">
            <text:p><text:s text:c="3"/>27,862</text:p>
          </table:table-cell>
          <table:table-cell office:value-type="float" office:value="25870" table:style-name="ce107">
            <text:p><text:s text:c="3"/>25,870</text:p>
          </table:table-cell>
          <table:table-cell office:value-type="float" office:value="25866" table:style-name="ce107">
            <text:p><text:s text:c="3"/>25,8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10" table:style-name="ce107">
            <text:p><text:s text:c="3"/>210</text:p>
          </table:table-cell>
          <table:table-cell office:value-type="float" office:value="1191" table:style-name="ce107">
            <text:p><text:s text:c="3"/>1,191</text:p>
          </table:table-cell>
          <table:table-cell office:value-type="float" office:value="172" table:style-name="ce107">
            <text:p><text:s text:c="3"/>172</text:p>
          </table:table-cell>
          <table:table-cell office:value-type="float" office:value="1019" table:style-name="ce107">
            <text:p><text:s text:c="3"/>1,019</text:p>
          </table:table-cell>
          <table:table-cell office:value-type="float" office:value="826" table:style-name="ce107">
            <text:p><text:s text:c="3"/>826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657" table:style-name="ce107">
            <text:p><text:s text:c="3"/>657</text:p>
          </table:table-cell>
          <table:table-cell office:value-type="float" office:value="365" table:style-name="ce107">
            <text:p><text:s text:c="3"/>36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2" table:style-name="ce107">
            <text:p><text:s text:c="3"/>362</text:p>
          </table:table-cell>
          <table:table-cell office:value-type="float" office:value="27230" table:style-name="ce252">
            <text:p><text:s text:c="3"/>27,230</text:p>
          </table:table-cell>
          <table:table-cell office:value-type="float" office:value="25255" table:style-name="ce250">
            <text:p><text:s text:c="3"/>25,255</text:p>
          </table:table-cell>
          <table:table-cell office:value-type="float" office:value="25251" table:style-name="ce267">
            <text:p><text:s text:c="3"/>25,251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583" table:style-name="ce267">
            <text:p><text:s text:c="3"/>583</text:p>
          </table:table-cell>
          <table:table-cell office:value-type="float" office:value="88" table:style-name="ce267">
            <text:p><text:s text:c="3"/>88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218" table:style-name="ce268">
            <text:p><text:s text:c="3"/>218</text:p>
          </table:table-cell>
          <table:table-cell office:value-type="float" office:value="8" table:style-name="ce267">
            <text:p><text:s text:c="3"/>8</text:p>
          </table:table-cell>
          <table:table-cell office:value-type="float" office:value="210" table:style-name="ce269">
            <text:p><text:s text:c="3"/>210</text:p>
          </table:table-cell>
          <table:table-cell office:value-type="float" office:value="1174" table:style-name="ce250">
            <text:p><text:s text:c="3"/>1,174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04" table:style-name="ce250">
            <text:p><text:s text:c="3"/>1,004</text:p>
          </table:table-cell>
          <table:table-cell office:value-type="float" office:value="824" table:style-name="ce250">
            <text:p><text:s text:c="3"/>824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657" table:style-name="ce250">
            <text:p><text:s text:c="3"/>657</text:p>
          </table:table-cell>
          <table:table-cell office:value-type="float" office:value="350" table:style-name="ce250">
            <text:p><text:s text:c="3"/>35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47" table:style-name="ce250">
            <text:p><text:s text:c="3"/>347</text:p>
          </table:table-cell>
          <table:table-cell office:value-type="float" office:value="632" table:style-name="ce249">
            <text:p><text:s text:c="3"/>632</text:p>
          </table:table-cell>
          <table:table-cell office:value-type="float" office:value="615" table:style-name="ce250">
            <text:p><text:s text:c="3"/>615</text:p>
          </table:table-cell>
          <table:table-cell office:value-type="float" office:value="615" table:style-name="ce267">
            <text:p><text:s text:c="3"/>615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7">
            <text:p><text:s text:c="3"/>13,209</text:p>
          </table:table-cell>
          <table:table-cell office:value-type="float" office:value="13206" table:style-name="ce107">
            <text:p><text:s text:c="3"/>13,20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384" table:style-name="ce107">
            <text:p><text:s text:c="3"/>3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9" table:style-name="ce107">
            <text:p><text:s text:c="3"/>379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7" table:style-name="ce107">
            <text:p><text:s text:c="3"/>267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3040" table:style-name="ce253">
            <text:p><text:s text:c="3"/>13,040</text:p>
          </table:table-cell>
          <table:table-cell office:value-type="float" office:value="13037" table:style-name="ce254">
            <text:p><text:s text:c="3"/>13,03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06" table:style-name="ce254">
            <text:p><text:s text:c="3"/>106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98" table:style-name="ce255">
            <text:p><text:s text:c="3"/>98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97" table:style-name="ce256">
            <text:p><text:s text:c="3"/>97</text:p>
          </table:table-cell>
          <table:table-cell office:value-type="float" office:value="371" table:style-name="ce253">
            <text:p><text:s text:c="3"/>371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66" table:style-name="ce253">
            <text:p><text:s text:c="3"/>366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12" table:style-name="ce253">
            <text:p><text:s text:c="3"/>112</text:p>
          </table:table-cell>
          <table:table-cell office:value-type="float" office:value="256" table:style-name="ce253">
            <text:p><text:s text:c="3"/>25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4" table:style-name="ce253">
            <text:p><text:s text:c="3"/>254</text:p>
          </table:table-cell>
          <table:table-cell office:value-type="float" office:value="182" table:style-name="ce252">
            <text:p><text:s text:c="3"/>18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169" table:style-name="ce254">
            <text:p><text:s text:c="3"/>169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4065" table:style-name="ce107">
            <text:p><text:s text:c="3"/>14,065</text:p>
          </table:table-cell>
          <table:table-cell office:value-type="float" office:value="12661" table:style-name="ce107">
            <text:p><text:s text:c="3"/>12,661</text:p>
          </table:table-cell>
          <table:table-cell office:value-type="float" office:value="12660" table:style-name="ce114">
            <text:p><text:s text:c="3"/>12,66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81" table:style-name="ce107">
            <text:p><text:s text:c="3"/>81</text:p>
          </table:table-cell>
          <table:table-cell office:value-type="float" office:value="396" table:style-name="ce107">
            <text:p><text:s text:c="3"/>396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807" table:style-name="ce107">
            <text:p><text:s text:c="3"/>807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40" table:style-name="ce107">
            <text:p><text:s text:c="3"/>640</text:p>
          </table:table-cell>
          <table:table-cell office:value-type="float" office:value="711" table:style-name="ce107">
            <text:p><text:s text:c="3"/>711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545" table:style-name="ce107">
            <text:p><text:s text:c="3"/>54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2215" table:style-name="ce259">
            <text:p><text:s text:c="3"/>12,215</text:p>
          </table:table-cell>
          <table:table-cell office:value-type="float" office:value="12214" table:style-name="ce260">
            <text:p><text:s text:c="3"/>12,21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77" table:style-name="ce260">
            <text:p><text:s text:c="3"/>477</text:p>
          </table:table-cell>
          <table:table-cell office:value-type="float" office:value="81" table:style-name="ce260">
            <text:p><text:s text:c="3"/>81</text:p>
          </table:table-cell>
          <table:table-cell office:value-type="float" office:value="396" table:style-name="ce260">
            <text:p><text:s text:c="3"/>396</text:p>
          </table:table-cell>
          <table:table-cell office:value-type="float" office:value="120" table:style-name="ce261">
            <text:p><text:s text:c="3"/>12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113" table:style-name="ce262">
            <text:p><text:s text:c="3"/>113</text:p>
          </table:table-cell>
          <table:table-cell office:value-type="float" office:value="803" table:style-name="ce259">
            <text:p><text:s text:c="3"/>803</text:p>
          </table:table-cell>
          <table:table-cell office:value-type="float" office:value="165" table:style-name="ce259">
            <text:p><text:s text:c="3"/>165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64" table:style-name="ce259">
            <text:p><text:s text:c="3"/>164</text:p>
          </table:table-cell>
          <table:table-cell office:value-type="float" office:value="545" table:style-name="ce259">
            <text:p><text:s text:c="3"/>545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93" table:style-name="ce259">
            <text:p><text:s text:c="3"/>93</text:p>
          </table:table-cell>
          <table:table-cell office:value-type="float" office:value="450" table:style-name="ce252">
            <text:p><text:s text:c="3"/>450</text:p>
          </table:table-cell>
          <table:table-cell office:value-type="float" office:value="446" table:style-name="ce253">
            <text:p><text:s text:c="3"/>446</text:p>
          </table:table-cell>
          <table:table-cell office:value-type="float" office:value="446" table:style-name="ce254">
            <text:p><text:s text:c="3"/>44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09年</text:p>
          </table:table-cell>
          <table:table-cell office:value-type="string" table:style-name="ce103">
            <text:p>計</text:p>
          </table:table-cell>
          <table:table-cell office:value-type="float" office:value="243404" table:style-name="ce56">
            <text:p><text:s text:c="3"/>243,404</text:p>
          </table:table-cell>
          <table:table-cell office:value-type="float" office:value="232823" table:style-name="ce56">
            <text:p><text:s text:c="3"/>232,823</text:p>
          </table:table-cell>
          <table:table-cell office:value-type="float" office:value="232771" table:style-name="ce56">
            <text:p><text:s text:c="3"/>232,771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2363" table:style-name="ce56">
            <text:p><text:s text:c="3"/>2,363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1585" table:style-name="ce56">
            <text:p><text:s text:c="3"/>1,585</text:p>
          </table:table-cell>
          <table:table-cell office:value-type="float" office:value="840" table:style-name="ce56">
            <text:p><text:s text:c="3"/>840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757" table:style-name="ce56">
            <text:p><text:s text:c="3"/>757</text:p>
          </table:table-cell>
          <table:table-cell office:value-type="float" office:value="7378" table:style-name="ce56">
            <text:p><text:s text:c="3"/>7,378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6122" table:style-name="ce56">
            <text:p><text:s text:c="3"/>6,122</text:p>
          </table:table-cell>
          <table:table-cell office:value-type="float" office:value="4395" table:style-name="ce56">
            <text:p><text:s text:c="3"/>4,395</text:p>
          </table:table-cell>
          <table:table-cell office:value-type="float" office:value="1245" table:style-name="ce56">
            <text:p><text:s text:c="3"/>1,245</text:p>
          </table:table-cell>
          <table:table-cell office:value-type="float" office:value="3150" table:style-name="ce56">
            <text:p><text:s text:c="3"/>3,150</text:p>
          </table:table-cell>
          <table:table-cell office:value-type="float" office:value="2983" table:style-name="ce56">
            <text:p><text:s text:c="3"/>2,983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2972" table:style-name="ce56">
            <text:p><text:s text:c="3"/>2,972</text:p>
          </table:table-cell>
          <table:table-cell office:value-type="float" office:value="238630" table:style-name="ce224">
            <text:p><text:s text:c="3"/>238,630</text:p>
          </table:table-cell>
          <table:table-cell office:value-type="float" office:value="228177" table:style-name="ce224">
            <text:p><text:s text:c="3"/>228,177</text:p>
          </table:table-cell>
          <table:table-cell office:value-type="float" office:value="228126" table:style-name="ce224">
            <text:p><text:s text:c="3"/>228,126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2360" table:style-name="ce224">
            <text:p><text:s text:c="3"/>2,360</text:p>
          </table:table-cell>
          <table:table-cell office:value-type="float" office:value="775" table:style-name="ce224">
            <text:p><text:s text:c="3"/>775</text:p>
          </table:table-cell>
          <table:table-cell office:value-type="float" office:value="1585" table:style-name="ce224">
            <text:p><text:s text:c="3"/>1,585</text:p>
          </table:table-cell>
          <table:table-cell office:value-type="float" office:value="832" table:style-name="ce224">
            <text:p><text:s text:c="3"/>832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757" table:style-name="ce224">
            <text:p><text:s text:c="3"/>757</text:p>
          </table:table-cell>
          <table:table-cell office:value-type="float" office:value="7261" table:style-name="ce224">
            <text:p><text:s text:c="3"/>7,261</text:p>
          </table:table-cell>
          <table:table-cell office:value-type="float" office:value="1250" table:style-name="ce224">
            <text:p><text:s text:c="3"/>1,250</text:p>
          </table:table-cell>
          <table:table-cell office:value-type="float" office:value="6011" table:style-name="ce224">
            <text:p><text:s text:c="3"/>6,011</text:p>
          </table:table-cell>
          <table:table-cell office:value-type="float" office:value="4391" table:style-name="ce224">
            <text:p><text:s text:c="3"/>4,391</text:p>
          </table:table-cell>
          <table:table-cell office:value-type="float" office:value="1241" table:style-name="ce224">
            <text:p><text:s text:c="3"/>1,241</text:p>
          </table:table-cell>
          <table:table-cell office:value-type="float" office:value="3150" table:style-name="ce224">
            <text:p><text:s text:c="3"/>3,150</text:p>
          </table:table-cell>
          <table:table-cell office:value-type="float" office:value="2870" table:style-name="ce224">
            <text:p><text:s text:c="3"/>2,870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2861" table:style-name="ce224">
            <text:p><text:s text:c="3"/>2,861</text:p>
          </table:table-cell>
          <table:table-cell office:value-type="float" office:value="4774" table:style-name="ce224">
            <text:p><text:s text:c="3"/>4,774</text:p>
          </table:table-cell>
          <table:table-cell office:value-type="float" office:value="4646" table:style-name="ce224">
            <text:p><text:s text:c="3"/>4,646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0" table:style-name="ce224">
            <text:p>—</text:p>
          </table:table-cell>
          <table:table-cell office:value-type="float" office:value="117" table:style-name="ce224">
            <text:p><text:s text:c="3"/>11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111" table:style-name="ce224">
            <text:p><text:s text:c="3"/>111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113" table:style-name="ce224">
            <text:p><text:s text:c="3"/>113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111" table:style-name="ce226">
            <text:p><text:s text:c="3"/>111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20663" table:style-name="ce39">
            <text:p><text:s text:c="3"/>120,663</text:p>
          </table:table-cell>
          <table:table-cell office:value-type="float" office:value="116954" table:style-name="ce39">
            <text:p><text:s text:c="3"/>116,954</text:p>
          </table:table-cell>
          <table:table-cell office:value-type="float" office:value="116916" table:style-name="ce39">
            <text:p><text:s text:c="3"/>116,916</text:p>
          </table:table-cell>
          <table:table-cell office:value-type="float" office:value="38" table:style-name="ce42">
            <text:p><text:s text:c="3"/>38</text:p>
          </table:table-cell>
          <table:table-cell office:value-type="float" office:value="327" table:style-name="ce39">
            <text:p><text:s text:c="3"/>327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305" table:style-name="ce39">
            <text:p><text:s text:c="3"/>305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89" table:style-name="ce39">
            <text:p><text:s text:c="3"/>389</text:p>
          </table:table-cell>
          <table:table-cell office:value-type="float" office:value="2957" table:style-name="ce39">
            <text:p><text:s text:c="3"/>2,957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2912" table:style-name="ce39">
            <text:p><text:s text:c="3"/>2,912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572" table:style-name="ce39">
            <text:p><text:s text:c="3"/>572</text:p>
          </table:table-cell>
          <table:table-cell office:value-type="float" office:value="2349" table:style-name="ce39">
            <text:p><text:s text:c="3"/>2,34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340" table:style-name="ce39">
            <text:p><text:s text:c="3"/>2,340</text:p>
          </table:table-cell>
          <table:table-cell office:value-type="float" office:value="119315" table:style-name="ce229">
            <text:p><text:s text:c="3"/>119,315</text:p>
          </table:table-cell>
          <table:table-cell office:value-type="float" office:value="115700" table:style-name="ce229">
            <text:p><text:s text:c="3"/>115,700</text:p>
          </table:table-cell>
          <table:table-cell office:value-type="float" office:value="115663" table:style-name="ce229">
            <text:p><text:s text:c="3"/>115,66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327" table:style-name="ce229">
            <text:p><text:s text:c="3"/>327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305" table:style-name="ce229">
            <text:p><text:s text:c="3"/>305</text:p>
          </table:table-cell>
          <table:table-cell office:value-type="float" office:value="421" table:style-name="ce229">
            <text:p><text:s text:c="3"/>421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389" table:style-name="ce229">
            <text:p><text:s text:c="3"/>389</text:p>
          </table:table-cell>
          <table:table-cell office:value-type="float" office:value="2867" table:style-name="ce229">
            <text:p><text:s text:c="3"/>2,867</text:p>
          </table:table-cell>
          <table:table-cell office:value-type="float" office:value="42" table:style-name="ce229">
            <text:p><text:s text:c="3"/>42</text:p>
          </table:table-cell>
          <table:table-cell office:value-type="float" office:value="2825" table:style-name="ce229">
            <text:p><text:s text:c="3"/>2,825</text:p>
          </table:table-cell>
          <table:table-cell office:value-type="float" office:value="607" table:style-name="ce229">
            <text:p><text:s text:c="3"/>607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572" table:style-name="ce229">
            <text:p><text:s text:c="3"/>572</text:p>
          </table:table-cell>
          <table:table-cell office:value-type="float" office:value="2260" table:style-name="ce229">
            <text:p><text:s text:c="3"/>2,260</text:p>
          </table:table-cell>
          <table:table-cell office:value-type="float" office:value="7" table:style-name="ce229">
            <text:p><text:s text:c="3"/>7</text:p>
          </table:table-cell>
          <table:table-cell office:value-type="float" office:value="2253" table:style-name="ce229">
            <text:p><text:s text:c="3"/>2,253</text:p>
          </table:table-cell>
          <table:table-cell office:value-type="float" office:value="1348" table:style-name="ce229">
            <text:p><text:s text:c="3"/>1,348</text:p>
          </table:table-cell>
          <table:table-cell office:value-type="float" office:value="1254" table:style-name="ce229">
            <text:p><text:s text:c="3"/>1,254</text:p>
          </table:table-cell>
          <table:table-cell office:value-type="float" office:value="1253" table:style-name="ce229">
            <text:p><text:s text:c="3"/>1,253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0" table:style-name="ce229">
            <text:p>—</text:p>
          </table:table-cell>
          <table:table-cell office:value-type="float" office:value="90" table:style-name="ce229">
            <text:p><text:s text:c="3"/>90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87" table:style-name="ce229">
            <text:p><text:s text:c="3"/>87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89" table:style-name="ce229">
            <text:p><text:s text:c="3"/>89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87" table:style-name="ce245">
            <text:p><text:s text:c="3"/>87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47">
            <text:p><text:s text:c="3"/>122,741</text:p>
          </table:table-cell>
          <table:table-cell office:value-type="float" office:value="115869" table:style-name="ce47">
            <text:p><text:s text:c="3"/>115,869</text:p>
          </table:table-cell>
          <table:table-cell office:value-type="float" office:value="115855" table:style-name="ce47">
            <text:p><text:s text:c="3"/>115,855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2036" table:style-name="ce47">
            <text:p><text:s text:c="3"/>2,036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1280" table:style-name="ce47">
            <text:p><text:s text:c="3"/>1,280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421" table:style-name="ce47">
            <text:p><text:s text:c="3"/>4,421</text:p>
          </table:table-cell>
          <table:table-cell office:value-type="float" office:value="1211" table:style-name="ce47">
            <text:p><text:s text:c="3"/>1,211</text:p>
          </table:table-cell>
          <table:table-cell office:value-type="float" office:value="3210" table:style-name="ce47">
            <text:p><text:s text:c="3"/>3,210</text:p>
          </table:table-cell>
          <table:table-cell office:value-type="float" office:value="3787" table:style-name="ce47">
            <text:p><text:s text:c="3"/>3,787</text:p>
          </table:table-cell>
          <table:table-cell office:value-type="float" office:value="1209" table:style-name="ce47">
            <text:p><text:s text:c="3"/>1,209</text:p>
          </table:table-cell>
          <table:table-cell office:value-type="float" office:value="2578" table:style-name="ce47">
            <text:p><text:s text:c="3"/>2,578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32" table:style-name="ce47">
            <text:p><text:s text:c="3"/>632</text:p>
          </table:table-cell>
          <table:table-cell office:value-type="float" office:value="119315" table:style-name="ce235">
            <text:p><text:s text:c="3"/>119,315</text:p>
          </table:table-cell>
          <table:table-cell office:value-type="float" office:value="112477" table:style-name="ce235">
            <text:p><text:s text:c="3"/>112,477</text:p>
          </table:table-cell>
          <table:table-cell office:value-type="float" office:value="112463" table:style-name="ce235">
            <text:p><text:s text:c="3"/>112,463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2033" table:style-name="ce235">
            <text:p><text:s text:c="3"/>2,033</text:p>
          </table:table-cell>
          <table:table-cell office:value-type="float" office:value="753" table:style-name="ce235">
            <text:p><text:s text:c="3"/>753</text:p>
          </table:table-cell>
          <table:table-cell office:value-type="float" office:value="1280" table:style-name="ce235">
            <text:p><text:s text:c="3"/>1,280</text:p>
          </table:table-cell>
          <table:table-cell office:value-type="float" office:value="411" table:style-name="ce235">
            <text:p><text:s text:c="3"/>411</text:p>
          </table:table-cell>
          <table:table-cell office:value-type="float" office:value="43" table:style-name="ce235">
            <text:p><text:s text:c="3"/>43</text:p>
          </table:table-cell>
          <table:table-cell office:value-type="float" office:value="368" table:style-name="ce235">
            <text:p><text:s text:c="3"/>368</text:p>
          </table:table-cell>
          <table:table-cell office:value-type="float" office:value="4394" table:style-name="ce235">
            <text:p><text:s text:c="3"/>4,394</text:p>
          </table:table-cell>
          <table:table-cell office:value-type="float" office:value="1208" table:style-name="ce235">
            <text:p><text:s text:c="3"/>1,208</text:p>
          </table:table-cell>
          <table:table-cell office:value-type="float" office:value="3186" table:style-name="ce235">
            <text:p><text:s text:c="3"/>3,186</text:p>
          </table:table-cell>
          <table:table-cell office:value-type="float" office:value="3784" table:style-name="ce235">
            <text:p><text:s text:c="3"/>3,784</text:p>
          </table:table-cell>
          <table:table-cell office:value-type="float" office:value="1206" table:style-name="ce235">
            <text:p><text:s text:c="3"/>1,206</text:p>
          </table:table-cell>
          <table:table-cell office:value-type="float" office:value="2578" table:style-name="ce235">
            <text:p><text:s text:c="3"/>2,578</text:p>
          </table:table-cell>
          <table:table-cell office:value-type="float" office:value="610" table:style-name="ce235">
            <text:p><text:s text:c="3"/>610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08" table:style-name="ce235">
            <text:p><text:s text:c="3"/>608</text:p>
          </table:table-cell>
          <table:table-cell office:value-type="float" office:value="3426" table:style-name="ce235">
            <text:p><text:s text:c="3"/>3,426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35">
            <text:p>—</text:p>
          </table:table-cell>
          <table:table-cell office:value-type="float" office:value="27" table:style-name="ce235">
            <text:p><text:s text:c="3"/>27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0" table:style-name="ce246">
            <text:p>—</text:p>
          </table:table-cell>
          <table:table-cell office:value-type="float" office:value="24" table:style-name="ce246">
            <text:p><text:s text:c="3"/>24</text:p>
          </table:table-cell>
          <table:table-cell table:style-name="ce271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144">
            <text:p>計</text:p>
          </table:table-cell>
          <table:table-cell office:value-type="float" office:value="25354" table:style-name="ce107">
            <text:p><text:s text:c="3"/>25,354</text:p>
          </table:table-cell>
          <table:table-cell office:value-type="float" office:value="23481" table:style-name="ce107">
            <text:p><text:s text:c="3"/>23,481</text:p>
          </table:table-cell>
          <table:table-cell office:value-type="float" office:value="23471" table:style-name="ce107">
            <text:p><text:s text:c="3"/>23,471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770" table:style-name="ce107">
            <text:p><text:s text:c="3"/>770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91" table:style-name="ce107">
            <text:p><text:s text:c="3"/>691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936" table:style-name="ce107">
            <text:p><text:s text:c="3"/>936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819" table:style-name="ce107">
            <text:p><text:s text:c="3"/>819</text:p>
          </table:table-cell>
          <table:table-cell office:value-type="float" office:value="562" table:style-name="ce107">
            <text:p><text:s text:c="3"/>562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447" table:style-name="ce107">
            <text:p><text:s text:c="3"/>447</text:p>
          </table:table-cell>
          <table:table-cell office:value-type="float" office:value="374" table:style-name="ce107">
            <text:p><text:s text:c="3"/>37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4946" table:style-name="ce275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23082" table:style-name="ce132">
            <text:p><text:s text:c="3"/>23,082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691" table:style-name="ce132">
            <text:p><text:s text:c="3"/>691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61" table:style-name="ce132">
            <text:p><text:s text:c="3"/>161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801" table:style-name="ce132">
            <text:p><text:s text:c="3"/>801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47" table:style-name="ce132">
            <text:p><text:s text:c="3"/>447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54" table:style-name="ce132">
            <text:p><text:s text:c="3"/>354</text:p>
          </table:table-cell>
          <table:table-cell office:value-type="float" office:value="408" table:style-name="ce275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276">
            <text:p><text:s text:c="3"/>1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2611" table:style-name="ce107">
            <text:p><text:s text:c="3"/>12,611</text:p>
          </table:table-cell>
          <table:table-cell office:value-type="float" office:value="12026" table:style-name="ce107">
            <text:p><text:s text:c="3"/>12,026</text:p>
          </table:table-cell>
          <table:table-cell office:value-type="float" office:value="12018" table:style-name="ce107">
            <text:p><text:s text:c="3"/>12,018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08" table:style-name="ce107">
            <text:p><text:s text:c="3"/>1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75" table:style-name="ce107">
            <text:p><text:s text:c="3"/>375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297" table:style-name="ce107">
            <text:p><text:s text:c="3"/>2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11895" table:style-name="ce132">
            <text:p><text:s text:c="3"/>11,89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04" table:style-name="ce132">
            <text:p><text:s text:c="3"/>10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361" table:style-name="ce132">
            <text:p><text:s text:c="3"/>361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82" table:style-name="ce132">
            <text:p><text:s text:c="3"/>282</text:p>
          </table:table-cell>
          <table:table-cell office:value-type="float" office:value="138" table:style-name="ce275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2743" table:style-name="ce107">
            <text:p><text:s text:c="3"/>12,743</text:p>
          </table:table-cell>
          <table:table-cell office:value-type="float" office:value="11455" table:style-name="ce107">
            <text:p><text:s text:c="3"/>11,455</text:p>
          </table:table-cell>
          <table:table-cell office:value-type="float" office:value="11453" table:style-name="ce107">
            <text:p><text:s text:c="3"/>11,453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62" table:style-name="ce107">
            <text:p><text:s text:c="3"/>662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587" table:style-name="ce107">
            <text:p><text:s text:c="3"/>587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444" table:style-name="ce107">
            <text:p><text:s text:c="3"/>444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368" table:style-name="ce107">
            <text:p><text:s text:c="3"/>368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11187" table:style-name="ce132">
            <text:p><text:s text:c="3"/>11,18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587" table:style-name="ce132">
            <text:p><text:s text:c="3"/>587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440" table:style-name="ce132">
            <text:p><text:s text:c="3"/>44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109" table:style-name="ce132">
            <text:p><text:s text:c="3"/>109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270" table:style-name="ce275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22184" table:style-name="ce118">
            <text:p><text:s text:c="3"/>22,184</text:p>
          </table:table-cell>
          <table:table-cell office:value-type="float" office:value="20920" table:style-name="ce118">
            <text:p><text:s text:c="3"/>20,920</text:p>
          </table:table-cell>
          <table:table-cell office:value-type="float" office:value="20916" table:style-name="ce118">
            <text:p><text:s text:c="3"/>20,91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57" table:style-name="ce118">
            <text:p><text:s text:c="3"/>157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955" table:style-name="ce118">
            <text:p><text:s text:c="3"/>95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820" table:style-name="ce118">
            <text:p><text:s text:c="3"/>820</text:p>
          </table:table-cell>
          <table:table-cell office:value-type="float" office:value="620" table:style-name="ce118">
            <text:p><text:s text:c="3"/>620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34" table:style-name="ce118">
            <text:p><text:s text:c="3"/>334</text:p>
          </table:table-cell>
          <table:table-cell office:value-type="float" office:value="21666" table:style-name="ce279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20413" table:style-name="ce136">
            <text:p><text:s text:c="3"/>20,413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157" table:style-name="ce136">
            <text:p><text:s text:c="3"/>157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135" table:style-name="ce136">
            <text:p><text:s text:c="3"/>135</text:p>
          </table:table-cell>
          <table:table-cell office:value-type="float" office:value="808" table:style-name="ce136">
            <text:p><text:s text:c="3"/>808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134" table:style-name="ce136">
            <text:p><text:s text:c="3"/>134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518" table:style-name="ce279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10983" table:style-name="ce107">
            <text:p><text:s text:c="3"/>10,983</text:p>
          </table:table-cell>
          <table:table-cell office:value-type="float" office:value="10545" table:style-name="ce107">
            <text:p><text:s text:c="3"/>10,545</text:p>
          </table:table-cell>
          <table:table-cell office:value-type="float" office:value="10542" table:style-name="ce107">
            <text:p><text:s text:c="3"/>10,542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366" table:style-name="ce107">
            <text:p><text:s text:c="3"/>3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0" table:style-name="ce107">
            <text:p><text:s text:c="3"/>360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65" table:style-name="ce107">
            <text:p><text:s text:c="3"/>26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10402" table:style-name="ce132">
            <text:p><text:s text:c="3"/>10,4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51" table:style-name="ce132">
            <text:p><text:s text:c="3"/>351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55" table:style-name="ce132">
            <text:p><text:s text:c="3"/>255</text:p>
          </table:table-cell>
          <table:table-cell office:value-type="float" office:value="150" table:style-name="ce275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1201" table:style-name="ce107">
            <text:p><text:s text:c="3"/>11,201</text:p>
          </table:table-cell>
          <table:table-cell office:value-type="float" office:value="10375" table:style-name="ce107">
            <text:p><text:s text:c="3"/>10,375</text:p>
          </table:table-cell>
          <table:table-cell office:value-type="float" office:value="10374" table:style-name="ce107">
            <text:p><text:s text:c="3"/>10,37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65" table:style-name="ce107">
            <text:p><text:s text:c="3"/>65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589" table:style-name="ce107">
            <text:p><text:s text:c="3"/>58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460" table:style-name="ce107">
            <text:p><text:s text:c="3"/>460</text:p>
          </table:table-cell>
          <table:table-cell office:value-type="float" office:value="519" table:style-name="ce107">
            <text:p><text:s text:c="3"/>51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0" table:style-name="ce107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10011" table:style-name="ce132">
            <text:p><text:s text:c="3"/>10,0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457" table:style-name="ce132">
            <text:p><text:s text:c="3"/>457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390" table:style-name="ce132">
            <text:p><text:s text:c="3"/>390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0" table:style-name="ce132">
            <text:p>—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275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8756" table:style-name="ce118">
            <text:p><text:s text:c="3"/>18,756</text:p>
          </table:table-cell>
          <table:table-cell office:value-type="float" office:value="17708" table:style-name="ce118">
            <text:p><text:s text:c="3"/>17,708</text:p>
          </table:table-cell>
          <table:table-cell office:value-type="float" office:value="17701" table:style-name="ce118">
            <text:p><text:s text:c="3"/>17,701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882" table:style-name="ce118">
            <text:p><text:s text:c="3"/>882</text:p>
          </table:table-cell>
          <table:table-cell office:value-type="float" office:value="114" table:style-name="ce118">
            <text:p><text:s text:c="3"/>114</text:p>
          </table:table-cell>
          <table:table-cell office:value-type="float" office:value="768" table:style-name="ce118">
            <text:p><text:s text:c="3"/>76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18454" table:style-name="ce279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7406" table:style-name="ce136">
            <text:p><text:s text:c="3"/>17,406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114" table:style-name="ce136">
            <text:p><text:s text:c="3"/>114</text:p>
          </table:table-cell>
          <table:table-cell office:value-type="float" office:value="761" table:style-name="ce136">
            <text:p><text:s text:c="3"/>761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12" table:style-name="ce136">
            <text:p><text:s text:c="3"/>51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302" table:style-name="ce279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9327" table:style-name="ce107">
            <text:p><text:s text:c="3"/>9,327</text:p>
          </table:table-cell>
          <table:table-cell office:value-type="float" office:value="9015" table:style-name="ce107">
            <text:p><text:s text:c="3"/>9,015</text:p>
          </table:table-cell>
          <table:table-cell office:value-type="float" office:value="9011" table:style-name="ce107">
            <text:p><text:s text:c="3"/>9,01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8917" table:style-name="ce132">
            <text:p><text:s text:c="3"/>8,9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100" table:style-name="ce275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9429" table:style-name="ce107">
            <text:p><text:s text:c="3"/>9,429</text:p>
          </table:table-cell>
          <table:table-cell office:value-type="float" office:value="8693" table:style-name="ce107">
            <text:p><text:s text:c="3"/>8,693</text:p>
          </table:table-cell>
          <table:table-cell office:value-type="float" office:value="8690" table:style-name="ce107">
            <text:p><text:s text:c="3"/>8,690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611" table:style-name="ce107">
            <text:p><text:s text:c="3"/>611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99" table:style-name="ce107">
            <text:p><text:s text:c="3"/>499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42" table:style-name="ce107">
            <text:p><text:s text:c="3"/>442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0" table:style-name="ce107">
            <text:p>—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8489" table:style-name="ce132">
            <text:p><text:s text:c="3"/>8,48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98" table:style-name="ce132">
            <text:p><text:s text:c="3"/>498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42" table:style-name="ce132">
            <text:p><text:s text:c="3"/>442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0" table:style-name="ce132">
            <text:p>—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275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878" table:style-name="ce118">
            <text:p><text:s text:c="3"/>13,878</text:p>
          </table:table-cell>
          <table:table-cell office:value-type="float" office:value="13330" table:style-name="ce118">
            <text:p><text:s text:c="3"/>13,330</text:p>
          </table:table-cell>
          <table:table-cell office:value-type="float" office:value="13329" table:style-name="ce118">
            <text:p><text:s text:c="3"/>13,32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3" table:style-name="ce118">
            <text:p><text:s text:c="3"/>43</text:p>
          </table:table-cell>
          <table:table-cell office:value-type="float" office:value="426" table:style-name="ce118">
            <text:p><text:s text:c="3"/>426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332" table:style-name="ce118">
            <text:p><text:s text:c="3"/>33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63" table:style-name="ce118">
            <text:p><text:s text:c="3"/>163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0" table:style-name="ce118">
            <text:p>—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13614" table:style-name="ce279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3071" table:style-name="ce136">
            <text:p><text:s text:c="3"/>13,07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55" table:style-name="ce136">
            <text:p><text:s text:c="3"/>55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43" table:style-name="ce136">
            <text:p><text:s text:c="3"/>43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326" table:style-name="ce136">
            <text:p><text:s text:c="3"/>3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0" table:style-name="ce136">
            <text:p>—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279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6885" table:style-name="ce107">
            <text:p><text:s text:c="3"/>6,885</text:p>
          </table:table-cell>
          <table:table-cell office:value-type="float" office:value="6698" table:style-name="ce107">
            <text:p><text:s text:c="3"/>6,698</text:p>
          </table:table-cell>
          <table:table-cell office:value-type="float" office:value="6697" table:style-name="ce107">
            <text:p><text:s text:c="3"/>6,697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0" table:style-name="ce107">
            <text:p>—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6624" table:style-name="ce132">
            <text:p><text:s text:c="3"/>6,6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51" table:style-name="ce132">
            <text:p><text:s text:c="3"/>15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275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6993" table:style-name="ce107">
            <text:p><text:s text:c="3"/>6,993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0" table:style-name="ce105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68" table:style-name="ce107">
            <text:p><text:s text:c="3"/>268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227" table:style-name="ce107">
            <text:p><text:s text:c="3"/>227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0" table:style-name="ce132">
            <text:p>—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35" table:style-name="ce132">
            <text:p><text:s text:c="3"/>13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275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30740" table:style-name="ce118">
            <text:p><text:s text:c="3"/>30,740</text:p>
          </table:table-cell>
          <table:table-cell office:value-type="float" office:value="30215" table:style-name="ce118">
            <text:p><text:s text:c="3"/>30,215</text:p>
          </table:table-cell>
          <table:table-cell office:value-type="float" office:value="30214" table:style-name="ce118">
            <text:p><text:s text:c="3"/>30,214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379" table:style-name="ce118">
            <text:p><text:s text:c="3"/>379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0" table:style-name="ce118">
            <text:p>—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29936" table:style-name="ce279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29419" table:style-name="ce136">
            <text:p><text:s text:c="3"/>29,419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90" table:style-name="ce136">
            <text:p><text:s text:c="3"/>90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29" table:style-name="ce136">
            <text:p><text:s text:c="3"/>29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0" table:style-name="ce136">
            <text:p>—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279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5160" table:style-name="ce107">
            <text:p><text:s text:c="3"/>15,160</text:p>
          </table:table-cell>
          <table:table-cell office:value-type="float" office:value="14981" table:style-name="ce107">
            <text:p><text:s text:c="3"/>14,981</text:p>
          </table:table-cell>
          <table:table-cell office:value-type="float" office:value="14980" table:style-name="ce107">
            <text:p><text:s text:c="3"/>14,980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0" table:style-name="ce107">
            <text:p>—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14793" table:style-name="ce132">
            <text:p><text:s text:c="3"/>14,79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0" table:style-name="ce132">
            <text:p>—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0" table:style-name="ce132">
            <text:p>—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0" table:style-name="ce132">
            <text:p>—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275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5580" table:style-name="ce107">
            <text:p><text:s text:c="3"/>15,580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0" table:style-name="ce105">
            <text:p>—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0" table:style-name="ce107">
            <text:p>—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0" table:style-name="ce132">
            <text:p>—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0" table:style-name="ce132">
            <text:p>—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275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778" table:style-name="ce118">
            <text:p><text:s text:c="3"/>13,778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0" table:style-name="ce120">
            <text:p>—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286" table:style-name="ce118">
            <text:p><text:s text:c="3"/>286</text:p>
          </table:table-cell>
          <table:table-cell office:value-type="float" office:value="213" table:style-name="ce118">
            <text:p><text:s text:c="3"/>213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19" table:style-name="ce118">
            <text:p><text:s text:c="3"/>119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0" table:style-name="ce118">
            <text:p>—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13490" table:style-name="ce279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0" table:style-name="ce136">
            <text:p>—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0" table:style-name="ce136">
            <text:p>—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279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6847" table:style-name="ce107">
            <text:p><text:s text:c="3"/>6,847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0" table:style-name="ce105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0" table:style-name="ce107">
            <text:p>—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6745" table:style-name="ce275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2" table:style-name="ce132">
            <text:p><text:s text:c="3"/>15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0" table:style-name="ce132">
            <text:p>—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275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80"/>
          <table:table-cell office:value-type="string" table:style-name="ce113">
            <text:p>女</text:p>
          </table:table-cell>
          <table:table-cell office:value-type="float" office:value="6931" table:style-name="ce114">
            <text:p><text:s text:c="3"/>6,931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0" table:style-name="ce122">
            <text:p>—</text:p>
          </table:table-cell>
          <table:table-cell office:value-type="float" office:value="66" table:style-name="ce114">
            <text:p><text:s text:c="3"/>66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29" table:style-name="ce114">
            <text:p><text:s text:c="3"/>29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216" table:style-name="ce114">
            <text:p><text:s text:c="3"/>216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0" table:style-name="ce114">
            <text:p>—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6745" table:style-name="ce281">
            <text:p><text:s text:c="3"/>6,745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0" table:style-name="ce141">
            <text:p>—</text:p>
          </table:table-cell>
          <table:table-cell office:value-type="float" office:value="66" table:style-name="ce141">
            <text:p><text:s text:c="3"/>66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0" table:style-name="ce141">
            <text:p>—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86" table:style-name="ce28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計</text:p>
          </table:table-cell>
          <table:table-cell office:value-type="float" office:value="16648" table:style-name="ce107">
            <text:p><text:s text:c="3"/>16,648</text:p>
          </table:table-cell>
          <table:table-cell office:value-type="float" office:value="16089" table:style-name="ce107">
            <text:p><text:s text:c="3"/>16,089</text:p>
          </table:table-cell>
          <table:table-cell office:value-type="float" office:value="16086" table:style-name="ce107">
            <text:p><text:s text:c="3"/>16,08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435" table:style-name="ce107">
            <text:p><text:s text:c="3"/>435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344" table:style-name="ce107">
            <text:p><text:s text:c="3"/>344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16340" table:style-name="ce275">
            <text:p><text:s text:c="3"/>16,340</text:p>
          </table:table-cell>
          <table:table-cell office:value-type="float" office:value="15795" table:style-name="ce132">
            <text:p><text:s text:c="3"/>15,795</text:p>
          </table:table-cell>
          <table:table-cell office:value-type="float" office:value="15792" table:style-name="ce132">
            <text:p><text:s text:c="3"/>15,79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21" table:style-name="ce132">
            <text:p><text:s text:c="3"/>421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332" table:style-name="ce132">
            <text:p><text:s text:c="3"/>332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0" table:style-name="ce132">
            <text:p>—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308" table:style-name="ce275">
            <text:p><text:s text:c="3"/>308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2" table:style-name="ce133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58" table:style-name="ce107">
            <text:p><text:s text:c="3"/>8,258</text:p>
          </table:table-cell>
          <table:table-cell office:value-type="float" office:value="7993" table:style-name="ce107">
            <text:p><text:s text:c="3"/>7,99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97" table:style-name="ce107">
            <text:p><text:s text:c="3"/>1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0" table:style-name="ce132">
            <text:p>—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275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3">
            <text:p><text:s text:c="3"/>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8390" table:style-name="ce107">
            <text:p><text:s text:c="3"/>8,390</text:p>
          </table:table-cell>
          <table:table-cell office:value-type="float" office:value="8096" table:style-name="ce107">
            <text:p><text:s text:c="3"/>8,096</text:p>
          </table:table-cell>
          <table:table-cell office:value-type="float" office:value="8095" table:style-name="ce107">
            <text:p><text:s text:c="3"/>8,095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03" table:style-name="ce107">
            <text:p><text:s text:c="3"/>2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0" table:style-name="ce107">
            <text:p>—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881" table:style-name="ce132">
            <text:p><text:s text:c="3"/>7,881</text:p>
          </table:table-cell>
          <table:table-cell office:value-type="float" office:value="7880" table:style-name="ce132">
            <text:p><text:s text:c="3"/>7,88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0" table:style-name="ce132">
            <text:p>—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275">
            <text:p><text:s text:c="3"/>220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3166" table:style-name="ce118">
            <text:p><text:s text:c="3"/>13,166</text:p>
          </table:table-cell>
          <table:table-cell office:value-type="float" office:value="12638" table:style-name="ce118">
            <text:p><text:s text:c="3"/>12,638</text:p>
          </table:table-cell>
          <table:table-cell office:value-type="float" office:value="12636" table:style-name="ce118">
            <text:p><text:s text:c="3"/>12,63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259" table:style-name="ce118">
            <text:p><text:s text:c="3"/>25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12844" table:style-name="ce249">
            <text:p><text:s text:c="3"/>12,844</text:p>
          </table:table-cell>
          <table:table-cell office:value-type="float" office:value="12330" table:style-name="ce250">
            <text:p><text:s text:c="3"/>12,330</text:p>
          </table:table-cell>
          <table:table-cell office:value-type="float" office:value="12329" table:style-name="ce250">
            <text:p><text:s text:c="3"/>12,32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384" table:style-name="ce250">
            <text:p><text:s text:c="3"/>38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309" table:style-name="ce250">
            <text:p><text:s text:c="3"/>30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0" table:style-name="ce250">
            <text:p>—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322" table:style-name="ce249">
            <text:p><text:s text:c="3"/>322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07">
            <text:p><text:s text:c="3"/>6,550</text:p>
          </table:table-cell>
          <table:table-cell office:value-type="float" office:value="6296" table:style-name="ce107">
            <text:p><text:s text:c="3"/>6,296</text:p>
          </table:table-cell>
          <table:table-cell office:value-type="float" office:value="6294" table:style-name="ce107">
            <text:p><text:s text:c="3"/>6,29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19" table:style-name="ce107">
            <text:p><text:s text:c="3"/>21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6422" table:style-name="ce252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6178" table:style-name="ce132">
            <text:p><text:s text:c="3"/>6,1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6" table:style-name="ce132">
            <text:p><text:s text:c="3"/>206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0" table:style-name="ce132">
            <text:p>—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275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3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6616" table:style-name="ce114">
            <text:p><text:s text:c="3"/>6,616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0" table:style-name="ce114">
            <text:p>—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04" table:style-name="ce114">
            <text:p><text:s text:c="3"/>104</text:p>
          </table:table-cell>
          <table:table-cell office:value-type="float" office:value="119" table:style-name="ce114">
            <text:p><text:s text:c="3"/>119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0" table:style-name="ce114">
            <text:p>—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6422" table:style-name="ce258">
            <text:p><text:s text:c="3"/>6,422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0" table:style-name="ce132">
            <text:p>—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0" table:style-name="ce132">
            <text:p>—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194" table:style-name="ce275">
            <text:p><text:s text:c="3"/>194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4484" table:style-name="ce118">
            <text:p><text:s text:c="3"/>14,484</text:p>
          </table:table-cell>
          <table:table-cell office:value-type="float" office:value="13938" table:style-name="ce118">
            <text:p><text:s text:c="3"/>13,938</text:p>
          </table:table-cell>
          <table:table-cell office:value-type="float" office:value="13932" table:style-name="ce118">
            <text:p><text:s text:c="3"/>13,93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398" table:style-name="ce118">
            <text:p><text:s text:c="3"/>398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36" table:style-name="ce118">
            <text:p><text:s text:c="3"/>336</text:p>
          </table:table-cell>
          <table:table-cell office:value-type="float" office:value="153" table:style-name="ce118">
            <text:p><text:s text:c="3"/>153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92" table:style-name="ce118">
            <text:p><text:s text:c="3"/>92</text:p>
          </table:table-cell>
          <table:table-cell office:value-type="float" office:value="245" table:style-name="ce118">
            <text:p><text:s text:c="3"/>24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4" table:style-name="ce118">
            <text:p><text:s text:c="3"/>244</text:p>
          </table:table-cell>
          <table:table-cell office:value-type="float" office:value="14126" table:style-name="ce249">
            <text:p><text:s text:c="3"/>14,126</text:p>
          </table:table-cell>
          <table:table-cell office:value-type="float" office:value="13590" table:style-name="ce250">
            <text:p><text:s text:c="3"/>13,590</text:p>
          </table:table-cell>
          <table:table-cell office:value-type="float" office:value="13584" table:style-name="ce250">
            <text:p><text:s text:c="3"/>13,5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392" table:style-name="ce250">
            <text:p><text:s text:c="3"/>392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153" table:style-name="ce250">
            <text:p><text:s text:c="3"/>153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358" table:style-name="ce249">
            <text:p><text:s text:c="3"/>35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07">
            <text:p><text:s text:c="3"/>7,155</text:p>
          </table:table-cell>
          <table:table-cell office:value-type="float" office:value="6877" table:style-name="ce107">
            <text:p><text:s text:c="3"/>6,877</text:p>
          </table:table-cell>
          <table:table-cell office:value-type="float" office:value="6872" table:style-name="ce107">
            <text:p><text:s text:c="3"/>6,87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0" table:style-name="ce107">
            <text:p>—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7063" table:style-name="ce252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6787" table:style-name="ce132">
            <text:p><text:s text:c="3"/>6,787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0" table:style-name="ce132">
            <text:p>—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275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7329" table:style-name="ce114">
            <text:p><text:s text:c="3"/>7,329</text:p>
          </table:table-cell>
          <table:table-cell office:value-type="float" office:value="7061" table:style-name="ce114">
            <text:p><text:s text:c="3"/>7,061</text:p>
          </table:table-cell>
          <table:table-cell office:value-type="float" office:value="7060" table:style-name="ce114">
            <text:p><text:s text:c="3"/>7,06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28" table:style-name="ce114">
            <text:p><text:s text:c="3"/>2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5" table:style-name="ce114">
            <text:p><text:s text:c="3"/>25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122" table:style-name="ce114">
            <text:p><text:s text:c="3"/>122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7063" table:style-name="ce258">
            <text:p><text:s text:c="3"/>7,063</text:p>
          </table:table-cell>
          <table:table-cell office:value-type="float" office:value="6798" table:style-name="ce132">
            <text:p><text:s text:c="3"/>6,798</text:p>
          </table:table-cell>
          <table:table-cell office:value-type="float" office:value="6797" table:style-name="ce132">
            <text:p><text:s text:c="3"/>6,79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7" table:style-name="ce132">
            <text:p><text:s text:c="3"/>107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62" table:style-name="ce132">
            <text:p><text:s text:c="3"/>62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66" table:style-name="ce275">
            <text:p><text:s text:c="3"/>266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4768" table:style-name="ce118">
            <text:p><text:s text:c="3"/>24,768</text:p>
          </table:table-cell>
          <table:table-cell office:value-type="float" office:value="23926" table:style-name="ce118">
            <text:p><text:s text:c="3"/>23,926</text:p>
          </table:table-cell>
          <table:table-cell office:value-type="float" office:value="23918" table:style-name="ce118">
            <text:p><text:s text:c="3"/>23,918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619" table:style-name="ce118">
            <text:p><text:s text:c="3"/>619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513" table:style-name="ce118">
            <text:p><text:s text:c="3"/>513</text:p>
          </table:table-cell>
          <table:table-cell office:value-type="float" office:value="390" table:style-name="ce118">
            <text:p><text:s text:c="3"/>390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285" table:style-name="ce118">
            <text:p><text:s text:c="3"/>285</text:p>
          </table:table-cell>
          <table:table-cell office:value-type="float" office:value="229" table:style-name="ce118">
            <text:p><text:s text:c="3"/>22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28" table:style-name="ce118">
            <text:p><text:s text:c="3"/>228</text:p>
          </table:table-cell>
          <table:table-cell office:value-type="float" office:value="24408" table:style-name="ce249">
            <text:p><text:s text:c="3"/>24,408</text:p>
          </table:table-cell>
          <table:table-cell office:value-type="float" office:value="23575" table:style-name="ce250">
            <text:p><text:s text:c="3"/>23,575</text:p>
          </table:table-cell>
          <table:table-cell office:value-type="float" office:value="23567" table:style-name="ce250">
            <text:p><text:s text:c="3"/>23,567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610" table:style-name="ce250">
            <text:p><text:s text:c="3"/>610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504" table:style-name="ce250">
            <text:p><text:s text:c="3"/>504</text:p>
          </table:table-cell>
          <table:table-cell office:value-type="float" office:value="390" table:style-name="ce250">
            <text:p><text:s text:c="3"/>390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285" table:style-name="ce250">
            <text:p><text:s text:c="3"/>285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60" table:style-name="ce249">
            <text:p><text:s text:c="3"/>360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07">
            <text:p><text:s text:c="3"/>12,304</text:p>
          </table:table-cell>
          <table:table-cell office:value-type="float" office:value="12005" table:style-name="ce107">
            <text:p><text:s text:c="3"/>12,005</text:p>
          </table:table-cell>
          <table:table-cell office:value-type="float" office:value="12000" table:style-name="ce107">
            <text:p><text:s text:c="3"/>12,00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2" table:style-name="ce107">
            <text:p><text:s text:c="3"/>2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36" table:style-name="ce107">
            <text:p><text:s text:c="3"/>236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9" table:style-name="ce107">
            <text:p><text:s text:c="3"/>189</text:p>
          </table:table-cell>
          <table:table-cell office:value-type="float" office:value="12204" table:style-name="ce252">
            <text:p><text:s text:c="3"/>12,204</text:p>
          </table:table-cell>
          <table:table-cell office:value-type="float" office:value="11912" table:style-name="ce253">
            <text:p><text:s text:c="3"/>11,912</text:p>
          </table:table-cell>
          <table:table-cell office:value-type="float" office:value="11907" table:style-name="ce254">
            <text:p><text:s text:c="3"/>11,90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21" table:style-name="ce254">
            <text:p><text:s text:c="3"/>2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9" table:style-name="ce254">
            <text:p><text:s text:c="3"/>19</text:p>
          </table:table-cell>
          <table:table-cell office:value-type="float" office:value="36" table:style-name="ce255">
            <text:p><text:s text:c="3"/>36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" table:style-name="ce256">
            <text:p><text:s text:c="3"/>31</text:p>
          </table:table-cell>
          <table:table-cell office:value-type="float" office:value="235" table:style-name="ce253">
            <text:p><text:s text:c="3"/>235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47" table:style-name="ce253">
            <text:p><text:s text:c="3"/>47</text:p>
          </table:table-cell>
          <table:table-cell office:value-type="float" office:value="183" table:style-name="ce253">
            <text:p><text:s text:c="3"/>18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82" table:style-name="ce253">
            <text:p><text:s text:c="3"/>182</text:p>
          </table:table-cell>
          <table:table-cell office:value-type="float" office:value="100" table:style-name="ce252">
            <text:p><text:s text:c="3"/>100</text:p>
          </table:table-cell>
          <table:table-cell office:value-type="float" office:value="93" table:style-name="ce253">
            <text:p><text:s text:c="3"/>93</text:p>
          </table:table-cell>
          <table:table-cell office:value-type="float" office:value="93" table:style-name="ce254">
            <text:p><text:s text:c="3"/>9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2464" table:style-name="ce114">
            <text:p><text:s text:c="3"/>12,464</text:p>
          </table:table-cell>
          <table:table-cell office:value-type="float" office:value="11921" table:style-name="ce114">
            <text:p><text:s text:c="3"/>11,921</text:p>
          </table:table-cell>
          <table:table-cell office:value-type="float" office:value="11918" table:style-name="ce114">
            <text:p><text:s text:c="3"/>11,91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26" table:style-name="ce114">
            <text:p><text:s text:c="3"/>126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33" table:style-name="ce114">
            <text:p><text:s text:c="3"/>33</text:p>
          </table:table-cell>
          <table:table-cell office:value-type="float" office:value="377" table:style-name="ce114">
            <text:p><text:s text:c="3"/>377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77" table:style-name="ce114">
            <text:p><text:s text:c="3"/>277</text:p>
          </table:table-cell>
          <table:table-cell office:value-type="float" office:value="338" table:style-name="ce114">
            <text:p><text:s text:c="3"/>338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38" table:style-name="ce114">
            <text:p><text:s text:c="3"/>238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0" table:style-name="ce114">
            <text:p>—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12204" table:style-name="ce258">
            <text:p><text:s text:c="3"/>12,204</text:p>
          </table:table-cell>
          <table:table-cell office:value-type="float" office:value="11663" table:style-name="ce259">
            <text:p><text:s text:c="3"/>11,663</text:p>
          </table:table-cell>
          <table:table-cell office:value-type="float" office:value="11660" table:style-name="ce260">
            <text:p><text:s text:c="3"/>11,6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26" table:style-name="ce260">
            <text:p><text:s text:c="3"/>126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55" table:style-name="ce260">
            <text:p><text:s text:c="3"/>55</text:p>
          </table:table-cell>
          <table:table-cell office:value-type="float" office:value="40" table:style-name="ce261">
            <text:p><text:s text:c="3"/>4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3" table:style-name="ce262">
            <text:p><text:s text:c="3"/>33</text:p>
          </table:table-cell>
          <table:table-cell office:value-type="float" office:value="375" table:style-name="ce259">
            <text:p><text:s text:c="3"/>375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75" table:style-name="ce259">
            <text:p><text:s text:c="3"/>275</text:p>
          </table:table-cell>
          <table:table-cell office:value-type="float" office:value="338" table:style-name="ce259">
            <text:p><text:s text:c="3"/>338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38" table:style-name="ce259">
            <text:p><text:s text:c="3"/>238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60" table:style-name="ce258">
            <text:p><text:s text:c="3"/>260</text:p>
          </table:table-cell>
          <table:table-cell office:value-type="float" office:value="258" table:style-name="ce259">
            <text:p><text:s text:c="3"/>258</text:p>
          </table:table-cell>
          <table:table-cell office:value-type="float" office:value="258" table:style-name="ce260">
            <text:p><text:s text:c="3"/>258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8372" table:style-name="ce118">
            <text:p><text:s text:c="3"/>18,372</text:p>
          </table:table-cell>
          <table:table-cell office:value-type="float" office:value="17219" table:style-name="ce118">
            <text:p><text:s text:c="3"/>17,219</text:p>
          </table:table-cell>
          <table:table-cell office:value-type="float" office:value="17216" table:style-name="ce118">
            <text:p><text:s text:c="3"/>17,21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72" table:style-name="ce118">
            <text:p><text:s text:c="3"/>272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223" table:style-name="ce118">
            <text:p><text:s text:c="3"/>223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793" table:style-name="ce118">
            <text:p><text:s text:c="3"/>793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684" table:style-name="ce118">
            <text:p><text:s text:c="3"/>684</text:p>
          </table:table-cell>
          <table:table-cell office:value-type="float" office:value="545" table:style-name="ce118">
            <text:p><text:s text:c="3"/>545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436" table:style-name="ce118">
            <text:p><text:s text:c="3"/>436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0" table:style-name="ce118">
            <text:p>—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18046" table:style-name="ce249">
            <text:p><text:s text:c="3"/>18,046</text:p>
          </table:table-cell>
          <table:table-cell office:value-type="float" office:value="16903" table:style-name="ce250">
            <text:p><text:s text:c="3"/>16,903</text:p>
          </table:table-cell>
          <table:table-cell office:value-type="float" office:value="16900" table:style-name="ce250">
            <text:p><text:s text:c="3"/>16,9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2" table:style-name="ce250">
            <text:p><text:s text:c="3"/>272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783" table:style-name="ce250">
            <text:p><text:s text:c="3"/>783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675" table:style-name="ce250">
            <text:p><text:s text:c="3"/>675</text:p>
          </table:table-cell>
          <table:table-cell office:value-type="float" office:value="544" table:style-name="ce250">
            <text:p><text:s text:c="3"/>544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436" table:style-name="ce250">
            <text:p><text:s text:c="3"/>436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0" table:style-name="ce250">
            <text:p>—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326" table:style-name="ce249">
            <text:p><text:s text:c="3"/>32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07">
            <text:p><text:s text:c="3"/>9,093</text:p>
          </table:table-cell>
          <table:table-cell office:value-type="float" office:value="8765" table:style-name="ce107">
            <text:p><text:s text:c="3"/>8,765</text:p>
          </table:table-cell>
          <table:table-cell office:value-type="float" office:value="8763" table:style-name="ce107">
            <text:p><text:s text:c="3"/>8,76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0" table:style-name="ce107">
            <text:p><text:s text:c="3"/>24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37" table:style-name="ce107">
            <text:p><text:s text:c="3"/>237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0" table:style-name="ce107">
            <text:p>—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9023" table:style-name="ce252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699" table:style-name="ce132">
            <text:p><text:s text:c="3"/>8,69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0" table:style-name="ce253">
            <text:p>—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0" table:style-name="ce253">
            <text:p>—</text:p>
          </table:table-cell>
          <table:table-cell office:value-type="float" office:value="6" table:style-name="ce25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9279" table:style-name="ce114">
            <text:p><text:s text:c="3"/>9,279</text:p>
          </table:table-cell>
          <table:table-cell office:value-type="float" office:value="8454" table:style-name="ce114">
            <text:p><text:s text:c="3"/>8,454</text:p>
          </table:table-cell>
          <table:table-cell office:value-type="float" office:value="8453" table:style-name="ce114">
            <text:p><text:s text:c="3"/>8,45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71" table:style-name="ce114">
            <text:p><text:s text:c="3"/>171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553" table:style-name="ce114">
            <text:p><text:s text:c="3"/>553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47" table:style-name="ce114">
            <text:p><text:s text:c="3"/>44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395" table:style-name="ce114">
            <text:p><text:s text:c="3"/>395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0" table:style-name="ce114">
            <text:p>—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9023" table:style-name="ce258">
            <text:p><text:s text:c="3"/>9,023</text:p>
          </table:table-cell>
          <table:table-cell office:value-type="float" office:value="8202" table:style-name="ce141">
            <text:p><text:s text:c="3"/>8,202</text:p>
          </table:table-cell>
          <table:table-cell office:value-type="float" office:value="8201" table:style-name="ce141">
            <text:p><text:s text:c="3"/>8,20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71" table:style-name="ce141">
            <text:p><text:s text:c="3"/>171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549" table:style-name="ce141">
            <text:p><text:s text:c="3"/>549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444" table:style-name="ce141">
            <text:p><text:s text:c="3"/>444</text:p>
          </table:table-cell>
          <table:table-cell office:value-type="float" office:value="500" table:style-name="ce141">
            <text:p><text:s text:c="3"/>500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395" table:style-name="ce141">
            <text:p><text:s text:c="3"/>39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256" table:style-name="ce258">
            <text:p><text:s text:c="3"/>256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6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31276" table:style-name="ce118">
            <text:p><text:s text:c="3"/>31,276</text:p>
          </table:table-cell>
          <table:table-cell office:value-type="float" office:value="30093" table:style-name="ce118">
            <text:p><text:s text:c="3"/>30,093</text:p>
          </table:table-cell>
          <table:table-cell office:value-type="float" office:value="30086" table:style-name="ce118">
            <text:p><text:s text:c="3"/>30,08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37" table:style-name="ce118">
            <text:p><text:s text:c="3"/>337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778" table:style-name="ce118">
            <text:p><text:s text:c="3"/>778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644" table:style-name="ce118">
            <text:p><text:s text:c="3"/>64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131" table:style-name="ce118">
            <text:p><text:s text:c="3"/>131</text:p>
          </table:table-cell>
          <table:table-cell office:value-type="float" office:value="355" table:style-name="ce118">
            <text:p><text:s text:c="3"/>355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89" table:style-name="ce118">
            <text:p><text:s text:c="3"/>289</text:p>
          </table:table-cell>
          <table:table-cell office:value-type="float" office:value="30760" table:style-name="ce249">
            <text:p><text:s text:c="3"/>30,760</text:p>
          </table:table-cell>
          <table:table-cell office:value-type="float" office:value="29583" table:style-name="ce250">
            <text:p><text:s text:c="3"/>29,583</text:p>
          </table:table-cell>
          <table:table-cell office:value-type="float" office:value="29576" table:style-name="ce250">
            <text:p><text:s text:c="3"/>29,57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37" table:style-name="ce250">
            <text:p><text:s text:c="3"/>33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258" table:style-name="ce250">
            <text:p><text:s text:c="3"/>258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772" table:style-name="ce250">
            <text:p><text:s text:c="3"/>772</text:p>
          </table:table-cell>
          <table:table-cell office:value-type="float" office:value="134" table:style-name="ce250">
            <text:p><text:s text:c="3"/>134</text:p>
          </table:table-cell>
          <table:table-cell office:value-type="float" office:value="638" table:style-name="ce250">
            <text:p><text:s text:c="3"/>638</text:p>
          </table:table-cell>
          <table:table-cell office:value-type="float" office:value="486" table:style-name="ce250">
            <text:p><text:s text:c="3"/>486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355" table:style-name="ce250">
            <text:p><text:s text:c="3"/>355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3" table:style-name="ce250">
            <text:p><text:s text:c="3"/>283</text:p>
          </table:table-cell>
          <table:table-cell office:value-type="float" office:value="516" table:style-name="ce249">
            <text:p><text:s text:c="3"/>516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07">
            <text:p><text:s text:c="3"/>15,490</text:p>
          </table:table-cell>
          <table:table-cell office:value-type="float" office:value="15107" table:style-name="ce107">
            <text:p><text:s text:c="3"/>15,107</text:p>
          </table:table-cell>
          <table:table-cell office:value-type="float" office:value="15102" table:style-name="ce107">
            <text:p><text:s text:c="3"/>15,10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15380" table:style-name="ce252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14996" table:style-name="ce132">
            <text:p><text:s text:c="3"/>14,99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9" table:style-name="ce132">
            <text:p><text:s text:c="3"/>289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225" table:style-name="ce253">
            <text:p><text:s text:c="3"/>22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10" table:style-name="ce25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5786" table:style-name="ce114">
            <text:p><text:s text:c="3"/>15,786</text:p>
          </table:table-cell>
          <table:table-cell office:value-type="float" office:value="14986" table:style-name="ce114">
            <text:p><text:s text:c="3"/>14,986</text:p>
          </table:table-cell>
          <table:table-cell office:value-type="float" office:value="14984" table:style-name="ce114">
            <text:p><text:s text:c="3"/>14,98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82" table:style-name="ce114">
            <text:p><text:s text:c="3"/>282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205" table:style-name="ce114">
            <text:p><text:s text:c="3"/>20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351" table:style-name="ce114">
            <text:p><text:s text:c="3"/>351</text:p>
          </table:table-cell>
          <table:table-cell office:value-type="float" office:value="415" table:style-name="ce114">
            <text:p><text:s text:c="3"/>415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288" table:style-name="ce114">
            <text:p><text:s text:c="3"/>288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5380" table:style-name="ce258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14580" table:style-name="ce141">
            <text:p><text:s text:c="3"/>14,58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05" table:style-name="ce141">
            <text:p><text:s text:c="3"/>205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349" table:style-name="ce141">
            <text:p><text:s text:c="3"/>349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0" table:style-name="ce259">
            <text:p>—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406" table:style-name="ce258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10年</text:p>
          </table:table-cell>
          <table:table-cell office:value-type="string" table:style-name="ce103">
            <text:p>計</text:p>
          </table:table-cell>
          <table:table-cell office:value-type="float" office:value="229212" table:style-name="ce56">
            <text:p><text:s text:c="3"/>229,212</text:p>
          </table:table-cell>
          <table:table-cell office:value-type="float" office:value="221045" table:style-name="ce56">
            <text:p><text:s text:c="3"/>221,045</text:p>
          </table:table-cell>
          <table:table-cell office:value-type="float" office:value="220988" table:style-name="ce56">
            <text:p><text:s text:c="3"/>220,988</text:p>
          </table:table-cell>
          <table:table-cell office:value-type="float" office:value="57" table:style-name="ce84">
            <text:p><text:s text:c="3"/>57</text:p>
          </table:table-cell>
          <table:table-cell office:value-type="float" office:value="2067" table:style-name="ce56">
            <text:p><text:s text:c="3"/>2,067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1289" table:style-name="ce56">
            <text:p><text:s text:c="3"/>1,289</text:p>
          </table:table-cell>
          <table:table-cell office:value-type="float" office:value="839" table:style-name="ce56">
            <text:p><text:s text:c="3"/>839</text:p>
          </table:table-cell>
          <table:table-cell office:value-type="float" office:value="91" table:style-name="ce56">
            <text:p><text:s text:c="3"/>91</text:p>
          </table:table-cell>
          <table:table-cell office:value-type="float" office:value="748" table:style-name="ce56">
            <text:p><text:s text:c="3"/>748</text:p>
          </table:table-cell>
          <table:table-cell office:value-type="float" office:value="5261" table:style-name="ce56">
            <text:p><text:s text:c="3"/>5,261</text:p>
          </table:table-cell>
          <table:table-cell office:value-type="float" office:value="1015" table:style-name="ce56">
            <text:p><text:s text:c="3"/>1,015</text:p>
          </table:table-cell>
          <table:table-cell office:value-type="float" office:value="4246" table:style-name="ce56">
            <text:p><text:s text:c="3"/>4,246</text:p>
          </table:table-cell>
          <table:table-cell office:value-type="float" office:value="2703" table:style-name="ce56">
            <text:p><text:s text:c="3"/>2,703</text:p>
          </table:table-cell>
          <table:table-cell office:value-type="float" office:value="1002" table:style-name="ce56">
            <text:p><text:s text:c="3"/>1,002</text:p>
          </table:table-cell>
          <table:table-cell office:value-type="float" office:value="1701" table:style-name="ce56">
            <text:p><text:s text:c="3"/>1,701</text:p>
          </table:table-cell>
          <table:table-cell office:value-type="float" office:value="2558" table:style-name="ce56">
            <text:p><text:s text:c="3"/>2,558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2545" table:style-name="ce56">
            <text:p><text:s text:c="3"/>2,545</text:p>
          </table:table-cell>
          <table:table-cell office:value-type="float" office:value="225500" table:style-name="ce224">
            <text:p><text:s text:c="3"/>225,500</text:p>
          </table:table-cell>
          <table:table-cell office:value-type="float" office:value="217412" table:style-name="ce224">
            <text:p><text:s text:c="3"/>217,412</text:p>
          </table:table-cell>
          <table:table-cell office:value-type="float" office:value="217356" table:style-name="ce224">
            <text:p><text:s text:c="3"/>217,356</text:p>
          </table:table-cell>
          <table:table-cell office:value-type="float" office:value="56" table:style-name="ce224">
            <text:p><text:s text:c="3"/>56</text:p>
          </table:table-cell>
          <table:table-cell office:value-type="float" office:value="2064" table:style-name="ce224">
            <text:p><text:s text:c="3"/>2,064</text:p>
          </table:table-cell>
          <table:table-cell office:value-type="float" office:value="775" table:style-name="ce224">
            <text:p><text:s text:c="3"/>775</text:p>
          </table:table-cell>
          <table:table-cell office:value-type="float" office:value="1289" table:style-name="ce224">
            <text:p><text:s text:c="3"/>1,289</text:p>
          </table:table-cell>
          <table:table-cell office:value-type="float" office:value="829" table:style-name="ce224">
            <text:p><text:s text:c="3"/>829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746" table:style-name="ce224">
            <text:p><text:s text:c="3"/>746</text:p>
          </table:table-cell>
          <table:table-cell office:value-type="float" office:value="5195" table:style-name="ce224">
            <text:p><text:s text:c="3"/>5,195</text:p>
          </table:table-cell>
          <table:table-cell office:value-type="float" office:value="1009" table:style-name="ce224">
            <text:p><text:s text:c="3"/>1,009</text:p>
          </table:table-cell>
          <table:table-cell office:value-type="float" office:value="4186" table:style-name="ce224">
            <text:p><text:s text:c="3"/>4,186</text:p>
          </table:table-cell>
          <table:table-cell office:value-type="float" office:value="2697" table:style-name="ce224">
            <text:p><text:s text:c="3"/>2,697</text:p>
          </table:table-cell>
          <table:table-cell office:value-type="float" office:value="996" table:style-name="ce224">
            <text:p><text:s text:c="3"/>996</text:p>
          </table:table-cell>
          <table:table-cell office:value-type="float" office:value="1701" table:style-name="ce224">
            <text:p><text:s text:c="3"/>1,701</text:p>
          </table:table-cell>
          <table:table-cell office:value-type="float" office:value="2498" table:style-name="ce224">
            <text:p><text:s text:c="3"/>2,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2485" table:style-name="ce224">
            <text:p><text:s text:c="3"/>2,485</text:p>
          </table:table-cell>
          <table:table-cell office:value-type="float" office:value="3712" table:style-name="ce224">
            <text:p><text:s text:c="3"/>3,712</text:p>
          </table:table-cell>
          <table:table-cell office:value-type="float" office:value="3633" table:style-name="ce224">
            <text:p><text:s text:c="3"/>3,633</text:p>
          </table:table-cell>
          <table:table-cell office:value-type="float" office:value="3632" table:style-name="ce224">
            <text:p><text:s text:c="3"/>3,632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66" table:style-name="ce224">
            <text:p><text:s text:c="3"/>6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0" table:style-name="ce224">
            <text:p><text:s text:c="3"/>60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4">
            <text:p>—</text:p>
          </table:table-cell>
          <table:table-cell office:value-type="float" office:value="60" table:style-name="ce224">
            <text:p><text:s text:c="3"/>60</text:p>
          </table:table-cell>
          <table:table-cell office:value-type="float" office:value="0" table:style-name="ce226">
            <text:p>—</text:p>
          </table:table-cell>
          <table:table-cell office:value-type="float" office:value="60" table:style-name="ce226">
            <text:p><text:s text:c="3"/>60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13820" table:style-name="ce39">
            <text:p><text:s text:c="3"/>113,820</text:p>
          </table:table-cell>
          <table:table-cell office:value-type="float" office:value="110705" table:style-name="ce39">
            <text:p><text:s text:c="3"/>110,705</text:p>
          </table:table-cell>
          <table:table-cell office:value-type="float" office:value="110657" table:style-name="ce39">
            <text:p><text:s text:c="3"/>110,657</text:p>
          </table:table-cell>
          <table:table-cell office:value-type="float" office:value="48" table:style-name="ce42">
            <text:p><text:s text:c="3"/>48</text:p>
          </table:table-cell>
          <table:table-cell office:value-type="float" office:value="302" table:style-name="ce39">
            <text:p><text:s text:c="3"/>302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388" table:style-name="ce39">
            <text:p><text:s text:c="3"/>388</text:p>
          </table:table-cell>
          <table:table-cell office:value-type="float" office:value="51" table:style-name="ce39">
            <text:p><text:s text:c="3"/>51</text:p>
          </table:table-cell>
          <table:table-cell office:value-type="float" office:value="337" table:style-name="ce39">
            <text:p><text:s text:c="3"/>337</text:p>
          </table:table-cell>
          <table:table-cell office:value-type="float" office:value="2425" table:style-name="ce39">
            <text:p><text:s text:c="3"/>2,425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2391" table:style-name="ce39">
            <text:p><text:s text:c="3"/>2,391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402" table:style-name="ce39">
            <text:p><text:s text:c="3"/>402</text:p>
          </table:table-cell>
          <table:table-cell office:value-type="float" office:value="2000" table:style-name="ce39">
            <text:p><text:s text:c="3"/>2,000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989" table:style-name="ce39">
            <text:p><text:s text:c="3"/>1,989</text:p>
          </table:table-cell>
          <table:table-cell office:value-type="float" office:value="112750" table:style-name="ce229">
            <text:p><text:s text:c="3"/>112,750</text:p>
          </table:table-cell>
          <table:table-cell office:value-type="float" office:value="109688" table:style-name="ce229">
            <text:p><text:s text:c="3"/>109,688</text:p>
          </table:table-cell>
          <table:table-cell office:value-type="float" office:value="109641" table:style-name="ce229">
            <text:p><text:s text:c="3"/>109,641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301" table:style-name="ce229">
            <text:p><text:s text:c="3"/>3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256" table:style-name="ce229">
            <text:p><text:s text:c="3"/>256</text:p>
          </table:table-cell>
          <table:table-cell office:value-type="float" office:value="382" table:style-name="ce229">
            <text:p><text:s text:c="3"/>382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2379" table:style-name="ce229">
            <text:p><text:s text:c="3"/>2,379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2345" table:style-name="ce229">
            <text:p><text:s text:c="3"/>2,345</text:p>
          </table:table-cell>
          <table:table-cell office:value-type="float" office:value="425" table:style-name="ce229">
            <text:p><text:s text:c="3"/>425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402" table:style-name="ce229">
            <text:p><text:s text:c="3"/>402</text:p>
          </table:table-cell>
          <table:table-cell office:value-type="float" office:value="1954" table:style-name="ce229">
            <text:p><text:s text:c="3"/>1,954</text:p>
          </table:table-cell>
          <table:table-cell office:value-type="float" office:value="11" table:style-name="ce229">
            <text:p><text:s text:c="3"/>11</text:p>
          </table:table-cell>
          <table:table-cell office:value-type="float" office:value="1943" table:style-name="ce229">
            <text:p><text:s text:c="3"/>1,943</text:p>
          </table:table-cell>
          <table:table-cell office:value-type="float" office:value="1070" table:style-name="ce229">
            <text:p><text:s text:c="3"/>1,070</text:p>
          </table:table-cell>
          <table:table-cell office:value-type="float" office:value="1017" table:style-name="ce229">
            <text:p><text:s text:c="3"/>1,017</text:p>
          </table:table-cell>
          <table:table-cell office:value-type="float" office:value="1016" table:style-name="ce229">
            <text:p><text:s text:c="3"/>1,016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0" table:style-name="ce229">
            <text:p>—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0" table:style-name="ce245">
            <text:p>—</text:p>
          </table:table-cell>
          <table:table-cell office:value-type="float" office:value="46" table:style-name="ce245">
            <text:p><text:s text:c="3"/>46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5392" table:style-name="ce47">
            <text:p><text:s text:c="3"/>115,392</text:p>
          </table:table-cell>
          <table:table-cell office:value-type="float" office:value="110340" table:style-name="ce47">
            <text:p><text:s text:c="3"/>110,340</text:p>
          </table:table-cell>
          <table:table-cell office:value-type="float" office:value="110331" table:style-name="ce47">
            <text:p><text:s text:c="3"/>110,331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1765" table:style-name="ce47">
            <text:p><text:s text:c="3"/>1,765</text:p>
          </table:table-cell>
          <table:table-cell office:value-type="float" office:value="732" table:style-name="ce47">
            <text:p><text:s text:c="3"/>732</text:p>
          </table:table-cell>
          <table:table-cell office:value-type="float" office:value="1033" table:style-name="ce47">
            <text:p><text:s text:c="3"/>1,033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2836" table:style-name="ce47">
            <text:p><text:s text:c="3"/>2,836</text:p>
          </table:table-cell>
          <table:table-cell office:value-type="float" office:value="981" table:style-name="ce47">
            <text:p><text:s text:c="3"/>981</text:p>
          </table:table-cell>
          <table:table-cell office:value-type="float" office:value="1855" table:style-name="ce47">
            <text:p><text:s text:c="3"/>1,855</text:p>
          </table:table-cell>
          <table:table-cell office:value-type="float" office:value="2278" table:style-name="ce47">
            <text:p><text:s text:c="3"/>2,278</text:p>
          </table:table-cell>
          <table:table-cell office:value-type="float" office:value="979" table:style-name="ce47">
            <text:p><text:s text:c="3"/>979</text:p>
          </table:table-cell>
          <table:table-cell office:value-type="float" office:value="1299" table:style-name="ce47">
            <text:p><text:s text:c="3"/>1,299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56" table:style-name="ce47">
            <text:p><text:s text:c="3"/>556</text:p>
          </table:table-cell>
          <table:table-cell office:value-type="float" office:value="112750" table:style-name="ce235">
            <text:p><text:s text:c="3"/>112,750</text:p>
          </table:table-cell>
          <table:table-cell office:value-type="float" office:value="107724" table:style-name="ce235">
            <text:p><text:s text:c="3"/>107,724</text:p>
          </table:table-cell>
          <table:table-cell office:value-type="float" office:value="107715" table:style-name="ce235">
            <text:p><text:s text:c="3"/>107,715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1763" table:style-name="ce235">
            <text:p><text:s text:c="3"/>1,763</text:p>
          </table:table-cell>
          <table:table-cell office:value-type="float" office:value="730" table:style-name="ce235">
            <text:p><text:s text:c="3"/>730</text:p>
          </table:table-cell>
          <table:table-cell office:value-type="float" office:value="1033" table:style-name="ce235">
            <text:p><text:s text:c="3"/>1,033</text:p>
          </table:table-cell>
          <table:table-cell office:value-type="float" office:value="447" table:style-name="ce235">
            <text:p><text:s text:c="3"/>447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410" table:style-name="ce235">
            <text:p><text:s text:c="3"/>410</text:p>
          </table:table-cell>
          <table:table-cell office:value-type="float" office:value="2816" table:style-name="ce235">
            <text:p><text:s text:c="3"/>2,816</text:p>
          </table:table-cell>
          <table:table-cell office:value-type="float" office:value="975" table:style-name="ce235">
            <text:p><text:s text:c="3"/>975</text:p>
          </table:table-cell>
          <table:table-cell office:value-type="float" office:value="1841" table:style-name="ce235">
            <text:p><text:s text:c="3"/>1,841</text:p>
          </table:table-cell>
          <table:table-cell office:value-type="float" office:value="2272" table:style-name="ce235">
            <text:p><text:s text:c="3"/>2,272</text:p>
          </table:table-cell>
          <table:table-cell office:value-type="float" office:value="973" table:style-name="ce235">
            <text:p><text:s text:c="3"/>973</text:p>
          </table:table-cell>
          <table:table-cell office:value-type="float" office:value="1299" table:style-name="ce235">
            <text:p><text:s text:c="3"/>1,299</text:p>
          </table:table-cell>
          <table:table-cell office:value-type="float" office:value="544" table:style-name="ce235">
            <text:p><text:s text:c="3"/>544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542" table:style-name="ce235">
            <text:p><text:s text:c="3"/>542</text:p>
          </table:table-cell>
          <table:table-cell office:value-type="float" office:value="2642" table:style-name="ce235">
            <text:p><text:s text:c="3"/>2,642</text:p>
          </table:table-cell>
          <table:table-cell office:value-type="float" office:value="2616" table:style-name="ce235">
            <text:p><text:s text:c="3"/>2,616</text:p>
          </table:table-cell>
          <table:table-cell office:value-type="float" office:value="2616" table:style-name="ce235">
            <text:p><text:s text:c="3"/>2,616</text:p>
          </table:table-cell>
          <table:table-cell office:value-type="float" office:value="0" table:style-name="ce235">
            <text:p>—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20" table:style-name="ce235">
            <text:p><text:s text:c="3"/>20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0" table:style-name="ce235">
            <text:p>—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0" table:style-name="ce246">
            <text:p>—</text:p>
          </table:table-cell>
          <table:table-cell office:value-type="float" office:value="14" table:style-name="ce246">
            <text:p><text:s text:c="3"/>14</text:p>
          </table:table-cell>
          <table:table-cell table:style-name="ce271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144">
            <text:p>計</text:p>
          </table:table-cell>
          <table:table-cell office:value-type="float" office:value="21238" table:style-name="ce118">
            <text:p><text:s text:c="3"/>21,238</text:p>
          </table:table-cell>
          <table:table-cell office:value-type="float" office:value="20421" table:style-name="ce118">
            <text:p><text:s text:c="3"/>20,421</text:p>
          </table:table-cell>
          <table:table-cell office:value-type="float" office:value="20416" table:style-name="ce118">
            <text:p><text:s text:c="3"/>20,41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201" table:style-name="ce118">
            <text:p><text:s text:c="3"/>201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481" table:style-name="ce118">
            <text:p><text:s text:c="3"/>481</text:p>
          </table:table-cell>
          <table:table-cell office:value-type="float" office:value="101" table:style-name="ce118">
            <text:p><text:s text:c="3"/>101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271" table:style-name="ce118">
            <text:p><text:s text:c="3"/>271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71" table:style-name="ce118">
            <text:p><text:s text:c="3"/>171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20972" table:style-name="ce249">
            <text:p><text:s text:c="3"/>20,972</text:p>
          </table:table-cell>
          <table:table-cell office:value-type="float" office:value="20168" table:style-name="ce250">
            <text:p><text:s text:c="3"/>20,168</text:p>
          </table:table-cell>
          <table:table-cell office:value-type="float" office:value="20163" table:style-name="ce250">
            <text:p><text:s text:c="3"/>20,16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01" table:style-name="ce250">
            <text:p><text:s text:c="3"/>201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468" table:style-name="ce250">
            <text:p><text:s text:c="3"/>468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369" table:style-name="ce250">
            <text:p><text:s text:c="3"/>369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199" table:style-name="ce250">
            <text:p><text:s text:c="3"/>19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66" table:style-name="ce249">
            <text:p><text:s text:c="3"/>266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0570" table:style-name="ce107">
            <text:p><text:s text:c="3"/>10,570</text:p>
          </table:table-cell>
          <table:table-cell office:value-type="float" office:value="10301" table:style-name="ce107">
            <text:p><text:s text:c="3"/>10,301</text:p>
          </table:table-cell>
          <table:table-cell office:value-type="float" office:value="10298" table:style-name="ce107">
            <text:p><text:s text:c="3"/>10,2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10486" table:style-name="ce25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10223" table:style-name="ce132">
            <text:p><text:s text:c="3"/>10,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50" table:style-name="ce253">
            <text:p><text:s text:c="3"/>15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9" table:style-name="ce253">
            <text:p><text:s text:c="3"/>149</text:p>
          </table:table-cell>
          <table:table-cell office:value-type="float" office:value="84" table:style-name="ce25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0" table:style-name="ce253">
            <text:p>—</text:p>
          </table:table-cell>
          <table:table-cell office:value-type="float" office:value="9" table:style-name="ce25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80"/>
          <table:table-cell office:value-type="string" table:style-name="ce113">
            <text:p>女</text:p>
          </table:table-cell>
          <table:table-cell office:value-type="float" office:value="10668" table:style-name="ce114">
            <text:p><text:s text:c="3"/>10,668</text:p>
          </table:table-cell>
          <table:table-cell office:value-type="float" office:value="10120" table:style-name="ce114">
            <text:p><text:s text:c="3"/>10,120</text:p>
          </table:table-cell>
          <table:table-cell office:value-type="float" office:value="10118" table:style-name="ce114">
            <text:p><text:s text:c="3"/>10,1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0" table:style-name="ce114">
            <text:p>—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273" table:style-name="ce114">
            <text:p><text:s text:c="3"/>273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0" table:style-name="ce114">
            <text:p>—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0486" table:style-name="ce258">
            <text:p><text:s text:c="3"/>10,486</text:p>
          </table:table-cell>
          <table:table-cell office:value-type="float" office:value="9942" table:style-name="ce141">
            <text:p><text:s text:c="3"/>9,942</text:p>
          </table:table-cell>
          <table:table-cell office:value-type="float" office:value="9940" table:style-name="ce141">
            <text:p><text:s text:c="3"/>9,94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164" table:style-name="ce141">
            <text:p><text:s text:c="3"/>164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0" table:style-name="ce141">
            <text:p>—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269" table:style-name="ce141">
            <text:p><text:s text:c="3"/>269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182" table:style-name="ce258">
            <text:p><text:s text:c="3"/>182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5420" table:style-name="ce118">
            <text:p><text:s text:c="3"/>15,420</text:p>
          </table:table-cell>
          <table:table-cell office:value-type="float" office:value="14642" table:style-name="ce118">
            <text:p><text:s text:c="3"/>14,642</text:p>
          </table:table-cell>
          <table:table-cell office:value-type="float" office:value="14636" table:style-name="ce118">
            <text:p><text:s text:c="3"/>14,63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173" table:style-name="ce118">
            <text:p><text:s text:c="3"/>173</text:p>
          </table:table-cell>
          <table:table-cell office:value-type="float" office:value="71" table:style-name="ce118">
            <text:p><text:s text:c="3"/>71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13" table:style-name="ce118">
            <text:p><text:s text:c="3"/>413</text:p>
          </table:table-cell>
          <table:table-cell office:value-type="float" office:value="232" table:style-name="ce118">
            <text:p><text:s text:c="3"/>232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250" table:style-name="ce118">
            <text:p><text:s text:c="3"/>25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9" table:style-name="ce118">
            <text:p><text:s text:c="3"/>249</text:p>
          </table:table-cell>
          <table:table-cell office:value-type="float" office:value="15162" table:style-name="ce249">
            <text:p><text:s text:c="3"/>15,162</text:p>
          </table:table-cell>
          <table:table-cell office:value-type="float" office:value="14390" table:style-name="ce250">
            <text:p><text:s text:c="3"/>14,390</text:p>
          </table:table-cell>
          <table:table-cell office:value-type="float" office:value="14384" table:style-name="ce250">
            <text:p><text:s text:c="3"/>14,3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51" table:style-name="ce250">
            <text:p><text:s text:c="3"/>51</text:p>
          </table:table-cell>
          <table:table-cell office:value-type="float" office:value="173" table:style-name="ce250">
            <text:p><text:s text:c="3"/>173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477" table:style-name="ce250">
            <text:p><text:s text:c="3"/>477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4" table:style-name="ce250">
            <text:p><text:s text:c="3"/>244</text:p>
          </table:table-cell>
          <table:table-cell office:value-type="float" office:value="258" table:style-name="ce249">
            <text:p><text:s text:c="3"/>25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7663" table:style-name="ce107">
            <text:p><text:s text:c="3"/>7,663</text:p>
          </table:table-cell>
          <table:table-cell office:value-type="float" office:value="7358" table:style-name="ce107">
            <text:p><text:s text:c="3"/>7,358</text:p>
          </table:table-cell>
          <table:table-cell office:value-type="float" office:value="7354" table:style-name="ce107">
            <text:p><text:s text:c="3"/>7,35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45" table:style-name="ce107">
            <text:p><text:s text:c="3"/>2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4" table:style-name="ce107">
            <text:p><text:s text:c="3"/>24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7581" table:style-name="ce25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7276" table:style-name="ce132">
            <text:p><text:s text:c="3"/>7,276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253">
            <text:p><text:s text:c="3"/>20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00" table:style-name="ce253">
            <text:p><text:s text:c="3"/>200</text:p>
          </table:table-cell>
          <table:table-cell office:value-type="float" office:value="82" table:style-name="ce25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7757" table:style-name="ce114">
            <text:p><text:s text:c="3"/>7,757</text:p>
          </table:table-cell>
          <table:table-cell office:value-type="float" office:value="7284" table:style-name="ce114">
            <text:p><text:s text:c="3"/>7,284</text:p>
          </table:table-cell>
          <table:table-cell office:value-type="float" office:value="7282" table:style-name="ce114">
            <text:p><text:s text:c="3"/>7,28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6" table:style-name="ce114">
            <text:p><text:s text:c="3"/>196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148" table:style-name="ce114">
            <text:p><text:s text:c="3"/>148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237" table:style-name="ce114">
            <text:p><text:s text:c="3"/>237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0" table:style-name="ce114">
            <text:p>—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7581" table:style-name="ce258">
            <text:p><text:s text:c="3"/>7,581</text:p>
          </table:table-cell>
          <table:table-cell office:value-type="float" office:value="7110" table:style-name="ce141">
            <text:p><text:s text:c="3"/>7,110</text:p>
          </table:table-cell>
          <table:table-cell office:value-type="float" office:value="7108" table:style-name="ce141">
            <text:p><text:s text:c="3"/>7,10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95" table:style-name="ce141">
            <text:p><text:s text:c="3"/>195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48" table:style-name="ce141">
            <text:p><text:s text:c="3"/>148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36" table:style-name="ce141">
            <text:p><text:s text:c="3"/>236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92" table:style-name="ce141">
            <text:p><text:s text:c="3"/>192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24" table:style-name="ce141">
            <text:p><text:s text:c="3"/>124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0852" table:style-name="ce118">
            <text:p><text:s text:c="3"/>20,852</text:p>
          </table:table-cell>
          <table:table-cell office:value-type="float" office:value="19952" table:style-name="ce118">
            <text:p><text:s text:c="3"/>19,952</text:p>
          </table:table-cell>
          <table:table-cell office:value-type="float" office:value="19947" table:style-name="ce118">
            <text:p><text:s text:c="3"/>19,94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06" table:style-name="ce118">
            <text:p><text:s text:c="3"/>206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121" table:style-name="ce118">
            <text:p><text:s text:c="3"/>12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598" table:style-name="ce118">
            <text:p><text:s text:c="3"/>598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493" table:style-name="ce118">
            <text:p><text:s text:c="3"/>493</text:p>
          </table:table-cell>
          <table:table-cell office:value-type="float" office:value="314" table:style-name="ce118">
            <text:p><text:s text:c="3"/>314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284" table:style-name="ce118">
            <text:p><text:s text:c="3"/>28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83" table:style-name="ce118">
            <text:p><text:s text:c="3"/>283</text:p>
          </table:table-cell>
          <table:table-cell office:value-type="float" office:value="20548" table:style-name="ce249">
            <text:p><text:s text:c="3"/>20,548</text:p>
          </table:table-cell>
          <table:table-cell office:value-type="float" office:value="19656" table:style-name="ce250">
            <text:p><text:s text:c="3"/>19,656</text:p>
          </table:table-cell>
          <table:table-cell office:value-type="float" office:value="19651" table:style-name="ce250">
            <text:p><text:s text:c="3"/>19,6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1" table:style-name="ce250">
            <text:p><text:s text:c="3"/>91</text:p>
          </table:table-cell>
          <table:table-cell office:value-type="float" office:value="592" table:style-name="ce250">
            <text:p><text:s text:c="3"/>592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488" table:style-name="ce250">
            <text:p><text:s text:c="3"/>488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304" table:style-name="ce249">
            <text:p><text:s text:c="3"/>304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0376" table:style-name="ce107">
            <text:p><text:s text:c="3"/>10,376</text:p>
          </table:table-cell>
          <table:table-cell office:value-type="float" office:value="10023" table:style-name="ce107">
            <text:p><text:s text:c="3"/>10,023</text:p>
          </table:table-cell>
          <table:table-cell office:value-type="float" office:value="10020" table:style-name="ce107">
            <text:p><text:s text:c="3"/>10,02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10274" table:style-name="ce25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9923" table:style-name="ce132">
            <text:p><text:s text:c="3"/>9,9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61" table:style-name="ce132">
            <text:p><text:s text:c="3"/>26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20" table:style-name="ce253">
            <text:p><text:s text:c="3"/>2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9" table:style-name="ce253">
            <text:p><text:s text:c="3"/>219</text:p>
          </table:table-cell>
          <table:table-cell office:value-type="float" office:value="102" table:style-name="ce25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476" table:style-name="ce114">
            <text:p><text:s text:c="3"/>10,476</text:p>
          </table:table-cell>
          <table:table-cell office:value-type="float" office:value="9929" table:style-name="ce114">
            <text:p><text:s text:c="3"/>9,929</text:p>
          </table:table-cell>
          <table:table-cell office:value-type="float" office:value="9927" table:style-name="ce114">
            <text:p><text:s text:c="3"/>9,92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4" table:style-name="ce114">
            <text:p><text:s text:c="3"/>44</text:p>
          </table:table-cell>
          <table:table-cell office:value-type="float" office:value="327" table:style-name="ce114">
            <text:p><text:s text:c="3"/>327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229" table:style-name="ce114">
            <text:p><text:s text:c="3"/>229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68" table:style-name="ce114">
            <text:p><text:s text:c="3"/>168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0" table:style-name="ce114">
            <text:p>—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274" table:style-name="ce258">
            <text:p><text:s text:c="3"/>10,274</text:p>
          </table:table-cell>
          <table:table-cell office:value-type="float" office:value="9730" table:style-name="ce141">
            <text:p><text:s text:c="3"/>9,730</text:p>
          </table:table-cell>
          <table:table-cell office:value-type="float" office:value="9728" table:style-name="ce141">
            <text:p><text:s text:c="3"/>9,72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80" table:style-name="ce141">
            <text:p><text:s text:c="3"/>80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24" table:style-name="ce141">
            <text:p><text:s text:c="3"/>324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227" table:style-name="ce141">
            <text:p><text:s text:c="3"/>227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0" table:style-name="ce259">
            <text:p>—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202" table:style-name="ce258">
            <text:p><text:s text:c="3"/>202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094" table:style-name="ce118">
            <text:p><text:s text:c="3"/>15,094</text:p>
          </table:table-cell>
          <table:table-cell office:value-type="float" office:value="14313" table:style-name="ce118">
            <text:p><text:s text:c="3"/>14,313</text:p>
          </table:table-cell>
          <table:table-cell office:value-type="float" office:value="14307" table:style-name="ce118">
            <text:p><text:s text:c="3"/>14,30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420" table:style-name="ce118">
            <text:p><text:s text:c="3"/>420</text:p>
          </table:table-cell>
          <table:table-cell office:value-type="float" office:value="278" table:style-name="ce118">
            <text:p><text:s text:c="3"/>278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14832" table:style-name="ce249">
            <text:p><text:s text:c="3"/>14,832</text:p>
          </table:table-cell>
          <table:table-cell office:value-type="float" office:value="14058" table:style-name="ce250">
            <text:p><text:s text:c="3"/>14,058</text:p>
          </table:table-cell>
          <table:table-cell office:value-type="float" office:value="14052" table:style-name="ce250">
            <text:p><text:s text:c="3"/>14,05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496" table:style-name="ce250">
            <text:p><text:s text:c="3"/>49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414" table:style-name="ce250">
            <text:p><text:s text:c="3"/>41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16" table:style-name="ce250">
            <text:p><text:s text:c="3"/>216</text:p>
          </table:table-cell>
          <table:table-cell office:value-type="float" office:value="262" table:style-name="ce249">
            <text:p><text:s text:c="3"/>262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7510" table:style-name="ce107">
            <text:p><text:s text:c="3"/>7,510</text:p>
          </table:table-cell>
          <table:table-cell office:value-type="float" office:value="7236" table:style-name="ce107">
            <text:p><text:s text:c="3"/>7,236</text:p>
          </table:table-cell>
          <table:table-cell office:value-type="float" office:value="7230" table:style-name="ce107">
            <text:p><text:s text:c="3"/>7,23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02" table:style-name="ce107">
            <text:p><text:s text:c="3"/>202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7416" table:style-name="ce25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7140" table:style-name="ce132">
            <text:p><text:s text:c="3"/>7,140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71" table:style-name="ce253">
            <text:p><text:s text:c="3"/>17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7584" table:style-name="ce114">
            <text:p><text:s text:c="3"/>7,584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0" table:style-name="ce114">
            <text:p>—</text:p>
          </table:table-cell>
          <table:table-cell office:value-type="float" office:value="155" table:style-name="ce114">
            <text:p><text:s text:c="3"/>155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98" table:style-name="ce114">
            <text:p><text:s text:c="3"/>298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248" table:style-name="ce114">
            <text:p><text:s text:c="3"/>248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416" table:style-name="ce258">
            <text:p><text:s text:c="3"/>7,416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0" table:style-name="ce141">
            <text:p>—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5" table:style-name="ce141">
            <text:p><text:s text:c="3"/>295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247" table:style-name="ce141">
            <text:p><text:s text:c="3"/>247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7" table:style-name="ce259">
            <text:p><text:s text:c="3"/>47</text:p>
          </table:table-cell>
          <table:table-cell office:value-type="float" office:value="168" table:style-name="ce258">
            <text:p><text:s text:c="3"/>168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5268" table:style-name="ce118">
            <text:p><text:s text:c="3"/>25,268</text:p>
          </table:table-cell>
          <table:table-cell office:value-type="float" office:value="24459" table:style-name="ce118">
            <text:p><text:s text:c="3"/>24,459</text:p>
          </table:table-cell>
          <table:table-cell office:value-type="float" office:value="24455" table:style-name="ce118">
            <text:p><text:s text:c="3"/>24,45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507" table:style-name="ce118">
            <text:p><text:s text:c="3"/>507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417" table:style-name="ce118">
            <text:p><text:s text:c="3"/>417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226" table:style-name="ce118">
            <text:p><text:s text:c="3"/>22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24814" table:style-name="ce249">
            <text:p><text:s text:c="3"/>24,814</text:p>
          </table:table-cell>
          <table:table-cell office:value-type="float" office:value="24015" table:style-name="ce250">
            <text:p><text:s text:c="3"/>24,015</text:p>
          </table:table-cell>
          <table:table-cell office:value-type="float" office:value="24011" table:style-name="ce250">
            <text:p><text:s text:c="3"/>24,01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498" table:style-name="ce250">
            <text:p><text:s text:c="3"/>49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454" table:style-name="ce249">
            <text:p><text:s text:c="3"/>45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2533" table:style-name="ce107">
            <text:p><text:s text:c="3"/>12,533</text:p>
          </table:table-cell>
          <table:table-cell office:value-type="float" office:value="12247" table:style-name="ce107">
            <text:p><text:s text:c="3"/>12,247</text:p>
          </table:table-cell>
          <table:table-cell office:value-type="float" office:value="12244" table:style-name="ce107">
            <text:p><text:s text:c="3"/>12,2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80" table:style-name="ce107">
            <text:p><text:s text:c="3"/>18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12407" table:style-name="ce25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12126" table:style-name="ce132">
            <text:p><text:s text:c="3"/>12,12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3" table:style-name="ce253">
            <text:p><text:s text:c="3"/>17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72" table:style-name="ce253">
            <text:p><text:s text:c="3"/>172</text:p>
          </table:table-cell>
          <table:table-cell office:value-type="float" office:value="126" table:style-name="ce25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2735" table:style-name="ce114">
            <text:p><text:s text:c="3"/>12,735</text:p>
          </table:table-cell>
          <table:table-cell office:value-type="float" office:value="12212" table:style-name="ce114">
            <text:p><text:s text:c="3"/>12,212</text:p>
          </table:table-cell>
          <table:table-cell office:value-type="float" office:value="12211" table:style-name="ce114">
            <text:p><text:s text:c="3"/>12,21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86" table:style-name="ce114">
            <text:p><text:s text:c="3"/>186</text:p>
          </table:table-cell>
          <table:table-cell office:value-type="float" office:value="92" table:style-name="ce114">
            <text:p><text:s text:c="3"/>92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290" table:style-name="ce114">
            <text:p><text:s text:c="3"/>290</text:p>
          </table:table-cell>
          <table:table-cell office:value-type="float" office:value="88" table:style-name="ce114">
            <text:p><text:s text:c="3"/>88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244" table:style-name="ce114">
            <text:p><text:s text:c="3"/>244</text:p>
          </table:table-cell>
          <table:table-cell office:value-type="float" office:value="87" table:style-name="ce114">
            <text:p><text:s text:c="3"/>87</text:p>
          </table:table-cell>
          <table:table-cell office:value-type="float" office:value="157" table:style-name="ce114">
            <text:p><text:s text:c="3"/>157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12407" table:style-name="ce258">
            <text:p><text:s text:c="3"/>12,407</text:p>
          </table:table-cell>
          <table:table-cell office:value-type="float" office:value="11886" table:style-name="ce141">
            <text:p><text:s text:c="3"/>11,886</text:p>
          </table:table-cell>
          <table:table-cell office:value-type="float" office:value="11885" table:style-name="ce141">
            <text:p><text:s text:c="3"/>11,88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88" table:style-name="ce141">
            <text:p><text:s text:c="3"/>88</text:p>
          </table:table-cell>
          <table:table-cell office:value-type="float" office:value="200" table:style-name="ce141">
            <text:p><text:s text:c="3"/>20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87" table:style-name="ce141">
            <text:p><text:s text:c="3"/>87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3" table:style-name="ce259">
            <text:p><text:s text:c="3"/>43</text:p>
          </table:table-cell>
          <table:table-cell office:value-type="float" office:value="328" table:style-name="ce258">
            <text:p><text:s text:c="3"/>328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954" table:style-name="ce118">
            <text:p><text:s text:c="3"/>15,954</text:p>
          </table:table-cell>
          <table:table-cell office:value-type="float" office:value="15376" table:style-name="ce118">
            <text:p><text:s text:c="3"/>15,376</text:p>
          </table:table-cell>
          <table:table-cell office:value-type="float" office:value="15371" table:style-name="ce118">
            <text:p><text:s text:c="3"/>15,37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5" table:style-name="ce118">
            <text:p><text:s text:c="3"/>65</text:p>
          </table:table-cell>
          <table:table-cell office:value-type="float" office:value="410" table:style-name="ce118">
            <text:p><text:s text:c="3"/>410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200" table:style-name="ce118">
            <text:p><text:s text:c="3"/>20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15676" table:style-name="ce249">
            <text:p><text:s text:c="3"/>15,676</text:p>
          </table:table-cell>
          <table:table-cell office:value-type="float" office:value="15102" table:style-name="ce250">
            <text:p><text:s text:c="3"/>15,102</text:p>
          </table:table-cell>
          <table:table-cell office:value-type="float" office:value="15097" table:style-name="ce250">
            <text:p><text:s text:c="3"/>15,09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5" table:style-name="ce250">
            <text:p><text:s text:c="3"/>65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331" table:style-name="ce250">
            <text:p><text:s text:c="3"/>331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96" table:style-name="ce250">
            <text:p><text:s text:c="3"/>196</text:p>
          </table:table-cell>
          <table:table-cell office:value-type="float" office:value="278" table:style-name="ce249">
            <text:p><text:s text:c="3"/>278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1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7912" table:style-name="ce107">
            <text:p><text:s text:c="3"/>7,912</text:p>
          </table:table-cell>
          <table:table-cell office:value-type="float" office:value="7694" table:style-name="ce107">
            <text:p><text:s text:c="3"/>7,694</text:p>
          </table:table-cell>
          <table:table-cell office:value-type="float" office:value="7689" table:style-name="ce107">
            <text:p><text:s text:c="3"/>7,68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7838" table:style-name="ce25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7618" table:style-name="ce132">
            <text:p><text:s text:c="3"/>7,618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43" table:style-name="ce253">
            <text:p><text:s text:c="3"/>14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1" table:style-name="ce253">
            <text:p><text:s text:c="3"/>141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042" table:style-name="ce114">
            <text:p><text:s text:c="3"/>8,04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0" table:style-name="ce114">
            <text:p>—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38" table:style-name="ce114">
            <text:p><text:s text:c="3"/>3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66" table:style-name="ce114">
            <text:p><text:s text:c="3"/>166</text:p>
          </table:table-cell>
          <table:table-cell office:value-type="float" office:value="183" table:style-name="ce114">
            <text:p><text:s text:c="3"/>183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0" table:style-name="ce114">
            <text:p>—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7838" table:style-name="ce258">
            <text:p><text:s text:c="3"/>7,838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0" table:style-name="ce141">
            <text:p>—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238" table:style-name="ce141">
            <text:p><text:s text:c="3"/>238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10" table:style-name="ce141">
            <text:p><text:s text:c="3"/>110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0" table:style-name="ce259">
            <text:p>—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7"/>
          <table:table-cell office:value-type="string" table:style-name="ce144">
            <text:p>計</text:p>
          </table:table-cell>
          <table:table-cell office:value-type="float" office:value="16550" table:style-name="ce118">
            <text:p><text:s text:c="3"/>16,550</text:p>
          </table:table-cell>
          <table:table-cell office:value-type="float" office:value="16036" table:style-name="ce118">
            <text:p><text:s text:c="3"/>16,036</text:p>
          </table:table-cell>
          <table:table-cell office:value-type="float" office:value="16034" table:style-name="ce118">
            <text:p><text:s text:c="3"/>16,03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362" table:style-name="ce118">
            <text:p><text:s text:c="3"/>362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279" table:style-name="ce118">
            <text:p><text:s text:c="3"/>279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92" table:style-name="ce118">
            <text:p><text:s text:c="3"/>192</text:p>
          </table:table-cell>
          <table:table-cell office:value-type="float" office:value="16306" table:style-name="ce249">
            <text:p><text:s text:c="3"/>16,306</text:p>
          </table:table-cell>
          <table:table-cell office:value-type="float" office:value="15795" table:style-name="ce250">
            <text:p><text:s text:c="3"/>15,795</text:p>
          </table:table-cell>
          <table:table-cell office:value-type="float" office:value="15793" table:style-name="ce250">
            <text:p><text:s text:c="3"/>15,79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359" table:style-name="ce250">
            <text:p><text:s text:c="3"/>359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276" table:style-name="ce250">
            <text:p><text:s text:c="3"/>27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9" table:style-name="ce250">
            <text:p><text:s text:c="3"/>189</text:p>
          </table:table-cell>
          <table:table-cell office:value-type="float" office:value="244" table:style-name="ce249">
            <text:p><text:s text:c="3"/>244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23" table:style-name="ce107">
            <text:p><text:s text:c="3"/>8,22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7990" table:style-name="ce107">
            <text:p><text:s text:c="3"/>7,9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83" table:style-name="ce107">
            <text:p><text:s text:c="3"/>18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50" table:style-name="ce107">
            <text:p><text:s text:c="3"/>1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9" table:style-name="ce107">
            <text:p><text:s text:c="3"/>149</text:p>
          </table:table-cell>
          <table:table-cell office:value-type="float" office:value="8153" table:style-name="ce25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7922" table:style-name="ce132">
            <text:p><text:s text:c="3"/>7,9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48" table:style-name="ce253">
            <text:p><text:s text:c="3"/>148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7" table:style-name="ce253">
            <text:p><text:s text:c="3"/>147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327" table:style-name="ce114">
            <text:p><text:s text:c="3"/>8,327</text:p>
          </table:table-cell>
          <table:table-cell office:value-type="float" office:value="8045" table:style-name="ce114">
            <text:p><text:s text:c="3"/>8,045</text:p>
          </table:table-cell>
          <table:table-cell office:value-type="float" office:value="8044" table:style-name="ce114">
            <text:p><text:s text:c="3"/>8,04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79" table:style-name="ce114">
            <text:p><text:s text:c="3"/>179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0" table:style-name="ce114">
            <text:p>—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8153" table:style-name="ce258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7871" table:style-name="ce141">
            <text:p><text:s text:c="3"/>7,87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24" table:style-name="ce141">
            <text:p><text:s text:c="3"/>2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0" table:style-name="ce259">
            <text:p>—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174" table:style-name="ce258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8546" table:style-name="ce118">
            <text:p><text:s text:c="3"/>8,546</text:p>
          </table:table-cell>
          <table:table-cell office:value-type="float" office:value="8196" table:style-name="ce118">
            <text:p><text:s text:c="3"/>8,196</text:p>
          </table:table-cell>
          <table:table-cell office:value-type="float" office:value="8192" table:style-name="ce118">
            <text:p><text:s text:c="3"/>8,19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35" table:style-name="ce118">
            <text:p><text:s text:c="3"/>3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0" table:style-name="ce118">
            <text:p>—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8324" table:style-name="ce249">
            <text:p><text:s text:c="3"/>8,324</text:p>
          </table:table-cell>
          <table:table-cell office:value-type="float" office:value="7981" table:style-name="ce250">
            <text:p><text:s text:c="3"/>7,981</text:p>
          </table:table-cell>
          <table:table-cell office:value-type="float" office:value="7977" table:style-name="ce250">
            <text:p><text:s text:c="3"/>7,97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5" table:style-name="ce250">
            <text:p><text:s text:c="3"/>3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0" table:style-name="ce250">
            <text:p>—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222" table:style-name="ce249">
            <text:p><text:s text:c="3"/>22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08" table:style-name="ce107">
            <text:p><text:s text:c="3"/>4,208</text:p>
          </table:table-cell>
          <table:table-cell office:value-type="float" office:value="4048" table:style-name="ce107">
            <text:p><text:s text:c="3"/>4,048</text:p>
          </table:table-cell>
          <table:table-cell office:value-type="float" office:value="4045" table:style-name="ce107">
            <text:p><text:s text:c="3"/>4,04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0" table:style-name="ce107">
            <text:p>—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0" table:style-name="ce107">
            <text:p>—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0" table:style-name="ce107">
            <text:p>—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4162" table:style-name="ce252">
            <text:p><text:s text:c="3"/>4,162</text:p>
          </table:table-cell>
          <table:table-cell office:value-type="float" office:value="4005" table:style-name="ce132">
            <text:p><text:s text:c="3"/>4,005</text:p>
          </table:table-cell>
          <table:table-cell office:value-type="float" office:value="4002" table:style-name="ce132">
            <text:p><text:s text:c="3"/>4,0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0" table:style-name="ce132">
            <text:p>—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0" table:style-name="ce132">
            <text:p>—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0" table:style-name="ce253">
            <text:p>—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4338" table:style-name="ce114">
            <text:p><text:s text:c="3"/>4,338</text:p>
          </table:table-cell>
          <table:table-cell office:value-type="float" office:value="4148" table:style-name="ce114">
            <text:p><text:s text:c="3"/>4,148</text:p>
          </table:table-cell>
          <table:table-cell office:value-type="float" office:value="4147" table:style-name="ce114">
            <text:p><text:s text:c="3"/>4,1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21" table:style-name="ce114">
            <text:p><text:s text:c="3"/>2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116" table:style-name="ce114">
            <text:p><text:s text:c="3"/>116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0" table:style-name="ce114">
            <text:p>—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4162" table:style-name="ce258">
            <text:p><text:s text:c="3"/>4,162</text:p>
          </table:table-cell>
          <table:table-cell office:value-type="float" office:value="3976" table:style-name="ce141">
            <text:p><text:s text:c="3"/>3,976</text:p>
          </table:table-cell>
          <table:table-cell office:value-type="float" office:value="3975" table:style-name="ce141">
            <text:p><text:s text:c="3"/>3,97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0" table:style-name="ce141">
            <text:p>—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76" table:style-name="ce141">
            <text:p><text:s text:c="3"/>7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0" table:style-name="ce259">
            <text:p>—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0054" table:style-name="ce118">
            <text:p><text:s text:c="3"/>20,054</text:p>
          </table:table-cell>
          <table:table-cell office:value-type="float" office:value="19590" table:style-name="ce118">
            <text:p><text:s text:c="3"/>19,590</text:p>
          </table:table-cell>
          <table:table-cell office:value-type="float" office:value="19587" table:style-name="ce118">
            <text:p><text:s text:c="3"/>19,587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56" table:style-name="ce118">
            <text:p><text:s text:c="3"/>156</text:p>
          </table:table-cell>
          <table:table-cell office:value-type="float" office:value="0" table:style-name="ce118">
            <text:p>—</text:p>
          </table:table-cell>
          <table:table-cell office:value-type="float" office:value="156" table:style-name="ce118">
            <text:p><text:s text:c="3"/>156</text:p>
          </table:table-cell>
          <table:table-cell office:value-type="float" office:value="19716" table:style-name="ce249">
            <text:p><text:s text:c="3"/>19,716</text:p>
          </table:table-cell>
          <table:table-cell office:value-type="float" office:value="19252" table:style-name="ce250">
            <text:p><text:s text:c="3"/>19,252</text:p>
          </table:table-cell>
          <table:table-cell office:value-type="float" office:value="19249" table:style-name="ce250">
            <text:p><text:s text:c="3"/>19,24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20" table:style-name="ce250">
            <text:p><text:s text:c="3"/>320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225" table:style-name="ce250">
            <text:p><text:s text:c="3"/>225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156" table:style-name="ce250">
            <text:p><text:s text:c="3"/>156</text:p>
          </table:table-cell>
          <table:table-cell office:value-type="float" office:value="0" table:style-name="ce250">
            <text:p>—</text:p>
          </table:table-cell>
          <table:table-cell office:value-type="float" office:value="156" table:style-name="ce250">
            <text:p><text:s text:c="3"/>156</text:p>
          </table:table-cell>
          <table:table-cell office:value-type="float" office:value="338" table:style-name="ce249">
            <text:p><text:s text:c="3"/>338</text:p>
          </table:table-cell>
          <table:table-cell office:value-type="float" office:value="338" table:style-name="ce250">
            <text:p><text:s text:c="3"/>338</text:p>
          </table:table-cell>
          <table:table-cell office:value-type="float" office:value="338" table:style-name="ce250">
            <text:p><text:s text:c="3"/>3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9932" table:style-name="ce107">
            <text:p><text:s text:c="3"/>9,932</text:p>
          </table:table-cell>
          <table:table-cell office:value-type="float" office:value="9744" table:style-name="ce107">
            <text:p><text:s text:c="3"/>9,744</text:p>
          </table:table-cell>
          <table:table-cell office:value-type="float" office:value="9741" table:style-name="ce107">
            <text:p><text:s text:c="3"/>9,7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3" table:style-name="ce107">
            <text:p><text:s text:c="3"/>143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0" table:style-name="ce107">
            <text:p>—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9858" table:style-name="ce252">
            <text:p><text:s text:c="3"/>9,858</text:p>
          </table:table-cell>
          <table:table-cell office:value-type="float" office:value="9670" table:style-name="ce132">
            <text:p><text:s text:c="3"/>9,670</text:p>
          </table:table-cell>
          <table:table-cell office:value-type="float" office:value="9667" table:style-name="ce132">
            <text:p><text:s text:c="3"/>9,66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22" table:style-name="ce253">
            <text:p><text:s text:c="3"/>122</text:p>
          </table:table-cell>
          <table:table-cell office:value-type="float" office:value="0" table:style-name="ce253">
            <text:p>—</text:p>
          </table:table-cell>
          <table:table-cell office:value-type="float" office:value="122" table:style-name="ce253">
            <text:p><text:s text:c="3"/>122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0122" table:style-name="ce114">
            <text:p><text:s text:c="3"/>10,122</text:p>
          </table:table-cell>
          <table:table-cell office:value-type="float" office:value="9846" table:style-name="ce114">
            <text:p><text:s text:c="3"/>9,846</text:p>
          </table:table-cell>
          <table:table-cell office:value-type="float" office:value="9846" table:style-name="ce114">
            <text:p><text:s text:c="3"/>9,846</text:p>
          </table:table-cell>
          <table:table-cell office:value-type="float" office:value="0" table:style-name="ce114">
            <text:p>—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21" table:style-name="ce114">
            <text:p><text:s text:c="3"/>21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75" table:style-name="ce114">
            <text:p><text:s text:c="3"/>175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0" table:style-name="ce114">
            <text:p>—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9858" table:style-name="ce258">
            <text:p><text:s text:c="3"/>9,858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0" table:style-name="ce141">
            <text:p>—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62" table:style-name="ce141">
            <text:p><text:s text:c="3"/>62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82" table:style-name="ce141">
            <text:p><text:s text:c="3"/>82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0" table:style-name="ce259">
            <text:p>—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264" table:style-name="ce258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2612" table:style-name="ce118">
            <text:p><text:s text:c="3"/>22,612</text:p>
          </table:table-cell>
          <table:table-cell office:value-type="float" office:value="22009" table:style-name="ce118">
            <text:p><text:s text:c="3"/>22,009</text:p>
          </table:table-cell>
          <table:table-cell office:value-type="float" office:value="22003" table:style-name="ce118">
            <text:p><text:s text:c="3"/>22,00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54" table:style-name="ce118">
            <text:p><text:s text:c="3"/>5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291" table:style-name="ce118">
            <text:p><text:s text:c="3"/>291</text:p>
          </table:table-cell>
          <table:table-cell office:value-type="float" office:value="215" table:style-name="ce118">
            <text:p><text:s text:c="3"/>215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22312" table:style-name="ce249">
            <text:p><text:s text:c="3"/>22,312</text:p>
          </table:table-cell>
          <table:table-cell office:value-type="float" office:value="21714" table:style-name="ce250">
            <text:p><text:s text:c="3"/>21,714</text:p>
          </table:table-cell>
          <table:table-cell office:value-type="float" office:value="21708" table:style-name="ce250">
            <text:p><text:s text:c="3"/>21,70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93" table:style-name="ce250">
            <text:p><text:s text:c="3"/>393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289" table:style-name="ce250">
            <text:p><text:s text:c="3"/>289</text:p>
          </table:table-cell>
          <table:table-cell office:value-type="float" office:value="213" table:style-name="ce250">
            <text:p><text:s text:c="3"/>2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180" table:style-name="ce250">
            <text:p><text:s text:c="3"/>18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300" table:style-name="ce249">
            <text:p><text:s text:c="3"/>300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1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250" table:style-name="ce107">
            <text:p><text:s text:c="3"/>11,250</text:p>
          </table:table-cell>
          <table:table-cell office:value-type="float" office:value="11020" table:style-name="ce107">
            <text:p><text:s text:c="3"/>11,020</text:p>
          </table:table-cell>
          <table:table-cell office:value-type="float" office:value="11014" table:style-name="ce107">
            <text:p><text:s text:c="3"/>11,01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24" table:style-name="ce107">
            <text:p><text:s text:c="3"/>2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84" table:style-name="ce107">
            <text:p><text:s text:c="3"/>1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11156" table:style-name="ce252">
            <text:p><text:s text:c="3"/>11,156</text:p>
          </table:table-cell>
          <table:table-cell office:value-type="float" office:value="10928" table:style-name="ce132">
            <text:p><text:s text:c="3"/>10,928</text:p>
          </table:table-cell>
          <table:table-cell office:value-type="float" office:value="10922" table:style-name="ce132">
            <text:p><text:s text:c="3"/>10,92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77" table:style-name="ce132">
            <text:p><text:s text:c="3"/>177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3" table:style-name="ce253">
            <text:p><text:s text:c="3"/>14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2" table:style-name="ce253">
            <text:p><text:s text:c="3"/>142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1362" table:style-name="ce114">
            <text:p><text:s text:c="3"/>11,362</text:p>
          </table:table-cell>
          <table:table-cell office:value-type="float" office:value="10989" table:style-name="ce114">
            <text:p><text:s text:c="3"/>10,989</text:p>
          </table:table-cell>
          <table:table-cell office:value-type="float" office:value="10989" table:style-name="ce114">
            <text:p><text:s text:c="3"/>10,989</text:p>
          </table:table-cell>
          <table:table-cell office:value-type="float" office:value="0" table:style-name="ce114">
            <text:p>—</text:p>
          </table:table-cell>
          <table:table-cell office:value-type="float" office:value="130" table:style-name="ce114">
            <text:p><text:s text:c="3"/>130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6" table:style-name="ce114">
            <text:p><text:s text:c="3"/>26</text:p>
          </table:table-cell>
          <table:table-cell office:value-type="float" office:value="213" table:style-name="ce114">
            <text:p><text:s text:c="3"/>213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112" table:style-name="ce114">
            <text:p><text:s text:c="3"/>112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0" table:style-name="ce114">
            <text:p>—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11156" table:style-name="ce258">
            <text:p><text:s text:c="3"/>11,15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0" table:style-name="ce141">
            <text:p>—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5" table:style-name="ce141">
            <text:p><text:s text:c="3"/>25</text:p>
          </table:table-cell>
          <table:table-cell office:value-type="float" office:value="211" table:style-name="ce141">
            <text:p><text:s text:c="3"/>21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1362" table:style-name="ce118">
            <text:p><text:s text:c="3"/>21,362</text:p>
          </table:table-cell>
          <table:table-cell office:value-type="float" office:value="20581" table:style-name="ce118">
            <text:p><text:s text:c="3"/>20,581</text:p>
          </table:table-cell>
          <table:table-cell office:value-type="float" office:value="20574" table:style-name="ce118">
            <text:p><text:s text:c="3"/>20,574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391" table:style-name="ce118">
            <text:p><text:s text:c="3"/>391</text:p>
          </table:table-cell>
          <table:table-cell office:value-type="float" office:value="242" table:style-name="ce118">
            <text:p><text:s text:c="3"/>242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39" table:style-name="ce118">
            <text:p><text:s text:c="3"/>239</text:p>
          </table:table-cell>
          <table:table-cell office:value-type="float" office:value="21022" table:style-name="ce249">
            <text:p><text:s text:c="3"/>21,022</text:p>
          </table:table-cell>
          <table:table-cell office:value-type="float" office:value="20249" table:style-name="ce250">
            <text:p><text:s text:c="3"/>20,249</text:p>
          </table:table-cell>
          <table:table-cell office:value-type="float" office:value="20243" table:style-name="ce250">
            <text:p><text:s text:c="3"/>20,24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22" table:style-name="ce250">
            <text:p><text:s text:c="3"/>222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475" table:style-name="ce250">
            <text:p><text:s text:c="3"/>475</text:p>
          </table:table-cell>
          <table:table-cell office:value-type="float" office:value="91" table:style-name="ce250">
            <text:p><text:s text:c="3"/>91</text:p>
          </table:table-cell>
          <table:table-cell office:value-type="float" office:value="384" table:style-name="ce250">
            <text:p><text:s text:c="3"/>384</text:p>
          </table:table-cell>
          <table:table-cell office:value-type="float" office:value="242" table:style-name="ce250">
            <text:p><text:s text:c="3"/>242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340" table:style-name="ce249">
            <text:p><text:s text:c="3"/>340</text:p>
          </table:table-cell>
          <table:table-cell office:value-type="float" office:value="332" table:style-name="ce250">
            <text:p><text:s text:c="3"/>332</text:p>
          </table:table-cell>
          <table:table-cell office:value-type="float" office:value="331" table:style-name="ce250">
            <text:p><text:s text:c="3"/>33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1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0597" table:style-name="ce107">
            <text:p><text:s text:c="3"/>10,597</text:p>
          </table:table-cell>
          <table:table-cell office:value-type="float" office:value="10306" table:style-name="ce107">
            <text:p><text:s text:c="3"/>10,306</text:p>
          </table:table-cell>
          <table:table-cell office:value-type="float" office:value="10299" table:style-name="ce107">
            <text:p><text:s text:c="3"/>10,29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4" table:style-name="ce107">
            <text:p><text:s text:c="3"/>22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5" table:style-name="ce107">
            <text:p><text:s text:c="3"/>185</text:p>
          </table:table-cell>
          <table:table-cell office:value-type="float" office:value="10511" table:style-name="ce252">
            <text:p><text:s text:c="3"/>10,511</text:p>
          </table:table-cell>
          <table:table-cell office:value-type="float" office:value="10227" table:style-name="ce132">
            <text:p><text:s text:c="3"/>10,227</text:p>
          </table:table-cell>
          <table:table-cell office:value-type="float" office:value="10221" table:style-name="ce132">
            <text:p><text:s text:c="3"/>10,221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79" table:style-name="ce253">
            <text:p><text:s text:c="3"/>179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78" table:style-name="ce253">
            <text:p><text:s text:c="3"/>178</text:p>
          </table:table-cell>
          <table:table-cell office:value-type="float" office:value="86" table:style-name="ce252">
            <text:p><text:s text:c="3"/>8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0765" table:style-name="ce114">
            <text:p><text:s text:c="3"/>10,765</text:p>
          </table:table-cell>
          <table:table-cell office:value-type="float" office:value="10275" table:style-name="ce114">
            <text:p><text:s text:c="3"/>10,275</text:p>
          </table:table-cell>
          <table:table-cell office:value-type="float" office:value="10275" table:style-name="ce114">
            <text:p><text:s text:c="3"/>10,275</text:p>
          </table:table-cell>
          <table:table-cell office:value-type="float" office:value="0" table:style-name="ce114">
            <text:p>—</text:p>
          </table:table-cell>
          <table:table-cell office:value-type="float" office:value="189" table:style-name="ce114">
            <text:p><text:s text:c="3"/>189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118" table:style-name="ce114">
            <text:p><text:s text:c="3"/>118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1" table:style-name="ce114">
            <text:p><text:s text:c="3"/>41</text:p>
          </table:table-cell>
          <table:table-cell office:value-type="float" office:value="256" table:style-name="ce114">
            <text:p><text:s text:c="3"/>256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167" table:style-name="ce114">
            <text:p><text:s text:c="3"/>167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113" table:style-name="ce114">
            <text:p><text:s text:c="3"/>113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0" table:style-name="ce114">
            <text:p>—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10511" table:style-name="ce258">
            <text:p><text:s text:c="3"/>10,511</text:p>
          </table:table-cell>
          <table:table-cell office:value-type="float" office:value="10022" table:style-name="ce141">
            <text:p><text:s text:c="3"/>10,022</text:p>
          </table:table-cell>
          <table:table-cell office:value-type="float" office:value="10022" table:style-name="ce141">
            <text:p><text:s text:c="3"/>10,022</text:p>
          </table:table-cell>
          <table:table-cell office:value-type="float" office:value="0" table:style-name="ce141">
            <text:p>—</text:p>
          </table:table-cell>
          <table:table-cell office:value-type="float" office:value="189" table:style-name="ce141">
            <text:p><text:s text:c="3"/>18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256" table:style-name="ce141">
            <text:p><text:s text:c="3"/>256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167" table:style-name="ce141">
            <text:p><text:s text:c="3"/>167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54" table:style-name="ce259">
            <text:p><text:s text:c="3"/>54</text:p>
          </table:table-cell>
          <table:table-cell office:value-type="float" office:value="0" table:style-name="ce259">
            <text:p>—</text:p>
          </table:table-cell>
          <table:table-cell office:value-type="float" office:value="54" table:style-name="ce259">
            <text:p><text:s text:c="3"/>54</text:p>
          </table:table-cell>
          <table:table-cell office:value-type="float" office:value="254" table:style-name="ce258">
            <text:p><text:s text:c="3"/>254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6262" table:style-name="ce118">
            <text:p><text:s text:c="3"/>26,262</text:p>
          </table:table-cell>
          <table:table-cell office:value-type="float" office:value="25470" table:style-name="ce118">
            <text:p><text:s text:c="3"/>25,470</text:p>
          </table:table-cell>
          <table:table-cell office:value-type="float" office:value="25466" table:style-name="ce118">
            <text:p><text:s text:c="3"/>25,466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55" table:style-name="ce118">
            <text:p><text:s text:c="3"/>155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86" table:style-name="ce118">
            <text:p><text:s text:c="3"/>86</text:p>
          </table:table-cell>
          <table:table-cell office:value-type="float" office:value="471" table:style-name="ce118">
            <text:p><text:s text:c="3"/>471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395" table:style-name="ce118">
            <text:p><text:s text:c="3"/>395</text:p>
          </table:table-cell>
          <table:table-cell office:value-type="float" office:value="231" table:style-name="ce118">
            <text:p><text:s text:c="3"/>231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155" table:style-name="ce118">
            <text:p><text:s text:c="3"/>155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0" table:style-name="ce118">
            <text:p>—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25816" table:style-name="ce249">
            <text:p><text:s text:c="3"/>25,816</text:p>
          </table:table-cell>
          <table:table-cell office:value-type="float" office:value="25032" table:style-name="ce250">
            <text:p><text:s text:c="3"/>25,032</text:p>
          </table:table-cell>
          <table:table-cell office:value-type="float" office:value="25028" table:style-name="ce250">
            <text:p><text:s text:c="3"/>25,028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86" table:style-name="ce250">
            <text:p><text:s text:c="3"/>86</text:p>
          </table:table-cell>
          <table:table-cell office:value-type="float" office:value="464" table:style-name="ce250">
            <text:p><text:s text:c="3"/>464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388" table:style-name="ce250">
            <text:p><text:s text:c="3"/>388</text:p>
          </table:table-cell>
          <table:table-cell office:value-type="float" office:value="231" table:style-name="ce250">
            <text:p><text:s text:c="3"/>231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0" table:style-name="ce250">
            <text:p>—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446" table:style-name="ce249">
            <text:p><text:s text:c="3"/>446</text:p>
          </table:table-cell>
          <table:table-cell office:value-type="float" office:value="438" table:style-name="ce250">
            <text:p><text:s text:c="3"/>438</text:p>
          </table:table-cell>
          <table:table-cell office:value-type="float" office:value="438" table:style-name="ce250">
            <text:p><text:s text:c="3"/>438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1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3046" table:style-name="ce107">
            <text:p><text:s text:c="3"/>13,046</text:p>
          </table:table-cell>
          <table:table-cell office:value-type="float" office:value="12737" table:style-name="ce107">
            <text:p><text:s text:c="3"/>12,737</text:p>
          </table:table-cell>
          <table:table-cell office:value-type="float" office:value="12733" table:style-name="ce107">
            <text:p><text:s text:c="3"/>12,73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238" table:style-name="ce107">
            <text:p><text:s text:c="3"/>2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36" table:style-name="ce107">
            <text:p><text:s text:c="3"/>236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194" table:style-name="ce107">
            <text:p><text:s text:c="3"/>194</text:p>
          </table:table-cell>
          <table:table-cell office:value-type="float" office:value="0" table:style-name="ce107">
            <text:p>—</text:p>
          </table:table-cell>
          <table:table-cell office:value-type="float" office:value="194" table:style-name="ce107">
            <text:p><text:s text:c="3"/>194</text:p>
          </table:table-cell>
          <table:table-cell office:value-type="float" office:value="12908" table:style-name="ce252">
            <text:p><text:s text:c="3"/>12,908</text:p>
          </table:table-cell>
          <table:table-cell office:value-type="float" office:value="12605" table:style-name="ce132">
            <text:p><text:s text:c="3"/>12,605</text:p>
          </table:table-cell>
          <table:table-cell office:value-type="float" office:value="12601" table:style-name="ce132">
            <text:p><text:s text:c="3"/>12,60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89" table:style-name="ce253">
            <text:p><text:s text:c="3"/>189</text:p>
          </table:table-cell>
          <table:table-cell office:value-type="float" office:value="0" table:style-name="ce253">
            <text:p>—</text:p>
          </table:table-cell>
          <table:table-cell office:value-type="float" office:value="189" table:style-name="ce253">
            <text:p><text:s text:c="3"/>189</text:p>
          </table:table-cell>
          <table:table-cell office:value-type="float" office:value="138" table:style-name="ce252">
            <text:p><text:s text:c="3"/>138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3216" table:style-name="ce114">
            <text:p><text:s text:c="3"/>13,216</text:p>
          </table:table-cell>
          <table:table-cell office:value-type="float" office:value="12733" table:style-name="ce114">
            <text:p><text:s text:c="3"/>12,733</text:p>
          </table:table-cell>
          <table:table-cell office:value-type="float" office:value="12733" table:style-name="ce114">
            <text:p><text:s text:c="3"/>12,733</text:p>
          </table:table-cell>
          <table:table-cell office:value-type="float" office:value="0" table:style-name="ce114">
            <text:p>—</text:p>
          </table:table-cell>
          <table:table-cell office:value-type="float" office:value="193" table:style-name="ce114">
            <text:p><text:s text:c="3"/>193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129" table:style-name="ce114">
            <text:p><text:s text:c="3"/>129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33" table:style-name="ce114">
            <text:p><text:s text:c="3"/>233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59" table:style-name="ce114">
            <text:p><text:s text:c="3"/>159</text:p>
          </table:table-cell>
          <table:table-cell office:value-type="float" office:value="187" table:style-name="ce114">
            <text:p><text:s text:c="3"/>187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13" table:style-name="ce114">
            <text:p><text:s text:c="3"/>113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0" table:style-name="ce114">
            <text:p>—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12908" table:style-name="ce258">
            <text:p><text:s text:c="3"/>12,908</text:p>
          </table:table-cell>
          <table:table-cell office:value-type="float" office:value="12427" table:style-name="ce141">
            <text:p><text:s text:c="3"/>12,427</text:p>
          </table:table-cell>
          <table:table-cell office:value-type="float" office:value="12427" table:style-name="ce141">
            <text:p><text:s text:c="3"/>12,427</text:p>
          </table:table-cell>
          <table:table-cell office:value-type="float" office:value="0" table:style-name="ce141">
            <text:p>—</text:p>
          </table:table-cell>
          <table:table-cell office:value-type="float" office:value="193" table:style-name="ce141">
            <text:p><text:s text:c="3"/>193</text:p>
          </table:table-cell>
          <table:table-cell office:value-type="float" office:value="64" table:style-name="ce141">
            <text:p><text:s text:c="3"/>64</text:p>
          </table:table-cell>
          <table:table-cell office:value-type="float" office:value="129" table:style-name="ce141">
            <text:p><text:s text:c="3"/>129</text:p>
          </table:table-cell>
          <table:table-cell office:value-type="float" office:value="57" table:style-name="ce141">
            <text:p><text:s text:c="3"/>57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231" table:style-name="ce141">
            <text:p><text:s text:c="3"/>231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187" table:style-name="ce141">
            <text:p><text:s text:c="3"/>187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308" table:style-name="ce258">
            <text:p><text:s text:c="3"/>308</text:p>
          </table:table-cell>
          <table:table-cell office:value-type="float" office:value="306" table:style-name="ce141">
            <text:p><text:s text:c="3"/>306</text:p>
          </table:table-cell>
          <table:table-cell office:value-type="float" office:value="306" table:style-name="ce141">
            <text:p><text:s text:c="3"/>30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11年</text:p>
            <text:p>截至3月止</text:p>
          </table:table-cell>
          <table:table-cell office:value-type="string" table:style-name="ce103">
            <text:p>計</text:p>
          </table:table-cell>
          <table:table-cell office:value-type="float" office:value="60676" table:style-name="ce56">
            <text:p><text:s text:c="3"/>60,676</text:p>
          </table:table-cell>
          <table:table-cell office:value-type="float" office:value="58255" table:style-name="ce56">
            <text:p><text:s text:c="3"/>58,255</text:p>
          </table:table-cell>
          <table:table-cell office:value-type="float" office:value="58243" table:style-name="ce56">
            <text:p><text:s text:c="3"/>58,243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223" table:style-name="ce56">
            <text:p><text:s text:c="3"/>223</text:p>
          </table:table-cell>
          <table:table-cell office:value-type="float" office:value="490" table:style-name="ce56">
            <text:p><text:s text:c="3"/>490</text:p>
          </table:table-cell>
          <table:table-cell office:value-type="float" office:value="257" table:style-name="ce56">
            <text:p><text:s text:c="3"/>257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229" table:style-name="ce56">
            <text:p><text:s text:c="3"/>229</text:p>
          </table:table-cell>
          <table:table-cell office:value-type="float" office:value="1451" table:style-name="ce56">
            <text:p><text:s text:c="3"/>1,451</text:p>
          </table:table-cell>
          <table:table-cell office:value-type="float" office:value="274" table:style-name="ce56">
            <text:p><text:s text:c="3"/>274</text:p>
          </table:table-cell>
          <table:table-cell office:value-type="float" office:value="1177" table:style-name="ce56">
            <text:p><text:s text:c="3"/>1,177</text:p>
          </table:table-cell>
          <table:table-cell office:value-type="float" office:value="711" table:style-name="ce56">
            <text:p><text:s text:c="3"/>711</text:p>
          </table:table-cell>
          <table:table-cell office:value-type="float" office:value="268" table:style-name="ce56">
            <text:p><text:s text:c="3"/>268</text:p>
          </table:table-cell>
          <table:table-cell office:value-type="float" office:value="443" table:style-name="ce56">
            <text:p><text:s text:c="3"/>443</text:p>
          </table:table-cell>
          <table:table-cell office:value-type="float" office:value="740" table:style-name="ce56">
            <text:p><text:s text:c="3"/>740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734" table:style-name="ce56">
            <text:p><text:s text:c="3"/>734</text:p>
          </table:table-cell>
          <table:table-cell office:value-type="float" office:value="59526" table:style-name="ce224">
            <text:p><text:s text:c="3"/>59,526</text:p>
          </table:table-cell>
          <table:table-cell office:value-type="float" office:value="57134" table:style-name="ce224">
            <text:p><text:s text:c="3"/>57,134</text:p>
          </table:table-cell>
          <table:table-cell office:value-type="float" office:value="57123" table:style-name="ce224">
            <text:p><text:s text:c="3"/>57,123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711" table:style-name="ce224">
            <text:p><text:s text:c="3"/>711</text:p>
          </table:table-cell>
          <table:table-cell office:value-type="float" office:value="221" table:style-name="ce224">
            <text:p><text:s text:c="3"/>221</text:p>
          </table:table-cell>
          <table:table-cell office:value-type="float" office:value="490" table:style-name="ce224">
            <text:p><text:s text:c="3"/>490</text:p>
          </table:table-cell>
          <table:table-cell office:value-type="float" office:value="251" table:style-name="ce224">
            <text:p><text:s text:c="3"/>251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229" table:style-name="ce224">
            <text:p><text:s text:c="3"/>229</text:p>
          </table:table-cell>
          <table:table-cell office:value-type="float" office:value="1430" table:style-name="ce224">
            <text:p><text:s text:c="3"/>1,430</text:p>
          </table:table-cell>
          <table:table-cell office:value-type="float" office:value="271" table:style-name="ce224">
            <text:p><text:s text:c="3"/>271</text:p>
          </table:table-cell>
          <table:table-cell office:value-type="float" office:value="1159" table:style-name="ce224">
            <text:p><text:s text:c="3"/>1,159</text:p>
          </table:table-cell>
          <table:table-cell office:value-type="float" office:value="707" table:style-name="ce224">
            <text:p><text:s text:c="3"/>707</text:p>
          </table:table-cell>
          <table:table-cell office:value-type="float" office:value="265" table:style-name="ce224">
            <text:p><text:s text:c="3"/>265</text:p>
          </table:table-cell>
          <table:table-cell office:value-type="float" office:value="442" table:style-name="ce224">
            <text:p><text:s text:c="3"/>442</text:p>
          </table:table-cell>
          <table:table-cell office:value-type="float" office:value="723" table:style-name="ce224">
            <text:p><text:s text:c="3"/>72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717" table:style-name="ce224">
            <text:p><text:s text:c="3"/>717</text:p>
          </table:table-cell>
          <table:table-cell office:value-type="float" office:value="1150" table:style-name="ce224">
            <text:p><text:s text:c="3"/>1,150</text:p>
          </table:table-cell>
          <table:table-cell office:value-type="float" office:value="1121" table:style-name="ce224">
            <text:p><text:s text:c="3"/>1,121</text:p>
          </table:table-cell>
          <table:table-cell office:value-type="float" office:value="1120" table:style-name="ce224">
            <text:p><text:s text:c="3"/>1,120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4">
            <text:p>—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0" table:style-name="ce226">
            <text:p>—</text:p>
          </table:table-cell>
          <table:table-cell office:value-type="float" office:value="17" table:style-name="ce226">
            <text:p><text:s text:c="3"/>17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30065" table:style-name="ce39">
            <text:p><text:s text:c="3"/>30,065</text:p>
          </table:table-cell>
          <table:table-cell office:value-type="float" office:value="29127" table:style-name="ce39">
            <text:p><text:s text:c="3"/>29,127</text:p>
          </table:table-cell>
          <table:table-cell office:value-type="float" office:value="29119" table:style-name="ce39">
            <text:p><text:s text:c="3"/>29,119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108" table:style-name="ce39">
            <text:p><text:s text:c="3"/>10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100" table:style-name="ce39">
            <text:p><text:s text:c="3"/>100</text:p>
          </table:table-cell>
          <table:table-cell office:value-type="float" office:value="99" table:style-name="ce39">
            <text:p><text:s text:c="3"/>99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88" table:style-name="ce39">
            <text:p><text:s text:c="3"/>88</text:p>
          </table:table-cell>
          <table:table-cell office:value-type="float" office:value="731" table:style-name="ce39">
            <text:p><text:s text:c="3"/>731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719" table:style-name="ce39">
            <text:p><text:s text:c="3"/>719</text:p>
          </table:table-cell>
          <table:table-cell office:value-type="float" office:value="134" table:style-name="ce39">
            <text:p><text:s text:c="3"/>134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27" table:style-name="ce39">
            <text:p><text:s text:c="3"/>127</text:p>
          </table:table-cell>
          <table:table-cell office:value-type="float" office:value="597" table:style-name="ce39">
            <text:p><text:s text:c="3"/>59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592" table:style-name="ce39">
            <text:p><text:s text:c="3"/>592</text:p>
          </table:table-cell>
          <table:table-cell office:value-type="float" office:value="29763" table:style-name="ce229">
            <text:p><text:s text:c="3"/>29,763</text:p>
          </table:table-cell>
          <table:table-cell office:value-type="float" office:value="28841" table:style-name="ce229">
            <text:p><text:s text:c="3"/>28,841</text:p>
          </table:table-cell>
          <table:table-cell office:value-type="float" office:value="28834" table:style-name="ce229">
            <text:p><text:s text:c="3"/>28,834</text:p>
          </table:table-cell>
          <table:table-cell office:value-type="float" office:value="7" table:style-name="ce229">
            <text:p><text:s text:c="3"/>7</text:p>
          </table:table-cell>
          <table:table-cell office:value-type="float" office:value="108" table:style-name="ce229">
            <text:p><text:s text:c="3"/>108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100" table:style-name="ce229">
            <text:p><text:s text:c="3"/>100</text:p>
          </table:table-cell>
          <table:table-cell office:value-type="float" office:value="97" table:style-name="ce229">
            <text:p><text:s text:c="3"/>97</text:p>
          </table:table-cell>
          <table:table-cell office:value-type="float" office:value="9" table:style-name="ce229">
            <text:p><text:s text:c="3"/>9</text:p>
          </table:table-cell>
          <table:table-cell office:value-type="float" office:value="88" table:style-name="ce229">
            <text:p><text:s text:c="3"/>88</text:p>
          </table:table-cell>
          <table:table-cell office:value-type="float" office:value="717" table:style-name="ce229">
            <text:p><text:s text:c="3"/>717</text:p>
          </table:table-cell>
          <table:table-cell office:value-type="float" office:value="11" table:style-name="ce229">
            <text:p><text:s text:c="3"/>11</text:p>
          </table:table-cell>
          <table:table-cell office:value-type="float" office:value="706" table:style-name="ce229">
            <text:p><text:s text:c="3"/>706</text:p>
          </table:table-cell>
          <table:table-cell office:value-type="float" office:value="133" table:style-name="ce229">
            <text:p><text:s text:c="3"/>133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127" table:style-name="ce229">
            <text:p><text:s text:c="3"/>127</text:p>
          </table:table-cell>
          <table:table-cell office:value-type="float" office:value="584" table:style-name="ce229">
            <text:p><text:s text:c="3"/>584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579" table:style-name="ce229">
            <text:p><text:s text:c="3"/>579</text:p>
          </table:table-cell>
          <table:table-cell office:value-type="float" office:value="302" table:style-name="ce229">
            <text:p><text:s text:c="3"/>302</text:p>
          </table:table-cell>
          <table:table-cell office:value-type="float" office:value="286" table:style-name="ce229">
            <text:p><text:s text:c="3"/>286</text:p>
          </table:table-cell>
          <table:table-cell office:value-type="float" office:value="285" table:style-name="ce229">
            <text:p><text:s text:c="3"/>285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0" table:style-name="ce229">
            <text:p>—</text:p>
          </table:table-cell>
          <table:table-cell office:value-type="float" office:value="14" table:style-name="ce229">
            <text:p><text:s text:c="3"/>14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0" table:style-name="ce245">
            <text:p>—</text:p>
          </table:table-cell>
          <table:table-cell office:value-type="float" office:value="13" table:style-name="ce245">
            <text:p><text:s text:c="3"/>13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0611" table:style-name="ce47">
            <text:p><text:s text:c="3"/>30,611</text:p>
          </table:table-cell>
          <table:table-cell office:value-type="float" office:value="29128" table:style-name="ce47">
            <text:p><text:s text:c="3"/>29,128</text:p>
          </table:table-cell>
          <table:table-cell office:value-type="float" office:value="29124" table:style-name="ce47">
            <text:p><text:s text:c="3"/>29,124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605" table:style-name="ce47">
            <text:p><text:s text:c="3"/>605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390" table:style-name="ce47">
            <text:p><text:s text:c="3"/>390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720" table:style-name="ce47">
            <text:p><text:s text:c="3"/>720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577" table:style-name="ce47">
            <text:p><text:s text:c="3"/>577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29763" table:style-name="ce235">
            <text:p><text:s text:c="3"/>29,763</text:p>
          </table:table-cell>
          <table:table-cell office:value-type="float" office:value="28293" table:style-name="ce235">
            <text:p><text:s text:c="3"/>28,293</text:p>
          </table:table-cell>
          <table:table-cell office:value-type="float" office:value="28289" table:style-name="ce235">
            <text:p><text:s text:c="3"/>28,289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603" table:style-name="ce235">
            <text:p><text:s text:c="3"/>603</text:p>
          </table:table-cell>
          <table:table-cell office:value-type="float" office:value="213" table:style-name="ce235">
            <text:p><text:s text:c="3"/>213</text:p>
          </table:table-cell>
          <table:table-cell office:value-type="float" office:value="390" table:style-name="ce235">
            <text:p><text:s text:c="3"/>390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13" table:style-name="ce235">
            <text:p><text:s text:c="3"/>13</text:p>
          </table:table-cell>
          <table:table-cell office:value-type="float" office:value="141" table:style-name="ce235">
            <text:p><text:s text:c="3"/>141</text:p>
          </table:table-cell>
          <table:table-cell office:value-type="float" office:value="713" table:style-name="ce235">
            <text:p><text:s text:c="3"/>713</text:p>
          </table:table-cell>
          <table:table-cell office:value-type="float" office:value="260" table:style-name="ce235">
            <text:p><text:s text:c="3"/>260</text:p>
          </table:table-cell>
          <table:table-cell office:value-type="float" office:value="453" table:style-name="ce235">
            <text:p><text:s text:c="3"/>453</text:p>
          </table:table-cell>
          <table:table-cell office:value-type="float" office:value="574" table:style-name="ce235">
            <text:p><text:s text:c="3"/>574</text:p>
          </table:table-cell>
          <table:table-cell office:value-type="float" office:value="259" table:style-name="ce235">
            <text:p><text:s text:c="3"/>259</text:p>
          </table:table-cell>
          <table:table-cell office:value-type="float" office:value="315" table:style-name="ce235">
            <text:p><text:s text:c="3"/>315</text:p>
          </table:table-cell>
          <table:table-cell office:value-type="float" office:value="139" table:style-name="ce235">
            <text:p><text:s text:c="3"/>139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38" table:style-name="ce235">
            <text:p><text:s text:c="3"/>138</text:p>
          </table:table-cell>
          <table:table-cell office:value-type="float" office:value="848" table:style-name="ce235">
            <text:p><text:s text:c="3"/>848</text:p>
          </table:table-cell>
          <table:table-cell office:value-type="float" office:value="835" table:style-name="ce235">
            <text:p><text:s text:c="3"/>835</text:p>
          </table:table-cell>
          <table:table-cell office:value-type="float" office:value="835" table:style-name="ce235">
            <text:p><text:s text:c="3"/>835</text:p>
          </table:table-cell>
          <table:table-cell office:value-type="float" office:value="0" table:style-name="ce235">
            <text:p>—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35">
            <text:p>—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46">
            <text:p>—</text:p>
          </table:table-cell>
          <table:table-cell office:value-type="float" office:value="4" table:style-name="ce246">
            <text:p><text:s text:c="3"/>4</text:p>
          </table:table-cell>
          <table:table-cell table:style-name="ce271"/>
          <table:table-cell table:number-columns-repeated="16324"/>
        </table:table-row>
        <table:table-row table:style-name="ro7">
          <table:table-cell table:style-name="ce274"/>
          <table:table-cell office:value-type="string" table:style-name="ce144">
            <text:p>計</text:p>
          </table:table-cell>
          <table:table-cell office:value-type="float" office:value="22378" table:style-name="ce118">
            <text:p><text:s text:c="3"/>22,378</text:p>
          </table:table-cell>
          <table:table-cell office:value-type="float" office:value="21515" table:style-name="ce118">
            <text:p><text:s text:c="3"/>21,515</text:p>
          </table:table-cell>
          <table:table-cell office:value-type="float" office:value="21513" table:style-name="ce118">
            <text:p><text:s text:c="3"/>21,51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90" table:style-name="ce118">
            <text:p><text:s text:c="3"/>290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205" table:style-name="ce118">
            <text:p><text:s text:c="3"/>205</text:p>
          </table:table-cell>
          <table:table-cell office:value-type="float" office:value="99" table:style-name="ce118">
            <text:p><text:s text:c="3"/>99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474" table:style-name="ce118">
            <text:p><text:s text:c="3"/>474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386" table:style-name="ce118">
            <text:p><text:s text:c="3"/>386</text:p>
          </table:table-cell>
          <table:table-cell office:value-type="float" office:value="236" table:style-name="ce118">
            <text:p><text:s text:c="3"/>236</text:p>
          </table:table-cell>
          <table:table-cell office:value-type="float" office:value="86" table:style-name="ce118">
            <text:p><text:s text:c="3"/>86</text:p>
          </table:table-cell>
          <table:table-cell office:value-type="float" office:value="150" table:style-name="ce118">
            <text:p><text:s text:c="3"/>150</text:p>
          </table:table-cell>
          <table:table-cell office:value-type="float" office:value="238" table:style-name="ce118">
            <text:p><text:s text:c="3"/>23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36" table:style-name="ce118">
            <text:p><text:s text:c="3"/>236</text:p>
          </table:table-cell>
          <table:table-cell office:value-type="float" office:value="22054" table:style-name="ce249">
            <text:p><text:s text:c="3"/>22,054</text:p>
          </table:table-cell>
          <table:table-cell office:value-type="float" office:value="21199" table:style-name="ce250">
            <text:p><text:s text:c="3"/>21,199</text:p>
          </table:table-cell>
          <table:table-cell office:value-type="float" office:value="21197" table:style-name="ce250">
            <text:p><text:s text:c="3"/>21,19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0" table:style-name="ce250">
            <text:p><text:s text:c="3"/>290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468" table:style-name="ce250">
            <text:p><text:s text:c="3"/>468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381" table:style-name="ce250">
            <text:p><text:s text:c="3"/>381</text:p>
          </table:table-cell>
          <table:table-cell office:value-type="float" office:value="234" table:style-name="ce250">
            <text:p><text:s text:c="3"/>234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234" table:style-name="ce250">
            <text:p><text:s text:c="3"/>23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324" table:style-name="ce249">
            <text:p><text:s text:c="3"/>324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0" table:style-name="ce250">
            <text:p>—</text:p>
          </table:table-cell>
          <table:table-cell office:value-type="float" office:value="4" table:style-name="ce251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1117" table:style-name="ce107">
            <text:p><text:s text:c="3"/>11,117</text:p>
          </table:table-cell>
          <table:table-cell office:value-type="float" office:value="10799" table:style-name="ce107">
            <text:p><text:s text:c="3"/>10,799</text:p>
          </table:table-cell>
          <table:table-cell office:value-type="float" office:value="10797" table:style-name="ce107">
            <text:p><text:s text:c="3"/>10,79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35" table:style-name="ce107">
            <text:p><text:s text:c="3"/>23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30" table:style-name="ce107">
            <text:p><text:s text:c="3"/>230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193" table:style-name="ce107">
            <text:p><text:s text:c="3"/>19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11027" table:style-name="ce252">
            <text:p><text:s text:c="3"/>11,027</text:p>
          </table:table-cell>
          <table:table-cell office:value-type="float" office:value="10713" table:style-name="ce132">
            <text:p><text:s text:c="3"/>10,713</text:p>
          </table:table-cell>
          <table:table-cell office:value-type="float" office:value="10711" table:style-name="ce132">
            <text:p><text:s text:c="3"/>10,71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88" table:style-name="ce253">
            <text:p><text:s text:c="3"/>188</text:p>
          </table:table-cell>
          <table:table-cell office:value-type="float" office:value="90" table:style-name="ce252">
            <text:p><text:s text:c="3"/>90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1261" table:style-name="ce114">
            <text:p><text:s text:c="3"/>11,261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0" table:style-name="ce114">
            <text:p>—</text:p>
          </table:table-cell>
          <table:table-cell office:value-type="float" office:value="246" table:style-name="ce114">
            <text:p><text:s text:c="3"/>246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56" table:style-name="ce114">
            <text:p><text:s text:c="3"/>156</text:p>
          </table:table-cell>
          <table:table-cell office:value-type="float" office:value="194" table:style-name="ce114">
            <text:p><text:s text:c="3"/>194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0" table:style-name="ce114">
            <text:p>—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11027" table:style-name="ce258">
            <text:p><text:s text:c="3"/>11,027</text:p>
          </table:table-cell>
          <table:table-cell office:value-type="float" office:value="10486" table:style-name="ce141">
            <text:p><text:s text:c="3"/>10,486</text:p>
          </table:table-cell>
          <table:table-cell office:value-type="float" office:value="10486" table:style-name="ce141">
            <text:p><text:s text:c="3"/>10,486</text:p>
          </table:table-cell>
          <table:table-cell office:value-type="float" office:value="0" table:style-name="ce141">
            <text:p>—</text:p>
          </table:table-cell>
          <table:table-cell office:value-type="float" office:value="246" table:style-name="ce141">
            <text:p><text:s text:c="3"/>246</text:p>
          </table:table-cell>
          <table:table-cell office:value-type="float" office:value="82" table:style-name="ce141">
            <text:p><text:s text:c="3"/>82</text:p>
          </table:table-cell>
          <table:table-cell office:value-type="float" office:value="164" table:style-name="ce141">
            <text:p><text:s text:c="3"/>164</text:p>
          </table:table-cell>
          <table:table-cell office:value-type="float" office:value="58" table:style-name="ce141">
            <text:p><text:s text:c="3"/>58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237" table:style-name="ce141">
            <text:p><text:s text:c="3"/>237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54" table:style-name="ce141">
            <text:p><text:s text:c="3"/>154</text:p>
          </table:table-cell>
          <table:table-cell office:value-type="float" office:value="193" table:style-name="ce141">
            <text:p><text:s text:c="3"/>193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10" table:style-name="ce141">
            <text:p><text:s text:c="3"/>110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234" table:style-name="ce258">
            <text:p><text:s text:c="3"/>234</text:p>
          </table:table-cell>
          <table:table-cell office:value-type="float" office:value="230" table:style-name="ce141">
            <text:p><text:s text:c="3"/>230</text:p>
          </table:table-cell>
          <table:table-cell office:value-type="float" office:value="230" table:style-name="ce141">
            <text:p><text:s text:c="3"/>23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7280" table:style-name="ce118">
            <text:p><text:s text:c="3"/>17,280</text:p>
          </table:table-cell>
          <table:table-cell office:value-type="float" office:value="16582" table:style-name="ce118">
            <text:p><text:s text:c="3"/>16,582</text:p>
          </table:table-cell>
          <table:table-cell office:value-type="float" office:value="16577" table:style-name="ce118">
            <text:p><text:s text:c="3"/>16,57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11" table:style-name="ce118">
            <text:p><text:s text:c="3"/>211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137" table:style-name="ce118">
            <text:p><text:s text:c="3"/>137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418" table:style-name="ce118">
            <text:p><text:s text:c="3"/>418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342" table:style-name="ce118">
            <text:p><text:s text:c="3"/>342</text:p>
          </table:table-cell>
          <table:table-cell office:value-type="float" office:value="194" table:style-name="ce118">
            <text:p><text:s text:c="3"/>194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120" table:style-name="ce118">
            <text:p><text:s text:c="3"/>120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16886" table:style-name="ce249">
            <text:p><text:s text:c="3"/>16,886</text:p>
          </table:table-cell>
          <table:table-cell office:value-type="float" office:value="16195" table:style-name="ce250">
            <text:p><text:s text:c="3"/>16,195</text:p>
          </table:table-cell>
          <table:table-cell office:value-type="float" office:value="16190" table:style-name="ce250">
            <text:p><text:s text:c="3"/>16,19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11" table:style-name="ce250">
            <text:p><text:s text:c="3"/>211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67" table:style-name="ce250">
            <text:p><text:s text:c="3"/>6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413" table:style-name="ce250">
            <text:p><text:s text:c="3"/>413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337" table:style-name="ce250">
            <text:p><text:s text:c="3"/>337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394" table:style-name="ce249">
            <text:p><text:s text:c="3"/>394</text:p>
          </table:table-cell>
          <table:table-cell office:value-type="float" office:value="387" table:style-name="ce250">
            <text:p><text:s text:c="3"/>387</text:p>
          </table:table-cell>
          <table:table-cell office:value-type="float" office:value="387" table:style-name="ce250">
            <text:p><text:s text:c="3"/>387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8541" table:style-name="ce107">
            <text:p><text:s text:c="3"/>8,541</text:p>
          </table:table-cell>
          <table:table-cell office:value-type="float" office:value="8267" table:style-name="ce107">
            <text:p><text:s text:c="3"/>8,267</text:p>
          </table:table-cell>
          <table:table-cell office:value-type="float" office:value="8265" table:style-name="ce107">
            <text:p><text:s text:c="3"/>8,26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4" table:style-name="ce107">
            <text:p><text:s text:c="3"/>2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7" table:style-name="ce107">
            <text:p><text:s text:c="3"/>177</text:p>
          </table:table-cell>
          <table:table-cell office:value-type="float" office:value="8443" table:style-name="ce252">
            <text:p><text:s text:c="3"/>8,443</text:p>
          </table:table-cell>
          <table:table-cell office:value-type="float" office:value="8176" table:style-name="ce132">
            <text:p><text:s text:c="3"/>8,176</text:p>
          </table:table-cell>
          <table:table-cell office:value-type="float" office:value="8174" table:style-name="ce132">
            <text:p><text:s text:c="3"/>8,17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213" table:style-name="ce132">
            <text:p><text:s text:c="3"/>21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174" table:style-name="ce253">
            <text:p><text:s text:c="3"/>17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72" table:style-name="ce253">
            <text:p><text:s text:c="3"/>172</text:p>
          </table:table-cell>
          <table:table-cell office:value-type="float" office:value="98" table:style-name="ce252">
            <text:p><text:s text:c="3"/>98</text:p>
          </table:table-cell>
          <table:table-cell office:value-type="float" office:value="91" table:style-name="ce132">
            <text:p><text:s text:c="3"/>91</text:p>
          </table:table-cell>
          <table:table-cell office:value-type="float" office:value="91" table:style-name="ce132">
            <text:p><text:s text:c="3"/>9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8739" table:style-name="ce114">
            <text:p><text:s text:c="3"/>8,739</text:p>
          </table:table-cell>
          <table:table-cell office:value-type="float" office:value="8315" table:style-name="ce114">
            <text:p><text:s text:c="3"/>8,315</text:p>
          </table:table-cell>
          <table:table-cell office:value-type="float" office:value="8312" table:style-name="ce114">
            <text:p><text:s text:c="3"/>8,312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79" table:style-name="ce114">
            <text:p><text:s text:c="3"/>179</text:p>
          </table:table-cell>
          <table:table-cell office:value-type="float" office:value="70" table:style-name="ce114">
            <text:p><text:s text:c="3"/>70</text:p>
          </table:table-cell>
          <table:table-cell office:value-type="float" office:value="109" table:style-name="ce114">
            <text:p><text:s text:c="3"/>109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1" table:style-name="ce114">
            <text:p><text:s text:c="3"/>41</text:p>
          </table:table-cell>
          <table:table-cell office:value-type="float" office:value="200" table:style-name="ce114">
            <text:p><text:s text:c="3"/>200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155" table:style-name="ce114">
            <text:p><text:s text:c="3"/>155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0" table:style-name="ce114">
            <text:p>—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8443" table:style-name="ce258">
            <text:p><text:s text:c="3"/>8,443</text:p>
          </table:table-cell>
          <table:table-cell office:value-type="float" office:value="8019" table:style-name="ce141">
            <text:p><text:s text:c="3"/>8,019</text:p>
          </table:table-cell>
          <table:table-cell office:value-type="float" office:value="8016" table:style-name="ce141">
            <text:p><text:s text:c="3"/>8,016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79" table:style-name="ce141">
            <text:p><text:s text:c="3"/>179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109" table:style-name="ce141">
            <text:p><text:s text:c="3"/>109</text:p>
          </table:table-cell>
          <table:table-cell office:value-type="float" office:value="45" table:style-name="ce141">
            <text:p><text:s text:c="3"/>45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200" table:style-name="ce141">
            <text:p><text:s text:c="3"/>200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82" table:style-name="ce141">
            <text:p><text:s text:c="3"/>82</text:p>
          </table:table-cell>
          <table:table-cell office:value-type="float" office:value="45" table:style-name="ce259">
            <text:p><text:s text:c="3"/>45</text:p>
          </table:table-cell>
          <table:table-cell office:value-type="float" office:value="0" table:style-name="ce259">
            <text:p>—</text:p>
          </table:table-cell>
          <table:table-cell office:value-type="float" office:value="45" table:style-name="ce259">
            <text:p><text:s text:c="3"/>45</text:p>
          </table:table-cell>
          <table:table-cell office:value-type="float" office:value="296" table:style-name="ce258">
            <text:p><text:s text:c="3"/>296</text:p>
          </table:table-cell>
          <table:table-cell office:value-type="float" office:value="296" table:style-name="ce141">
            <text:p><text:s text:c="3"/>296</text:p>
          </table:table-cell>
          <table:table-cell office:value-type="float" office:value="296" table:style-name="ce141">
            <text:p><text:s text:c="3"/>29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1018" table:style-name="ce118">
            <text:p><text:s text:c="3"/>21,018</text:p>
          </table:table-cell>
          <table:table-cell office:value-type="float" office:value="20158" table:style-name="ce118">
            <text:p><text:s text:c="3"/>20,158</text:p>
          </table:table-cell>
          <table:table-cell office:value-type="float" office:value="20153" table:style-name="ce118">
            <text:p><text:s text:c="3"/>20,153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12" table:style-name="ce118">
            <text:p><text:s text:c="3"/>212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148" table:style-name="ce118">
            <text:p><text:s text:c="3"/>148</text:p>
          </table:table-cell>
          <table:table-cell office:value-type="float" office:value="89" table:style-name="ce118">
            <text:p><text:s text:c="3"/>89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559" table:style-name="ce118">
            <text:p><text:s text:c="3"/>559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449" table:style-name="ce118">
            <text:p><text:s text:c="3"/>449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108" table:style-name="ce118">
            <text:p><text:s text:c="3"/>108</text:p>
          </table:table-cell>
          <table:table-cell office:value-type="float" office:value="173" table:style-name="ce118">
            <text:p><text:s text:c="3"/>173</text:p>
          </table:table-cell>
          <table:table-cell office:value-type="float" office:value="278" table:style-name="ce118">
            <text:p><text:s text:c="3"/>27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76" table:style-name="ce118">
            <text:p><text:s text:c="3"/>276</text:p>
          </table:table-cell>
          <table:table-cell office:value-type="float" office:value="20586" table:style-name="ce249">
            <text:p><text:s text:c="3"/>20,586</text:p>
          </table:table-cell>
          <table:table-cell office:value-type="float" office:value="19740" table:style-name="ce250">
            <text:p><text:s text:c="3"/>19,740</text:p>
          </table:table-cell>
          <table:table-cell office:value-type="float" office:value="19736" table:style-name="ce250">
            <text:p><text:s text:c="3"/>19,736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549" table:style-name="ce250">
            <text:p><text:s text:c="3"/>549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441" table:style-name="ce250">
            <text:p><text:s text:c="3"/>441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173" table:style-name="ce250">
            <text:p><text:s text:c="3"/>173</text:p>
          </table:table-cell>
          <table:table-cell office:value-type="float" office:value="270" table:style-name="ce250">
            <text:p><text:s text:c="3"/>27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68" table:style-name="ce250">
            <text:p><text:s text:c="3"/>268</text:p>
          </table:table-cell>
          <table:table-cell office:value-type="float" office:value="432" table:style-name="ce249">
            <text:p><text:s text:c="3"/>432</text:p>
          </table:table-cell>
          <table:table-cell office:value-type="float" office:value="418" table:style-name="ce250">
            <text:p><text:s text:c="3"/>418</text:p>
          </table:table-cell>
          <table:table-cell office:value-type="float" office:value="417" table:style-name="ce250">
            <text:p><text:s text:c="3"/>41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0" table:style-name="ce250">
            <text:p>—</text:p>
          </table:table-cell>
          <table:table-cell office:value-type="float" office:value="8" table:style-name="ce251">
            <text:p><text:s text:c="3"/>8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0407" table:style-name="ce107">
            <text:p><text:s text:c="3"/>10,407</text:p>
          </table:table-cell>
          <table:table-cell office:value-type="float" office:value="10061" table:style-name="ce107">
            <text:p><text:s text:c="3"/>10,061</text:p>
          </table:table-cell>
          <table:table-cell office:value-type="float" office:value="10057" table:style-name="ce107">
            <text:p><text:s text:c="3"/>10,05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278" table:style-name="ce107">
            <text:p><text:s text:c="3"/>27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4" table:style-name="ce107">
            <text:p><text:s text:c="3"/>224</text:p>
          </table:table-cell>
          <table:table-cell office:value-type="float" office:value="10293" table:style-name="ce252">
            <text:p><text:s text:c="3"/>10,293</text:p>
          </table:table-cell>
          <table:table-cell office:value-type="float" office:value="9952" table:style-name="ce132">
            <text:p><text:s text:c="3"/>9,952</text:p>
          </table:table-cell>
          <table:table-cell office:value-type="float" office:value="9949" table:style-name="ce132">
            <text:p><text:s text:c="3"/>9,9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273" table:style-name="ce132">
            <text:p><text:s text:c="3"/>27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20" table:style-name="ce253">
            <text:p><text:s text:c="3"/>2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9" table:style-name="ce253">
            <text:p><text:s text:c="3"/>219</text:p>
          </table:table-cell>
          <table:table-cell office:value-type="float" office:value="114" table:style-name="ce252">
            <text:p><text:s text:c="3"/>114</text:p>
          </table:table-cell>
          <table:table-cell office:value-type="float" office:value="109" table:style-name="ce132">
            <text:p><text:s text:c="3"/>109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611" table:style-name="ce114">
            <text:p><text:s text:c="3"/>10,611</text:p>
          </table:table-cell>
          <table:table-cell office:value-type="float" office:value="10097" table:style-name="ce114">
            <text:p><text:s text:c="3"/>10,097</text:p>
          </table:table-cell>
          <table:table-cell office:value-type="float" office:value="10096" table:style-name="ce114">
            <text:p><text:s text:c="3"/>10,09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80" table:style-name="ce114">
            <text:p><text:s text:c="3"/>180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17" table:style-name="ce114">
            <text:p><text:s text:c="3"/>117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281" table:style-name="ce114">
            <text:p><text:s text:c="3"/>281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175" table:style-name="ce114">
            <text:p><text:s text:c="3"/>175</text:p>
          </table:table-cell>
          <table:table-cell office:value-type="float" office:value="228" table:style-name="ce114">
            <text:p><text:s text:c="3"/>228</text:p>
          </table:table-cell>
          <table:table-cell office:value-type="float" office:value="105" table:style-name="ce114">
            <text:p><text:s text:c="3"/>105</text:p>
          </table:table-cell>
          <table:table-cell office:value-type="float" office:value="123" table:style-name="ce114">
            <text:p><text:s text:c="3"/>123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10293" table:style-name="ce258">
            <text:p><text:s text:c="3"/>10,293</text:p>
          </table:table-cell>
          <table:table-cell office:value-type="float" office:value="9788" table:style-name="ce141">
            <text:p><text:s text:c="3"/>9,788</text:p>
          </table:table-cell>
          <table:table-cell office:value-type="float" office:value="9787" table:style-name="ce141">
            <text:p><text:s text:c="3"/>9,78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61" table:style-name="ce141">
            <text:p><text:s text:c="3"/>61</text:p>
          </table:table-cell>
          <table:table-cell office:value-type="float" office:value="117" table:style-name="ce141">
            <text:p><text:s text:c="3"/>117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9" table:style-name="ce141">
            <text:p><text:s text:c="3"/>49</text:p>
          </table:table-cell>
          <table:table-cell office:value-type="float" office:value="276" table:style-name="ce141">
            <text:p><text:s text:c="3"/>276</text:p>
          </table:table-cell>
          <table:table-cell office:value-type="float" office:value="104" table:style-name="ce141">
            <text:p><text:s text:c="3"/>104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226" table:style-name="ce141">
            <text:p><text:s text:c="3"/>226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123" table:style-name="ce141">
            <text:p><text:s text:c="3"/>123</text:p>
          </table:table-cell>
          <table:table-cell office:value-type="float" office:value="50" table:style-name="ce259">
            <text:p><text:s text:c="3"/>50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318" table:style-name="ce258">
            <text:p><text:s text:c="3"/>318</text:p>
          </table:table-cell>
          <table:table-cell office:value-type="float" office:value="309" table:style-name="ce141">
            <text:p><text:s text:c="3"/>309</text:p>
          </table:table-cell>
          <table:table-cell office:value-type="float" office:value="309" table:style-name="ce141">
            <text:p><text:s text:c="3"/>309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6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44"/>
          <table:table-cell table:style-name="ce283"/>
          <table:table-cell office:value-type="string" table:style-name="ce168">
            <text:p>說明：1.本表按登記日期統計，95年以前未有設籍情形統計。</text:p>
          </table:table-cell>
          <table:table-cell table:number-columns-repeated="3" table:style-name="ce284"/>
          <table:table-cell table:number-columns-repeated="4" table:style-name="ce285"/>
          <table:table-cell table:number-columns-spanned="2" table:number-rows-spanned="1" table:style-name="ce306"/>
          <table:covered-table-cell/>
          <table:table-cell table:number-columns-repeated="4" table:style-name="ce284"/>
          <table:table-cell table:number-columns-repeated="2" table:style-name="ce44"/>
          <table:table-cell table:style-name="ce170"/>
          <table:table-cell table:style-name="ce287"/>
          <table:table-cell table:number-columns-repeated="3"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6" table:style-name="ce44"/>
          <table:table-cell office:value-type="string" table:style-name="ce167">
            <text:p>內政部戶政司編製</text:p>
          </table:table-cell>
          <table:table-cell table:number-columns-repeated="16325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     <text:s/>2.本國籍未設籍欄位係指臺灣地區無戶籍國民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 table:style-name="ce44"/>
        </table:table-row>
        <table:table-row table:style-name="ro7">
          <table:table-cell table:style-name="ce44"/>
          <table:table-cell table:style-name="ce199"/>
          <table:table-cell office:value-type="string" table:style-name="ce16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7">
          <table:table-cell table:style-name="ce44"/>
          <table:table-cell table:style-name="ce290"/>
          <table:table-cell office:value-type="string" table:style-name="ce168">
            <text:p><text:s text:c="6"/>6.相同性別2人之結婚資料係自108年5月24日起統計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/>
        </table:table-row>
        <table:table-row table:style-name="ro7">
          <table:table-cell table:number-columns-repeated="2" table:style-name="ce170"/>
          <table:table-cell table:style-name="ce291"/>
          <table:table-cell table:number-columns-repeated="19" table:style-name="ce284"/>
          <table:table-cell table:style-name="ce292"/>
          <table:table-cell table:number-columns-repeated="18" table:style-name="ce288"/>
          <table:table-cell table:style-name="ce292"/>
          <table:table-cell table:number-columns-repeated="10" table:style-name="ce288"/>
          <table:table-cell table:number-columns-repeated="16332"/>
        </table:table-row>
        <table:table-row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style-name="ro8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4" table:style-name="ro7">
          <table:table-cell table:number-columns-repeated="2" table:style-name="ce44"/>
          <table:table-cell table:number-columns-repeated="17" table:style-name="ce284"/>
          <table:table-cell table:number-columns-repeated="3" table:style-name="ce44"/>
          <table:table-cell table:number-columns-repeated="30" table:style-name="ce288"/>
          <table:table-cell table:number-columns-repeated="16332"/>
        </table:table-row>
        <table:table-row table:number-rows-repeated="7"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31" table:style-name="ro7">
          <table:table-cell table:number-columns-repeated="2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88"/>
          <table:table-cell table:number-columns-repeated="16332"/>
        </table:table-row>
        <table:table-row table:number-rows-repeated="1048246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77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08及09公式(3月).xls'#1D0" table:style-name="ta4">
        <table:table-source xlink:href="file:///C:/Users/moi1849/Desktop/123/3/1.月報/06速(月)報套印/11103/上網各月08及09公式(3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08及09公式(3月).xls'#1E0" table:style-name="ta4">
        <table:table-source xlink:href="file:///C:/Users/moi1849/Desktop/123/3/1.月報/06速(月)報套印/11103/上網各月08及09公式(3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08及09公式(3月).xls'#08結-年月別" table:style-name="ta4">
        <table:table-source xlink:href="file:///C:/Users/moi1849/Desktop/123/3/1.月報/06速(月)報套印/11103/上網各月08及09公式(3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08及09公式(3月).xls'#08結-縣市別" table:style-name="ta4">
        <table:table-source xlink:href="file:///C:/Users/moi1849/Desktop/123/3/1.月報/06速(月)報套印/11103/上網各月08及09公式(3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08及09公式(3月).xls'#08結-設籍情形" table:style-name="ta4">
        <table:table-source xlink:href="file:///C:/Users/moi1849/Desktop/123/3/1.月報/06速(月)報套印/11103/上網各月08及09公式(3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08及09公式(3月).xls'#09離-年月別" table:style-name="ta4">
        <table:table-source xlink:href="file:///C:/Users/moi1849/Desktop/123/3/1.月報/06速(月)報套印/11103/上網各月08及09公式(3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08及09公式(3月).xls'#09離-縣市別" table:style-name="ta4">
        <table:table-source xlink:href="file:///C:/Users/moi1849/Desktop/123/3/1.月報/06速(月)報套印/11103/上網各月08及09公式(3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08及09公式(3月).xls'#09離-設籍情形" table:style-name="ta4">
        <table:table-source xlink:href="file:///C:/Users/moi1849/Desktop/123/3/1.月報/06速(月)報套印/11103/上網各月08及09公式(3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4-01T07:10:34Z</meta:creation-date>
    <dc:date>2022-04-01T07:11:38Z</dc:date>
  </office:meta>
</office:document-meta>
</file>